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291in"/>
    </style:style>
    <style:style style:name="co2" style:family="table-column">
      <style:table-column-properties fo:break-before="auto" style:column-width="0.289in"/>
    </style:style>
    <style:style style:name="co3" style:family="table-column">
      <style:table-column-properties fo:break-before="auto" style:column-width="0.1602in"/>
    </style:style>
    <style:style style:name="co4" style:family="table-column">
      <style:table-column-properties fo:break-before="auto" style:column-width="0.889in"/>
    </style:style>
    <style:style style:name="co5" style:family="table-column">
      <style:table-column-properties fo:break-before="auto" style:column-width="0.6898in"/>
    </style:style>
    <style:style style:name="co6" style:family="table-column">
      <style:table-column-properties fo:break-before="auto" style:column-width="1.6008in"/>
    </style:style>
    <style:style style:name="co7" style:family="table-column">
      <style:table-column-properties fo:break-before="auto" style:column-width="0.3in"/>
    </style:style>
    <style:style style:name="co8" style:family="table-column">
      <style:table-column-properties fo:break-before="auto" style:column-width="3.998in"/>
    </style:style>
    <style:style style:name="co9" style:family="table-column">
      <style:table-column-properties fo:break-before="auto" style:column-width="0.7862in"/>
    </style:style>
    <style:style style:name="co10" style:family="table-column">
      <style:table-column-properties fo:break-before="auto" style:column-width="3.820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e6e6ff" fo:border-left="none" fo:border-right="none" fo:border-top="none"/>
      <style:text-properties style:text-position=""/>
    </style:style>
    <style:style style:name="ce2" style:family="table-cell" style:parent-style-name="Default">
      <style:table-cell-properties fo:border-bottom="0.06pt solid #000000" fo:background-color="#e6e6ff" fo:border-left="none" fo:border-right="none" fo:border-top="none"/>
    </style:style>
  </office:automatic-styles>
  <office:body>
    <office:spreadsheet>
      <table:table table:name="Stjórnarskrá lýðveldisins Íslands" table:style-name="ta1">
        <table:table-column table:style-name="co1" table:default-cell-style-name="Default"/>
        <table:table-column table:style-name="co2" table:number-columns-repeated="5" table:default-cell-style-name="Default"/>
        <table:table-column table:style-name="co3" table:default-cell-style-name="Default"/>
        <table:table-column table:style-name="co4" table:number-columns-repeated="1017" table:default-cell-style-name="Default"/>
        <table:table-row table:style-name="ro1">
          <table:table-cell table:style-name="ce1" office:value-type="string" calcext:value-type="string">
            <text:p>Kafli</text:p>
          </table:table-cell>
          <table:table-cell table:style-name="ce1" office:value-type="string" calcext:value-type="string">
            <text:p>Undirheiti kafla</text:p>
          </table:table-cell>
          <table:table-cell table:style-name="ce1" office:value-type="string" calcext:value-type="string">
            <text:p>Kaflaröðun</text:p>
          </table:table-cell>
          <table:table-cell table:style-name="ce1" office:value-type="string" calcext:value-type="string">
            <text:p>Gr.</text:p>
          </table:table-cell>
          <table:table-cell table:style-name="ce1" office:value-type="string" calcext:value-type="string">
            <text:p>Málsgr.</text:p>
          </table:table-cell>
          <table:table-cell table:style-name="ce1" office:value-type="string" calcext:value-type="string">
            <text:p>Málsl.</text:p>
          </table:table-cell>
          <table:table-cell table:style-name="ce1" office:value-type="string" calcext:value-type="string">
            <text:p>Titill greinar</text:p>
          </table:table-cell>
          <table:table-cell table:style-name="ce1" office:value-type="string" calcext:value-type="string">
            <text:p>Efni</text:p>
          </table:table-cell>
          <table:table-cell table:style-name="ce1" table:number-columns-repeated="1016"/>
        </table:table-row>
        <table:table-row table:style-name="ro1">
          <table:table-cell office:value-type="string" calcext:value-type="string">
            <text:p>I</text:p>
          </table:table-cell>
          <table:table-cell/>
          <table:table-cell table:number-columns-repeated="4" office:value-type="float" office:value="1" calcext:value-type="float">
            <text:p>1</text:p>
          </table:table-cell>
          <table:table-cell/>
          <table:table-cell office:value-type="string" calcext:value-type="string">
            <text:p>Ísland er lýðveldi með þingbundinni stjórn.</text:p>
          </table:table-cell>
          <table:table-cell table:number-columns-repeated="1016"/>
        </table:table-row>
        <table:table-row table:style-name="ro1">
          <table:table-cell office:value-type="string" calcext:value-type="string">
            <text:p>I</text:p>
          </table:table-cell>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string" calcext:value-type="string">
            <text:p>Alþingi og forseti Íslands fara saman með löggjafarvaldið.</text:p>
          </table:table-cell>
          <table:table-cell table:number-columns-repeated="1016"/>
        </table:table-row>
        <table:table-row table:style-name="ro1">
          <table:table-cell office:value-type="string" calcext:value-type="string">
            <text:p>I</text:p>
          </table:table-cell>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Forseti og önnur stjórnarvöld samkvæmt stjórnarskrá þessari og öðrum landslögum fara með framkvæmdarvaldið.</text:p>
          </table:table-cell>
          <table:table-cell table:number-columns-repeated="1016"/>
        </table:table-row>
        <table:table-row table:style-name="ro1">
          <table:table-cell office:value-type="string" calcext:value-type="string">
            <text:p>I</text:p>
          </table:table-cell>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Dómendur fara með dómsvaldið.</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string" calcext:value-type="string">
            <text:p>Forseti Íslands skal vera þjóðkjörinn.</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1" calcext:value-type="float">
            <text:p>1</text:p>
          </table:table-cell>
          <table:table-cell/>
          <table:table-cell office:value-type="string" calcext:value-type="string">
            <text:p>Kjörgengur til forseta er hver 35 ára gamall maður, sem fullnægir skilyrðum kosningarréttar til Alþingis, að fráskildu búsetuskilyrðinu.</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1" calcext:value-type="float">
            <text:p>1</text:p>
          </table:table-cell>
          <table:table-cell/>
          <table:table-cell office:value-type="string" calcext:value-type="string">
            <text:p>Forseti skal kjörinn beinum, leynilegum kosningum af þeim, er kosningarrétt hafa til Alþingis.</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Forsetaefni skal hafa meðmæli minnst 1500 kosningarbærra manna og mest 3000.</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Sá, sem flest fær atkvæði, ef fleiri en einn eru í kjöri, er rétt kjörinn forseti.</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Ef aðeins einn maður er í kjöri, þá er hann rétt kjörinn án atkvæðagreiðslu.</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Að öðru leyti skal ákveða með lögum um framboð og kjör forseta, og má þar ákveða, að tiltekin tala meðmælenda skuli vera úr landsfjórðungi hverjum í hlutfalli við kjósendatölu þar.</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6" calcext:value-type="float">
            <text:p>6</text:p>
          </table:table-cell>
          <table:table-cell table:number-columns-repeated="2" office:value-type="float" office:value="1" calcext:value-type="float">
            <text:p>1</text:p>
          </table:table-cell>
          <table:table-cell/>
          <table:table-cell office:value-type="string" calcext:value-type="string">
            <text:p>Kjörtímabil forseta hefst 1. ágúst og endar 31. júlí að 4 árum liðnum.</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Forsetakjör fer fram í júní- eða júlímánuði það ár, er kjörtímabil endar.</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7" calcext:value-type="float">
            <text:p>7</text:p>
          </table:table-cell>
          <table:table-cell table:number-columns-repeated="2" office:value-type="float" office:value="1" calcext:value-type="float">
            <text:p>1</text:p>
          </table:table-cell>
          <table:table-cell/>
          <table:table-cell office:value-type="string" calcext:value-type="string">
            <text:p>Nú deyr forseti eða lætur af störfum, áður en kjörtíma hans er lokið, og skal þá kjósa nýjan forseta til 31. júlí á fjórða ári frá kosningu.</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8" calcext:value-type="float">
            <text:p>8</text:p>
          </table:table-cell>
          <table:table-cell table:number-columns-repeated="2" office:value-type="float" office:value="1" calcext:value-type="float">
            <text:p>1</text:p>
          </table:table-cell>
          <table:table-cell/>
          <table:table-cell office:value-type="string" calcext:value-type="string">
            <text:p>Nú verður sæti forseta lýðveldisins laust eða hann getur ekki gegnt störfum um sinn vegna dvalar erlendis, sjúkleika eða af öðrum ástæðum, og skulu þá forsætisráðherra, forseti Alþingis og forseti hæstaréttar fara með forsetavald.</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Forseti Alþingis stýrir fundum þeirra.</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Ef ágreiningur er þeirra í milli, ræður meiri hluti.</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1" calcext:value-type="float">
            <text:p>1</text:p>
          </table:table-cell>
          <table:table-cell/>
          <table:table-cell office:value-type="string" calcext:value-type="string">
            <text:p>Forseti lýðveldisins má ekki vera alþingismaður né hafa með höndum launuð störf í þágu opinberra stofnana eða einkaatvinnufyrirtækja.</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9" calcext:value-type="float">
            <text:p>9</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Ákveða skal með lögum greiðslur af ríkisfé til forseta og þeirra, sem fara með forsetavald.</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2" calcext:value-type="float">
            <text:p>2</text:p>
          </table:table-cell>
          <table:table-cell/>
          <table:table-cell office:value-type="string" calcext:value-type="string">
            <text:p>Óheimilt skal að lækka greiðslur þessar til forseta kjörtímabil hans.</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0" calcext:value-type="float">
            <text:p>10</text:p>
          </table:table-cell>
          <table:table-cell table:number-columns-repeated="2" office:value-type="float" office:value="1" calcext:value-type="float">
            <text:p>1</text:p>
          </table:table-cell>
          <table:table-cell/>
          <table:table-cell office:value-type="string" calcext:value-type="string">
            <text:p>Forsetinn vinnur eið eða drengskaparheit að stjórnarskránni, er hann tekur við störfum.</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Af eiðstaf þessum eða heiti skal gera tvö samhljóða frumrit.</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0" calcext:value-type="float">
            <text:p>10</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Geymir Alþingi annað, en þjóðskjalasafnið hitt.</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1" calcext:value-type="float">
            <text:p>11</text:p>
          </table:table-cell>
          <table:table-cell table:number-columns-repeated="2" office:value-type="float" office:value="1" calcext:value-type="float">
            <text:p>1</text:p>
          </table:table-cell>
          <table:table-cell/>
          <table:table-cell office:value-type="string" calcext:value-type="string">
            <text:p>Forseti lýðveldisins er ábyrgðarlaus á stjórnarathöfnum.</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Svo er og um þá, er störfum hans gegna.</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Forseti verður ekki sóttur til refsingar, nema með samþykki Alþingis.</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1" calcext:value-type="float">
            <text:p>11</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Forseti verður leystur frá embætti, áður en kjörtíma hans er lokið, ef það er samþykkt með meiri hluta atkvæða við þjóðaratkvæðagreiðslu, sem til er stofnað að kröfu Alþingis, enda hafi hún hlotið fylgi 3/4 hluta þingmanna</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1" calcext:value-type="float">
            <text:p>11</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Þjóðaratkvæðagreiðslan skal þá fara fram innan tveggja mánaða, frá því að krafan um hana var samþykkt á Alþingi, og gegnir forseti eigi störfum, frá því að Alþingi gerir samþykkt sína, þar til er úrslit þjóðaratkvæðagreiðslunnar eru kunn.</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1" calcext:value-type="float">
            <text:p>11</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Nú hlýtur krafa Alþingis eigi samþykki við þjóðaratkvæðagreiðsluna, og skal þá Alþingi þegar í stað rofið og efnt til nýrra kosninga.</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string" calcext:value-type="string">
            <text:p>Forseti lýðveldisins hefur aðsetur í Reykjavík eða nágrenni.</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3" calcext:value-type="float">
            <text:p>13</text:p>
          </table:table-cell>
          <table:table-cell table:number-columns-repeated="2" office:value-type="float" office:value="1" calcext:value-type="float">
            <text:p>1</text:p>
          </table:table-cell>
          <table:table-cell/>
          <table:table-cell office:value-type="string" calcext:value-type="string">
            <text:p>Forsetinn lætur ráðherra framkvæma vald sitt.</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Ráðuneytið hefur aðsetur í Reykjavík.</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4" calcext:value-type="float">
            <text:p>14</text:p>
          </table:table-cell>
          <table:table-cell table:number-columns-repeated="2" office:value-type="float" office:value="1" calcext:value-type="float">
            <text:p>1</text:p>
          </table:table-cell>
          <table:table-cell/>
          <table:table-cell office:value-type="string" calcext:value-type="string">
            <text:p>Ráðherrar bera ábyrgð á stjórnarframkvæmdum öllum.</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Ráðherraábyrgð er ákveðin með lögum.</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4" calcext:value-type="float">
            <text:p>14</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Alþingi getur kært ráðherra fyrir embættisrekstur þeirra.</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4" calcext:value-type="float">
            <text:p>14</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Landsdómur dæmir þau mál.</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5" calcext:value-type="float">
            <text:p>15</text:p>
          </table:table-cell>
          <table:table-cell table:number-columns-repeated="2" office:value-type="float" office:value="1" calcext:value-type="float">
            <text:p>1</text:p>
          </table:table-cell>
          <table:table-cell/>
          <table:table-cell office:value-type="string" calcext:value-type="string">
            <text:p>Forsetinn skipar ráðherra og veitir þeim lausn.</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Hann ákveður tölu þeirra og skiptir störfum með þeim.</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6" calcext:value-type="float">
            <text:p>16</text:p>
          </table:table-cell>
          <table:table-cell table:number-columns-repeated="2" office:value-type="float" office:value="1" calcext:value-type="float">
            <text:p>1</text:p>
          </table:table-cell>
          <table:table-cell/>
          <table:table-cell office:value-type="string" calcext:value-type="string">
            <text:p>Forseti lýðveldisins og ráðherrar skipa ríkisráð, og hefur forseti þar forsæti.</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6" calcext:value-type="float">
            <text:p>16</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Lög og mikilvægar stjórnarráðstafanir skal bera upp fyrir forseta í ríkisráði.</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7" calcext:value-type="float">
            <text:p>17</text:p>
          </table:table-cell>
          <table:table-cell table:number-columns-repeated="2" office:value-type="float" office:value="1" calcext:value-type="float">
            <text:p>1</text:p>
          </table:table-cell>
          <table:table-cell/>
          <table:table-cell office:value-type="string" calcext:value-type="string">
            <text:p>Ráðherrafundi skal halda um nýmæli í lögum og um mikilvæg stjórnarmálefni.</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7" calcext:value-type="float">
            <text:p>17</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Svo skal og ráðherrafund halda, ef einhver ráðherra óskar að bera þar upp mál.</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7" calcext:value-type="float">
            <text:p>17</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Fundunum stjórnar sá ráðherra, er forseti lýðveldisins hefur kvatt til forsætis, og nefnist hann forsætisráðherra.</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8" calcext:value-type="float">
            <text:p>18</text:p>
          </table:table-cell>
          <table:table-cell table:number-columns-repeated="2" office:value-type="float" office:value="1" calcext:value-type="float">
            <text:p>1</text:p>
          </table:table-cell>
          <table:table-cell/>
          <table:table-cell office:value-type="string" calcext:value-type="string">
            <text:p>Sá ráðherra, sem mál hefur undirritað, ber það að jafnaði upp fyrir forseta.</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19" calcext:value-type="float">
            <text:p>19</text:p>
          </table:table-cell>
          <table:table-cell table:number-columns-repeated="2" office:value-type="float" office:value="1" calcext:value-type="float">
            <text:p>1</text:p>
          </table:table-cell>
          <table:table-cell/>
          <table:table-cell office:value-type="string" calcext:value-type="string">
            <text:p>Undirskrift forseta lýðveldisins undir löggjafarmál eða stjórnarerindi veitir þeim gildi, er ráðherra ritar undir þau með honum.</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0" calcext:value-type="float">
            <text:p>20</text:p>
          </table:table-cell>
          <table:table-cell table:number-columns-repeated="2" office:value-type="float" office:value="1" calcext:value-type="float">
            <text:p>1</text:p>
          </table:table-cell>
          <table:table-cell/>
          <table:table-cell office:value-type="string" calcext:value-type="string">
            <text:p>Forseti lýðveldisins veitir þau embætti, er lög mæla.</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0" calcext:value-type="float">
            <text:p>20</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Engan má skipa embættismann, nema hann hafi íslenskan ríkisborgararétt.</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0" calcext:value-type="float">
            <text:p>20</text:p>
          </table:table-cell>
          <table:table-cell table:number-columns-repeated="2" office:value-type="float" office:value="2" calcext:value-type="float">
            <text:p>2</text:p>
          </table:table-cell>
          <table:table-cell/>
          <table:table-cell office:value-type="string" calcext:value-type="string">
            <text:p>Embættismaður hver skal vinna eið eða drengskaparheit að stjórnarskránni.</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0" calcext:value-type="float">
            <text:p>20</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Forseti getur vikið þeim frá embætti, er hann hefur veitt það.</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0" calcext:value-type="float">
            <text:p>20</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Forseti getur flutt embættismenn úr einu embætti í annað, enda missi þeir einskis í af embættistekjum sínum, og sé þeim veittur kostur á að kjósa um embættaskiptin eða lausn frá embætti með lögmæltum eftirlaunum eða lögmæltum ellistyrk.</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0" calcext:value-type="float">
            <text:p>20</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Með lögum má undanskilja ákveðna embættismannaflokka auk embættismanna þeirra, sem taldir eru í 61. gr.</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1" calcext:value-type="float">
            <text:p>21</text:p>
          </table:table-cell>
          <table:table-cell table:number-columns-repeated="2" office:value-type="float" office:value="1" calcext:value-type="float">
            <text:p>1</text:p>
          </table:table-cell>
          <table:table-cell/>
          <table:table-cell office:value-type="string" calcext:value-type="string">
            <text:p>Forseti lýðveldisins gerir samninga við önnur ríki.</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1" calcext:value-type="float">
            <text:p>21</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Þó getur hann enga slíka samninga gert, ef þeir hafa í sér fólgið afsal eða kvaðir á landi eða landhelgi eða ef þeir horfa til breytinga á stjórnarhögum ríkisins, nema samþykki Alþingis komi til.</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2" calcext:value-type="float">
            <text:p>22</text:p>
          </table:table-cell>
          <table:table-cell table:number-columns-repeated="2" office:value-type="float" office:value="1" calcext:value-type="float">
            <text:p>1</text:p>
          </table:table-cell>
          <table:table-cell/>
          <table:table-cell office:value-type="string" calcext:value-type="string">
            <text:p>Forseti lýðveldisins stefnir saman Alþingi eigi síðar en tíu vikum eftir almennar alþingiskosningar.</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2" calcext:value-type="float">
            <text:p>22</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Forsetinn setur reglulegt Alþingi ár hvert.</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3" calcext:value-type="float">
            <text:p>23</text:p>
          </table:table-cell>
          <table:table-cell table:number-columns-repeated="2" office:value-type="float" office:value="1" calcext:value-type="float">
            <text:p>1</text:p>
          </table:table-cell>
          <table:table-cell/>
          <table:table-cell office:value-type="string" calcext:value-type="string">
            <text:p>Forseti lýðveldisins getur frestað fundum Alþingis tiltekinn tíma, þó ekki lengur en tvær vikur og ekki nema einu sinni á ári.</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3" calcext:value-type="float">
            <text:p>23</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Alþingi getur þó veitt forseta samþykki til afbrigða frá þessum ákvæðum.</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3" calcext:value-type="float">
            <text:p>23</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Hafi Alþingi verið frestað getur forseti lýðveldisins eigi að síður kvatt Alþingi saman til funda ef nauðsyn ber til.</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3" calcext:value-type="float">
            <text:p>23</text:p>
          </table:table-cell>
          <table:table-cell table:number-columns-repeated="2" office:value-type="float" office:value="2" calcext:value-type="float">
            <text:p>2</text:p>
          </table:table-cell>
          <table:table-cell/>
          <table:table-cell office:value-type="string" calcext:value-type="string">
            <text:p>Forseta er það og skylt ef ósk berst um það frá meiri hluta alþingismanna.</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4" calcext:value-type="float">
            <text:p>24</text:p>
          </table:table-cell>
          <table:table-cell table:number-columns-repeated="2" office:value-type="float" office:value="1" calcext:value-type="float">
            <text:p>1</text:p>
          </table:table-cell>
          <table:table-cell/>
          <table:table-cell office:value-type="string" calcext:value-type="string">
            <text:p>Forseti lýðveldisins getur rofið Alþingi, og skal þá stofnað til nýrra kosninga, áður en 45 dagar eru liðnir frá því er gert var kunnugt um þingrofið enda komi Alþingi saman eigi síðar en tíu vikum eftir, að það var rofið.</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4" calcext:value-type="float">
            <text:p>24</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Alþingismenn skulu halda umboði sínu til kjördags.</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5" calcext:value-type="float">
            <text:p>25</text:p>
          </table:table-cell>
          <table:table-cell table:number-columns-repeated="2" office:value-type="float" office:value="1" calcext:value-type="float">
            <text:p>1</text:p>
          </table:table-cell>
          <table:table-cell/>
          <table:table-cell office:value-type="string" calcext:value-type="string">
            <text:p>Forseti lýðveldisins getur látið leggja fyrir Alþingi frumvörp til laga og annarra samþykkta.</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6" calcext:value-type="float">
            <text:p>26</text:p>
          </table:table-cell>
          <table:table-cell table:number-columns-repeated="2" office:value-type="float" office:value="1" calcext:value-type="float">
            <text:p>1</text:p>
          </table:table-cell>
          <table:table-cell/>
          <table:table-cell office:value-type="string" calcext:value-type="string">
            <text:p>Ef Alþingi hefur samþykkt lagafrumvarp, skal það lagt fyrir forseta lýðveldisins til staðfestingar eigi síðar en tveim vikum eftir að það var samþykkt, og veitir staðfestingin því lagagildi.</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6" calcext:value-type="float">
            <text:p>26</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Nú synjar forseti lagafrumvarpi staðfestingar, og fær það þó engu að síður lagagildi, en leggja skal það þá svo fljótt sem kostur er undir atkvæði allra kosningarbærra manna í landinu til samþykktar eða synjunar með leynilegri atkvæðagreiðslu.</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6" calcext:value-type="float">
            <text:p>26</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Lögin falla úr gildi, ef samþykkis er synjað, en ella halda þau gildi sínu.</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7" calcext:value-type="float">
            <text:p>27</text:p>
          </table:table-cell>
          <table:table-cell table:number-columns-repeated="2" office:value-type="float" office:value="1" calcext:value-type="float">
            <text:p>1</text:p>
          </table:table-cell>
          <table:table-cell/>
          <table:table-cell office:value-type="string" calcext:value-type="string">
            <text:p>Birta skal lög.</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7" calcext:value-type="float">
            <text:p>27</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Um birtingarháttu og framkvæmd laga fer að landslögum.</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8" calcext:value-type="float">
            <text:p>28</text:p>
          </table:table-cell>
          <table:table-cell table:number-columns-repeated="2" office:value-type="float" office:value="1" calcext:value-type="float">
            <text:p>1</text:p>
          </table:table-cell>
          <table:table-cell/>
          <table:table-cell office:value-type="string" calcext:value-type="string">
            <text:p>Þegar brýna nauðsyn ber til, getur forsetinn gefið út bráðabirgðalög er Alþingi er ekki að störfum.</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8" calcext:value-type="float">
            <text:p>28</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Ekki mega þau þó ríða í bág við stjórnarskrána.</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8" calcext:value-type="float">
            <text:p>28</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Ætíð skulu þau lögð fyrir Alþingi þegar er það er saman komið á ný.</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8" calcext:value-type="float">
            <text:p>28</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Samþykki Alþingi ekki bráðabirgðalög, eða ljúki ekki afgreiðslu þeirra innan sex vikna frá því að þingið kom saman, falla þau úr gildi.</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8" calcext:value-type="float">
            <text:p>28</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Bráðabirgðafjárlög má ekki gefa út, ef Alþingi hefur samþykkt fjárlög fyrir fjárhagstímabilið.</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9" calcext:value-type="float">
            <text:p>29</text:p>
          </table:table-cell>
          <table:table-cell table:number-columns-repeated="2" office:value-type="float" office:value="1" calcext:value-type="float">
            <text:p>1</text:p>
          </table:table-cell>
          <table:table-cell/>
          <table:table-cell office:value-type="string" calcext:value-type="string">
            <text:p>Forsetinn getur ákveðið, að saksókn fyrir afbrot skuli niður falla, ef ríkar ástæður eru til.</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9" calcext:value-type="float">
            <text:p>29</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Hann náðar menn og veitir almenna uppgjöf saka.</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29" calcext:value-type="float">
            <text:p>29</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Ráðherra getur hann þó eigi leyst undan saksókn né refsingu, sem landsdómur hefur dæmt, nema með samþykki Alþingis.</text:p>
          </table:table-cell>
          <table:table-cell table:number-columns-repeated="1016"/>
        </table:table-row>
        <table:table-row table:style-name="ro1">
          <table:table-cell office:value-type="string" calcext:value-type="string">
            <text:p>II</text:p>
          </table:table-cell>
          <table:table-cell/>
          <table:table-cell office:value-type="float" office:value="2" calcext:value-type="float">
            <text:p>2</text:p>
          </table:table-cell>
          <table:table-cell office:value-type="float" office:value="30" calcext:value-type="float">
            <text:p>30</text:p>
          </table:table-cell>
          <table:table-cell table:number-columns-repeated="2" office:value-type="float" office:value="1" calcext:value-type="float">
            <text:p>1</text:p>
          </table:table-cell>
          <table:table-cell/>
          <table:table-cell office:value-type="string" calcext:value-type="string">
            <text:p>Forsetinn veitir, annaðhvort sjálfur eða með því að fela það öðrum stjórnvöldum, undanþágur frá lögum samkvæmt reglum, sem farið hefur verið eftir hingað til.</text:p>
          </table:table-cell>
          <table:table-cell table:number-columns-repeated="1016"/>
        </table:table-row>
        <table:table-row table:style-name="ro1">
          <table:table-cell office:value-type="string" calcext:value-type="string">
            <text:p>III</text:p>
          </table:table-cell>
          <table:table-cell/>
          <table:table-cell office:value-type="float" office:value="3" calcext:value-type="float">
            <text:p>3</text:p>
          </table:table-cell>
          <table:table-cell office:value-type="float" office:value="31" calcext:value-type="float">
            <text:p>31</text:p>
          </table:table-cell>
          <table:table-cell table:number-columns-repeated="2" office:value-type="float" office:value="1" calcext:value-type="float">
            <text:p>1</text:p>
          </table:table-cell>
          <table:table-cell/>
          <table:table-cell office:value-type="string" calcext:value-type="string">
            <text:p>Á Alþingi eiga sæti 63 þjóðkjörnir þingmenn, kosnir leynilegri hlutbundinni kosningu til fjögurra ára.</text:p>
          </table:table-cell>
          <table:table-cell table:number-columns-repeated="1016"/>
        </table:table-row>
        <table:table-row table:style-name="ro1">
          <table:table-cell office:value-type="string" calcext:value-type="string">
            <text:p>III</text:p>
          </table:table-cell>
          <table:table-cell/>
          <table:table-cell office:value-type="float" office:value="3" calcext:value-type="float">
            <text:p>3</text:p>
          </table:table-cell>
          <table:table-cell office:value-type="float" office:value="31" calcext:value-type="float">
            <text:p>31</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Kjördæmi skulu vera fæst sex en flest sjö.</text:p>
          </table:table-cell>
          <table:table-cell table:number-columns-repeated="1016"/>
        </table:table-row>
        <table:table-row table:style-name="ro1">
          <table:table-cell office:value-type="string" calcext:value-type="string">
            <text:p>III</text:p>
          </table:table-cell>
          <table:table-cell/>
          <table:table-cell office:value-type="float" office:value="3" calcext:value-type="float">
            <text:p>3</text:p>
          </table:table-cell>
          <table:table-cell office:value-type="float" office:value="31" calcext:value-type="float">
            <text:p>31</text:p>
          </table:table-cell>
          <table:table-cell table:number-columns-repeated="2" office:value-type="float" office:value="2" calcext:value-type="float">
            <text:p>2</text:p>
          </table:table-cell>
          <table:table-cell/>
          <table:table-cell office:value-type="string" calcext:value-type="string">
            <text:p>Mörk þeirra skulu ákveðin í lögum, en þó er heimilt að fela landskjörstjórn að ákveða kjördæmamörk í Reykjavík og nágrenni.</text:p>
          </table:table-cell>
          <table:table-cell table:number-columns-repeated="1016"/>
        </table:table-row>
        <table:table-row table:style-name="ro1">
          <table:table-cell office:value-type="string" calcext:value-type="string">
            <text:p>III</text:p>
          </table:table-cell>
          <table:table-cell/>
          <table:table-cell office:value-type="float" office:value="3" calcext:value-type="float">
            <text:p>3</text:p>
          </table:table-cell>
          <table:table-cell office:value-type="float" office:value="31" calcext:value-type="float">
            <text:p>31</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Í hverju kjördæmi skulu vera minnst sex kjördæmissæti sem úthluta skal á grundvelli kosningaúrslita í kjördæminu.</text:p>
          </table:table-cell>
          <table:table-cell table:number-columns-repeated="1016"/>
        </table:table-row>
        <table:table-row table:style-name="ro1">
          <table:table-cell office:value-type="string" calcext:value-type="string">
            <text:p>III</text:p>
          </table:table-cell>
          <table:table-cell/>
          <table:table-cell office:value-type="float" office:value="3" calcext:value-type="float">
            <text:p>3</text:p>
          </table:table-cell>
          <table:table-cell office:value-type="float" office:value="31" calcext:value-type="float">
            <text:p>31</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Fjöldi þingsæta í hverju kjördæmi skal að öðru leyti ákveðinn í lögum, sbr. þó 5. mgr.</text:p>
          </table:table-cell>
          <table:table-cell table:number-columns-repeated="1016"/>
        </table:table-row>
        <table:table-row table:style-name="ro1">
          <table:table-cell office:value-type="string" calcext:value-type="string">
            <text:p>III</text:p>
          </table:table-cell>
          <table:table-cell/>
          <table:table-cell office:value-type="float" office:value="3" calcext:value-type="float">
            <text:p>3</text:p>
          </table:table-cell>
          <table:table-cell office:value-type="float" office:value="31" calcext:value-type="float">
            <text:p>31</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Öðrum þingsætum en kjördæmissætum skal ráðstafa í kjördæmi og úthluta þeim til jöfnunar milli stjórnmálasamtaka þannig að hver samtök fái þingmannatölu í sem fyllstu samræmi við heildaratkvæðatölu sína.</text:p>
          </table:table-cell>
          <table:table-cell table:number-columns-repeated="1016"/>
        </table:table-row>
        <table:table-row table:style-name="ro1">
          <table:table-cell office:value-type="string" calcext:value-type="string">
            <text:p>III</text:p>
          </table:table-cell>
          <table:table-cell/>
          <table:table-cell office:value-type="float" office:value="3" calcext:value-type="float">
            <text:p>3</text:p>
          </table:table-cell>
          <table:table-cell office:value-type="float" office:value="31" calcext:value-type="float">
            <text:p>31</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Þau stjórnmálasamtök koma þó ein til álita við úthlutun jöfnunarsæta sem hlotið hafa minnst fimm af hundraði af gildum atkvæðum á landinu öllu.</text:p>
          </table:table-cell>
          <table:table-cell table:number-columns-repeated="1016"/>
        </table:table-row>
        <table:table-row table:style-name="ro1">
          <table:table-cell office:value-type="string" calcext:value-type="string">
            <text:p>III</text:p>
          </table:table-cell>
          <table:table-cell/>
          <table:table-cell office:value-type="float" office:value="3" calcext:value-type="float">
            <text:p>3</text:p>
          </table:table-cell>
          <table:table-cell office:value-type="float" office:value="31" calcext:value-type="float">
            <text:p>31</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Ef kjósendur á kjörskrá að baki hverju þingsæti, að meðtöldum jöfnunarsætum, eru eftir alþingiskosningar helmingi færri í einu kjördæmi en einhverju öðru kjördæmi skal landskjörstjórn breyta fjölda þingsæta í kjördæmum í því skyni að draga úr þeim mun.</text:p>
          </table:table-cell>
          <table:table-cell table:number-columns-repeated="1016"/>
        </table:table-row>
        <table:table-row table:style-name="ro1">
          <table:table-cell office:value-type="string" calcext:value-type="string">
            <text:p>III</text:p>
          </table:table-cell>
          <table:table-cell/>
          <table:table-cell office:value-type="float" office:value="3" calcext:value-type="float">
            <text:p>3</text:p>
          </table:table-cell>
          <table:table-cell office:value-type="float" office:value="31" calcext:value-type="float">
            <text:p>31</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Setja skal nánari fyrirmæli um þetta í lög.</text:p>
          </table:table-cell>
          <table:table-cell table:number-columns-repeated="1016"/>
        </table:table-row>
        <table:table-row table:style-name="ro1">
          <table:table-cell office:value-type="string" calcext:value-type="string">
            <text:p>III</text:p>
          </table:table-cell>
          <table:table-cell/>
          <table:table-cell office:value-type="float" office:value="3" calcext:value-type="float">
            <text:p>3</text:p>
          </table:table-cell>
          <table:table-cell office:value-type="float" office:value="31" calcext:value-type="float">
            <text:p>31</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Breytingar á kjördæmamörkum og tilhögun á úthlutun þingsæta, sem fyrir er mælt í lögum, verða aðeins gerðar með samþykki 2/3 atkvæða á Alþingi.</text:p>
          </table:table-cell>
          <table:table-cell table:number-columns-repeated="1016"/>
        </table:table-row>
        <table:table-row table:style-name="ro1">
          <table:table-cell office:value-type="string" calcext:value-type="string">
            <text:p>III</text:p>
          </table:table-cell>
          <table:table-cell/>
          <table:table-cell office:value-type="float" office:value="3" calcext:value-type="float">
            <text:p>3</text:p>
          </table:table-cell>
          <table:table-cell office:value-type="float" office:value="32" calcext:value-type="float">
            <text:p>32</text:p>
          </table:table-cell>
          <table:table-cell table:number-columns-repeated="2" office:value-type="float" office:value="1" calcext:value-type="float">
            <text:p>1</text:p>
          </table:table-cell>
          <table:table-cell/>
          <table:table-cell office:value-type="string" calcext:value-type="string">
            <text:p>Alþingi starfar í einni málstofu.</text:p>
          </table:table-cell>
          <table:table-cell table:number-columns-repeated="1016"/>
        </table:table-row>
        <table:table-row table:style-name="ro1">
          <table:table-cell office:value-type="string" calcext:value-type="string">
            <text:p>III</text:p>
          </table:table-cell>
          <table:table-cell/>
          <table:table-cell office:value-type="float" office:value="3" calcext:value-type="float">
            <text:p>3</text:p>
          </table:table-cell>
          <table:table-cell office:value-type="float" office:value="33" calcext:value-type="float">
            <text:p>33</text:p>
          </table:table-cell>
          <table:table-cell table:number-columns-repeated="2" office:value-type="float" office:value="1" calcext:value-type="float">
            <text:p>1</text:p>
          </table:table-cell>
          <table:table-cell/>
          <table:table-cell office:value-type="string" calcext:value-type="string">
            <text:p>Kosningarrétt við kosningar til Alþingis hafa allir sem eru 18 ára eða eldri þegar kosning fer fram og hafa íslenskan ríkisborgararétt. </text:p>
          </table:table-cell>
          <table:table-cell table:number-columns-repeated="1016"/>
        </table:table-row>
        <table:table-row table:style-name="ro1">
          <table:table-cell office:value-type="string" calcext:value-type="string">
            <text:p>III</text:p>
          </table:table-cell>
          <table:table-cell/>
          <table:table-cell office:value-type="float" office:value="3" calcext:value-type="float">
            <text:p>3</text:p>
          </table:table-cell>
          <table:table-cell office:value-type="float" office:value="33" calcext:value-type="float">
            <text:p>33</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Lögheimili á Íslandi, þegar kosning fer fram, er einnig skilyrði kosningarréttar, nema undantekningar frá þeirri reglu verði ákveðnar í lögum um kosningar til Alþingis.</text:p>
          </table:table-cell>
          <table:table-cell table:number-columns-repeated="1016"/>
        </table:table-row>
        <table:table-row table:style-name="ro1">
          <table:table-cell office:value-type="string" calcext:value-type="string">
            <text:p>III</text:p>
          </table:table-cell>
          <table:table-cell/>
          <table:table-cell office:value-type="float" office:value="3" calcext:value-type="float">
            <text:p>3</text:p>
          </table:table-cell>
          <table:table-cell office:value-type="float" office:value="33" calcext:value-type="float">
            <text:p>33</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Nánari reglur um alþingiskosningar skulu settar í kosningalögum.</text:p>
          </table:table-cell>
          <table:table-cell table:number-columns-repeated="1016"/>
        </table:table-row>
        <table:table-row table:style-name="ro1">
          <table:table-cell office:value-type="string" calcext:value-type="string">
            <text:p>III</text:p>
          </table:table-cell>
          <table:table-cell/>
          <table:table-cell office:value-type="float" office:value="3" calcext:value-type="float">
            <text:p>3</text:p>
          </table:table-cell>
          <table:table-cell office:value-type="float" office:value="34" calcext:value-type="float">
            <text:p>34</text:p>
          </table:table-cell>
          <table:table-cell table:number-columns-repeated="2" office:value-type="float" office:value="1" calcext:value-type="float">
            <text:p>1</text:p>
          </table:table-cell>
          <table:table-cell/>
          <table:table-cell office:value-type="string" calcext:value-type="string">
            <text:p>Kjörgengur við kosningar til Alþingis er hver sá ríkisborgari sem kosningarrétt á til þeirra og hefur óflekkað mannorð.</text:p>
          </table:table-cell>
          <table:table-cell table:number-columns-repeated="1016"/>
        </table:table-row>
        <table:table-row table:style-name="ro1">
          <table:table-cell office:value-type="string" calcext:value-type="string">
            <text:p>III</text:p>
          </table:table-cell>
          <table:table-cell/>
          <table:table-cell office:value-type="float" office:value="3" calcext:value-type="float">
            <text:p>3</text:p>
          </table:table-cell>
          <table:table-cell office:value-type="float" office:value="34" calcext:value-type="float">
            <text:p>34</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Hæstaréttardómarar eru þó ekki kjörgengir.</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35" calcext:value-type="float">
            <text:p>35</text:p>
          </table:table-cell>
          <table:table-cell table:number-columns-repeated="2" office:value-type="float" office:value="1" calcext:value-type="float">
            <text:p>1</text:p>
          </table:table-cell>
          <table:table-cell/>
          <table:table-cell office:value-type="string" calcext:value-type="string">
            <text:p>Reglulegt Alþingi skal koma saman ár hvert hinn fyrsta dag októbermánaðar eða næsta virkan dag ef helgidagur er og stendur til jafnlengdar næsta árs hafi kjörtímabil alþingismanna ekki áður runnið út eða þing verið rofið.</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35" calcext:value-type="float">
            <text:p>35</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Samkomudegi reglulegs Alþingis má breyta með lögum.</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36" calcext:value-type="float">
            <text:p>36</text:p>
          </table:table-cell>
          <table:table-cell table:number-columns-repeated="2" office:value-type="float" office:value="1" calcext:value-type="float">
            <text:p>1</text:p>
          </table:table-cell>
          <table:table-cell/>
          <table:table-cell office:value-type="string" calcext:value-type="string">
            <text:p>Alþingi er friðheilagt.</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36" calcext:value-type="float">
            <text:p>36</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Enginn má raska friði þess né frelsi.</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37" calcext:value-type="float">
            <text:p>37</text:p>
          </table:table-cell>
          <table:table-cell table:number-columns-repeated="2" office:value-type="float" office:value="1" calcext:value-type="float">
            <text:p>1</text:p>
          </table:table-cell>
          <table:table-cell/>
          <table:table-cell office:value-type="string" calcext:value-type="string">
            <text:p>Samkomustaður Alþingis er jafnaðarlega í Reykjavík.</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37" calcext:value-type="float">
            <text:p>37</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Þegar sérstaklega er ástatt, getur forseti lýðveldisins skipað fyrir um, að Alþingi skuli koma saman á öðrum stað á Íslandi.</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38" calcext:value-type="float">
            <text:p>38</text:p>
          </table:table-cell>
          <table:table-cell table:number-columns-repeated="2" office:value-type="float" office:value="1" calcext:value-type="float">
            <text:p>1</text:p>
          </table:table-cell>
          <table:table-cell/>
          <table:table-cell office:value-type="string" calcext:value-type="string">
            <text:p>Rétt til að flytja frumvörp til laga og tillögur til ályktana hafa alþingismenn og ráðherrar.</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39" calcext:value-type="float">
            <text:p>39</text:p>
          </table:table-cell>
          <table:table-cell table:number-columns-repeated="2" office:value-type="float" office:value="1" calcext:value-type="float">
            <text:p>1</text:p>
          </table:table-cell>
          <table:table-cell/>
          <table:table-cell office:value-type="string" calcext:value-type="string">
            <text:p>Alþingi getur skipað nefndir alþingismanna til að rannsaka mikilvæg mál, er almenning varða.</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39" calcext:value-type="float">
            <text:p>39</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Alþingi getur veitt nefndum þessum rétt til að heimta skýrslur, munnlegar og bréflegar, bæði af embættismönnum og einstökum mönnum.</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40" calcext:value-type="float">
            <text:p>40</text:p>
          </table:table-cell>
          <table:table-cell table:number-columns-repeated="2" office:value-type="float" office:value="1" calcext:value-type="float">
            <text:p>1</text:p>
          </table:table-cell>
          <table:table-cell/>
          <table:table-cell office:value-type="string" calcext:value-type="string">
            <text:p>Engan skatt má á leggja né breyta né af taka nema með lögum.</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40" calcext:value-type="float">
            <text:p>40</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Ekki má heldur taka lán, er skuldbindi ríkið, né selja eða með öðru móti láta af hendi neina af fasteignum landsins né afnotarétt þeirra nema samkvæmt lagaheimild.</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41" calcext:value-type="float">
            <text:p>41</text:p>
          </table:table-cell>
          <table:table-cell table:number-columns-repeated="2" office:value-type="float" office:value="1" calcext:value-type="float">
            <text:p>1</text:p>
          </table:table-cell>
          <table:table-cell/>
          <table:table-cell office:value-type="string" calcext:value-type="string">
            <text:p>Ekkert gjald má greiða af hendi, nema heimild sé til þess í fjárlögum eða fjáraukalögum.</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42" calcext:value-type="float">
            <text:p>42</text:p>
          </table:table-cell>
          <table:table-cell table:number-columns-repeated="2" office:value-type="float" office:value="1" calcext:value-type="float">
            <text:p>1</text:p>
          </table:table-cell>
          <table:table-cell/>
          <table:table-cell office:value-type="string" calcext:value-type="string">
            <text:p>Fyrir hvert reglulegt Alþingi skal, þegar er það er saman komið, leggja frumvarp til fjárlaga fyrir það fjárhagsár, sem í hönd fer, og skal í frumvarpinu fólgin greinargerð um tekjur ríkisins og gjöld.</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43" calcext:value-type="float">
            <text:p>43</text:p>
          </table:table-cell>
          <table:table-cell table:number-columns-repeated="2" office:value-type="float" office:value="1" calcext:value-type="float">
            <text:p>1</text:p>
          </table:table-cell>
          <table:table-cell/>
          <table:table-cell office:value-type="string" calcext:value-type="string">
            <text:p>Endurskoðun á fjárreiðum ríkisins, stofnana þess og ríkisfyrirtækja skal fara fram á vegum Alþingis og í umboði þess eftir nánari fyrirmælum í lögum.</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44" calcext:value-type="float">
            <text:p>44</text:p>
          </table:table-cell>
          <table:table-cell table:number-columns-repeated="2" office:value-type="float" office:value="1" calcext:value-type="float">
            <text:p>1</text:p>
          </table:table-cell>
          <table:table-cell/>
          <table:table-cell office:value-type="string" calcext:value-type="string">
            <text:p>Ekkert lagafrumvarp má samþykkja fyrr en það hefur verið rætt við þrjár umræður á Alþingi.</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45" calcext:value-type="float">
            <text:p>45</text:p>
          </table:table-cell>
          <table:table-cell table:number-columns-repeated="2" office:value-type="float" office:value="1" calcext:value-type="float">
            <text:p>1</text:p>
          </table:table-cell>
          <table:table-cell/>
          <table:table-cell office:value-type="string" calcext:value-type="string">
            <text:p>Reglulegar alþingiskosningar skulu fara fram eigi síðar en við lok kjörtímabils.</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45" calcext:value-type="float">
            <text:p>45</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Upphaf og lok kjörtímabils miðast við sama vikudag í mánuði, talið frá mánaðamótum.</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46" calcext:value-type="float">
            <text:p>46</text:p>
          </table:table-cell>
          <table:table-cell table:number-columns-repeated="2" office:value-type="float" office:value="1" calcext:value-type="float">
            <text:p>1</text:p>
          </table:table-cell>
          <table:table-cell/>
          <table:table-cell office:value-type="string" calcext:value-type="string">
            <text:p>Alþingi sker sjálft úr, hvort þingmenn þess séu löglega kosnir, svo og úr því, hvort þingmaður hafi misst kjörgengi.</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47" calcext:value-type="float">
            <text:p>47</text:p>
          </table:table-cell>
          <table:table-cell table:number-columns-repeated="2" office:value-type="float" office:value="1" calcext:value-type="float">
            <text:p>1</text:p>
          </table:table-cell>
          <table:table-cell/>
          <table:table-cell office:value-type="string" calcext:value-type="string">
            <text:p>Sérhver nýr þingmaður skal vinna drengskaparheit að stjórnarskránni, þegar er kosning hans hefur verið tekin gild.</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48" calcext:value-type="float">
            <text:p>48</text:p>
          </table:table-cell>
          <table:table-cell table:number-columns-repeated="2" office:value-type="float" office:value="1" calcext:value-type="float">
            <text:p>1</text:p>
          </table:table-cell>
          <table:table-cell/>
          <table:table-cell office:value-type="string" calcext:value-type="string">
            <text:p>Alþingismenn eru eingöngu bundnir við sannfæringu sína og eigi við neinar reglur frá kjósendum sínum.</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48" calcext:value-type="float">
            <text:p>48</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49" calcext:value-type="float">
            <text:p>49</text:p>
          </table:table-cell>
          <table:table-cell table:number-columns-repeated="2" office:value-type="float" office:value="1" calcext:value-type="float">
            <text:p>1</text:p>
          </table:table-cell>
          <table:table-cell/>
          <table:table-cell office:value-type="string" calcext:value-type="string">
            <text:p>Meðan Alþingi er að störfum má ekki setja neinn alþingismann í gæsluvarðhald eða höfða mál á móti honum án samþykkis þingsins nema hann sé staðinn að glæp.</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49" calcext:value-type="float">
            <text:p>49</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Enginn alþingismaður verður krafinn reikningsskapar utan þings fyrir það sem hann hefur sagt í þinginu nema Alþingi leyfi.</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50" calcext:value-type="float">
            <text:p>50</text:p>
          </table:table-cell>
          <table:table-cell table:number-columns-repeated="2" office:value-type="float" office:value="1" calcext:value-type="float">
            <text:p>1</text:p>
          </table:table-cell>
          <table:table-cell/>
          <table:table-cell office:value-type="string" calcext:value-type="string">
            <text:p>Nú glatar alþingismaður kjörgengi, og missir hann þá rétt þann, er þingkosningin hafði veitt honum.</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51" calcext:value-type="float">
            <text:p>51</text:p>
          </table:table-cell>
          <table:table-cell table:number-columns-repeated="2" office:value-type="float" office:value="1" calcext:value-type="float">
            <text:p>1</text:p>
          </table:table-cell>
          <table:table-cell/>
          <table:table-cell office:value-type="string" calcext:value-type="string">
            <text:p>Ráðherrar eiga samkvæmt embættisstöðu sinni sæti á Alþingi, og eiga þeir rétt á að taka þátt í umræðunum eins oft og þeir vilja, en gæta verða þeir þingskapa.</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51" calcext:value-type="float">
            <text:p>51</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Atkvæðisrétt eiga þeir þó því aðeins, að þeir séu jafnframt alþingismenn.</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52" calcext:value-type="float">
            <text:p>52</text:p>
          </table:table-cell>
          <table:table-cell table:number-columns-repeated="2" office:value-type="float" office:value="1" calcext:value-type="float">
            <text:p>1</text:p>
          </table:table-cell>
          <table:table-cell/>
          <table:table-cell office:value-type="string" calcext:value-type="string">
            <text:p>Alþingi kýs sér forseta og stýrir hann störfum þess.</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53" calcext:value-type="float">
            <text:p>53</text:p>
          </table:table-cell>
          <table:table-cell table:number-columns-repeated="2" office:value-type="float" office:value="1" calcext:value-type="float">
            <text:p>1</text:p>
          </table:table-cell>
          <table:table-cell/>
          <table:table-cell office:value-type="string" calcext:value-type="string">
            <text:p>Eigi getur Alþingi gert samþykkt um mál nema meira en helmingur þingmanna sé á fundi og taki þátt í atkvæðagreiðslu.</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54" calcext:value-type="float">
            <text:p>54</text:p>
          </table:table-cell>
          <table:table-cell table:number-columns-repeated="2" office:value-type="float" office:value="1" calcext:value-type="float">
            <text:p>1</text:p>
          </table:table-cell>
          <table:table-cell/>
          <table:table-cell office:value-type="string" calcext:value-type="string">
            <text:p>Heimilt er alþingismönnum, með leyfi Alþingis, að óska upplýsinga ráðherra eða svars um opinbert málefni með því að bera fram fyrirspurn um málið eða beiðast um það skýrslu.</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55" calcext:value-type="float">
            <text:p>55</text:p>
          </table:table-cell>
          <table:table-cell table:number-columns-repeated="2" office:value-type="float" office:value="1" calcext:value-type="float">
            <text:p>1</text:p>
          </table:table-cell>
          <table:table-cell/>
          <table:table-cell office:value-type="string" calcext:value-type="string">
            <text:p>Eigi má Alþingi taka við neinu málefni nema einhver þingmanna eða ráðherra flytji það.</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56" calcext:value-type="float">
            <text:p>56</text:p>
          </table:table-cell>
          <table:table-cell table:number-columns-repeated="2" office:value-type="float" office:value="1" calcext:value-type="float">
            <text:p>1</text:p>
          </table:table-cell>
          <table:table-cell/>
          <table:table-cell office:value-type="string" calcext:value-type="string">
            <text:p>Þyki Alþingi ekki ástæða til að gera aðra ályktun um eitthvert mál getur það vísað því til ráðherra.</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57" calcext:value-type="float">
            <text:p>57</text:p>
          </table:table-cell>
          <table:table-cell table:number-columns-repeated="2" office:value-type="float" office:value="1" calcext:value-type="float">
            <text:p>1</text:p>
          </table:table-cell>
          <table:table-cell/>
          <table:table-cell office:value-type="string" calcext:value-type="string">
            <text:p>Fundir Alþingis skulu haldnir í heyranda hljóði.</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57" calcext:value-type="float">
            <text:p>57</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Þó getur forseti eða svo margir þingmenn, sem til er tekið í þingsköpum, krafist, að öllum utanþingsmönnum sé vísað burt, og sker þá þingfundur úr, hvort ræða skuli málið í heyranda hljóði eða fyrir luktum dyrum.</text:p>
          </table:table-cell>
          <table:table-cell table:number-columns-repeated="1016"/>
        </table:table-row>
        <table:table-row table:style-name="ro1">
          <table:table-cell office:value-type="string" calcext:value-type="string">
            <text:p>IV</text:p>
          </table:table-cell>
          <table:table-cell/>
          <table:table-cell office:value-type="float" office:value="4" calcext:value-type="float">
            <text:p>4</text:p>
          </table:table-cell>
          <table:table-cell office:value-type="float" office:value="58" calcext:value-type="float">
            <text:p>58</text:p>
          </table:table-cell>
          <table:table-cell table:number-columns-repeated="2" office:value-type="float" office:value="1" calcext:value-type="float">
            <text:p>1</text:p>
          </table:table-cell>
          <table:table-cell/>
          <table:table-cell office:value-type="string" calcext:value-type="string">
            <text:p>Þingsköp Alþingis skulu sett með lögum.</text:p>
          </table:table-cell>
          <table:table-cell table:number-columns-repeated="1016"/>
        </table:table-row>
        <table:table-row table:style-name="ro1">
          <table:table-cell office:value-type="string" calcext:value-type="string">
            <text:p>V</text:p>
          </table:table-cell>
          <table:table-cell/>
          <table:table-cell office:value-type="float" office:value="5" calcext:value-type="float">
            <text:p>5</text:p>
          </table:table-cell>
          <table:table-cell office:value-type="float" office:value="59" calcext:value-type="float">
            <text:p>59</text:p>
          </table:table-cell>
          <table:table-cell table:number-columns-repeated="2" office:value-type="float" office:value="1" calcext:value-type="float">
            <text:p>1</text:p>
          </table:table-cell>
          <table:table-cell/>
          <table:table-cell office:value-type="string" calcext:value-type="string">
            <text:p>Skipun dómsvaldsins verður eigi ákveðin nema með lögum.</text:p>
          </table:table-cell>
          <table:table-cell table:number-columns-repeated="1016"/>
        </table:table-row>
        <table:table-row table:style-name="ro1">
          <table:table-cell office:value-type="string" calcext:value-type="string">
            <text:p>V</text:p>
          </table:table-cell>
          <table:table-cell/>
          <table:table-cell office:value-type="float" office:value="5" calcext:value-type="float">
            <text:p>5</text:p>
          </table:table-cell>
          <table:table-cell office:value-type="float" office:value="60" calcext:value-type="float">
            <text:p>60</text:p>
          </table:table-cell>
          <table:table-cell table:number-columns-repeated="2" office:value-type="float" office:value="1" calcext:value-type="float">
            <text:p>1</text:p>
          </table:table-cell>
          <table:table-cell/>
          <table:table-cell office:value-type="string" calcext:value-type="string">
            <text:p>Dómendur skera úr öllum ágreiningi um embættistakmörk yfirvalda.</text:p>
          </table:table-cell>
          <table:table-cell table:number-columns-repeated="1016"/>
        </table:table-row>
        <table:table-row table:style-name="ro1">
          <table:table-cell office:value-type="string" calcext:value-type="string">
            <text:p>V</text:p>
          </table:table-cell>
          <table:table-cell/>
          <table:table-cell office:value-type="float" office:value="5" calcext:value-type="float">
            <text:p>5</text:p>
          </table:table-cell>
          <table:table-cell office:value-type="float" office:value="60" calcext:value-type="float">
            <text:p>60</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Þó getur enginn, sem um þau leitar úrskurðar, komið sér hjá að hlýða yfirvaldsboði í bráð með því að skjóta málinu til dóms.</text:p>
          </table:table-cell>
          <table:table-cell table:number-columns-repeated="1016"/>
        </table:table-row>
        <table:table-row table:style-name="ro1">
          <table:table-cell office:value-type="string" calcext:value-type="string">
            <text:p>V</text:p>
          </table:table-cell>
          <table:table-cell/>
          <table:table-cell office:value-type="float" office:value="5" calcext:value-type="float">
            <text:p>5</text:p>
          </table:table-cell>
          <table:table-cell office:value-type="float" office:value="61" calcext:value-type="float">
            <text:p>61</text:p>
          </table:table-cell>
          <table:table-cell table:number-columns-repeated="2" office:value-type="float" office:value="1" calcext:value-type="float">
            <text:p>1</text:p>
          </table:table-cell>
          <table:table-cell/>
          <table:table-cell office:value-type="string" calcext:value-type="string">
            <text:p>Dómendur skulu í embættisverkum sínum fara einungis eftir lögunum.</text:p>
          </table:table-cell>
          <table:table-cell table:number-columns-repeated="1016"/>
        </table:table-row>
        <table:table-row table:style-name="ro1">
          <table:table-cell office:value-type="string" calcext:value-type="string">
            <text:p>V</text:p>
          </table:table-cell>
          <table:table-cell/>
          <table:table-cell office:value-type="float" office:value="5" calcext:value-type="float">
            <text:p>5</text:p>
          </table:table-cell>
          <table:table-cell office:value-type="float" office:value="61" calcext:value-type="float">
            <text:p>61</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Þeim dómendum, sem ekki hafa að auk umboðsstörf á hendi, verður ekki vikið úr embætti nema með dómi, og ekki verða þeir heldur fluttir í annað embætti á móti vilja þeirra, nema þegar svo stendur á, að verið er að koma nýrri skipun á dómstólana.</text:p>
          </table:table-cell>
          <table:table-cell table:number-columns-repeated="1016"/>
        </table:table-row>
        <table:table-row table:style-name="ro1">
          <table:table-cell office:value-type="string" calcext:value-type="string">
            <text:p>V</text:p>
          </table:table-cell>
          <table:table-cell/>
          <table:table-cell office:value-type="float" office:value="5" calcext:value-type="float">
            <text:p>5</text:p>
          </table:table-cell>
          <table:table-cell office:value-type="float" office:value="61" calcext:value-type="float">
            <text:p>61</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Þó má veita þeim dómara, sem orðinn er fullra 65 ára gamall, lausn frá embætti, en hæstaréttardómarar skulu eigi missa neins í af launum sínum.</text:p>
          </table:table-cell>
          <table:table-cell table:number-columns-repeated="1016"/>
        </table:table-row>
        <table:table-row table:style-name="ro1">
          <table:table-cell office:value-type="string" calcext:value-type="string">
            <text:p>VI</text:p>
          </table:table-cell>
          <table:table-cell/>
          <table:table-cell office:value-type="float" office:value="6" calcext:value-type="float">
            <text:p>6</text:p>
          </table:table-cell>
          <table:table-cell office:value-type="float" office:value="62" calcext:value-type="float">
            <text:p>62</text:p>
          </table:table-cell>
          <table:table-cell table:number-columns-repeated="2" office:value-type="float" office:value="1" calcext:value-type="float">
            <text:p>1</text:p>
          </table:table-cell>
          <table:table-cell/>
          <table:table-cell office:value-type="string" calcext:value-type="string">
            <text:p>Hin evangeliska lúterska kirkja skal vera þjóðkirkja á Íslandi, og skal ríkisvaldið að því leyti styðja hana og vernda.</text:p>
          </table:table-cell>
          <table:table-cell table:number-columns-repeated="1016"/>
        </table:table-row>
        <table:table-row table:style-name="ro1">
          <table:table-cell office:value-type="string" calcext:value-type="string">
            <text:p>VI</text:p>
          </table:table-cell>
          <table:table-cell/>
          <table:table-cell office:value-type="float" office:value="6" calcext:value-type="float">
            <text:p>6</text:p>
          </table:table-cell>
          <table:table-cell office:value-type="float" office:value="62" calcext:value-type="float">
            <text:p>62</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Breyta má þessu með lögum.</text:p>
          </table:table-cell>
          <table:table-cell table:number-columns-repeated="1016"/>
        </table:table-row>
        <table:table-row table:style-name="ro1">
          <table:table-cell office:value-type="string" calcext:value-type="string">
            <text:p>VI</text:p>
          </table:table-cell>
          <table:table-cell/>
          <table:table-cell office:value-type="float" office:value="6" calcext:value-type="float">
            <text:p>6</text:p>
          </table:table-cell>
          <table:table-cell office:value-type="float" office:value="63" calcext:value-type="float">
            <text:p>63</text:p>
          </table:table-cell>
          <table:table-cell table:number-columns-repeated="2" office:value-type="float" office:value="1" calcext:value-type="float">
            <text:p>1</text:p>
          </table:table-cell>
          <table:table-cell/>
          <table:table-cell office:value-type="string" calcext:value-type="string">
            <text:p>Allir eiga rétt á að stofna trúfélög og iðka trú sína í samræmi við sannfæringu hvers og eins. Þó má ekki kenna eða fremja neitt sem er gagnstætt góðu siðferði eða allsherjarreglu.</text:p>
          </table:table-cell>
          <table:table-cell table:number-columns-repeated="1016"/>
        </table:table-row>
        <table:table-row table:style-name="ro1">
          <table:table-cell office:value-type="string" calcext:value-type="string">
            <text:p>VI</text:p>
          </table:table-cell>
          <table:table-cell/>
          <table:table-cell office:value-type="float" office:value="6" calcext:value-type="float">
            <text:p>6</text:p>
          </table:table-cell>
          <table:table-cell office:value-type="float" office:value="64" calcext:value-type="float">
            <text:p>64</text:p>
          </table:table-cell>
          <table:table-cell table:number-columns-repeated="2" office:value-type="float" office:value="1" calcext:value-type="float">
            <text:p>1</text:p>
          </table:table-cell>
          <table:table-cell/>
          <table:table-cell office:value-type="string" calcext:value-type="string">
            <text:p>Enginn má neins í missa af borgaralegum og þjóðlegum réttindum fyrir sakir trúarbragða sinna, né heldur má nokkur fyrir þá sök skorast undan almennri þegnskyldu.</text:p>
          </table:table-cell>
          <table:table-cell table:number-columns-repeated="1016"/>
        </table:table-row>
        <table:table-row table:style-name="ro1">
          <table:table-cell office:value-type="string" calcext:value-type="string">
            <text:p>VI</text:p>
          </table:table-cell>
          <table:table-cell/>
          <table:table-cell office:value-type="float" office:value="6" calcext:value-type="float">
            <text:p>6</text:p>
          </table:table-cell>
          <table:table-cell office:value-type="float" office:value="64" calcext:value-type="float">
            <text:p>64</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Öllum er frjálst að standa utan trúfélaga.</text:p>
          </table:table-cell>
          <table:table-cell table:number-columns-repeated="1016"/>
        </table:table-row>
        <table:table-row table:style-name="ro1">
          <table:table-cell office:value-type="string" calcext:value-type="string">
            <text:p>VI</text:p>
          </table:table-cell>
          <table:table-cell/>
          <table:table-cell office:value-type="float" office:value="6" calcext:value-type="float">
            <text:p>6</text:p>
          </table:table-cell>
          <table:table-cell office:value-type="float" office:value="64" calcext:value-type="float">
            <text:p>64</text:p>
          </table:table-cell>
          <table:table-cell table:number-columns-repeated="2" office:value-type="float" office:value="2" calcext:value-type="float">
            <text:p>2</text:p>
          </table:table-cell>
          <table:table-cell/>
          <table:table-cell office:value-type="string" calcext:value-type="string">
            <text:p>Enginn er skyldur til að inna af hendi persónuleg gjöld til trúfélags sem hann á ekki aðild að.</text:p>
          </table:table-cell>
          <table:table-cell table:number-columns-repeated="1016"/>
        </table:table-row>
        <table:table-row table:style-name="ro1">
          <table:table-cell office:value-type="string" calcext:value-type="string">
            <text:p>VI</text:p>
          </table:table-cell>
          <table:table-cell/>
          <table:table-cell office:value-type="float" office:value="6" calcext:value-type="float">
            <text:p>6</text:p>
          </table:table-cell>
          <table:table-cell office:value-type="float" office:value="64" calcext:value-type="float">
            <text:p>64</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Nú er maður utan trúfélaga og greiðir hann þá til Háskóla Íslands gjöld þau sem honum hefði ella borið að greiða til trúfélags síns.</text:p>
          </table:table-cell>
          <table:table-cell table:number-columns-repeated="1016"/>
        </table:table-row>
        <table:table-row table:style-name="ro1">
          <table:table-cell office:value-type="string" calcext:value-type="string">
            <text:p>VI</text:p>
          </table:table-cell>
          <table:table-cell/>
          <table:table-cell office:value-type="float" office:value="6" calcext:value-type="float">
            <text:p>6</text:p>
          </table:table-cell>
          <table:table-cell office:value-type="float" office:value="64" calcext:value-type="float">
            <text:p>64</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Breyta má þessu með lögum.</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5" calcext:value-type="float">
            <text:p>65</text:p>
          </table:table-cell>
          <table:table-cell table:number-columns-repeated="2" office:value-type="float" office:value="1" calcext:value-type="float">
            <text:p>1</text:p>
          </table:table-cell>
          <table:table-cell/>
          <table:table-cell office:value-type="string" calcext:value-type="string">
            <text:p>Allir skulu vera jafnir fyrir lögum og njóta mannréttinda án tillits til kynferðis, trúarbragða, skoðana, þjóðernisuppruna, kynþáttar, litarháttar, efnahags, ætternis og stöðu að öðru leyti.</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5" calcext:value-type="float">
            <text:p>65</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Konur og karlar skulu njóta jafns réttar í hvívetna.</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6" calcext:value-type="float">
            <text:p>66</text:p>
          </table:table-cell>
          <table:table-cell table:number-columns-repeated="2" office:value-type="float" office:value="1" calcext:value-type="float">
            <text:p>1</text:p>
          </table:table-cell>
          <table:table-cell/>
          <table:table-cell office:value-type="string" calcext:value-type="string">
            <text:p>Engan má svipta íslenskum ríkisborgararétti.</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6" calcext:value-type="float">
            <text:p>66</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Með lögum má þó ákveða að maður missi þann rétt ef hann öðlast með samþykki sínu ríkisfang í öðru ríki.</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6" calcext:value-type="float">
            <text:p>66</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Útlendingi verður aðeins veittur íslenskur ríkisborgararéttur samkvæmt lögum.</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6" calcext:value-type="float">
            <text:p>66</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Íslenskum ríkisborgara verður ekki meinað að koma til landsins né verður honum vísað úr landi.</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6" calcext:value-type="float">
            <text:p>66</text:p>
          </table:table-cell>
          <table:table-cell table:number-columns-repeated="2" office:value-type="float" office:value="2" calcext:value-type="float">
            <text:p>2</text:p>
          </table:table-cell>
          <table:table-cell/>
          <table:table-cell office:value-type="string" calcext:value-type="string">
            <text:p>Með lögum skal skipað rétti útlendinga til að koma til landsins og dveljast hér, svo og fyrir hverjar sakir sé hægt að vísa þeim úr landi.</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6" calcext:value-type="float">
            <text:p>66</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Engum verður meinað að hverfa úr landi nema með ákvörðun dómara.</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6" calcext:value-type="float">
            <text:p>66</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Stöðva má þó brottför manns úr landi með lögmætri handtöku.</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6" calcext:value-type="float">
            <text:p>66</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Allir, sem dveljast löglega í landinu, skulu ráða búsetu sinni og vera frjálsir ferða sinna með þeim takmörkunum sem eru settar með lögum.</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7" calcext:value-type="float">
            <text:p>67</text:p>
          </table:table-cell>
          <table:table-cell table:number-columns-repeated="2" office:value-type="float" office:value="1" calcext:value-type="float">
            <text:p>1</text:p>
          </table:table-cell>
          <table:table-cell/>
          <table:table-cell office:value-type="string" calcext:value-type="string">
            <text:p>Engan má svipta frelsi nema samkvæmt heimild í lögum.</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7" calcext:value-type="float">
            <text:p>67</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Hver sá sem hefur verið sviptur frelsi á rétt á að fá að vita tafarlaust um ástæður þess.</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7" calcext:value-type="float">
            <text:p>67</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Hvern þann sem er handtekinn vegna gruns um refsiverða háttsemi skal án undandráttar leiða fyrir dómara.</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7" calcext:value-type="float">
            <text:p>67</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Sé hann ekki jafnskjótt látinn laus skal dómari, áður en sólarhringur er liðinn, ákveða með rökstuddum úrskurði hvort hann skuli sæta gæsluvarðhaldi.</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7" calcext:value-type="float">
            <text:p>67</text:p>
          </table:table-cell>
          <table:table-cell table:number-columns-repeated="2" office:value-type="float" office:value="3" calcext:value-type="float">
            <text:p>3</text:p>
          </table:table-cell>
          <table:table-cell/>
          <table:table-cell office:value-type="string" calcext:value-type="string">
            <text:p>Gæsluvarðhaldi má aðeins beita fyrir sök sem þyngri refsing liggur við en fésekt eða varðhald.</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7" calcext:value-type="float">
            <text:p>67</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Með lögum skal tryggja rétt þess sem sætir gæsluvarðhaldi til að skjóta úrskurði um það til æðra dóms.</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7" calcext:value-type="float">
            <text:p>67</text:p>
          </table:table-cell>
          <table:table-cell office:value-type="float" office:value="3" calcext:value-type="float">
            <text:p>3</text:p>
          </table:table-cell>
          <table:table-cell office:value-type="float" office:value="5" calcext:value-type="float">
            <text:p>5</text:p>
          </table:table-cell>
          <table:table-cell/>
          <table:table-cell office:value-type="string" calcext:value-type="string">
            <text:p>Maður skal aldrei sæta gæsluvarðhaldi lengur en nauðsyn krefur, en telji dómari fært að láta hann lausan gegn tryggingu skal ákveða í dómsúrskurði hver hún eigi að vera.</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7" calcext:value-type="float">
            <text:p>67</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Hver sá sem er af öðrum ástæðum sviptur frelsi á rétt á að dómstóll kveði á um lögmæti þess svo fljótt sem verða má.</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7" calcext:value-type="float">
            <text:p>67</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Reynist frelsissvipting ólögmæt skal hann þegar látinn laus.</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7" calcext:value-type="float">
            <text:p>67</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Hafi maður verið sviptur frelsi að ósekju skal hann eiga rétt til skaðabóta.</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8" calcext:value-type="float">
            <text:p>68</text:p>
          </table:table-cell>
          <table:table-cell table:number-columns-repeated="2" office:value-type="float" office:value="1" calcext:value-type="float">
            <text:p>1</text:p>
          </table:table-cell>
          <table:table-cell/>
          <table:table-cell office:value-type="string" calcext:value-type="string">
            <text:p>Engan má beita pyndingum né annarri ómannúðlegri eða vanvirðandi meðferð eða refsingu.</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8" calcext:value-type="float">
            <text:p>68</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Nauðungarvinnu skal engum gert að leysa af hendi.</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9" calcext:value-type="float">
            <text:p>69</text:p>
          </table:table-cell>
          <table:table-cell table:number-columns-repeated="2" office:value-type="float" office:value="1" calcext:value-type="float">
            <text:p>1</text:p>
          </table:table-cell>
          <table:table-cell/>
          <table:table-cell office:value-type="string" calcext:value-type="string">
            <text:p>Engum verður gert að sæta refsingu nema hann hafi gerst sekur um háttsemi sem var refsiverð samkvæmt lögum á þeim tíma þegar hún átti sér stað eða má fullkomlega jafna til slíkrar háttsemi.</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9" calcext:value-type="float">
            <text:p>69</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Viðurlög mega ekki verða þyngri en heimiluð voru í lögum þá er háttsemin átti sér stað.</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69" calcext:value-type="float">
            <text:p>69</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Í lögum má aldrei mæla fyrir um dauðarefsingu.</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0" calcext:value-type="float">
            <text:p>70</text:p>
          </table:table-cell>
          <table:table-cell table:number-columns-repeated="2" office:value-type="float" office:value="1" calcext:value-type="float">
            <text:p>1</text:p>
          </table:table-cell>
          <table:table-cell/>
          <table:table-cell office:value-type="string" calcext:value-type="string">
            <text:p>Öllum ber réttur til að fá úrlausn um réttindi sín og skyldur eða um ákæru á hendur sér um refsiverða háttsemi með réttlátri málsmeðferð innan hæfilegs tíma fyrir óháðum og óhlutdrægum dómstóli.</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0" calcext:value-type="float">
            <text:p>70</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Dómþing skal háð í heyranda hljóði nema dómari ákveði annað lögum samkvæmt til að gæta velsæmis, allsherjarreglu, öryggis ríkisins eða hagsmuna málsaðila.</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0" calcext:value-type="float">
            <text:p>70</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Hver sá sem er borinn sökum um refsiverða háttsemi skal talinn saklaus þar til sekt hans hefur verið sönnuð.</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1" calcext:value-type="float">
            <text:p>71</text:p>
          </table:table-cell>
          <table:table-cell table:number-columns-repeated="2" office:value-type="float" office:value="1" calcext:value-type="float">
            <text:p>1</text:p>
          </table:table-cell>
          <table:table-cell/>
          <table:table-cell office:value-type="string" calcext:value-type="string">
            <text:p>Allir skulu njóta friðhelgi einkalífs, heimilis og fjölskyldu.</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1" calcext:value-type="float">
            <text:p>71</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Ekki má gera líkamsrannsókn eða leit á manni, leit í húsakynnum hans eða munum, nema samkvæmt dómsúrskurði eða sérstakri lagaheimild.</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1" calcext:value-type="float">
            <text:p>71</text:p>
          </table:table-cell>
          <table:table-cell table:number-columns-repeated="2" office:value-type="float" office:value="2" calcext:value-type="float">
            <text:p>2</text:p>
          </table:table-cell>
          <table:table-cell/>
          <table:table-cell office:value-type="string" calcext:value-type="string">
            <text:p>Það sama á við um rannsókn á skjölum og póstsendingum, símtölum og öðrum fjarskiptum, svo og hvers konar sambærilega skerðingu á einkalífi manns.</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1" calcext:value-type="float">
            <text:p>71</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Þrátt fyrir ákvæði 1. mgr. má með sérstakri lagaheimild takmarka á annan hátt friðhelgi einkalífs, heimilis eða fjölskyldu ef brýna nauðsyn ber til vegna réttinda annarra.</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2" calcext:value-type="float">
            <text:p>72</text:p>
          </table:table-cell>
          <table:table-cell table:number-columns-repeated="2" office:value-type="float" office:value="1" calcext:value-type="float">
            <text:p>1</text:p>
          </table:table-cell>
          <table:table-cell/>
          <table:table-cell office:value-type="string" calcext:value-type="string">
            <text:p>Eignarrétturinn er friðhelgur.</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2" calcext:value-type="float">
            <text:p>72</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Engan má skylda til að láta af hendi eign sína nema almenningsþörf krefji</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2" calcext:value-type="float">
            <text:p>72</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Þarf til þess lagafyrirmæli og komi fullt verð fyrir.</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2" calcext:value-type="float">
            <text:p>72</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Með lögum má takmarka rétt erlendra aðila til að eiga fasteignaréttindi eða hlut í atvinnufyrirtæki hér á landi.</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3" calcext:value-type="float">
            <text:p>73</text:p>
          </table:table-cell>
          <table:table-cell table:number-columns-repeated="2" office:value-type="float" office:value="1" calcext:value-type="float">
            <text:p>1</text:p>
          </table:table-cell>
          <table:table-cell/>
          <table:table-cell office:value-type="string" calcext:value-type="string">
            <text:p>Allir eru frjálsir skoðana sinna og sannfæringar.</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3" calcext:value-type="float">
            <text:p>73</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Hver maður á rétt á að láta í ljós hugsanir sínar, en ábyrgjast verður hann þær fyrir dómi.</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3" calcext:value-type="float">
            <text:p>73</text:p>
          </table:table-cell>
          <table:table-cell table:number-columns-repeated="2" office:value-type="float" office:value="2" calcext:value-type="float">
            <text:p>2</text:p>
          </table:table-cell>
          <table:table-cell/>
          <table:table-cell office:value-type="string" calcext:value-type="string">
            <text:p>Ritskoðun og aðrar sambærilegar tálmanir á tjáningarfrelsi má aldrei í lög leiða.</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3" calcext:value-type="float">
            <text:p>73</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jáningarfrelsi má aðeins setja skorður með lögum í þágu allsherjarreglu eða öryggis ríkisins, til verndar heilsu eða siðgæði manna eða vegna réttinda eða mannorðs annarra, enda teljist þær nauðsynlegar og samrýmist lýðræðishefðum.</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4" calcext:value-type="float">
            <text:p>74</text:p>
          </table:table-cell>
          <table:table-cell table:number-columns-repeated="2" office:value-type="float" office:value="1" calcext:value-type="float">
            <text:p>1</text:p>
          </table:table-cell>
          <table:table-cell/>
          <table:table-cell office:value-type="string" calcext:value-type="string">
            <text:p>Rétt eiga menn á að stofna félög í sérhverjum löglegum tilgangi, þar með talin stjórnmálafélög og stéttarfélög, án þess að sækja um leyfi til þess.</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4" calcext:value-type="float">
            <text:p>74</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Félag má ekki leysa upp með ráðstöfun stjórnvalds.</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4" calcext:value-type="float">
            <text:p>74</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Banna má þó um sinn starfsemi félags sem er talið hafa ólöglegan tilgang, en höfða verður þá án ástæðulausrar tafar mál gegn því til að fá því slitið með dómi.</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4" calcext:value-type="float">
            <text:p>74</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Engan má skylda til aðildar að félagi.</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4" calcext:value-type="float">
            <text:p>74</text:p>
          </table:table-cell>
          <table:table-cell table:number-columns-repeated="2" office:value-type="float" office:value="2" calcext:value-type="float">
            <text:p>2</text:p>
          </table:table-cell>
          <table:table-cell/>
          <table:table-cell office:value-type="string" calcext:value-type="string">
            <text:p>Með lögum má þó kveða á um slíka skyldu ef það er nauðsynlegt til að félag geti sinnt lögmæltu hlutverki vegna almannahagsmuna eða réttinda annarra.</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4" calcext:value-type="float">
            <text:p>74</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Rétt eiga menn á að safnast saman vopnlausir.</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4" calcext:value-type="float">
            <text:p>74</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Lögreglunni er heimilt að vera við almennar samkomur.</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4" calcext:value-type="float">
            <text:p>74</text:p>
          </table:table-cell>
          <table:table-cell table:number-columns-repeated="2" office:value-type="float" office:value="3" calcext:value-type="float">
            <text:p>3</text:p>
          </table:table-cell>
          <table:table-cell/>
          <table:table-cell office:value-type="string" calcext:value-type="string">
            <text:p>Banna má mannfundi undir berum himni ef uggvænt þykir að af þeim leiði óspektir.</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5" calcext:value-type="float">
            <text:p>75</text:p>
          </table:table-cell>
          <table:table-cell table:number-columns-repeated="2" office:value-type="float" office:value="1" calcext:value-type="float">
            <text:p>1</text:p>
          </table:table-cell>
          <table:table-cell/>
          <table:table-cell office:value-type="string" calcext:value-type="string">
            <text:p>Öllum er frjálst að stunda þá atvinnu sem þeir kjósa.</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5" calcext:value-type="float">
            <text:p>75</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Þessu frelsi má þó setja skorður með lögum, enda krefjist almannahagsmunir þess.</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5" calcext:value-type="float">
            <text:p>75</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Í lögum skal kveða á um rétt manna til að semja um starfskjör sín og önnur réttindi tengd vinnu.</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6" calcext:value-type="float">
            <text:p>76</text:p>
          </table:table-cell>
          <table:table-cell table:number-columns-repeated="2" office:value-type="float" office:value="1" calcext:value-type="float">
            <text:p>1</text:p>
          </table:table-cell>
          <table:table-cell/>
          <table:table-cell office:value-type="string" calcext:value-type="string">
            <text:p>Öllum, sem þess þurfa, skal tryggður í lögum réttur til aðstoðar vegna sjúkleika, örorku, elli, atvinnuleysis, örbirgðar og sambærilegra atvika.</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6" calcext:value-type="float">
            <text:p>76</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Öllum skal tryggður í lögum réttur til almennrar menntunar og fræðslu við sitt hæfi.</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6" calcext:value-type="float">
            <text:p>76</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Börnum skal tryggð í lögum sú vernd og umönnun sem velferð þeirra krefst.</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7" calcext:value-type="float">
            <text:p>77</text:p>
          </table:table-cell>
          <table:table-cell table:number-columns-repeated="2" office:value-type="float" office:value="1" calcext:value-type="float">
            <text:p>1</text:p>
          </table:table-cell>
          <table:table-cell/>
          <table:table-cell office:value-type="string" calcext:value-type="string">
            <text:p>Skattamálum skal skipað með lögum.</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7" calcext:value-type="float">
            <text:p>77</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Ekki má fela stjórnvöldum ákvörðun um hvort leggja skuli á skatt, breyta honum eða afnema hann.</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7" calcext:value-type="float">
            <text:p>77</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Enginn skattur verður lagður á nema heimild hafi verið fyrir honum í lögum þegar þau atvik urðu sem ráða skattskyldu.</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8" calcext:value-type="float">
            <text:p>78</text:p>
          </table:table-cell>
          <table:table-cell table:number-columns-repeated="2" office:value-type="float" office:value="1" calcext:value-type="float">
            <text:p>1</text:p>
          </table:table-cell>
          <table:table-cell/>
          <table:table-cell office:value-type="string" calcext:value-type="string">
            <text:p>Sveitarfélög skulu sjálf ráða málefnum sínum eftir því sem lög ákveða.</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8" calcext:value-type="float">
            <text:p>78</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kjustofnar sveitarfélaga skulu ákveðnir með lögum, svo og réttur þeirra til að ákveða hvort og hvernig þeir eru nýttir.</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9" calcext:value-type="float">
            <text:p>79</text:p>
          </table:table-cell>
          <table:table-cell table:number-columns-repeated="2" office:value-type="float" office:value="1" calcext:value-type="float">
            <text:p>1</text:p>
          </table:table-cell>
          <table:table-cell/>
          <table:table-cell office:value-type="string" calcext:value-type="string">
            <text:p>Tillögur, hvort sem eru til breytinga eða viðauka á stjórnarskrá þessari, má bera upp bæði á reglulegu Alþingi og auka-Alþingi.</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9" calcext:value-type="float">
            <text:p>79</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Nái tillagan samþykki skal rjúfa Alþingi þá þegar og stofna til almennra kosninga af nýju.</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9" calcext:value-type="float">
            <text:p>79</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Samþykki Alþingi ályktunina óbreytta, skal hún staðfest af forseta lýðveldisins, og er hún þá gild stjórnskipunarlög.</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79" calcext:value-type="float">
            <text:p>79</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Nú samþykkir Alþingi breytingu á kirkjuskipun ríkisins samkvæmt 62. gr., og skal þá leggja það mál undir atkvæði allra kosningarbærra manna í landinu til samþykktar eða synjunar, og skal atkvæðagreiðslan vera leynileg.</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80" calcext:value-type="float">
            <text:p>80</text:p>
          </table:table-cell>
          <table:table-cell table:number-columns-repeated="2" office:value-type="float" office:value="1" calcext:value-type="float">
            <text:p>1</text:p>
          </table:table-cell>
          <table:table-cell/>
          <table:table-cell office:value-type="string" calcext:value-type="string">
            <text:p>...</text:p>
          </table:table-cell>
          <table:table-cell table:number-columns-repeated="1016"/>
        </table:table-row>
        <table:table-row table:style-name="ro1">
          <table:table-cell office:value-type="string" calcext:value-type="string">
            <text:p>VII</text:p>
          </table:table-cell>
          <table:table-cell/>
          <table:table-cell office:value-type="float" office:value="7" calcext:value-type="float">
            <text:p>7</text:p>
          </table:table-cell>
          <table:table-cell office:value-type="float" office:value="81" calcext:value-type="float">
            <text:p>81</text:p>
          </table:table-cell>
          <table:table-cell table:number-columns-repeated="2" office:value-type="float" office:value="1" calcext:value-type="float">
            <text:p>1</text:p>
          </table:table-cell>
          <table:table-cell/>
          <table:table-cell office:value-type="string" calcext:value-type="string">
            <text:p>Stjórnarskipunarlög þessi öðlast gildi, þegar Alþingi gerir um það ályktun, enda hafi meiri hluti allra kosningarbærra manna í landinu með leynilegri atkvæðagreiðslu samþykkt þau.</text:p>
          </table:table-cell>
          <table:table-cell table:number-columns-repeated="1016"/>
        </table:table-row>
        <table:table-row table:style-name="ro1">
          <table:table-cell office:value-type="string" calcext:value-type="string">
            <text:p>{Ákvæði um stundarsakir}</text:p>
          </table:table-cell>
          <table:table-cell/>
          <table:table-cell office:value-type="float" office:value="8" calcext:value-type="float">
            <text:p>8</text:p>
          </table:table-cell>
          <table:table-cell/>
          <table:table-cell table:number-columns-repeated="2" office:value-type="float" office:value="1" calcext:value-type="float">
            <text:p>1</text:p>
          </table:table-cell>
          <table:table-cell/>
          <table:table-cell office:value-type="string" calcext:value-type="string">
            <text:p>Er stjórnarskrá þessi hefur öðlast gildi, kýs sameinað Alþingi forseta Íslands fyrsta sinni eftir reglum um kjör forseta sameinaðs Alþingis, og nær kjörtímabil hans til 31. júlí 1945.</text:p>
          </table:table-cell>
          <table:table-cell table:number-columns-repeated="1016"/>
        </table:table-row>
        <table:table-row table:style-name="ro1">
          <table:table-cell office:value-type="string" calcext:value-type="string">
            <text:p>{Ákvæði um stundarsakir}</text:p>
          </table:table-cell>
          <table:table-cell/>
          <table:table-cell office:value-type="float" office:value="8" calcext:value-type="float">
            <text:p>8</text:p>
          </table:table-cell>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Þeir erlendir ríkisborgarar, sem öðlast hafa kosningarrétt og kjörgengi til Alþingis eða embættisgengi, áður en stjórnarskipunarlög þessi koma til framkvæmda, skulu halda þeim réttindum.</text:p>
          </table:table-cell>
          <table:table-cell table:number-columns-repeated="1016"/>
        </table:table-row>
        <table:table-row table:style-name="ro1">
          <table:table-cell office:value-type="string" calcext:value-type="string">
            <text:p>{Ákvæði um stundarsakir}</text:p>
          </table:table-cell>
          <table:table-cell/>
          <table:table-cell office:value-type="float" office:value="8" calcext:value-type="float">
            <text:p>8</text:p>
          </table:table-cell>
          <table:table-cell/>
          <table:table-cell table:number-columns-repeated="2" office:value-type="float" office:value="2" calcext:value-type="float">
            <text:p>2</text:p>
          </table:table-cell>
          <table:table-cell/>
          <table:table-cell office:value-type="string" calcext:value-type="string">
            <text:p>Danskir ríkisborgarar, sem téð réttindi hefðu öðlast samkvæmt 75. gr. stjórnarskrár 18. maí 1920, að óbreyttum lögum, frá gildistökudegi stjórnarskipunarlaga þessara og þar til 6 mánuðum eftir að samningar um rétt danskra ríkisborgara á Íslandi geta hafist, skulu og fá þessi réttindi og halda þeim.</text:p>
          </table:table-cell>
          <table:table-cell table:number-columns-repeated="1016"/>
        </table:table-row>
        <table:table-row table:style-name="ro1">
          <table:table-cell office:value-type="string" calcext:value-type="string">
            <text:p>{Ákvæði um stundarsakir}</text:p>
          </table:table-cell>
          <table:table-cell/>
          <table:table-cell office:value-type="float" office:value="8" calcext:value-type="float">
            <text:p>8</text:p>
          </table:table-cell>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Þrátt fyrir ákvæði 6. mgr. 31. gr. nægir samþykki einfalds meiri hluta atkvæða á Alþingi til að breyta lögum um kosningar til Alþingis til samræmis við stjórnarskipunarlög þessi eftir að þau taka gildi.</text:p>
          </table:table-cell>
          <table:table-cell table:number-columns-repeated="1016"/>
        </table:table-row>
        <table:table-row table:style-name="ro1">
          <table:table-cell office:value-type="string" calcext:value-type="string">
            <text:p>{Ákvæði um stundarsakir}</text:p>
          </table:table-cell>
          <table:table-cell/>
          <table:table-cell office:value-type="float" office:value="8" calcext:value-type="float">
            <text:p>8</text:p>
          </table:table-cell>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Þegar sú breyting hefur verið gerð fellur ákvæði þetta úr gildi.</text:p>
          </table:table-cell>
          <table:table-cell table:number-columns-repeated="1016"/>
        </table:table-row>
        <table:table-row table:style-name="ro1">
          <table:table-cell office:value-type="string" calcext:value-type="string">
            <text:p>{Ákvæði um stundarsakir}</text:p>
          </table:table-cell>
          <table:table-cell/>
          <table:table-cell office:value-type="float" office:value="8" calcext:value-type="float">
            <text:p>8</text:p>
          </table:table-cell>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Þrátt fyrir ákvæði 1. mgr. 79. gr. er heimilt, fram til 30. apríl 2017, að breyta stjórnarskránni með eftirfarandi hætti:</text:p>
          </table:table-cell>
          <table:table-cell table:number-columns-repeated="1016"/>
        </table:table-row>
        <table:table-row table:style-name="ro1">
          <table:table-cell office:value-type="string" calcext:value-type="string">
            <text:p>{Ákvæði um stundarsakir}</text:p>
          </table:table-cell>
          <table:table-cell/>
          <table:table-cell office:value-type="float" office:value="8" calcext:value-type="float">
            <text:p>8</text:p>
          </table:table-cell>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Samþykki Alþingi frumvarp til laga um breytingu á stjórnarskrá með minnst 2/3 hlutum greiddra atkvæða skal það borið undir atkvæði allra kosningarbærra manna í landinu til samþykktar eða synjunar.</text:p>
          </table:table-cell>
          <table:table-cell table:number-columns-repeated="1016"/>
        </table:table-row>
        <table:table-row table:style-name="ro1">
          <table:table-cell office:value-type="string" calcext:value-type="string">
            <text:p>{Ákvæði um stundarsakir}</text:p>
          </table:table-cell>
          <table:table-cell/>
          <table:table-cell office:value-type="float" office:value="8" calcext:value-type="float">
            <text:p>8</text:p>
          </table:table-cell>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Atkvæðagreiðslan skal fara fram í fyrsta lagi sex mánuðum og í síðasta lagi níu mánuðum eftir samþykkt frumvarpsins á Alþingi.</text:p>
          </table:table-cell>
          <table:table-cell table:number-columns-repeated="1016"/>
        </table:table-row>
        <table:table-row table:style-name="ro1">
          <table:table-cell office:value-type="string" calcext:value-type="string">
            <text:p>{Ákvæði um stundarsakir}</text:p>
          </table:table-cell>
          <table:table-cell/>
          <table:table-cell office:value-type="float" office:value="8" calcext:value-type="float">
            <text:p>8</text:p>
          </table:table-cell>
          <table:table-cell/>
          <table:table-cell table:number-columns-repeated="2" office:value-type="float" office:value="4" calcext:value-type="float">
            <text:p>4</text:p>
          </table:table-cell>
          <table:table-cell/>
          <table:table-cell office:value-type="string" calcext:value-type="string">
            <text:p>Til þess að frumvarpið teljist samþykkt þarf það að hafa hlotið meiri hluta gildra atkvæða í þjóðaratkvæðagreiðslunni, þó minnst atkvæði 40 af hundraði allra kosningarbærra manna, og skal það staðfest af forseta lýðveldisins og telst þá gild stjórnarskipunarlög.</text:p>
          </table:table-cell>
          <table:table-cell table:number-columns-repeated="1016"/>
        </table:table-row>
        <table:table-row table:style-name="ro1">
          <table:table-cell office:value-type="string" calcext:value-type="string">
            <text:p>{Ákvæði um stundarsakir}</text:p>
          </table:table-cell>
          <table:table-cell/>
          <table:table-cell office:value-type="float" office:value="8" calcext:value-type="float">
            <text:p>8</text:p>
          </table:table-cell>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Í heiti frumvarps til stjórnarskipunarlaga á þessum grundvelli skal koma fram tilvísun til ákvæðis þessa.</text:p>
          </table:table-cell>
          <table:table-cell table:number-columns-repeated="1016"/>
        </table:table-row>
        <table:table-row table:style-name="ro1">
          <table:table-cell office:value-type="string" calcext:value-type="string">
            <text:p>{Ákvæði um stundarsakir}</text:p>
          </table:table-cell>
          <table:table-cell/>
          <table:table-cell office:value-type="float" office:value="8" calcext:value-type="float">
            <text:p>8</text:p>
          </table:table-cell>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Um þjóðaratkvæðagreiðsluna fer samkvæmt lögum.</text:p>
          </table:table-cell>
          <table:table-cell table:number-columns-repeated="1016"/>
        </table:table-row>
      </table:table>
      <table:table table:name="Frumvarp stjórnlagaráðs" table:style-name="ta1">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4" table:number-columns-repeated="1017" table:default-cell-style-name="Default"/>
        <table:table-row table:style-name="ro1">
          <table:table-cell table:style-name="ce1" office:value-type="string" calcext:value-type="string">
            <text:p>Kafli</text:p>
          </table:table-cell>
          <table:table-cell table:style-name="ce1" office:value-type="string" calcext:value-type="string">
            <text:p>Undirheiti kafla</text:p>
          </table:table-cell>
          <table:table-cell table:style-name="ce1" office:value-type="string" calcext:value-type="string">
            <text:p>Kaflaröðun</text:p>
          </table:table-cell>
          <table:table-cell table:style-name="ce1" office:value-type="string" calcext:value-type="string">
            <text:p>Gr.</text:p>
          </table:table-cell>
          <table:table-cell table:style-name="ce1" office:value-type="string" calcext:value-type="string">
            <text:p>Málsgr.</text:p>
          </table:table-cell>
          <table:table-cell table:style-name="ce1" office:value-type="string" calcext:value-type="string">
            <text:p>Málsl.</text:p>
          </table:table-cell>
          <table:table-cell table:style-name="ce1" office:value-type="string" calcext:value-type="string">
            <text:p>Titill greinar</text:p>
          </table:table-cell>
          <table:table-cell table:style-name="ce1" office:value-type="string" calcext:value-type="string">
            <text:p>Efni</text:p>
          </table:table-cell>
          <table:table-cell table:style-name="ce1" table:number-columns-repeated="1016"/>
        </table:table-row>
        <table:table-row table:style-name="ro1">
          <table:table-cell/>
          <table:table-cell office:value-type="string" calcext:value-type="string">
            <text:p>Aðfaraorð</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table-cell office:value-type="string" calcext:value-type="string">
            <text:p>Við sem byggjum Ísland viljum skapa réttlátt samfélag þar sem allir sitja við sama borð.</text:p>
          </table:table-cell>
          <table:table-cell table:number-columns-repeated="1016"/>
        </table:table-row>
        <table:table-row table:style-name="ro1">
          <table:table-cell/>
          <table:table-cell office:value-type="string" calcext:value-type="string">
            <text:p>Aðfaraorð</text:p>
          </table:table-cell>
          <table:table-cell office:value-type="float" office:value="1" calcext:value-type="float">
            <text:p>1</text:p>
          </table:table-cell>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Ólíkur uppruni okkar auðgar heildina og saman berum við ábyrgð á arfi kynslóðanna, landi og sögu, náttúru, tungu og menningu.</text:p>
          </table:table-cell>
          <table:table-cell table:number-columns-repeated="1016"/>
        </table:table-row>
        <table:table-row table:style-name="ro1">
          <table:table-cell/>
          <table:table-cell office:value-type="string" calcext:value-type="string">
            <text:p>Aðfaraorð</text:p>
          </table:table-cell>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Ísland er frjálst og fullvalda ríki með frelsi, jafnrétti, lýðræði og mannréttindi að hornsteinum.</text:p>
          </table:table-cell>
          <table:table-cell table:number-columns-repeated="1016"/>
        </table:table-row>
        <table:table-row table:style-name="ro1">
          <table:table-cell/>
          <table:table-cell office:value-type="string" calcext:value-type="string">
            <text:p>Aðfaraorð</text:p>
          </table:table-cell>
          <table:table-cell office:value-type="float" office:value="1" calcext:value-type="float">
            <text:p>1</text:p>
          </table:table-cell>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Stjórnvöld skulu vinna að velferð íbúa landsins, efla menningu þeirra og virða margbreytileika mannlífs, lands og lífríkis.</text:p>
          </table:table-cell>
          <table:table-cell table:number-columns-repeated="1016"/>
        </table:table-row>
        <table:table-row table:style-name="ro1">
          <table:table-cell/>
          <table:table-cell office:value-type="string" calcext:value-type="string">
            <text:p>Aðfaraorð</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Við viljum efla friðsæld, öryggi, heill og hamingju á meðal okkar og komandi kynslóða.</text:p>
          </table:table-cell>
          <table:table-cell table:number-columns-repeated="1016"/>
        </table:table-row>
        <table:table-row table:style-name="ro1">
          <table:table-cell/>
          <table:table-cell office:value-type="string" calcext:value-type="string">
            <text:p>Aðfaraorð</text:p>
          </table:table-cell>
          <table:table-cell office:value-type="float" office:value="1" calcext:value-type="float">
            <text:p>1</text:p>
          </table:table-cell>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Við einsetjum okkur að vinna með öðrum þjóðum að friði og virðingu fyrir jörðinni og öllu mannkyni.</text:p>
          </table:table-cell>
          <table:table-cell table:number-columns-repeated="1016"/>
        </table:table-row>
        <table:table-row table:style-name="ro1">
          <table:table-cell/>
          <table:table-cell office:value-type="string" calcext:value-type="string">
            <text:p>Aðfaraorð</text:p>
          </table:table-cell>
          <table:table-cell office:value-type="float" office:value="1" calcext:value-type="float">
            <text:p>1</text:p>
          </table:table-cell>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Í þessu ljósi setjum við okkur nýja stjórnarskrá, æðstu lög landsins, sem öllum ber að virða.</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table:number-columns-repeated="3" office:value-type="float" office:value="1" calcext:value-type="float">
            <text:p>1</text:p>
          </table:table-cell>
          <table:table-cell office:value-type="string" calcext:value-type="string">
            <text:p>Stjórnarform</text:p>
          </table:table-cell>
          <table:table-cell office:value-type="string" calcext:value-type="string">
            <text:p>Ísland er lýðveldi með þingræðisstjórn.</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string" calcext:value-type="string">
            <text:p>Handhafar ríkisvalds</text:p>
          </table:table-cell>
          <table:table-cell office:value-type="string" calcext:value-type="string">
            <text:p>Alþingi fer með löggjafarvaldið í umboði þjóðarinnar.</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table:number-columns-repeated="3" office:value-type="float" office:value="2" calcext:value-type="float">
            <text:p>2</text:p>
          </table:table-cell>
          <table:table-cell office:value-type="float" office:value="1" calcext:value-type="float">
            <text:p>1</text:p>
          </table:table-cell>
          <table:table-cell office:value-type="string" calcext:value-type="string">
            <text:p>Handhafar ríkisvalds</text:p>
          </table:table-cell>
          <table:table-cell office:value-type="string" calcext:value-type="string">
            <text:p>Forseti Íslands, ráðherrar og ríkisstjórn og önnur stjórnvöld fara með framkvæmdarvaldið.</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andhafar ríkisvalds</text:p>
          </table:table-cell>
          <table:table-cell office:value-type="string" calcext:value-type="string">
            <text:p>Hæstiréttur Íslands og aðrir dómstólar fara með dómsvaldið.</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Yfirráðasvæði</text:p>
          </table:table-cell>
          <table:table-cell office:value-type="string" calcext:value-type="string">
            <text:p>Íslenskt landsvæði er eitt og óskipt.</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Yfirráðasvæði</text:p>
          </table:table-cell>
          <table:table-cell office:value-type="string" calcext:value-type="string">
            <text:p>Mörk íslenskrar landhelgi, lofthelgi og efnahagslögsögu skulu ákveðin með lögum.</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Ríkisborgararéttur</text:p>
          </table:table-cell>
          <table:table-cell office:value-type="string" calcext:value-type="string">
            <text:p>Rétt til íslensks ríkisfangs öðlast þeir sem eiga foreldri með íslenskt ríkisfang.</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íkisborgararéttur</text:p>
          </table:table-cell>
          <table:table-cell office:value-type="string" calcext:value-type="string">
            <text:p>Ríkisborgararéttur verður að öðru leyti veittur samkvæmt lögum.</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íkisborgararéttur</text:p>
          </table:table-cell>
          <table:table-cell office:value-type="string" calcext:value-type="string">
            <text:p>Engan má svipta íslenskum ríkisborgararétti.</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íkisborgararéttur</text:p>
          </table:table-cell>
          <table:table-cell office:value-type="string" calcext:value-type="string">
            <text:p>Íslenskum ríkisborgara verður ekki meinað að koma til landsins né verður honum vísað úr landi.</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Ríkisborgararéttur</text:p>
          </table:table-cell>
          <table:table-cell office:value-type="string" calcext:value-type="string">
            <text:p>Með lögum skal skipað rétti útlendinga til að koma til landsins og dveljast hér, svo og fyrir hvaða sakir sé hægt að vísa þeim úr landi.</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1" calcext:value-type="float">
            <text:p>1</text:p>
          </table:table-cell>
          <table:table-cell office:value-type="string" calcext:value-type="string">
            <text:p>Skyldur borgaranna</text:p>
          </table:table-cell>
          <table:table-cell office:value-type="string" calcext:value-type="string">
            <text:p>Stjórnvöldum ber að tryggja að allir fái notið þeirra réttinda og þess frelsis sem í þessari stjórnarskrá felast.</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kyldur borgaranna</text:p>
          </table:table-cell>
          <table:table-cell office:value-type="string" calcext:value-type="string">
            <text:p>Allir skulu virða stjórnarskrá þessa í hvívetna, sem og þau lög, skyldur og réttindi sem af henni leið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1" calcext:value-type="float">
            <text:p>1</text:p>
          </table:table-cell>
          <table:table-cell office:value-type="string" calcext:value-type="string">
            <text:p>Jafnræði</text:p>
          </table:table-cell>
          <table:table-cell office:value-type="string" calcext:value-type="string">
            <text:p>Öll erum við jöfn fyrir lögum og skulum njóta mannréttinda án mismununar, svo sem vegna kynferðis, aldurs, arfgerðar, búsetu, efnahags, fötlunar, kynhneigðar, kynþáttar, litarháttar, skoðana, stjórnmálatengsla, trúarbragða, tungumáls, uppruna, ætternis og stöðu að öðru leyt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Jafnræði</text:p>
          </table:table-cell>
          <table:table-cell office:value-type="string" calcext:value-type="string">
            <text:p>Konur og karlar skulu njóta jafns réttar í hvívetn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7" calcext:value-type="float">
            <text:p>7</text:p>
          </table:table-cell>
          <table:table-cell table:number-columns-repeated="2" office:value-type="float" office:value="1" calcext:value-type="float">
            <text:p>1</text:p>
          </table:table-cell>
          <table:table-cell office:value-type="string" calcext:value-type="string">
            <text:p>Réttur til lífs</text:p>
          </table:table-cell>
          <table:table-cell office:value-type="string" calcext:value-type="string">
            <text:p>Allir hafa meðfæddan rétt til líf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8" calcext:value-type="float">
            <text:p>8</text:p>
          </table:table-cell>
          <table:table-cell table:number-columns-repeated="2" office:value-type="float" office:value="1" calcext:value-type="float">
            <text:p>1</text:p>
          </table:table-cell>
          <table:table-cell office:value-type="string" calcext:value-type="string">
            <text:p>Mannleg reisn</text:p>
          </table:table-cell>
          <table:table-cell office:value-type="string" calcext:value-type="string">
            <text:p>Öllum skal tryggður réttur til að lifa með reisn.</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Mannleg reisn</text:p>
          </table:table-cell>
          <table:table-cell office:value-type="string" calcext:value-type="string">
            <text:p>Margbreytileiki mannlífsins skal virtur í hvívetn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9" calcext:value-type="float">
            <text:p>9</text:p>
          </table:table-cell>
          <table:table-cell table:number-columns-repeated="2" office:value-type="float" office:value="1" calcext:value-type="float">
            <text:p>1</text:p>
          </table:table-cell>
          <table:table-cell office:value-type="string" calcext:value-type="string">
            <text:p>Vernd réttinda</text:p>
          </table:table-cell>
          <table:table-cell office:value-type="string" calcext:value-type="string">
            <text:p>Yfirvöldum ber ætíð að vernda borgarana gegn mannréttindabrotum, hvort heldur sem brotin eru af völdum handhafa ríkisvalds eða annarr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0" calcext:value-type="float">
            <text:p>10</text:p>
          </table:table-cell>
          <table:table-cell table:number-columns-repeated="2" office:value-type="float" office:value="1" calcext:value-type="float">
            <text:p>1</text:p>
          </table:table-cell>
          <table:table-cell office:value-type="string" calcext:value-type="string">
            <text:p>Mannhelgi</text:p>
          </table:table-cell>
          <table:table-cell office:value-type="string" calcext:value-type="string">
            <text:p>Öllum skal tryggð mannhelgi og vernd gegn hvers kyns ofbeldi, svo sem kynferðisofbeldi, innan heimilis og utan.</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1" calcext:value-type="float">
            <text:p>11</text:p>
          </table:table-cell>
          <table:table-cell table:number-columns-repeated="2" office:value-type="float" office:value="1" calcext:value-type="float">
            <text:p>1</text:p>
          </table:table-cell>
          <table:table-cell office:value-type="string" calcext:value-type="string">
            <text:p>Friðhelgi einkalífs</text:p>
          </table:table-cell>
          <table:table-cell office:value-type="string" calcext:value-type="string">
            <text:p>Friðhelgi einkalífs, heimilis og fjölskyldu skal tryggð.</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riðhelgi einkalífs</text:p>
          </table:table-cell>
          <table:table-cell office:value-type="string" calcext:value-type="string">
            <text:p>Ekki má gera líkamsrannsókn eða leit á manni, leit í húsakynnum hans eða munum, nema samkvæmt dómsúrskurði eða sérstakri lagaheimild.</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1" calcext:value-type="float">
            <text:p>11</text:p>
          </table:table-cell>
          <table:table-cell table:number-columns-repeated="2" office:value-type="float" office:value="2" calcext:value-type="float">
            <text:p>2</text:p>
          </table:table-cell>
          <table:table-cell office:value-type="string" calcext:value-type="string">
            <text:p>Friðhelgi einkalífs</text:p>
          </table:table-cell>
          <table:table-cell office:value-type="string" calcext:value-type="string">
            <text:p>Það sama á við um rannsókn á skjölum og póstsendingum, símtölum og öðrum fjarskiptum, svo og hvers konar sambærilega skerðingu á einkalífi mann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1" calcext:value-type="float">
            <text:p>1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Friðhelgi einkalífs</text:p>
          </table:table-cell>
          <table:table-cell office:value-type="string" calcext:value-type="string">
            <text:p>Þrátt fyrir ákvæði 1. mgr. má með sérstakri lagaheimild takmarka á annan hátt friðhelgi einkalífs, heimilis eða fjölskyldu ef brýna nauðsyn ber til vegna réttinda annarr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1" calcext:value-type="float">
            <text:p>1</text:p>
          </table:table-cell>
          <table:table-cell office:value-type="string" calcext:value-type="string">
            <text:p>Réttur barna</text:p>
          </table:table-cell>
          <table:table-cell office:value-type="string" calcext:value-type="string">
            <text:p>Öllum börnum skal tryggð í lögum sú vernd og umönnun sem velferð þeirra krefst.</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éttur barna</text:p>
          </table:table-cell>
          <table:table-cell office:value-type="string" calcext:value-type="string">
            <text:p>Það sem barni er fyrir bestu skal ávallt hafa forgang þegar teknar eru ákvarðanir í málum sem það varða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éttur barna</text:p>
          </table:table-cell>
          <table:table-cell office:value-type="string" calcext:value-type="string">
            <text:p>Barni skal tryggður réttur til að tjá skoðanir sínar í öllum málum sem það varðar og skal tekið réttmætt tillit til skoðana barnsins í samræmi við aldur þess og þrosk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3" calcext:value-type="float">
            <text:p>13</text:p>
          </table:table-cell>
          <table:table-cell table:number-columns-repeated="2" office:value-type="float" office:value="1" calcext:value-type="float">
            <text:p>1</text:p>
          </table:table-cell>
          <table:table-cell office:value-type="string" calcext:value-type="string">
            <text:p>Eignarréttur</text:p>
          </table:table-cell>
          <table:table-cell office:value-type="string" calcext:value-type="string">
            <text:p>Eignarrétturinn er friðhelgu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3" calcext:value-type="float">
            <text:p>1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Eignarréttur</text:p>
          </table:table-cell>
          <table:table-cell office:value-type="string" calcext:value-type="string">
            <text:p>Engan má skylda til að láta af hendi eign sína nema almenningsþörf krefj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3" calcext:value-type="float">
            <text:p>1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Eignarréttur</text:p>
          </table:table-cell>
          <table:table-cell office:value-type="string" calcext:value-type="string">
            <text:p>Þarf til þess lagafyrirmæli og komi fullt verð fyri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Eignarréttur</text:p>
          </table:table-cell>
          <table:table-cell office:value-type="string" calcext:value-type="string">
            <text:p>Eignarrétti fylgja skyldur, svo og takmarkanir í samræmi við lög.</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4" calcext:value-type="float">
            <text:p>14</text:p>
          </table:table-cell>
          <table:table-cell table:number-columns-repeated="2" office:value-type="float" office:value="1" calcext:value-type="float">
            <text:p>1</text:p>
          </table:table-cell>
          <table:table-cell office:value-type="string" calcext:value-type="string">
            <text:p>Skoðana- og tjáningarfrelsi</text:p>
          </table:table-cell>
          <table:table-cell office:value-type="string" calcext:value-type="string">
            <text:p>Allir eru frjálsir skoðana sinna og sannfæringar og eiga rétt á að tjá hugsanir sína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4" calcext:value-type="float">
            <text:p>1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koðana- og tjáningarfrelsi</text:p>
          </table:table-cell>
          <table:table-cell office:value-type="string" calcext:value-type="string">
            <text:p>Ritskoðun og aðrar sambærilegar tálmanir á tjáningarfrelsi má aldrei í lög leið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4" calcext:value-type="float">
            <text:p>14</text:p>
          </table:table-cell>
          <table:table-cell table:number-columns-repeated="2" office:value-type="float" office:value="2" calcext:value-type="float">
            <text:p>2</text:p>
          </table:table-cell>
          <table:table-cell office:value-type="string" calcext:value-type="string">
            <text:p>Skoðana- og tjáningarfrelsi</text:p>
          </table:table-cell>
          <table:table-cell office:value-type="string" calcext:value-type="string">
            <text:p>Þó má setja tjáningarfrelsi skorður með lögum til verndar börnum, öryggi, heilsu, réttindum eða mannorði annarra, svo sem nauðsyn ber til í lýðræðislegu þjóðfélag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4" calcext:value-type="float">
            <text:p>1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koðana- og tjáningarfrelsi</text:p>
          </table:table-cell>
          <table:table-cell office:value-type="string" calcext:value-type="string">
            <text:p>Stjórnvöld skulu tryggja aðstæður til opinnar og upplýstrar umræðu.</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4" calcext:value-type="float">
            <text:p>1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koðana- og tjáningarfrelsi</text:p>
          </table:table-cell>
          <table:table-cell office:value-type="string" calcext:value-type="string">
            <text:p>Óheimilt er að skerða aðgang að netinu og upplýsingatækni nema með úrlausn dómara og að uppfylltum sömu efnisskilyrðum og eiga við um skorður við tjáningarfrels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4" calcext:value-type="float">
            <text:p>1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koðana- og tjáningarfrelsi</text:p>
          </table:table-cell>
          <table:table-cell office:value-type="string" calcext:value-type="string">
            <text:p>Hver og einn ber ábyrgð á framsetningu skoðana sinna fyrir dóm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5" calcext:value-type="float">
            <text:p>15</text:p>
          </table:table-cell>
          <table:table-cell table:number-columns-repeated="2" office:value-type="float" office:value="1" calcext:value-type="float">
            <text:p>1</text:p>
          </table:table-cell>
          <table:table-cell office:value-type="string" calcext:value-type="string">
            <text:p>Upplýsingaréttur</text:p>
          </table:table-cell>
          <table:table-cell office:value-type="string" calcext:value-type="string">
            <text:p>Öllum er frjálst að safna og miðla upplýsing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Upplýsingaréttur</text:p>
          </table:table-cell>
          <table:table-cell office:value-type="string" calcext:value-type="string">
            <text:p>Stjórnsýsla skal vera gegnsæ og halda til haga gögnum, svo sem fundargerðum, og skrásetja og skjalfesta erindi, uppruna þeirra, ferli og afdrif.</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5" calcext:value-type="float">
            <text:p>15</text:p>
          </table:table-cell>
          <table:table-cell table:number-columns-repeated="2" office:value-type="float" office:value="2" calcext:value-type="float">
            <text:p>2</text:p>
          </table:table-cell>
          <table:table-cell office:value-type="string" calcext:value-type="string">
            <text:p>Upplýsingaréttur</text:p>
          </table:table-cell>
          <table:table-cell office:value-type="string" calcext:value-type="string">
            <text:p>Slíkum gögnum má ekki eyða nema samkvæmt lög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Upplýsingaréttur</text:p>
          </table:table-cell>
          <table:table-cell office:value-type="string" calcext:value-type="string">
            <text:p>Upplýsingar og gögn í fórum stjórnvalda skulu vera tiltæk án undandráttar og skal með lögum tryggja aðgang almennings að öllum gögnum sem opinberir aðilar safna eða standa straum af.</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Upplýsingaréttur</text:p>
          </table:table-cell>
          <table:table-cell office:value-type="string" calcext:value-type="string">
            <text:p>Listi yfir öll mál og gögn í vörslu hins opinbera, uppruna þeirra og innihald, skal vera öllum aðgengilegu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Upplýsingaréttur</text:p>
          </table:table-cell>
          <table:table-cell office:value-type="string" calcext:value-type="string">
            <text:p>Söfnun, miðlun og afhendingu gagna, geymslu þeirra og birtingu má aðeins setja skorður með lögum í lýðræðislegum tilgangi, svo sem vegna persónuverndar, friðhelgi einkalífs, öryggis ríkisins eða lögbundins starfs eftirlitsstofnan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Upplýsingaréttur</text:p>
          </table:table-cell>
          <table:table-cell office:value-type="string" calcext:value-type="string">
            <text:p>Heimilt er í lögum að takmarka aðgang að vinnuskjölum enda sé ekki gengið lengra en þörf krefur til að varðveita eðlileg starfsskilyrði stjórnvald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5" calcext:value-type="float">
            <text:p>1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Upplýsingaréttur</text:p>
          </table:table-cell>
          <table:table-cell office:value-type="string" calcext:value-type="string">
            <text:p>Um gögn sem lögbundin leynd hvílir yfir skulu liggja fyrir upplýsingar um ástæður leyndar og takmörkun leyndartím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6" calcext:value-type="float">
            <text:p>16</text:p>
          </table:table-cell>
          <table:table-cell table:number-columns-repeated="2" office:value-type="float" office:value="1" calcext:value-type="float">
            <text:p>1</text:p>
          </table:table-cell>
          <table:table-cell office:value-type="string" calcext:value-type="string">
            <text:p>Frelsi fjölmiðla </text:p>
          </table:table-cell>
          <table:table-cell office:value-type="string" calcext:value-type="string">
            <text:p>Frelsi fjölmiðla, ritstjórnarlegt sjálfstæði þeirra og gegnsætt eignarhald skal tryggja með lög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6" calcext:value-type="float">
            <text:p>1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relsi fjölmiðla </text:p>
          </table:table-cell>
          <table:table-cell office:value-type="string" calcext:value-type="string">
            <text:p>Vernd blaðamanna, heimildarmanna og uppljóstrara skal tryggja í lög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6" calcext:value-type="float">
            <text:p>16</text:p>
          </table:table-cell>
          <table:table-cell table:number-columns-repeated="2" office:value-type="float" office:value="2" calcext:value-type="float">
            <text:p>2</text:p>
          </table:table-cell>
          <table:table-cell office:value-type="string" calcext:value-type="string">
            <text:p>Frelsi fjölmiðla </text:p>
          </table:table-cell>
          <table:table-cell office:value-type="string" calcext:value-type="string">
            <text:p>Óheimilt er að rjúfa nafnleynd án samþykkis þess sem veitir upplýsingar nema við meðferð sakamáls og samkvæmt dómsúrskurð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7" calcext:value-type="float">
            <text:p>17</text:p>
          </table:table-cell>
          <table:table-cell table:number-columns-repeated="2" office:value-type="float" office:value="1" calcext:value-type="float">
            <text:p>1</text:p>
          </table:table-cell>
          <table:table-cell office:value-type="string" calcext:value-type="string">
            <text:p>Frelsi menningar og mennta</text:p>
          </table:table-cell>
          <table:table-cell office:value-type="string" calcext:value-type="string">
            <text:p>Tryggja skal með lögum frelsi vísinda, fræða og list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8" calcext:value-type="float">
            <text:p>18</text:p>
          </table:table-cell>
          <table:table-cell table:number-columns-repeated="2" office:value-type="float" office:value="1" calcext:value-type="float">
            <text:p>1</text:p>
          </table:table-cell>
          <table:table-cell office:value-type="string" calcext:value-type="string">
            <text:p>Trúfrelsi</text:p>
          </table:table-cell>
          <table:table-cell office:value-type="string" calcext:value-type="string">
            <text:p>Öllum skal tryggður réttur til trúar og lífsskoðunar, þar með talinn rétturinn til að breyta um trú eða sannfæringu og standa utan trúfélag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8" calcext:value-type="float">
            <text:p>1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rúfrelsi</text:p>
          </table:table-cell>
          <table:table-cell office:value-type="string" calcext:value-type="string">
            <text:p>Öllum er frjálst að iðka trú, einslega eða í samfélagi með öðrum, opinberlega eða á einkavettvang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8" calcext:value-type="float">
            <text:p>1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rúfrelsi</text:p>
          </table:table-cell>
          <table:table-cell office:value-type="string" calcext:value-type="string">
            <text:p>Frelsi til að rækja trú eða sannfæringu skal einungis háð þeim takmörkunum, sem lög mæla fyrir um og nauðsyn ber til í lýðræðislegu þjóðfélag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9" calcext:value-type="float">
            <text:p>19</text:p>
          </table:table-cell>
          <table:table-cell table:number-columns-repeated="2" office:value-type="float" office:value="1" calcext:value-type="float">
            <text:p>1</text:p>
          </table:table-cell>
          <table:table-cell office:value-type="string" calcext:value-type="string">
            <text:p>Kirkjuskipan</text:p>
          </table:table-cell>
          <table:table-cell office:value-type="string" calcext:value-type="string">
            <text:p>Í lögum má kveða á um kirkjuskipan ríkisin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9" calcext:value-type="float">
            <text:p>1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Kirkjuskipan</text:p>
          </table:table-cell>
          <table:table-cell office:value-type="string" calcext:value-type="string">
            <text:p>Nú samþykkir Alþingi breytingu á kirkjuskipan ríkisins og skal þá leggja það mál undir atkvæði allra kosningabærra manna í landinu til samþykktar eða synjuna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0" calcext:value-type="float">
            <text:p>20</text:p>
          </table:table-cell>
          <table:table-cell table:number-columns-repeated="2" office:value-type="float" office:value="1" calcext:value-type="float">
            <text:p>1</text:p>
          </table:table-cell>
          <table:table-cell office:value-type="string" calcext:value-type="string">
            <text:p>Félagafrelsi</text:p>
          </table:table-cell>
          <table:table-cell office:value-type="string" calcext:value-type="string">
            <text:p>Öllum skal tryggður réttur til að stofna félög í löglegum tilgangi, þar með talin stjórnmálafélög og stéttarfélög, án þess að sækja um leyfi til þes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0" calcext:value-type="float">
            <text:p>2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élagafrelsi</text:p>
          </table:table-cell>
          <table:table-cell office:value-type="string" calcext:value-type="string">
            <text:p>Félag má ekki leysa upp með ráðstöfun stjórnvald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0" calcext:value-type="float">
            <text:p>2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élagafrelsi</text:p>
          </table:table-cell>
          <table:table-cell office:value-type="string" calcext:value-type="string">
            <text:p>Engan má skylda til aðildar að félag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0" calcext:value-type="float">
            <text:p>20</text:p>
          </table:table-cell>
          <table:table-cell table:number-columns-repeated="2" office:value-type="float" office:value="2" calcext:value-type="float">
            <text:p>2</text:p>
          </table:table-cell>
          <table:table-cell office:value-type="string" calcext:value-type="string">
            <text:p>Félagafrelsi</text:p>
          </table:table-cell>
          <table:table-cell office:value-type="string" calcext:value-type="string">
            <text:p>Með lögum má þó kveða á um slíka skyldu ef það er nauðsynlegt til að félag geti sinnt lögmæltu hlutverki vegna almannahagsmuna eða réttinda annarr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1" calcext:value-type="float">
            <text:p>21</text:p>
          </table:table-cell>
          <table:table-cell table:number-columns-repeated="2" office:value-type="float" office:value="1" calcext:value-type="float">
            <text:p>1</text:p>
          </table:table-cell>
          <table:table-cell office:value-type="string" calcext:value-type="string">
            <text:p>Fundafrelsi</text:p>
          </table:table-cell>
          <table:table-cell office:value-type="string" calcext:value-type="string">
            <text:p>Öllum skal tryggður réttur til að safnast saman án sérstaks leyfis, svo sem til fundahalda og mótmæl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1" calcext:value-type="float">
            <text:p>2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undafrelsi</text:p>
          </table:table-cell>
          <table:table-cell office:value-type="string" calcext:value-type="string">
            <text:p>Réttur þessi skal ekki háður öðrum takmörkunum en þeim sem lög mæla fyrir um og nauðsyn ber til í lýðræðislegu þjóðfélag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2" calcext:value-type="float">
            <text:p>22</text:p>
          </table:table-cell>
          <table:table-cell table:number-columns-repeated="2" office:value-type="float" office:value="1" calcext:value-type="float">
            <text:p>1</text:p>
          </table:table-cell>
          <table:table-cell office:value-type="string" calcext:value-type="string">
            <text:p>Félagsleg réttindi</text:p>
          </table:table-cell>
          <table:table-cell office:value-type="string" calcext:value-type="string">
            <text:p>Öllum skal með lögum tryggður réttur til lífsviðurværis og félagslegs öryggi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2" calcext:value-type="float">
            <text:p>2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élagsleg réttindi</text:p>
          </table:table-cell>
          <table:table-cell office:value-type="string" calcext:value-type="string">
            <text:p>Öllum, sem þess þurfa, skal tryggður í lögum réttur til almannatrygginga og félagslegrar aðstoðar, svo sem vegna atvinnuleysis, barneigna, elli, fátæktar, fötlunar, veikinda, örorku eða sambærilegra aðstæðn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3" calcext:value-type="float">
            <text:p>23</text:p>
          </table:table-cell>
          <table:table-cell table:number-columns-repeated="2" office:value-type="float" office:value="1" calcext:value-type="float">
            <text:p>1</text:p>
          </table:table-cell>
          <table:table-cell office:value-type="string" calcext:value-type="string">
            <text:p>Heilbrigðisþjónusta</text:p>
          </table:table-cell>
          <table:table-cell office:value-type="string" calcext:value-type="string">
            <text:p>Allir eiga rétt til að njóta andlegrar og líkamlegrar heilsu að hæsta marki sem unnt e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3" calcext:value-type="float">
            <text:p>2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eilbrigðisþjónusta</text:p>
          </table:table-cell>
          <table:table-cell office:value-type="string" calcext:value-type="string">
            <text:p>Öllum skal með lögum tryggður réttur til aðgengilegrar, viðeigandi og fullnægjandi heilbrigðisþjónustu.</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4" calcext:value-type="float">
            <text:p>24</text:p>
          </table:table-cell>
          <table:table-cell table:number-columns-repeated="2" office:value-type="float" office:value="1" calcext:value-type="float">
            <text:p>1</text:p>
          </table:table-cell>
          <table:table-cell office:value-type="string" calcext:value-type="string">
            <text:p>Menntun</text:p>
          </table:table-cell>
          <table:table-cell office:value-type="string" calcext:value-type="string">
            <text:p>Öllum skal tryggður í lögum réttur til almennrar menntunar og fræðslu við sitt hæf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4" calcext:value-type="float">
            <text:p>2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Menntun</text:p>
          </table:table-cell>
          <table:table-cell office:value-type="string" calcext:value-type="string">
            <text:p>Öllum þeim, sem skólaskylda nær til, skal standa til boða menntun án endurgjald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4" calcext:value-type="float">
            <text:p>2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Menntun</text:p>
          </table:table-cell>
          <table:table-cell office:value-type="string" calcext:value-type="string">
            <text:p>Menntun skal miða að alhliða þroska hvers og eins, gagnrýninni hugsun og vitund um mannréttindi, lýðræðisleg réttindi og skyldu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5" calcext:value-type="float">
            <text:p>25</text:p>
          </table:table-cell>
          <table:table-cell table:number-columns-repeated="2" office:value-type="float" office:value="1" calcext:value-type="float">
            <text:p>1</text:p>
          </table:table-cell>
          <table:table-cell office:value-type="string" calcext:value-type="string">
            <text:p>Atvinnufrelsi</text:p>
          </table:table-cell>
          <table:table-cell office:value-type="string" calcext:value-type="string">
            <text:p>Öllum er frjálst að stunda þá atvinnu sem þeir kjós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5" calcext:value-type="float">
            <text:p>2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Atvinnufrelsi</text:p>
          </table:table-cell>
          <table:table-cell office:value-type="string" calcext:value-type="string">
            <text:p>Þessu frelsi má þó setja skorður með lögum ef almannahagsmunir krefjast.</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5" calcext:value-type="float">
            <text:p>2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Atvinnufrelsi</text:p>
          </table:table-cell>
          <table:table-cell office:value-type="string" calcext:value-type="string">
            <text:p>Í lögum skal kveða á um rétt til mannsæmandi vinnuskilyrða, svo sem hvíldar, orlofs og frítím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5" calcext:value-type="float">
            <text:p>25</text:p>
          </table:table-cell>
          <table:table-cell table:number-columns-repeated="2" office:value-type="float" office:value="2" calcext:value-type="float">
            <text:p>2</text:p>
          </table:table-cell>
          <table:table-cell office:value-type="string" calcext:value-type="string">
            <text:p>Atvinnufrelsi</text:p>
          </table:table-cell>
          <table:table-cell office:value-type="string" calcext:value-type="string">
            <text:p>Öllum skal tryggður réttur til sanngjarnra launa og til að semja um starfskjör og önnur réttindi tengd vinnu.</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6" calcext:value-type="float">
            <text:p>26</text:p>
          </table:table-cell>
          <table:table-cell table:number-columns-repeated="2" office:value-type="float" office:value="1" calcext:value-type="float">
            <text:p>1</text:p>
          </table:table-cell>
          <table:table-cell office:value-type="string" calcext:value-type="string">
            <text:p>Dvalarréttur og ferðafrelsi</text:p>
          </table:table-cell>
          <table:table-cell office:value-type="string" calcext:value-type="string">
            <text:p>Allir skulu ráða búsetu sinni og vera frjálsir ferða sinna með þeim takmörkunum sem eru settar með lög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6" calcext:value-type="float">
            <text:p>2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Dvalarréttur og ferðafrelsi</text:p>
          </table:table-cell>
          <table:table-cell office:value-type="string" calcext:value-type="string">
            <text:p>Engum verður meinað að hverfa úr landi nema með ákvörðun dómstól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6" calcext:value-type="float">
            <text:p>26</text:p>
          </table:table-cell>
          <table:table-cell table:number-columns-repeated="2" office:value-type="float" office:value="2" calcext:value-type="float">
            <text:p>2</text:p>
          </table:table-cell>
          <table:table-cell office:value-type="string" calcext:value-type="string">
            <text:p>Dvalarréttur og ferðafrelsi</text:p>
          </table:table-cell>
          <table:table-cell office:value-type="string" calcext:value-type="string">
            <text:p>Stöðva má þó brottför manns úr landi með lögmætri handtöku.</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6" calcext:value-type="float">
            <text:p>26</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Dvalarréttur og ferðafrelsi</text:p>
          </table:table-cell>
          <table:table-cell office:value-type="string" calcext:value-type="string">
            <text:p>Með lögum skal kveða á um rétt flóttamanna og hælisleitenda til réttlátrar og skjótrar málsmeðferða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table:number-columns-repeated="2" office:value-type="float" office:value="1" calcext:value-type="float">
            <text:p>1</text:p>
          </table:table-cell>
          <table:table-cell office:value-type="string" calcext:value-type="string">
            <text:p>Frelsissvipting</text:p>
          </table:table-cell>
          <table:table-cell office:value-type="string" calcext:value-type="string">
            <text:p>Engan má svipta frelsi nema samkvæmt heimild í lög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relsissvipting</text:p>
          </table:table-cell>
          <table:table-cell office:value-type="string" calcext:value-type="string">
            <text:p>Hver sá sem hefur verið sviptur frelsi á rétt á að fá að vita tafarlaust um ástæður þes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Frelsissvipting</text:p>
          </table:table-cell>
          <table:table-cell office:value-type="string" calcext:value-type="string">
            <text:p>Hvern þann sem er handtekinn vegna gruns um refsiverða háttsemi skal án undandráttar leiða fyrir dómar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Frelsissvipting</text:p>
          </table:table-cell>
          <table:table-cell office:value-type="string" calcext:value-type="string">
            <text:p>Sé hann ekki jafnskjótt látinn laus skal dómari, áður en sólarhringur er liðinn, ákveða með rökstuddum úrskurði hvort hann skuli sæta gæsluvarðhald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table:number-columns-repeated="2" office:value-type="float" office:value="3" calcext:value-type="float">
            <text:p>3</text:p>
          </table:table-cell>
          <table:table-cell office:value-type="string" calcext:value-type="string">
            <text:p>Frelsissvipting</text:p>
          </table:table-cell>
          <table:table-cell office:value-type="string" calcext:value-type="string">
            <text:p>Gæsluvarðhaldi má aðeins beita fyrir sök sem fangelsisvist liggur við.</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Frelsissvipting</text:p>
          </table:table-cell>
          <table:table-cell office:value-type="string" calcext:value-type="string">
            <text:p>Með lögum skal tryggja rétt þess sem sætir gæsluvarðhaldi til að skjóta úrskurði um það til æðra dóm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Frelsissvipting</text:p>
          </table:table-cell>
          <table:table-cell office:value-type="string" calcext:value-type="string">
            <text:p>Maður skal aldrei sæta gæsluvarðhaldi lengur en nauðsyn krefu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Frelsissvipting</text:p>
          </table:table-cell>
          <table:table-cell office:value-type="string" calcext:value-type="string">
            <text:p>Hver sá sem af öðrum ástæðum en í tengslum við sakamál er sviptur frelsi á rétt á að dómstóll kveði á um lögmæti þess svo fljótt sem verða má.</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Frelsissvipting</text:p>
          </table:table-cell>
          <table:table-cell office:value-type="string" calcext:value-type="string">
            <text:p>Reynist frelsissvipting ólögmæt skal hann þegar látinn lau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Frelsissvipting</text:p>
          </table:table-cell>
          <table:table-cell office:value-type="string" calcext:value-type="string">
            <text:p>Hafi maður verið sviptur frelsi að ósekju skal hann eiga rétt til skaðabót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8" calcext:value-type="float">
            <text:p>28</text:p>
          </table:table-cell>
          <table:table-cell table:number-columns-repeated="2" office:value-type="float" office:value="1" calcext:value-type="float">
            <text:p>1</text:p>
          </table:table-cell>
          <table:table-cell office:value-type="string" calcext:value-type="string">
            <text:p>Réttlát málsmeðferð</text:p>
          </table:table-cell>
          <table:table-cell office:value-type="string" calcext:value-type="string">
            <text:p>Öllum ber réttur til að fá úrlausn um réttindi sín og skyldur eða um ákæru á hendur sér um refsiverða háttsemi með réttlátri málsmeðferð innan hæfilegs tíma fyrir óháðum og óhlutdrægum dómstól.</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8" calcext:value-type="float">
            <text:p>2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éttlát málsmeðferð</text:p>
          </table:table-cell>
          <table:table-cell office:value-type="string" calcext:value-type="string">
            <text:p>Dómþing skal háð í heyranda hljóði nema dómari ákveði annað lögum samkvæmt til að gæta allsherjarreglu, öryggis ríkisins eða hagsmuna málsaðila og vitn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8" calcext:value-type="float">
            <text:p>2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éttlát málsmeðferð</text:p>
          </table:table-cell>
          <table:table-cell office:value-type="string" calcext:value-type="string">
            <text:p>Hver sá sem er borinn sökum um refsiverða háttsemi skal talinn saklaus þar til sekt hans hefur verið sönnuð.</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9" calcext:value-type="float">
            <text:p>29</text:p>
          </table:table-cell>
          <table:table-cell table:number-columns-repeated="2" office:value-type="float" office:value="1" calcext:value-type="float">
            <text:p>1</text:p>
          </table:table-cell>
          <table:table-cell office:value-type="string" calcext:value-type="string">
            <text:p>Bann við ómannúðlegri meðferð</text:p>
          </table:table-cell>
          <table:table-cell office:value-type="string" calcext:value-type="string">
            <text:p>Í lögum má aldrei mæla fyrir um dauðarefsingu.</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9" calcext:value-type="float">
            <text:p>2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Bann við ómannúðlegri meðferð</text:p>
          </table:table-cell>
          <table:table-cell office:value-type="string" calcext:value-type="string">
            <text:p>Engan má beita pyndingum né annarri ómannúðlegri eða vanvirðandi meðferð eða refsingu.</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9" calcext:value-type="float">
            <text:p>2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Bann við ómannúðlegri meðferð</text:p>
          </table:table-cell>
          <table:table-cell office:value-type="string" calcext:value-type="string">
            <text:p>Nauðungarvinnu skal engum gert að leysa af hend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0" calcext:value-type="float">
            <text:p>30</text:p>
          </table:table-cell>
          <table:table-cell table:number-columns-repeated="2" office:value-type="float" office:value="1" calcext:value-type="float">
            <text:p>1</text:p>
          </table:table-cell>
          <table:table-cell office:value-type="string" calcext:value-type="string">
            <text:p>Bann við afturvirkni refsingar</text:p>
          </table:table-cell>
          <table:table-cell office:value-type="string" calcext:value-type="string">
            <text:p>Engum verður gert að sæta refsingu nema hann hafi gerst sekur um háttsemi sem var refsiverð samkvæmt lögum þegar hún átti sér stað, eða má fullkomlega jafna til þeirrar háttsem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0" calcext:value-type="float">
            <text:p>3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Bann við afturvirkni refsingar</text:p>
          </table:table-cell>
          <table:table-cell office:value-type="string" calcext:value-type="string">
            <text:p>Viðurlög mega ekki verða þyngri en þá voru leyfð í lög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1" calcext:value-type="float">
            <text:p>31</text:p>
          </table:table-cell>
          <table:table-cell table:number-columns-repeated="2" office:value-type="float" office:value="1" calcext:value-type="float">
            <text:p>1</text:p>
          </table:table-cell>
          <table:table-cell office:value-type="string" calcext:value-type="string">
            <text:p>Bann við herskyldu</text:p>
          </table:table-cell>
          <table:table-cell office:value-type="string" calcext:value-type="string">
            <text:p>Herskyldu má aldrei í lög leið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2" calcext:value-type="float">
            <text:p>32</text:p>
          </table:table-cell>
          <table:table-cell table:number-columns-repeated="2" office:value-type="float" office:value="1" calcext:value-type="float">
            <text:p>1</text:p>
          </table:table-cell>
          <table:table-cell office:value-type="string" calcext:value-type="string">
            <text:p>Menningarverðmæti</text:p>
          </table:table-cell>
          <table:table-cell office:value-type="string" calcext:value-type="string">
            <text:p>Dýrmætar þjóðareignir sem heyra til íslenskum menningararfi, svo sem þjóðminjar og fornhandrit, má hvorki eyðileggja né afhenda til varanlegrar eignar eða afnota, selja eða veðsetj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3" calcext:value-type="float">
            <text:p>33</text:p>
          </table:table-cell>
          <table:table-cell table:number-columns-repeated="2" office:value-type="float" office:value="1" calcext:value-type="float">
            <text:p>1</text:p>
          </table:table-cell>
          <table:table-cell office:value-type="string" calcext:value-type="string">
            <text:p>Náttúra Íslands og umhverfi</text:p>
          </table:table-cell>
          <table:table-cell office:value-type="string" calcext:value-type="string">
            <text:p>Náttúra Íslands er undirstaða lífs í landinu.</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3" calcext:value-type="float">
            <text:p>3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áttúra Íslands og umhverfi</text:p>
          </table:table-cell>
          <table:table-cell office:value-type="string" calcext:value-type="string">
            <text:p>Öllum ber að virða hana og vernd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3" calcext:value-type="float">
            <text:p>3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áttúra Íslands og umhverfi</text:p>
          </table:table-cell>
          <table:table-cell office:value-type="string" calcext:value-type="string">
            <text:p>Öllum skal með lögum tryggður réttur á heilnæmu umhverfi, fersku vatni, ómenguðu andrúmslofti og óspilltri náttúru.</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3" calcext:value-type="float">
            <text:p>33</text:p>
          </table:table-cell>
          <table:table-cell table:number-columns-repeated="2" office:value-type="float" office:value="2" calcext:value-type="float">
            <text:p>2</text:p>
          </table:table-cell>
          <table:table-cell office:value-type="string" calcext:value-type="string">
            <text:p>Náttúra Íslands og umhverfi</text:p>
          </table:table-cell>
          <table:table-cell office:value-type="string" calcext:value-type="string">
            <text:p>Í því felst að fjölbreytni lífs og lands sé viðhaldið og náttúruminjar, óbyggð víðerni, gróður og jarðvegur njóti vernda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3" calcext:value-type="float">
            <text:p>3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áttúra Íslands og umhverfi</text:p>
          </table:table-cell>
          <table:table-cell office:value-type="string" calcext:value-type="string">
            <text:p>Fyrri spjöll skulu bætt eftir föng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3" calcext:value-type="float">
            <text:p>33</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áttúra Íslands og umhverfi</text:p>
          </table:table-cell>
          <table:table-cell office:value-type="string" calcext:value-type="string">
            <text:p>Nýtingu náttúrugæða skal haga þannig að þau skerðist sem minnst til langframa og réttur náttúrunnar og komandi kynslóða sé virtu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3" calcext:value-type="float">
            <text:p>33</text:p>
          </table:table-cell>
          <table:table-cell table:number-columns-repeated="2" office:value-type="float" office:value="1" calcext:value-type="float">
            <text:p>1</text:p>
          </table:table-cell>
          <table:table-cell office:value-type="string" calcext:value-type="string">
            <text:p>Náttúra Íslands og umhverfi</text:p>
          </table:table-cell>
          <table:table-cell office:value-type="string" calcext:value-type="string">
            <text:p>Með lögum skal tryggja rétt almennings til að fara um landið í lögmætum tilgangi með virðingu fyrir náttúru og umhverf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4" calcext:value-type="float">
            <text:p>34</text:p>
          </table:table-cell>
          <table:table-cell table:number-columns-repeated="2" office:value-type="float" office:value="1" calcext:value-type="float">
            <text:p>1</text:p>
          </table:table-cell>
          <table:table-cell office:value-type="string" calcext:value-type="string">
            <text:p>Náttúruauðlindir</text:p>
          </table:table-cell>
          <table:table-cell office:value-type="string" calcext:value-type="string">
            <text:p>Auðlindir í náttúru Íslands, sem ekki eru í einkaeigu, eru sameiginleg og ævarandi eign þjóðarinna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4" calcext:value-type="float">
            <text:p>3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áttúruauðlindir</text:p>
          </table:table-cell>
          <table:table-cell office:value-type="string" calcext:value-type="string">
            <text:p>Enginn getur fengið auðlindirnar, eða réttindi tengd þeim, til eignar eða varanlegra afnota og aldrei má selja þær eða veðsetj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4" calcext:value-type="float">
            <text:p>3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áttúruauðlindir</text:p>
          </table:table-cell>
          <table:table-cell office:value-type="string" calcext:value-type="string">
            <text:p>Til auðlinda í þjóðareign teljast náttúrugæði, svo sem nytjastofnar, aðrar auðlindir hafs og hafsbotns innan íslenskrar lögsögu og uppsprettur vatns- og virkjunarréttinda, jarðhita- og námaréttind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4" calcext:value-type="float">
            <text:p>34</text:p>
          </table:table-cell>
          <table:table-cell table:number-columns-repeated="2" office:value-type="float" office:value="2" calcext:value-type="float">
            <text:p>2</text:p>
          </table:table-cell>
          <table:table-cell office:value-type="string" calcext:value-type="string">
            <text:p>Náttúruauðlindir</text:p>
          </table:table-cell>
          <table:table-cell office:value-type="string" calcext:value-type="string">
            <text:p>Með lögum má kveða á um þjóðareign á auðlindum undir tiltekinni dýpt frá yfirborði jarða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4" calcext:value-type="float">
            <text:p>3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áttúruauðlindir</text:p>
          </table:table-cell>
          <table:table-cell office:value-type="string" calcext:value-type="string">
            <text:p>Við nýtingu auðlindanna skal hafa sjálfbæra þróun og almannahag að leiðarljós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4" calcext:value-type="float">
            <text:p>3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Náttúruauðlindir</text:p>
          </table:table-cell>
          <table:table-cell office:value-type="string" calcext:value-type="string">
            <text:p>Stjórnvöld bera, ásamt þeim sem nýta auðlindirnar, ábyrgð á vernd þeirr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4" calcext:value-type="float">
            <text:p>34</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Náttúruauðlindir</text:p>
          </table:table-cell>
          <table:table-cell office:value-type="string" calcext:value-type="string">
            <text:p>Stjórnvöld geta á grundvelli laga veitt leyfi til afnota eða hagnýtingar auðlinda eða annarra takmarkaðra almannagæða, gegn fullu gjaldi og til tiltekins hóflegs tíma í senn.</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4" calcext:value-type="float">
            <text:p>34</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Náttúruauðlindir</text:p>
          </table:table-cell>
          <table:table-cell office:value-type="string" calcext:value-type="string">
            <text:p>Slík leyfi skal veita á jafnræðisgrundvelli og þau leiða aldrei til eignarréttar eða óafturkallanlegs forræðis yfir auðlindun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5" calcext:value-type="float">
            <text:p>35</text:p>
          </table:table-cell>
          <table:table-cell table:number-columns-repeated="2" office:value-type="float" office:value="1" calcext:value-type="float">
            <text:p>1</text:p>
          </table:table-cell>
          <table:table-cell office:value-type="string" calcext:value-type="string">
            <text:p>Upplýsingar um umhverfi og málsaðild</text:p>
          </table:table-cell>
          <table:table-cell office:value-type="string" calcext:value-type="string">
            <text:p>Stjórnvöldum ber að upplýsa almenning um ástand umhverfis og náttúru og áhrif framkvæmda þar á.</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5" calcext:value-type="float">
            <text:p>3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Upplýsingar um umhverfi og málsaðild</text:p>
          </table:table-cell>
          <table:table-cell office:value-type="string" calcext:value-type="string">
            <text:p>Stjórnvöld og aðrir skulu upplýsa um aðsteðjandi náttúruvá, svo sem umhverfismengun.</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5" calcext:value-type="float">
            <text:p>3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Upplýsingar um umhverfi og málsaðild</text:p>
          </table:table-cell>
          <table:table-cell office:value-type="string" calcext:value-type="string">
            <text:p>Með lögum skal tryggja almenningi aðgang að undirbúningi ákvarðana sem hafa áhrif á umhverfi og náttúru, svo og heimild til að leita til hlutlausra úrskurðaraðil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5" calcext:value-type="float">
            <text:p>3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Upplýsingar um umhverfi og málsaðild</text:p>
          </table:table-cell>
          <table:table-cell office:value-type="string" calcext:value-type="string">
            <text:p>Við töku ákvarðana um náttúru Íslands og umhverfi skulu stjórnvöld byggja á meginreglum umhverfisrétta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6" calcext:value-type="float">
            <text:p>36</text:p>
          </table:table-cell>
          <table:table-cell table:number-columns-repeated="2" office:value-type="float" office:value="1" calcext:value-type="float">
            <text:p>1</text:p>
          </table:table-cell>
          <table:table-cell office:value-type="string" calcext:value-type="string">
            <text:p>Dýravernd</text:p>
          </table:table-cell>
          <table:table-cell office:value-type="string" calcext:value-type="string">
            <text:p>Með lögum skal kveðið á um vernd dýra gegn illri meðferð og dýrategunda í útrýmingarhætt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7" calcext:value-type="float">
            <text:p>37</text:p>
          </table:table-cell>
          <table:table-cell table:number-columns-repeated="2" office:value-type="float" office:value="1" calcext:value-type="float">
            <text:p>1</text:p>
          </table:table-cell>
          <table:table-cell office:value-type="string" calcext:value-type="string">
            <text:p>Hlutverk</text:p>
          </table:table-cell>
          <table:table-cell office:value-type="string" calcext:value-type="string">
            <text:p>Alþingi fer með löggjafarvald og fjárstjórnarvald ríkisins og hefur eftirlit með framkvæmdarvaldinu svo sem nánar er mælt fyrir um í stjórnarskrá þessari og öðrum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8" calcext:value-type="float">
            <text:p>38</text:p>
          </table:table-cell>
          <table:table-cell table:number-columns-repeated="2" office:value-type="float" office:value="1" calcext:value-type="float">
            <text:p>1</text:p>
          </table:table-cell>
          <table:table-cell office:value-type="string" calcext:value-type="string">
            <text:p>Friðhelgi</text:p>
          </table:table-cell>
          <table:table-cell office:value-type="string" calcext:value-type="string">
            <text:p>Alþingi er friðheilag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8" calcext:value-type="float">
            <text:p>3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riðhelgi</text:p>
          </table:table-cell>
          <table:table-cell office:value-type="string" calcext:value-type="string">
            <text:p>Enginn má raska friði þess né frels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table:number-columns-repeated="2" office:value-type="float" office:value="1" calcext:value-type="float">
            <text:p>1</text:p>
          </table:table-cell>
          <table:table-cell office:value-type="string" calcext:value-type="string">
            <text:p>Alþingiskosningar</text:p>
          </table:table-cell>
          <table:table-cell office:value-type="string" calcext:value-type="string">
            <text:p>Á Alþingi eiga sæti 63 þjóðkjörnir þingmenn, kosnir leynilegri kosningu til fjögurra ár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Atkvæði kjósenda alls staðar á landinu vega jafn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Heimilt er að skipta landinu upp í kjördæmi. Þau skulu flest vera átt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Samtök frambjóðenda bjóða fram lista, kjördæmislista eða landslista eða hvort tveggj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Alþingiskosningar</text:p>
          </table:table-cell>
          <table:table-cell office:value-type="string" calcext:value-type="string">
            <text:p>Frambjóðendur mega bjóða sig fram samtímis á landslista og einum kjördæmislista sömu samtak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Kjósandi velur með persónukjöri frambjóðendur af listum í sínu kjördæmi eða af landslistum, eða hvort tveggj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Alþingiskosningar</text:p>
          </table:table-cell>
          <table:table-cell office:value-type="string" calcext:value-type="string">
            <text:p>Honum er og heimilt að merkja í stað þess við einn kjördæmislista eða einn landslista, og hefur hann þá valið alla frambjóðendur listans jafn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Alþingiskosningar</text:p>
          </table:table-cell>
          <table:table-cell office:value-type="string" calcext:value-type="string">
            <text:p>Heimilt er að mæla fyrir um í lögum að valið sé einskorðað við kjördæmislista eða landslista sömu samtak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Þingsætum skal úthluta til samtaka frambjóðenda þannig að hver þeirra fái þingmannatölu í sem fyllstu samræmi við heildaratkvæðatöl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Í lögum skal mælt fyrir um hvernig þingsætum skuli úthlutað til frambjóðenda út frá atkvæðastyrk þeirr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Í lögum má mæla fyrir um að tiltekinn fjöldi þingsæta sé bundinn einstökum kjördæmum, þó ekki fleiri en 30 all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Alþingiskosningar</text:p>
          </table:table-cell>
          <table:table-cell office:value-type="string" calcext:value-type="string">
            <text:p>Tala kjósenda á kjörskrá að baki hverju bundnu sæti skal ekki vera lægri en meðaltalið miðað við öll 63 þingsætin.</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Í kosningalögum skal mælt fyrir um hvernig stuðla skuli að sem jöfnustu hlutfalli kvenna og karla á Al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Breytingar á kjördæmamörkum, tilhögun á úthlutun þingsæta og reglum um framboð, sem fyrir er mælt í lögum, verða aðeins gerðar með samþykki 2/3 hluta atkvæða á Al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Alþingiskosningar</text:p>
          </table:table-cell>
          <table:table-cell office:value-type="string" calcext:value-type="string">
            <text:p>Slíkar breytingar má ekki gera ef minna en sex mánuðir eru til kosninga, og gildistaka þeirra skal frestast ef boðað er til kosninga innan sex mánaða frá staðfestingu þeirr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0" calcext:value-type="float">
            <text:p>40</text:p>
          </table:table-cell>
          <table:table-cell table:number-columns-repeated="2" office:value-type="float" office:value="1" calcext:value-type="float">
            <text:p>1</text:p>
          </table:table-cell>
          <table:table-cell office:value-type="string" calcext:value-type="string">
            <text:p>Kjörtímabil</text:p>
          </table:table-cell>
          <table:table-cell office:value-type="string" calcext:value-type="string">
            <text:p>Reglulegar alþingiskosningar skulu fara fram eigi síðar en við lok kjörtímabil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0" calcext:value-type="float">
            <text:p>4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Kjörtímabil</text:p>
          </table:table-cell>
          <table:table-cell office:value-type="string" calcext:value-type="string">
            <text:p>Kjörtímabil er fjögur á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0" calcext:value-type="float">
            <text:p>4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Kjörtímabil</text:p>
          </table:table-cell>
          <table:table-cell office:value-type="string" calcext:value-type="string">
            <text:p>Upphaf og lok kjörtímabils miðast við sama vikudag í mánuði, talið frá mánaðamót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1" calcext:value-type="float">
            <text:p>41</text:p>
          </table:table-cell>
          <table:table-cell table:number-columns-repeated="2" office:value-type="float" office:value="1" calcext:value-type="float">
            <text:p>1</text:p>
          </table:table-cell>
          <table:table-cell office:value-type="string" calcext:value-type="string">
            <text:p>Kosningaréttur</text:p>
          </table:table-cell>
          <table:table-cell office:value-type="string" calcext:value-type="string">
            <text:p>Kosningarétt við kosningar til Alþingis hafa allir sem eru 18 ára eða eldri þegar kosning fer fram og hafa íslenskan ríkisborgararét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1" calcext:value-type="float">
            <text:p>4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Kosningaréttur</text:p>
          </table:table-cell>
          <table:table-cell office:value-type="string" calcext:value-type="string">
            <text:p>Lögheimili á Íslandi, þegar kosning fer fram, er einnig skilyrði kosningaréttar, nema undantekningar frá þeirri reglu verði ákveðnar í lögum um kosningar til Alþingi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1" calcext:value-type="float">
            <text:p>4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Kosningaréttur</text:p>
          </table:table-cell>
          <table:table-cell office:value-type="string" calcext:value-type="string">
            <text:p>Nánari reglur um alþingiskosningar skulu settar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2" calcext:value-type="float">
            <text:p>42</text:p>
          </table:table-cell>
          <table:table-cell table:number-columns-repeated="2" office:value-type="float" office:value="1" calcext:value-type="float">
            <text:p>1</text:p>
          </table:table-cell>
          <table:table-cell office:value-type="string" calcext:value-type="string">
            <text:p>Kjörgengi</text:p>
          </table:table-cell>
          <table:table-cell office:value-type="string" calcext:value-type="string">
            <text:p>Kjörgengur við kosningar til Alþingis er hver sá ríkisborgari sem kosningarétt á til þeirra og hefur óflekkað mannorð.</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2" calcext:value-type="float">
            <text:p>4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Kjörgengi</text:p>
          </table:table-cell>
          <table:table-cell office:value-type="string" calcext:value-type="string">
            <text:p>Hæstaréttardómarar eru þó ekki kjörgengi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2" calcext:value-type="float">
            <text:p>4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Kjörgengi</text:p>
          </table:table-cell>
          <table:table-cell office:value-type="string" calcext:value-type="string">
            <text:p>Glati alþingismaður kjörgengi missir hann þann rétt sem þingkosningin veitti hon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2" calcext:value-type="float">
            <text:p>4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Kjörgengi</text:p>
          </table:table-cell>
          <table:table-cell office:value-type="string" calcext:value-type="string">
            <text:p>Varamaður tekur þá sæti hans á 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3" calcext:value-type="float">
            <text:p>43</text:p>
          </table:table-cell>
          <table:table-cell table:number-columns-repeated="2" office:value-type="float" office:value="1" calcext:value-type="float">
            <text:p>1</text:p>
          </table:table-cell>
          <table:table-cell office:value-type="string" calcext:value-type="string">
            <text:p>Gildi kosninga</text:p>
          </table:table-cell>
          <table:table-cell office:value-type="string" calcext:value-type="string">
            <text:p>Alþingi kýs landskjörstjórn til þess að úrskurða um gildi forsetakosningar, kosninga til Alþingis svo og þjóðaratkvæðagreiðsln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3" calcext:value-type="float">
            <text:p>4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Gildi kosninga</text:p>
          </table:table-cell>
          <table:table-cell office:value-type="string" calcext:value-type="string">
            <text:p>Landskjörstjórn gefur út kjörbréf forseta og alþingismanna og úrskurðar hvort þingmaður hafi misst kjörge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3" calcext:value-type="float">
            <text:p>43</text:p>
          </table:table-cell>
          <table:table-cell table:number-columns-repeated="2" office:value-type="float" office:value="2" calcext:value-type="float">
            <text:p>2</text:p>
          </table:table-cell>
          <table:table-cell office:value-type="string" calcext:value-type="string">
            <text:p>Gildi kosninga</text:p>
          </table:table-cell>
          <table:table-cell office:value-type="string" calcext:value-type="string">
            <text:p>Um störf landskjörstjórnar fer eftir nánari fyrirmælum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3" calcext:value-type="float">
            <text:p>43</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Gildi kosninga</text:p>
          </table:table-cell>
          <table:table-cell office:value-type="string" calcext:value-type="string">
            <text:p>Úrskurðum landskjörstjórnar má skjóta til dómstól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4" calcext:value-type="float">
            <text:p>44</text:p>
          </table:table-cell>
          <table:table-cell table:number-columns-repeated="2" office:value-type="float" office:value="1" calcext:value-type="float">
            <text:p>1</text:p>
          </table:table-cell>
          <table:table-cell office:value-type="string" calcext:value-type="string">
            <text:p>Starfstími</text:p>
          </table:table-cell>
          <table:table-cell office:value-type="string" calcext:value-type="string">
            <text:p>Alþingi kemur saman eigi síðar en tveimur vikum eftir hverjar alþingiskosninga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4" calcext:value-type="float">
            <text:p>4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tarfstími</text:p>
          </table:table-cell>
          <table:table-cell office:value-type="string" calcext:value-type="string">
            <text:p>Í lögum skal kveðið á um samkomudag reglulegs Alþingis og skiptingu starfstíma þess í löggjafarþing.</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5" calcext:value-type="float">
            <text:p>45</text:p>
          </table:table-cell>
          <table:table-cell table:number-columns-repeated="2" office:value-type="float" office:value="1" calcext:value-type="float">
            <text:p>1</text:p>
          </table:table-cell>
          <table:table-cell office:value-type="string" calcext:value-type="string">
            <text:p>Samkomustaður</text:p>
          </table:table-cell>
          <table:table-cell office:value-type="string" calcext:value-type="string">
            <text:p>Alþingi kemur að jafnaði saman í Reykjavík en getur þó ákveðið að koma saman á öðrum stað.</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6" calcext:value-type="float">
            <text:p>46</text:p>
          </table:table-cell>
          <table:table-cell table:number-columns-repeated="2" office:value-type="float" office:value="1" calcext:value-type="float">
            <text:p>1</text:p>
          </table:table-cell>
          <table:table-cell office:value-type="string" calcext:value-type="string">
            <text:p>Þingsetning</text:p>
          </table:table-cell>
          <table:table-cell office:value-type="string" calcext:value-type="string">
            <text:p>Forseti Íslands stefnir saman Alþingi að loknum alþingiskosningum og setur reglulegt Alþingi ár hver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6" calcext:value-type="float">
            <text:p>4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Þingsetning</text:p>
          </table:table-cell>
          <table:table-cell office:value-type="string" calcext:value-type="string">
            <text:p>Forseti stefnir einnig saman og setur Alþingi að tillögu forseta þess eða 1/3 hluta þingmann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7" calcext:value-type="float">
            <text:p>47</text:p>
          </table:table-cell>
          <table:table-cell table:number-columns-repeated="2" office:value-type="float" office:value="1" calcext:value-type="float">
            <text:p>1</text:p>
          </table:table-cell>
          <table:table-cell office:value-type="string" calcext:value-type="string">
            <text:p>Eiðstafur</text:p>
          </table:table-cell>
          <table:table-cell office:value-type="string" calcext:value-type="string">
            <text:p>Sérhver nýr alþingismaður undirritar eiðstaf að stjórnarskránni þegar kosning hans hefur verið tekin gild.</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8" calcext:value-type="float">
            <text:p>48</text:p>
          </table:table-cell>
          <table:table-cell table:number-columns-repeated="2" office:value-type="float" office:value="1" calcext:value-type="float">
            <text:p>1</text:p>
          </table:table-cell>
          <table:table-cell office:value-type="string" calcext:value-type="string">
            <text:p>Sjálfstæði alþingismanna</text:p>
          </table:table-cell>
          <table:table-cell office:value-type="string" calcext:value-type="string">
            <text:p>Alþingismenn eru eingöngu bundnir við sannfæringu sína, en ekki við nein fyrirmæli frá öðr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9" calcext:value-type="float">
            <text:p>49</text:p>
          </table:table-cell>
          <table:table-cell table:number-columns-repeated="2" office:value-type="float" office:value="1" calcext:value-type="float">
            <text:p>1</text:p>
          </table:table-cell>
          <table:table-cell office:value-type="string" calcext:value-type="string">
            <text:p>Friðhelgi alþingismanna</text:p>
          </table:table-cell>
          <table:table-cell office:value-type="string" calcext:value-type="string">
            <text:p>Ekki má setja alþingismann í gæsluvarðhald eða höfða sakamál á hendur honum án samþykkis þingsins nema hann sé staðinn að glæp.</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9" calcext:value-type="float">
            <text:p>4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riðhelgi alþingismanna</text:p>
          </table:table-cell>
          <table:table-cell office:value-type="string" calcext:value-type="string">
            <text:p>Alþingismaður verður ekki krafinn reikningsskapar utan þings fyrir það sem hann hefur sagt í þinginu nema Alþingi leyf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9" calcext:value-type="float">
            <text:p>4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Friðhelgi alþingismanna</text:p>
          </table:table-cell>
          <table:table-cell office:value-type="string" calcext:value-type="string">
            <text:p>Alþingismanni er heimilt að afsala sér friðhel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0" calcext:value-type="float">
            <text:p>50</text:p>
          </table:table-cell>
          <table:table-cell table:number-columns-repeated="2" office:value-type="float" office:value="1" calcext:value-type="float">
            <text:p>1</text:p>
          </table:table-cell>
          <table:table-cell office:value-type="string" calcext:value-type="string">
            <text:p>Hagsmunaskráning og vanhæfi</text:p>
          </table:table-cell>
          <table:table-cell office:value-type="string" calcext:value-type="string">
            <text:p>Alþingismanni er óheimilt að taka þátt í meðferð þingmáls sem varðar sérstaka og verulega hagsmuni hans eða honum nákominn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0" calcext:value-type="float">
            <text:p>5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agsmunaskráning og vanhæfi</text:p>
          </table:table-cell>
          <table:table-cell office:value-type="string" calcext:value-type="string">
            <text:p>Um hæfi þingmanna skal mælt fyrir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0" calcext:value-type="float">
            <text:p>5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agsmunaskráning og vanhæfi</text:p>
          </table:table-cell>
          <table:table-cell office:value-type="string" calcext:value-type="string">
            <text:p>Vanhæfi þingmanns hefur ekki áhrif á gildi settra lag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0" calcext:value-type="float">
            <text:p>5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gsmunaskráning og vanhæfi</text:p>
          </table:table-cell>
          <table:table-cell office:value-type="string" calcext:value-type="string">
            <text:p>Í lögum skal kveðið á um skyldu alþingismanna til að veita upplýsingar um fjárhagslega hagsmuni sín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1" calcext:value-type="float">
            <text:p>51</text:p>
          </table:table-cell>
          <table:table-cell table:number-columns-repeated="2" office:value-type="float" office:value="1" calcext:value-type="float">
            <text:p>1</text:p>
          </table:table-cell>
          <table:table-cell office:value-type="string" calcext:value-type="string">
            <text:p>Styrkir til frambjóðenda og samtaka þeirra</text:p>
          </table:table-cell>
          <table:table-cell office:value-type="string" calcext:value-type="string">
            <text:p>Í lögum skal kveðið á um starfsemi stjórnmálasamtaka, svo og um fjármál frambjóðenda í því skyni að halda kostnaði í hófi, tryggja gegnsæi og takmarka auglýsingar í kosningabarátt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1" calcext:value-type="float">
            <text:p>5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tyrkir til frambjóðenda og samtaka þeirra</text:p>
          </table:table-cell>
          <table:table-cell office:value-type="string" calcext:value-type="string">
            <text:p>Upplýsingar um framlög yfir ákveðinni lágmarksupphæð skulu birtar jafnóðum samkvæmt nánari fyrirmælum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2" calcext:value-type="float">
            <text:p>52</text:p>
          </table:table-cell>
          <table:table-cell table:number-columns-repeated="2" office:value-type="float" office:value="1" calcext:value-type="float">
            <text:p>1</text:p>
          </table:table-cell>
          <table:table-cell office:value-type="string" calcext:value-type="string">
            <text:p>Þingforseti</text:p>
          </table:table-cell>
          <table:table-cell office:value-type="string" calcext:value-type="string">
            <text:p>Alþingi kýs sér forseta með 2/3 hlutum atkvæða í upphafi hvers kjörtímabil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2" calcext:value-type="float">
            <text:p>5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Þingforseti</text:p>
          </table:table-cell>
          <table:table-cell office:value-type="string" calcext:value-type="string">
            <text:p>Sitji forseti ekki út kjörtímabil skal sami háttur hafður á við kosningu nýs forset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2" calcext:value-type="float">
            <text:p>5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Þingforseti</text:p>
          </table:table-cell>
          <table:table-cell office:value-type="string" calcext:value-type="string">
            <text:p>Forseti stýrir störfum Alþingi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2" calcext:value-type="float">
            <text:p>52</text:p>
          </table:table-cell>
          <table:table-cell table:number-columns-repeated="2" office:value-type="float" office:value="2" calcext:value-type="float">
            <text:p>2</text:p>
          </table:table-cell>
          <table:table-cell office:value-type="string" calcext:value-type="string">
            <text:p>Þingforseti</text:p>
          </table:table-cell>
          <table:table-cell office:value-type="string" calcext:value-type="string">
            <text:p>Hann ber ábyrgð á rekstri þingsins og hefur æðsta vald í stjórnsýslu þes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2" calcext:value-type="float">
            <text:p>52</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Þingforseti</text:p>
          </table:table-cell>
          <table:table-cell office:value-type="string" calcext:value-type="string">
            <text:p>Með forseta starfa varaforsetar sem eru staðgenglar hans og mynda ásamt honum forsætisnefnd.</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2" calcext:value-type="float">
            <text:p>52</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Þingforseti</text:p>
          </table:table-cell>
          <table:table-cell office:value-type="string" calcext:value-type="string">
            <text:p>Um kosningu þeirra skal mælt fyrir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2" calcext:value-type="float">
            <text:p>5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Þingforseti</text:p>
          </table:table-cell>
          <table:table-cell office:value-type="string" calcext:value-type="string">
            <text:p>Forseti Alþingis lætur af almennum þingstörfum og hefur ekki atkvæðisrét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2" calcext:value-type="float">
            <text:p>5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Þingforseti</text:p>
          </table:table-cell>
          <table:table-cell office:value-type="string" calcext:value-type="string">
            <text:p>Varamaður hans tekur sæti á þingi á meðan hann gegnir embættin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3" calcext:value-type="float">
            <text:p>53</text:p>
          </table:table-cell>
          <table:table-cell table:number-columns-repeated="2" office:value-type="float" office:value="1" calcext:value-type="float">
            <text:p>1</text:p>
          </table:table-cell>
          <table:table-cell office:value-type="string" calcext:value-type="string">
            <text:p>Þingsköp</text:p>
          </table:table-cell>
          <table:table-cell office:value-type="string" calcext:value-type="string">
            <text:p>Þingsköp Alþingis skulu sett með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4" calcext:value-type="float">
            <text:p>54</text:p>
          </table:table-cell>
          <table:table-cell table:number-columns-repeated="2" office:value-type="float" office:value="1" calcext:value-type="float">
            <text:p>1</text:p>
          </table:table-cell>
          <table:table-cell office:value-type="string" calcext:value-type="string">
            <text:p>Þingnefndir</text:p>
          </table:table-cell>
          <table:table-cell office:value-type="string" calcext:value-type="string">
            <text:p>Alþingi kýs fastanefndir til að fjalla um þingmál.</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4" calcext:value-type="float">
            <text:p>5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Þingnefndir</text:p>
          </table:table-cell>
          <table:table-cell office:value-type="string" calcext:value-type="string">
            <text:p>Um störf þingnefnda skal mælt fyrir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5" calcext:value-type="float">
            <text:p>55</text:p>
          </table:table-cell>
          <table:table-cell table:number-columns-repeated="2" office:value-type="float" office:value="1" calcext:value-type="float">
            <text:p>1</text:p>
          </table:table-cell>
          <table:table-cell office:value-type="string" calcext:value-type="string">
            <text:p>Opnir fundir</text:p>
          </table:table-cell>
          <table:table-cell office:value-type="string" calcext:value-type="string">
            <text:p>Fundir Alþingis eru haldnir í heyranda hljóð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5" calcext:value-type="float">
            <text:p>5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Opnir fundir</text:p>
          </table:table-cell>
          <table:table-cell office:value-type="string" calcext:value-type="string">
            <text:p>Þingnefnd getur ákveðið að fundur hennar sé opinn almenn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6" calcext:value-type="float">
            <text:p>56</text:p>
          </table:table-cell>
          <table:table-cell table:number-columns-repeated="2" office:value-type="float" office:value="1" calcext:value-type="float">
            <text:p>1</text:p>
          </table:table-cell>
          <table:table-cell office:value-type="string" calcext:value-type="string">
            <text:p>Flutningur þingmála</text:p>
          </table:table-cell>
          <table:table-cell office:value-type="string" calcext:value-type="string">
            <text:p>Alþingismenn hafa rétt til að flytja frumvörp til laga, tillögur til ályktana og önnur þingmál.</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6" calcext:value-type="float">
            <text:p>5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lutningur þingmála</text:p>
          </table:table-cell>
          <table:table-cell office:value-type="string" calcext:value-type="string">
            <text:p>Ráðherrar geta lagt fyrir Alþingi frumvörp til laga og tillögur til ályktana sem ríkisstjórn hefur samþykk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7" calcext:value-type="float">
            <text:p>57</text:p>
          </table:table-cell>
          <table:table-cell table:number-columns-repeated="2" office:value-type="float" office:value="1" calcext:value-type="float">
            <text:p>1</text:p>
          </table:table-cell>
          <table:table-cell office:value-type="string" calcext:value-type="string">
            <text:p>Meðferð lagafrumvarpa</text:p>
          </table:table-cell>
          <table:table-cell office:value-type="string" calcext:value-type="string">
            <text:p>Frumvörp alþingismanna og ríkisstjórnar eru tekin til athugunar og meðferðar í þingnefndum áður en þau eru rædd á Al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7" calcext:value-type="float">
            <text:p>5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Meðferð lagafrumvarpa</text:p>
          </table:table-cell>
          <table:table-cell office:value-type="string" calcext:value-type="string">
            <text:p>Sama á við um þingmál að tillögu kjósend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7" calcext:value-type="float">
            <text:p>5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Meðferð lagafrumvarpa</text:p>
          </table:table-cell>
          <table:table-cell office:value-type="string" calcext:value-type="string">
            <text:p>Mat á áhrifum lagasetningar skal fylgja frumvörpum samkvæmt nánari ákvæðum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7" calcext:value-type="float">
            <text:p>5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Meðferð lagafrumvarpa</text:p>
          </table:table-cell>
          <table:table-cell office:value-type="string" calcext:value-type="string">
            <text:p>Lagafrumvarp má ekki samþykkja fyrr en eftir minnst tvær umræður á Al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7" calcext:value-type="float">
            <text:p>57</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Meðferð lagafrumvarpa</text:p>
          </table:table-cell>
          <table:table-cell office:value-type="string" calcext:value-type="string">
            <text:p>Frumvörp sem hafa ekki hlotið lokaafgreiðslu falla niður við lok kjörtímabil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8" calcext:value-type="float">
            <text:p>58</text:p>
          </table:table-cell>
          <table:table-cell table:number-columns-repeated="2" office:value-type="float" office:value="1" calcext:value-type="float">
            <text:p>1</text:p>
          </table:table-cell>
          <table:table-cell office:value-type="string" calcext:value-type="string">
            <text:p>Meðferð þingsályktunartillagna og annarra þingmála</text:p>
          </table:table-cell>
          <table:table-cell office:value-type="string" calcext:value-type="string">
            <text:p>Þingsályktunartillögur ríkisstjórnar eru teknar til athugunar og meðferðar í þingnefndum áður en þær eru ræddar á Al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8" calcext:value-type="float">
            <text:p>5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Meðferð þingsályktunartillagna og annarra þingmála</text:p>
          </table:table-cell>
          <table:table-cell office:value-type="string" calcext:value-type="string">
            <text:p>Tillögu til þingsályktunar má ekki samþykkja fyrr en eftir tvær umræður á Al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8" calcext:value-type="float">
            <text:p>5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Meðferð þingsályktunartillagna og annarra þingmála</text:p>
          </table:table-cell>
          <table:table-cell office:value-type="string" calcext:value-type="string">
            <text:p>Tillögur til þingsályktana sem hafa ekki hlotið lokaafgreiðslu falla niður við lok löggjafarþing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8" calcext:value-type="float">
            <text:p>5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Meðferð þingsályktunartillagna og annarra þingmála</text:p>
          </table:table-cell>
          <table:table-cell office:value-type="string" calcext:value-type="string">
            <text:p>Tillögur um þingrof eða vantraust á ráðherra eru ræddar og afgreiddar við eina umræð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8" calcext:value-type="float">
            <text:p>5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Meðferð þingsályktunartillagna og annarra þingmála</text:p>
          </table:table-cell>
          <table:table-cell office:value-type="string" calcext:value-type="string">
            <text:p>Að öðru leyti skal kveðið á um meðferð þingmála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9" calcext:value-type="float">
            <text:p>59</text:p>
          </table:table-cell>
          <table:table-cell table:number-columns-repeated="2" office:value-type="float" office:value="1" calcext:value-type="float">
            <text:p>1</text:p>
          </table:table-cell>
          <table:table-cell office:value-type="string" calcext:value-type="string">
            <text:p>Ályktunarbærni</text:p>
          </table:table-cell>
          <table:table-cell office:value-type="string" calcext:value-type="string">
            <text:p>Alþingi getur því aðeins gert samþykkt um mál að meira en helmingur þingmanna sé á fundi og taki þátt í atkvæðagreiðsl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1" calcext:value-type="float">
            <text:p>1</text:p>
          </table:table-cell>
          <table:table-cell office:value-type="string" calcext:value-type="string">
            <text:p>Staðfesting laga</text:p>
          </table:table-cell>
          <table:table-cell office:value-type="string" calcext:value-type="string">
            <text:p>Þegar Alþingi hefur samþykkt frumvarp undirritar forseti Alþingis það og leggur innan tveggja vikna fyrir forseta Íslands til staðfestingar, og veitir undirskrift hans því lagagild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0" calcext:value-type="float">
            <text:p>6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taðfesting laga</text:p>
          </table:table-cell>
          <table:table-cell office:value-type="string" calcext:value-type="string">
            <text:p>Forseti Íslands getur ákveðið innan viku frá móttöku frumvarps að synja því staðfestinga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2" calcext:value-type="float">
            <text:p>2</text:p>
          </table:table-cell>
          <table:table-cell office:value-type="string" calcext:value-type="string">
            <text:p>Staðfesting laga</text:p>
          </table:table-cell>
          <table:table-cell office:value-type="string" calcext:value-type="string">
            <text:p>Skal sú ákvörðun vera rökstudd og tilkynnt forseta Alþingi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0" calcext:value-type="float">
            <text:p>60</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Staðfesting laga</text:p>
          </table:table-cell>
          <table:table-cell office:value-type="string" calcext:value-type="string">
            <text:p>Frumvarpið fær þá engu að síður lagagildi, en innan þriggja mánaða skal bera lögin undir þjóðaratkvæði til samþykktar eða synjuna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0" calcext:value-type="float">
            <text:p>6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Staðfesting laga</text:p>
          </table:table-cell>
          <table:table-cell office:value-type="string" calcext:value-type="string">
            <text:p>Einfaldur meirihluti ræður hvort lögin halda gildi sín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0" calcext:value-type="float">
            <text:p>60</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Staðfesting laga</text:p>
          </table:table-cell>
          <table:table-cell office:value-type="string" calcext:value-type="string">
            <text:p>Atkvæðagreiðsla fer þó ekki fram felli Alþingi lögin úr gildi innan fimm daga frá synjun forset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0" calcext:value-type="float">
            <text:p>6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Staðfesting laga</text:p>
          </table:table-cell>
          <table:table-cell office:value-type="string" calcext:value-type="string">
            <text:p>Um framkvæmd þjóðaratkvæðagreiðslu skal að öðru leyti mælt fyrir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1" calcext:value-type="float">
            <text:p>61</text:p>
          </table:table-cell>
          <table:table-cell table:number-columns-repeated="2" office:value-type="float" office:value="1" calcext:value-type="float">
            <text:p>1</text:p>
          </table:table-cell>
          <table:table-cell office:value-type="string" calcext:value-type="string">
            <text:p>Birting laga</text:p>
          </table:table-cell>
          <table:table-cell office:value-type="string" calcext:value-type="string">
            <text:p>Birta skal lög, stjórnvaldsfyrirmæli og þjóðréttarsamninga sem ríkið hefur fullgil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1" calcext:value-type="float">
            <text:p>6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Birting laga</text:p>
          </table:table-cell>
          <table:table-cell office:value-type="string" calcext:value-type="string">
            <text:p>Lögum og stjórnvaldsfyrirmælum má aldrei beita með íþyngjandi hætti fyrr en eftir birtingu þeirr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1" calcext:value-type="float">
            <text:p>61</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Birting laga</text:p>
          </table:table-cell>
          <table:table-cell office:value-type="string" calcext:value-type="string">
            <text:p>Um birtingarhátt og gildistöku fer að lands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2" calcext:value-type="float">
            <text:p>62</text:p>
          </table:table-cell>
          <table:table-cell table:number-columns-repeated="2" office:value-type="float" office:value="1" calcext:value-type="float">
            <text:p>1</text:p>
          </table:table-cell>
          <table:table-cell office:value-type="string" calcext:value-type="string">
            <text:p>Lögrétta</text:p>
          </table:table-cell>
          <table:table-cell office:value-type="string" calcext:value-type="string">
            <text:p>Alþingi kýs í Lögréttu fimm menn til fimm ár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2" calcext:value-type="float">
            <text:p>6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Lögrétta</text:p>
          </table:table-cell>
          <table:table-cell office:value-type="string" calcext:value-type="string">
            <text:p>Þingnefnd eða 1/5 hluti alþingismanna getur óskað eftir áliti Lögréttu um hvort frumvarp til laga samrýmist stjórnarskrá og þjóðréttarlegum skuldbindingum ríkisin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2" calcext:value-type="float">
            <text:p>62</text:p>
          </table:table-cell>
          <table:table-cell table:number-columns-repeated="2" office:value-type="float" office:value="2" calcext:value-type="float">
            <text:p>2</text:p>
          </table:table-cell>
          <table:table-cell office:value-type="string" calcext:value-type="string">
            <text:p>Lögrétta</text:p>
          </table:table-cell>
          <table:table-cell office:value-type="string" calcext:value-type="string">
            <text:p>Ekki má afgreiða frumvarpið fyrr en álit Lögréttu liggur fyri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2" calcext:value-type="float">
            <text:p>6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Lögrétta</text:p>
          </table:table-cell>
          <table:table-cell office:value-type="string" calcext:value-type="string">
            <text:p>Um störf Lögréttu skal mælt fyrir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3" calcext:value-type="float">
            <text:p>63</text:p>
          </table:table-cell>
          <table:table-cell table:number-columns-repeated="2" office:value-type="float" office:value="1" calcext:value-type="float">
            <text:p>1</text:p>
          </table:table-cell>
          <table:table-cell office:value-type="string" calcext:value-type="string">
            <text:p>Stjórnskipunar- og eftirlitsnefnd</text:p>
          </table:table-cell>
          <table:table-cell office:value-type="string" calcext:value-type="string">
            <text:p>Stjórnskipunar- og eftirlitsnefnd Alþingis kannar hvers kyns athafnir og ákvarðanir ráðherra eða stjórnsýslu þeirra eftir því sem hún telur efni til.</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3" calcext:value-type="float">
            <text:p>6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tjórnskipunar- og eftirlitsnefnd</text:p>
          </table:table-cell>
          <table:table-cell office:value-type="string" calcext:value-type="string">
            <text:p>Nefndinni er skylt að hefja slíka könnun að kröfu þriðjungs þingmann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4" calcext:value-type="float">
            <text:p>64</text:p>
          </table:table-cell>
          <table:table-cell table:number-columns-repeated="2" office:value-type="float" office:value="1" calcext:value-type="float">
            <text:p>1</text:p>
          </table:table-cell>
          <table:table-cell office:value-type="string" calcext:value-type="string">
            <text:p>Rannsóknarnefndir</text:p>
          </table:table-cell>
          <table:table-cell office:value-type="string" calcext:value-type="string">
            <text:p>Alþingi getur skipað nefndir til að rannsaka mikilvæg mál er almenning varð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4" calcext:value-type="float">
            <text:p>6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annsóknarnefndir</text:p>
          </table:table-cell>
          <table:table-cell office:value-type="string" calcext:value-type="string">
            <text:p>Nánari reglur um hlutverk, rannsóknarheimildir og skipan rannsóknarnefnda skulu settar með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5" calcext:value-type="float">
            <text:p>65</text:p>
          </table:table-cell>
          <table:table-cell table:number-columns-repeated="2" office:value-type="float" office:value="1" calcext:value-type="float">
            <text:p>1</text:p>
          </table:table-cell>
          <table:table-cell office:value-type="string" calcext:value-type="string">
            <text:p>Málskot til þjóðarinnar</text:p>
          </table:table-cell>
          <table:table-cell office:value-type="string" calcext:value-type="string">
            <text:p>Tíu af hundraði kjósenda geta krafist þjóðaratkvæðis um lög sem Alþingi hefur samþykk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5" calcext:value-type="float">
            <text:p>6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Málskot til þjóðarinnar</text:p>
          </table:table-cell>
          <table:table-cell office:value-type="string" calcext:value-type="string">
            <text:p>Kröfuna ber að leggja fram innan þriggja mánaða frá samþykkt lagann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5" calcext:value-type="float">
            <text:p>6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Málskot til þjóðarinnar</text:p>
          </table:table-cell>
          <table:table-cell office:value-type="string" calcext:value-type="string">
            <text:p>Lögin falla úr gildi, ef kjósendur hafna þeim, en annars halda þau gildi sín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5" calcext:value-type="float">
            <text:p>65</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Málskot til þjóðarinnar</text:p>
          </table:table-cell>
          <table:table-cell office:value-type="string" calcext:value-type="string">
            <text:p>Alþingi getur þó ákveðið að fella lögin úr gildi áður en til þjóðaratkvæðis kemu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5" calcext:value-type="float">
            <text:p>6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Málskot til þjóðarinnar</text:p>
          </table:table-cell>
          <table:table-cell office:value-type="string" calcext:value-type="string">
            <text:p>Þjóðaratkvæðagreiðslan skal fara fram innan árs frá því að krafa kjósenda var lögð fra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6" calcext:value-type="float">
            <text:p>66</text:p>
          </table:table-cell>
          <table:table-cell table:number-columns-repeated="2" office:value-type="float" office:value="1" calcext:value-type="float">
            <text:p>1</text:p>
          </table:table-cell>
          <table:table-cell office:value-type="string" calcext:value-type="string">
            <text:p>Þingmál að frumkvæði kjósenda</text:p>
          </table:table-cell>
          <table:table-cell office:value-type="string" calcext:value-type="string">
            <text:p>Tveir af hundraði kjósenda geta lagt fram þingmál á Al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6" calcext:value-type="float">
            <text:p>6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Þingmál að frumkvæði kjósenda</text:p>
          </table:table-cell>
          <table:table-cell office:value-type="string" calcext:value-type="string">
            <text:p>Tíu af hundraði kjósenda geta lagt frumvarp til laga fyrir Al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6" calcext:value-type="float">
            <text:p>66</text:p>
          </table:table-cell>
          <table:table-cell table:number-columns-repeated="2" office:value-type="float" office:value="2" calcext:value-type="float">
            <text:p>2</text:p>
          </table:table-cell>
          <table:table-cell office:value-type="string" calcext:value-type="string">
            <text:p>Þingmál að frumkvæði kjósenda</text:p>
          </table:table-cell>
          <table:table-cell office:value-type="string" calcext:value-type="string">
            <text:p>Alþingi getur lagt fram gagntillögu í formi annars frumvarp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6" calcext:value-type="float">
            <text:p>66</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Þingmál að frumkvæði kjósenda</text:p>
          </table:table-cell>
          <table:table-cell office:value-type="string" calcext:value-type="string">
            <text:p>Hafi frumvarp kjósenda ekki verið dregið til baka skal bera það undir þjóðaratkvæði svo og frumvarp Alþingis komi það fra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6" calcext:value-type="float">
            <text:p>6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Þingmál að frumkvæði kjósenda</text:p>
          </table:table-cell>
          <table:table-cell office:value-type="string" calcext:value-type="string">
            <text:p>Alþingi getur ákveðið að þjóðaratkvæðagreiðslan skuli vera bindand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6" calcext:value-type="float">
            <text:p>66</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Þingmál að frumkvæði kjósenda</text:p>
          </table:table-cell>
          <table:table-cell office:value-type="string" calcext:value-type="string">
            <text:p>Atkvæðagreiðsla um frumvarp að tillögu kjósenda skal fara fram innan tveggja ára frá því málið hefur verið afhent Al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7" calcext:value-type="float">
            <text:p>67</text:p>
          </table:table-cell>
          <table:table-cell table:number-columns-repeated="2" office:value-type="float" office:value="1" calcext:value-type="float">
            <text:p>1</text:p>
          </table:table-cell>
          <table:table-cell office:value-type="string" calcext:value-type="string">
            <text:p>Framkvæmd undirskriftasöfnunar og þjóðaratkvæðagreiðslu</text:p>
          </table:table-cell>
          <table:table-cell office:value-type="string" calcext:value-type="string">
            <text:p>Mál sem lagt er í þjóðaratkvæðagreiðslu að kröfu eða frumkvæði kjósenda samkvæmt ákvæðum 65. og 66. gr. skal varða almannahag.</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7" calcext:value-type="float">
            <text:p>6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ramkvæmd undirskriftasöfnunar og þjóðaratkvæðagreiðslu</text:p>
          </table:table-cell>
          <table:table-cell office:value-type="string" calcext:value-type="string">
            <text:p>Á grundvelli þeirra er hvorki hægt að krefjast atkvæðagreiðslu um fjárlög, fjáraukalög, lög sem sett eru til að framfylgja þjóðréttarskuldbindingum né heldur um skattamálefni eða ríkisborgararét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7" calcext:value-type="float">
            <text:p>6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Framkvæmd undirskriftasöfnunar og þjóðaratkvæðagreiðslu</text:p>
          </table:table-cell>
          <table:table-cell office:value-type="string" calcext:value-type="string">
            <text:p>Þess skal gætt að frumvarp að tillögu kjósenda samrýmist stjórnarskrá.</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7" calcext:value-type="float">
            <text:p>67</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ramkvæmd undirskriftasöfnunar og þjóðaratkvæðagreiðslu</text:p>
          </table:table-cell>
          <table:table-cell office:value-type="string" calcext:value-type="string">
            <text:p>Rísi ágreiningur um hvort mál uppfylli framangreind skilyrði skera dómstólar þar ú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7" calcext:value-type="float">
            <text:p>6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ramkvæmd undirskriftasöfnunar og þjóðaratkvæðagreiðslu</text:p>
          </table:table-cell>
          <table:table-cell office:value-type="string" calcext:value-type="string">
            <text:p>Í lögum skal kveðið á um framkvæmd málskots eða frumkvæðis kjósenda, svo sem um form og fyrirsvar fyrir kröfunni, tímalengd til söfnunar undirskrifta og um fyrirkomulag þeirra, hverju megi til kosta við kynningu, hvernig afturkalla megi kröfuna að fengnum viðbrögðum Alþingis svo og um hvernig haga skuli atkvæðagreiðsl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8" calcext:value-type="float">
            <text:p>68</text:p>
          </table:table-cell>
          <table:table-cell table:number-columns-repeated="2" office:value-type="float" office:value="1" calcext:value-type="float">
            <text:p>1</text:p>
          </table:table-cell>
          <table:table-cell office:value-type="string" calcext:value-type="string">
            <text:p>Frumvarp til fjárlaga</text:p>
          </table:table-cell>
          <table:table-cell office:value-type="string" calcext:value-type="string">
            <text:p>Fyrir hvert reglulegt Alþingi skal, þegar það er saman komið, leggja frumvarp til fjárlaga fyrir það fjárhagsár, sem í hönd fe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8" calcext:value-type="float">
            <text:p>6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rumvarp til fjárlaga</text:p>
          </table:table-cell>
          <table:table-cell office:value-type="string" calcext:value-type="string">
            <text:p>Skal í frumvarpinu fólgin greinargerð um tekjur ríkisins og gjöld eftir því sem nánar er ákveðið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9" calcext:value-type="float">
            <text:p>69</text:p>
          </table:table-cell>
          <table:table-cell table:number-columns-repeated="2" office:value-type="float" office:value="1" calcext:value-type="float">
            <text:p>1</text:p>
          </table:table-cell>
          <table:table-cell office:value-type="string" calcext:value-type="string">
            <text:p>Greiðsluheimildir</text:p>
          </table:table-cell>
          <table:table-cell office:value-type="string" calcext:value-type="string">
            <text:p>Enga greiðslu má inna af hendi nema heimild sé til þess í fjár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9" calcext:value-type="float">
            <text:p>6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Greiðsluheimildir</text:p>
          </table:table-cell>
          <table:table-cell office:value-type="string" calcext:value-type="string">
            <text:p>Að fengnu samþykki fjárlaganefndar Alþingis getur fjármálaráðherra þó innt greiðslu af hendi án slíkrar heimildar, til að mæta greiðsluskyldu ríkisins vegna ófyrirséðra atvika eða ef almannahagsmunir krefjast þes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9" calcext:value-type="float">
            <text:p>69</text:p>
          </table:table-cell>
          <table:table-cell table:number-columns-repeated="2" office:value-type="float" office:value="2" calcext:value-type="float">
            <text:p>2</text:p>
          </table:table-cell>
          <table:table-cell office:value-type="string" calcext:value-type="string">
            <text:p>Greiðsluheimildir</text:p>
          </table:table-cell>
          <table:table-cell office:value-type="string" calcext:value-type="string">
            <text:p>Leita skal heimildar fyrir slíkum greiðslum í fjárauka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0" calcext:value-type="float">
            <text:p>70</text:p>
          </table:table-cell>
          <table:table-cell table:number-columns-repeated="2" office:value-type="float" office:value="1" calcext:value-type="float">
            <text:p>1</text:p>
          </table:table-cell>
          <table:table-cell office:value-type="string" calcext:value-type="string">
            <text:p>Réttur fjárlaganefndar til upplýsinga</text:p>
          </table:table-cell>
          <table:table-cell office:value-type="string" calcext:value-type="string">
            <text:p>Fjárlaganefnd Alþingis getur krafið stofnanir ríkisins, ríkisfyrirtæki og þá aðra, sem fá framlög úr ríkissjóði, um upplýsingar sem tengjast ráðstöfun þess fjá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1" calcext:value-type="float">
            <text:p>71</text:p>
          </table:table-cell>
          <table:table-cell table:number-columns-repeated="2" office:value-type="float" office:value="1" calcext:value-type="float">
            <text:p>1</text:p>
          </table:table-cell>
          <table:table-cell office:value-type="string" calcext:value-type="string">
            <text:p>Skattar</text:p>
          </table:table-cell>
          <table:table-cell office:value-type="string" calcext:value-type="string">
            <text:p>Skattamálum skal skipað með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1" calcext:value-type="float">
            <text:p>7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kattar</text:p>
          </table:table-cell>
          <table:table-cell office:value-type="string" calcext:value-type="string">
            <text:p>Engan skatt má á leggja né breyta né taka af nema með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1" calcext:value-type="float">
            <text:p>7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kattar</text:p>
          </table:table-cell>
          <table:table-cell office:value-type="string" calcext:value-type="string">
            <text:p>Ekki má fela stjórnvöldum ákvörðun um hvort leggja skuli á skatt, breyta honum eða afnema hann.</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1" calcext:value-type="float">
            <text:p>7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kattar</text:p>
          </table:table-cell>
          <table:table-cell office:value-type="string" calcext:value-type="string">
            <text:p>Enginn skattur verður lagður á nema heimild hafi verið fyrir honum í lögum þegar þau atvik urðu sem ráða skattskyld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2" calcext:value-type="float">
            <text:p>72</text:p>
          </table:table-cell>
          <table:table-cell table:number-columns-repeated="2" office:value-type="float" office:value="1" calcext:value-type="float">
            <text:p>1</text:p>
          </table:table-cell>
          <table:table-cell office:value-type="string" calcext:value-type="string">
            <text:p>Eignir og skuldbindingar ríkisins</text:p>
          </table:table-cell>
          <table:table-cell office:value-type="string" calcext:value-type="string">
            <text:p>Ekki má taka lán eða undirgangast ábyrgðir sem skuldbinda ríkið nema með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2" calcext:value-type="float">
            <text:p>7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Eignir og skuldbindingar ríkisins</text:p>
          </table:table-cell>
          <table:table-cell office:value-type="string" calcext:value-type="string">
            <text:p>Stjórnvöldum er óheimilt að ábyrgjast fjárhagslegar skuldbindingar einkaaðil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2" calcext:value-type="float">
            <text:p>72</text:p>
          </table:table-cell>
          <table:table-cell table:number-columns-repeated="2" office:value-type="float" office:value="2" calcext:value-type="float">
            <text:p>2</text:p>
          </table:table-cell>
          <table:table-cell office:value-type="string" calcext:value-type="string">
            <text:p>Eignir og skuldbindingar ríkisins</text:p>
          </table:table-cell>
          <table:table-cell office:value-type="string" calcext:value-type="string">
            <text:p>Með lögum má þó kveða á um slíka ríkisábyrgð vegna almannahagsmun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2" calcext:value-type="float">
            <text:p>7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Eignir og skuldbindingar ríkisins</text:p>
          </table:table-cell>
          <table:table-cell office:value-type="string" calcext:value-type="string">
            <text:p>Ekki má selja eða láta með öðru móti af hendi fasteignir ríkisins né afnotarétt þeirra nema samkvæmt heimild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2" calcext:value-type="float">
            <text:p>7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Eignir og skuldbindingar ríkisins</text:p>
          </table:table-cell>
          <table:table-cell office:value-type="string" calcext:value-type="string">
            <text:p>Um ráðstöfun annarra eigna ríkisins fer að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3" calcext:value-type="float">
            <text:p>73</text:p>
          </table:table-cell>
          <table:table-cell table:number-columns-repeated="2" office:value-type="float" office:value="1" calcext:value-type="float">
            <text:p>1</text:p>
          </table:table-cell>
          <table:table-cell office:value-type="string" calcext:value-type="string">
            <text:p>Þingrof</text:p>
          </table:table-cell>
          <table:table-cell office:value-type="string" calcext:value-type="string">
            <text:p>Forseti Íslands rýfur Alþingi að ályktun þes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3" calcext:value-type="float">
            <text:p>7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Þingrof</text:p>
          </table:table-cell>
          <table:table-cell office:value-type="string" calcext:value-type="string">
            <text:p>Skal þá efnt til nýrra kosninga eigi fyrr en sex vikum og eigi síðar en níu vikum frá þingrof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3" calcext:value-type="float">
            <text:p>7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Þingrof</text:p>
          </table:table-cell>
          <table:table-cell office:value-type="string" calcext:value-type="string">
            <text:p>Alþingismenn halda umboði sínu til kjördag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4" calcext:value-type="float">
            <text:p>74</text:p>
          </table:table-cell>
          <table:table-cell table:number-columns-repeated="2" office:value-type="float" office:value="1" calcext:value-type="float">
            <text:p>1</text:p>
          </table:table-cell>
          <table:table-cell office:value-type="string" calcext:value-type="string">
            <text:p>Ríkisendurskoðun</text:p>
          </table:table-cell>
          <table:table-cell office:value-type="string" calcext:value-type="string">
            <text:p>Alþingi kýs ríkisendurskoðanda til fimm ár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4" calcext:value-type="float">
            <text:p>7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íkisendurskoðun</text:p>
          </table:table-cell>
          <table:table-cell office:value-type="string" calcext:value-type="string">
            <text:p>Hann skal vera sjálfstæður í störfum sín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4" calcext:value-type="float">
            <text:p>7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Ríkisendurskoðun</text:p>
          </table:table-cell>
          <table:table-cell office:value-type="string" calcext:value-type="string">
            <text:p>Hann endurskoðar fjárreiður ríkisins, stofnana þess og ríkisfyrirtækja í umboði Alþingis eftir því sem nánar er mælt fyrir um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4" calcext:value-type="float">
            <text:p>7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íkisendurskoðun</text:p>
          </table:table-cell>
          <table:table-cell office:value-type="string" calcext:value-type="string">
            <text:p>Endurskoðaðan ríkisreikning næstliðins árs ásamt athugasemdum ríkisendurskoðanda skal leggja fyrir Alþingi til samþykktar samhliða frumvarpi til fjárlag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5" calcext:value-type="float">
            <text:p>75</text:p>
          </table:table-cell>
          <table:table-cell table:number-columns-repeated="2" office:value-type="float" office:value="1" calcext:value-type="float">
            <text:p>1</text:p>
          </table:table-cell>
          <table:table-cell office:value-type="string" calcext:value-type="string">
            <text:p>Umboðsmaður Alþingis</text:p>
          </table:table-cell>
          <table:table-cell office:value-type="string" calcext:value-type="string">
            <text:p>Alþingi kýs umboðsmann Alþingis til fimm ár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5" calcext:value-type="float">
            <text:p>7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Umboðsmaður Alþingis</text:p>
          </table:table-cell>
          <table:table-cell office:value-type="string" calcext:value-type="string">
            <text:p>Hann skal vera sjálfstæður í störfum sín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5" calcext:value-type="float">
            <text:p>7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Umboðsmaður Alþingis</text:p>
          </table:table-cell>
          <table:table-cell office:value-type="string" calcext:value-type="string">
            <text:p>Hann gætir að rétti borgaranna og hefur eftirlit með stjórnsýslu ríkis og sveitarfélag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5" calcext:value-type="float">
            <text:p>75</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Umboðsmaður Alþingis</text:p>
          </table:table-cell>
          <table:table-cell office:value-type="string" calcext:value-type="string">
            <text:p>Hann gætir þess að jafnræði sé í heiðri haft í stjórnsýslunni og að hún fari að öðru leyti fram í samræmi við lög og vandaða stjórnsýsluhætt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5" calcext:value-type="float">
            <text:p>7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Umboðsmaður Alþingis</text:p>
          </table:table-cell>
          <table:table-cell office:value-type="string" calcext:value-type="string">
            <text:p>Ákveði ráðherra eða annað stjórnvald að hlíta ekki sérstökum tilmælum umboðsmanns skal tilkynna forseta Alþingis um ákvörðunin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5" calcext:value-type="float">
            <text:p>7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Umboðsmaður Alþingis</text:p>
          </table:table-cell>
          <table:table-cell office:value-type="string" calcext:value-type="string">
            <text:p>Um starfsemi umboðsmanns og hlutverk hans skal nánar mælt fyrir í lögum, þar á meðal um þingmeðferð fyrrgreindrar tilkynningar ráðherra eða annars stjórnvalds.</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6" calcext:value-type="float">
            <text:p>76</text:p>
          </table:table-cell>
          <table:table-cell table:number-columns-repeated="2" office:value-type="float" office:value="1" calcext:value-type="float">
            <text:p>1</text:p>
          </table:table-cell>
          <table:table-cell office:value-type="string" calcext:value-type="string">
            <text:p>Embættisheiti og þjóðkjör</text:p>
          </table:table-cell>
          <table:table-cell office:value-type="string" calcext:value-type="string">
            <text:p>Forseti Íslands er þjóðhöfðingi lýðveldisins.</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6" calcext:value-type="float">
            <text:p>7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Embættisheiti og þjóðkjör</text:p>
          </table:table-cell>
          <table:table-cell office:value-type="string" calcext:value-type="string">
            <text:p>Hann er þjóðkjörinn.</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7" calcext:value-type="float">
            <text:p>77</text:p>
          </table:table-cell>
          <table:table-cell table:number-columns-repeated="2" office:value-type="float" office:value="1" calcext:value-type="float">
            <text:p>1</text:p>
          </table:table-cell>
          <table:table-cell office:value-type="string" calcext:value-type="string">
            <text:p>Kjörgengi</text:p>
          </table:table-cell>
          <table:table-cell office:value-type="string" calcext:value-type="string">
            <text:p>Kjörgengur til forseta er sérhver ríkisborgari sem fullnægir skilyrðum um kjörgengi til Alþingis og er orðinn 35 ára.</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8" calcext:value-type="float">
            <text:p>78</text:p>
          </table:table-cell>
          <table:table-cell table:number-columns-repeated="2" office:value-type="float" office:value="1" calcext:value-type="float">
            <text:p>1</text:p>
          </table:table-cell>
          <table:table-cell office:value-type="string" calcext:value-type="string">
            <text:p>Forsetakjör</text:p>
          </table:table-cell>
          <table:table-cell office:value-type="string" calcext:value-type="string">
            <text:p>Forseti Íslands er kosinn í leynilegri atkvæðagreiðslu þeirra er kosningarétt hafa til Alþingis.</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8" calcext:value-type="float">
            <text:p>7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orsetakjör</text:p>
          </table:table-cell>
          <table:table-cell office:value-type="string" calcext:value-type="string">
            <text:p>Forsetaefni skal hafa meðmæli minnst eins af hundraði kosningabærra manna og mest tveggja af hundraði.</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8" calcext:value-type="float">
            <text:p>7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Forsetakjör</text:p>
          </table:table-cell>
          <table:table-cell office:value-type="string" calcext:value-type="string">
            <text:p>Kjósendur skulu raða frambjóðendum, einum eða fleirum að eigin vali, í forgangsröð.</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8" calcext:value-type="float">
            <text:p>7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orsetakjör</text:p>
          </table:table-cell>
          <table:table-cell office:value-type="string" calcext:value-type="string">
            <text:p>Sá er best uppfyllir forgangsröðun kjósenda, eftir nánari ákvæðum í lögum, er rétt kjörinn forseti.</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8" calcext:value-type="float">
            <text:p>78</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Forsetakjör</text:p>
          </table:table-cell>
          <table:table-cell office:value-type="string" calcext:value-type="string">
            <text:p>Ef aðeins einn maður er í kjöri, er hann rétt kjörinn án atkvæðagreiðslu.</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8" calcext:value-type="float">
            <text:p>78</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Forsetakjör</text:p>
          </table:table-cell>
          <table:table-cell office:value-type="string" calcext:value-type="string">
            <text:p>Að öðru leyti skal ákvarða með lögum um framboð og kosningu forseta Íslands.</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9" calcext:value-type="float">
            <text:p>79</text:p>
          </table:table-cell>
          <table:table-cell table:number-columns-repeated="2" office:value-type="float" office:value="1" calcext:value-type="float">
            <text:p>1</text:p>
          </table:table-cell>
          <table:table-cell office:value-type="string" calcext:value-type="string">
            <text:p>Kjörtímabil</text:p>
          </table:table-cell>
          <table:table-cell office:value-type="string" calcext:value-type="string">
            <text:p>Kjörtímabil forseta hefst 1. ágúst og endar 31. júlí að fjórum árum liðnum.</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9" calcext:value-type="float">
            <text:p>7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Kjörtímabil</text:p>
          </table:table-cell>
          <table:table-cell office:value-type="string" calcext:value-type="string">
            <text:p>Forsetakjör fer fram í júní- eða júlímánuði það ár, þegar kjörtímabil endar.</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9" calcext:value-type="float">
            <text:p>79</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Kjörtímabil</text:p>
          </table:table-cell>
          <table:table-cell office:value-type="string" calcext:value-type="string">
            <text:p>Forseti skal ekki sitja lengur en þrjú kjörtímabil.</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0" calcext:value-type="float">
            <text:p>80</text:p>
          </table:table-cell>
          <table:table-cell table:number-columns-repeated="2" office:value-type="float" office:value="1" calcext:value-type="float">
            <text:p>1</text:p>
          </table:table-cell>
          <table:table-cell office:value-type="string" calcext:value-type="string">
            <text:p>Eiðstafur</text:p>
          </table:table-cell>
          <table:table-cell office:value-type="string" calcext:value-type="string">
            <text:p>Forseti Íslands undirritar eiðstaf að stjórnarskránni þegar hann tekur við störfum.</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1" calcext:value-type="float">
            <text:p>81</text:p>
          </table:table-cell>
          <table:table-cell table:number-columns-repeated="2" office:value-type="float" office:value="1" calcext:value-type="float">
            <text:p>1</text:p>
          </table:table-cell>
          <table:table-cell office:value-type="string" calcext:value-type="string">
            <text:p>Starfskjör</text:p>
          </table:table-cell>
          <table:table-cell office:value-type="string" calcext:value-type="string">
            <text:p>Forseta Íslands er óheimilt að hafa með höndum önnur launuð störf á meðan hann gegnir embætti.</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1" calcext:value-type="float">
            <text:p>8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tarfskjör</text:p>
          </table:table-cell>
          <table:table-cell office:value-type="string" calcext:value-type="string">
            <text:p>Sama gildir um störf í þágu einkafyrirtækja og opinberra stofnana þótt ólaunuð séu.</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1" calcext:value-type="float">
            <text:p>81</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tarfskjör</text:p>
          </table:table-cell>
          <table:table-cell office:value-type="string" calcext:value-type="string">
            <text:p>Ákveða skal með lögum greiðslur af ríkisfé til forseta.</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1" calcext:value-type="float">
            <text:p>8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Starfskjör</text:p>
          </table:table-cell>
          <table:table-cell office:value-type="string" calcext:value-type="string">
            <text:p>Óheimilt er að lækka greiðslur þessar til forseta á meðan kjörtímabil hans stendur.</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2" calcext:value-type="float">
            <text:p>82</text:p>
          </table:table-cell>
          <table:table-cell table:number-columns-repeated="2" office:value-type="float" office:value="1" calcext:value-type="float">
            <text:p>1</text:p>
          </table:table-cell>
          <table:table-cell office:value-type="string" calcext:value-type="string">
            <text:p>Staðgengill</text:p>
          </table:table-cell>
          <table:table-cell office:value-type="string" calcext:value-type="string">
            <text:p>Geti forseti Íslands ekki gegnt störfum um sinn vegna heilsufars eða af öðrum ástæðum fer forseti Alþingis með forsetavald á meðan.</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3" calcext:value-type="float">
            <text:p>83</text:p>
          </table:table-cell>
          <table:table-cell table:number-columns-repeated="2" office:value-type="float" office:value="1" calcext:value-type="float">
            <text:p>1</text:p>
          </table:table-cell>
          <table:table-cell office:value-type="string" calcext:value-type="string">
            <text:p>Fráfall</text:p>
          </table:table-cell>
          <table:table-cell office:value-type="string" calcext:value-type="string">
            <text:p>Falli forseti frá eða láti af störfum áður en kjörtímabili er lokið skal kjósa nýjan forseta til 31. júlí á fjórða ári frá kosningu hans.</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4" calcext:value-type="float">
            <text:p>84</text:p>
          </table:table-cell>
          <table:table-cell table:number-columns-repeated="2" office:value-type="float" office:value="1" calcext:value-type="float">
            <text:p>1</text:p>
          </table:table-cell>
          <table:table-cell office:value-type="string" calcext:value-type="string">
            <text:p>Ábyrgð</text:p>
          </table:table-cell>
          <table:table-cell office:value-type="string" calcext:value-type="string">
            <text:p>Forseti verður ekki sóttur til refsingar nema með samþykki Alþingis.</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4" calcext:value-type="float">
            <text:p>8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Ábyrgð</text:p>
          </table:table-cell>
          <table:table-cell office:value-type="string" calcext:value-type="string">
            <text:p>Forseta má leysa frá embætti áður en kjörtímabili er lokið, ef það er samþykkt með meirihluta atkvæða við þjóðaratkvæðagreiðslu sem til er stofnað að kröfu Alþingis, enda hafi hún hlotið fylgi 3/4 hluta þingmanna.</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4" calcext:value-type="float">
            <text:p>84</text:p>
          </table:table-cell>
          <table:table-cell table:number-columns-repeated="2" office:value-type="float" office:value="2" calcext:value-type="float">
            <text:p>2</text:p>
          </table:table-cell>
          <table:table-cell office:value-type="string" calcext:value-type="string">
            <text:p>Ábyrgð</text:p>
          </table:table-cell>
          <table:table-cell office:value-type="string" calcext:value-type="string">
            <text:p>Þjóðaratkvæðagreiðslan skal þá fara fram innan tveggja mánaða frá því að krafan um hana var samþykkt á Alþingi, og gegnir forseti ekki störfum, frá því að Alþingi gerir samþykkt sína, þar til úrslit þjóðaratkvæðagreiðslunnar eru kunn.</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5" calcext:value-type="float">
            <text:p>85</text:p>
          </table:table-cell>
          <table:table-cell table:number-columns-repeated="2" office:value-type="float" office:value="1" calcext:value-type="float">
            <text:p>1</text:p>
          </table:table-cell>
          <table:table-cell office:value-type="string" calcext:value-type="string">
            <text:p>Náðun og sakaruppgjöf</text:p>
          </table:table-cell>
          <table:table-cell office:value-type="string" calcext:value-type="string">
            <text:p>Forseti Íslands getur náðað menn og veitt almenna uppgjöf saka að tillögu ráðherra.</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5" calcext:value-type="float">
            <text:p>8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áðun og sakaruppgjöf</text:p>
          </table:table-cell>
          <table:table-cell office:value-type="string" calcext:value-type="string">
            <text:p>Ráðherra getur hann þó ekki leyst undan refsingu, sem dómstólar hafa dæmt vegna ráðherraábyrgðar, nema með samþykki Alþingi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6" calcext:value-type="float">
            <text:p>86</text:p>
          </table:table-cell>
          <table:table-cell table:number-columns-repeated="2" office:value-type="float" office:value="1" calcext:value-type="float">
            <text:p>1</text:p>
          </table:table-cell>
          <table:table-cell office:value-type="string" calcext:value-type="string">
            <text:p>Ráðherrar</text:p>
          </table:table-cell>
          <table:table-cell office:value-type="string" calcext:value-type="string">
            <text:p>Ráðherrar eru æðstu handhafar framkvæmdarvalds hver á sínu svið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6" calcext:value-type="float">
            <text:p>8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áðherrar</text:p>
          </table:table-cell>
          <table:table-cell office:value-type="string" calcext:value-type="string">
            <text:p>Þeir bera hver fyrir sig ábyrgð á málefnum ráðuneyta og stjórnsýslu sem undir þá heyrir.</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6" calcext:value-type="float">
            <text:p>8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áðherrar</text:p>
          </table:table-cell>
          <table:table-cell office:value-type="string" calcext:value-type="string">
            <text:p>Geti ráðherra ekki fjallað um mál vegna vanhæfis, fjarveru eða annarra ástæðna felur forsætisráðherra það öðrum ráðher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6" calcext:value-type="float">
            <text:p>86</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áðherrar</text:p>
          </table:table-cell>
          <table:table-cell office:value-type="string" calcext:value-type="string">
            <text:p>Enginn getur gegnt sama ráðherraembætti lengur en átta ár.</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7" calcext:value-type="float">
            <text:p>87</text:p>
          </table:table-cell>
          <table:table-cell table:number-columns-repeated="2" office:value-type="float" office:value="1" calcext:value-type="float">
            <text:p>1</text:p>
          </table:table-cell>
          <table:table-cell office:value-type="string" calcext:value-type="string">
            <text:p>Ríkisstjórn</text:p>
          </table:table-cell>
          <table:table-cell office:value-type="string" calcext:value-type="string">
            <text:p>Ráðherrar sitja í ríkisstjórn.</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7" calcext:value-type="float">
            <text:p>8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íkisstjórn</text:p>
          </table:table-cell>
          <table:table-cell office:value-type="string" calcext:value-type="string">
            <text:p>Forsætisráðherra boðar til ríkisstjórnarfunda, stýrir þeim og hefur yfirumsjón með störfum ráðher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7" calcext:value-type="float">
            <text:p>8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íkisstjórn</text:p>
          </table:table-cell>
          <table:table-cell office:value-type="string" calcext:value-type="string">
            <text:p>Ríkisstjórnarfundi skal halda um frumvörp og tillögur til Alþingis, önnur mikilvæg stjórnarmálefni og til samráðs um störf og stefnumál ríkisstjórnarinnar.</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7" calcext:value-type="float">
            <text:p>87</text:p>
          </table:table-cell>
          <table:table-cell table:number-columns-repeated="2" office:value-type="float" office:value="2" calcext:value-type="float">
            <text:p>2</text:p>
          </table:table-cell>
          <table:table-cell office:value-type="string" calcext:value-type="string">
            <text:p>Ríkisstjórn</text:p>
          </table:table-cell>
          <table:table-cell office:value-type="string" calcext:value-type="string">
            <text:p>Þá skal halda ríkisstjórnarfund ef ráðherra óskar þes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7" calcext:value-type="float">
            <text:p>8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íkisstjórn</text:p>
          </table:table-cell>
          <table:table-cell office:value-type="string" calcext:value-type="string">
            <text:p>Ríkisstjórn tekur ákvarðanir sameiginlega um mikilvæg eða stefnumarkandi málefni samkvæmt nánari ákvæðum í lögum.</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7" calcext:value-type="float">
            <text:p>8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Ríkisstjórn</text:p>
          </table:table-cell>
          <table:table-cell office:value-type="string" calcext:value-type="string">
            <text:p>Meirihluti ráðherra þarf að vera á fundi þegar slíkar ákvarðanir eru teknar.</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7" calcext:value-type="float">
            <text:p>87</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Ríkisstjórn</text:p>
          </table:table-cell>
          <table:table-cell office:value-type="string" calcext:value-type="string">
            <text:p>Stjórnarráð Íslands hefur aðsetur í Reykjavík.</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8" calcext:value-type="float">
            <text:p>88</text:p>
          </table:table-cell>
          <table:table-cell table:number-columns-repeated="2" office:value-type="float" office:value="1" calcext:value-type="float">
            <text:p>1</text:p>
          </table:table-cell>
          <table:table-cell office:value-type="string" calcext:value-type="string">
            <text:p>Hagsmunaskráning og opinber störf</text:p>
          </table:table-cell>
          <table:table-cell office:value-type="string" calcext:value-type="string">
            <text:p>Ráðherra er óheimilt að hafa með höndum önnur launuð störf á meðan hann gegnir embætt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8" calcext:value-type="float">
            <text:p>8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agsmunaskráning og opinber störf</text:p>
          </table:table-cell>
          <table:table-cell office:value-type="string" calcext:value-type="string">
            <text:p>Sama gildir um störf í þágu einkafyrirtækja og opinberra stofnana þótt ólaunuð séu.</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8" calcext:value-type="float">
            <text:p>8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gsmunaskráning og opinber störf</text:p>
          </table:table-cell>
          <table:table-cell office:value-type="string" calcext:value-type="string">
            <text:p>Í lögum skal kveðið á um skyldu ráðherra til að veita upplýsingar um fjárhagslega hagsmuni sín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9" calcext:value-type="float">
            <text:p>89</text:p>
          </table:table-cell>
          <table:table-cell table:number-columns-repeated="2" office:value-type="float" office:value="1" calcext:value-type="float">
            <text:p>1</text:p>
          </table:table-cell>
          <table:table-cell office:value-type="string" calcext:value-type="string">
            <text:p>Ráðherrar og Alþingi</text:p>
          </table:table-cell>
          <table:table-cell office:value-type="string" calcext:value-type="string">
            <text:p>Ráðherrar mæla fyrir frumvörpum og tillögum frá ríkisstjórn, svara fyrirspurnum og taka þátt í umræðum á Alþingi eftir því sem þeir eru til kvaddir, en gæta verða þeir þingskap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9" calcext:value-type="float">
            <text:p>8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áðherrar og Alþingi</text:p>
          </table:table-cell>
          <table:table-cell office:value-type="string" calcext:value-type="string">
            <text:p>Ráðherrar hafa ekki atkvæðisrétt á Alþing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9" calcext:value-type="float">
            <text:p>8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áðherrar og Alþingi</text:p>
          </table:table-cell>
          <table:table-cell office:value-type="string" calcext:value-type="string">
            <text:p>Sé alþingismaður skipaður ráðherra víkur hann úr þingsæti á meðan hann gegnir embættinu og tekur varamaður þá sæti han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table:number-columns-repeated="2" office:value-type="float" office:value="1" calcext:value-type="float">
            <text:p>1</text:p>
          </table:table-cell>
          <table:table-cell office:value-type="string" calcext:value-type="string">
            <text:p>Stjórnarmyndun</text:p>
          </table:table-cell>
          <table:table-cell office:value-type="string" calcext:value-type="string">
            <text:p>Alþingi kýs forsætisráðher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tjórnarmyndun</text:p>
          </table:table-cell>
          <table:table-cell office:value-type="string" calcext:value-type="string">
            <text:p>Eftir að hafa ráðfært sig við þingflokka og þingmenn gerir forseti Íslands tillögu til þingsins um forsætisráðher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table:number-columns-repeated="2" office:value-type="float" office:value="2" calcext:value-type="float">
            <text:p>2</text:p>
          </table:table-cell>
          <table:table-cell office:value-type="string" calcext:value-type="string">
            <text:p>Stjórnarmyndun</text:p>
          </table:table-cell>
          <table:table-cell office:value-type="string" calcext:value-type="string">
            <text:p>Er hann rétt kjörinn ef meirihluti þingmanna samþykkir tillögun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Stjórnarmyndun</text:p>
          </table:table-cell>
          <table:table-cell office:value-type="string" calcext:value-type="string">
            <text:p>Að öðrum kosti gerir forseti Íslands nýja tillögu með sama hætt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Stjórnarmyndun</text:p>
          </table:table-cell>
          <table:table-cell office:value-type="string" calcext:value-type="string">
            <text:p>Verði sú tillaga ekki samþykkt fer fram kosning í þinginu milli þeirra sem fram eru boðnir af þingmönnum, þingflokkum eða forseta Ísland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Stjórnarmyndun</text:p>
          </table:table-cell>
          <table:table-cell office:value-type="string" calcext:value-type="string">
            <text:p>Sá er flest atkvæði hlýtur er rétt kjörinn forsætisráðher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tjórnarmyndun</text:p>
          </table:table-cell>
          <table:table-cell office:value-type="string" calcext:value-type="string">
            <text:p>Hafi forsætisráðherra ekki verið kjörinn innan tíu vikna skal Alþingi rofið og boðað til nýrra kosning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tjórnarmyndun</text:p>
          </table:table-cell>
          <table:table-cell office:value-type="string" calcext:value-type="string">
            <text:p>Forsætisráðherra ákveður skipan ráðuneyta og tölu ráðherra og skiptir störfum með þeim, en ráðherrar skulu ekki vera fleiri en tíu.</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tjórnarmyndun</text:p>
          </table:table-cell>
          <table:table-cell office:value-type="string" calcext:value-type="string">
            <text:p>Forseti Íslands skipar forsætisráðherra í embætt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tjórnarmyndun</text:p>
          </table:table-cell>
          <table:table-cell office:value-type="string" calcext:value-type="string">
            <text:p>Forseti veitir forsætisráðherra lausn frá embætti eftir alþingiskosningar, ef vantraust er samþykkt á hann á Alþingi, eða ef ráðherrann óskar þes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tjórnarmyndun</text:p>
          </table:table-cell>
          <table:table-cell office:value-type="string" calcext:value-type="string">
            <text:p>Forsætisráðherra skipar aðra ráðherra og veitir þeim lausn.</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tjórnarmyndun</text:p>
          </table:table-cell>
          <table:table-cell office:value-type="string" calcext:value-type="string">
            <text:p>Ráðherrar undirrita eiðstaf að stjórnarskránni þegar þeir taka við embætt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1" calcext:value-type="float">
            <text:p>91</text:p>
          </table:table-cell>
          <table:table-cell table:number-columns-repeated="2" office:value-type="float" office:value="1" calcext:value-type="float">
            <text:p>1</text:p>
          </table:table-cell>
          <table:table-cell office:value-type="string" calcext:value-type="string">
            <text:p>Vantraust</text:p>
          </table:table-cell>
          <table:table-cell office:value-type="string" calcext:value-type="string">
            <text:p>Leggja má fram á Alþingi tillögu um vantraust á ráðher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1" calcext:value-type="float">
            <text:p>9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Vantraust</text:p>
          </table:table-cell>
          <table:table-cell office:value-type="string" calcext:value-type="string">
            <text:p>Í tillögu um vantraust á forsætisráðherra skal felast tillaga um eftirmann han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1" calcext:value-type="float">
            <text:p>9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Vantraust</text:p>
          </table:table-cell>
          <table:table-cell office:value-type="string" calcext:value-type="string">
            <text:p>Ráðherra er veitt lausn úr embætti ef meirihluti þingmanna samþykkir tillögu um vantraust á hann.</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1" calcext:value-type="float">
            <text:p>91</text:p>
          </table:table-cell>
          <table:table-cell table:number-columns-repeated="2" office:value-type="float" office:value="2" calcext:value-type="float">
            <text:p>2</text:p>
          </table:table-cell>
          <table:table-cell office:value-type="string" calcext:value-type="string">
            <text:p>Vantraust</text:p>
          </table:table-cell>
          <table:table-cell office:value-type="string" calcext:value-type="string">
            <text:p>Ríkisstjórn er veitt lausn ef meirihluti þingmanna samþykkir tillögu um vantraust á forsætisráðher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2" calcext:value-type="float">
            <text:p>92</text:p>
          </table:table-cell>
          <table:table-cell table:number-columns-repeated="2" office:value-type="float" office:value="1" calcext:value-type="float">
            <text:p>1</text:p>
          </table:table-cell>
          <table:table-cell office:value-type="string" calcext:value-type="string">
            <text:p>Starfsstjórn</text:p>
          </table:table-cell>
          <table:table-cell office:value-type="string" calcext:value-type="string">
            <text:p>Eftir að forsætisráðherra hefur verið veitt lausn ásamt ríkisstjórn sinni situr hún áfram sem starfsstjórn uns ný ríkisstjórn er skipuð.</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2" calcext:value-type="float">
            <text:p>9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tarfsstjórn</text:p>
          </table:table-cell>
          <table:table-cell office:value-type="string" calcext:value-type="string">
            <text:p>Sama gildir ef þing er rofið.</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2" calcext:value-type="float">
            <text:p>9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tarfsstjórn</text:p>
          </table:table-cell>
          <table:table-cell office:value-type="string" calcext:value-type="string">
            <text:p>Ráðherrar í starfsstjórn taka aðeins þær ákvarðanir sem nauðsynlegar eru til rækslu starfa þeir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3" calcext:value-type="float">
            <text:p>93</text:p>
          </table:table-cell>
          <table:table-cell table:number-columns-repeated="2" office:value-type="float" office:value="1" calcext:value-type="float">
            <text:p>1</text:p>
          </table:table-cell>
          <table:table-cell office:value-type="string" calcext:value-type="string">
            <text:p>Upplýsinga- og sannleiksskylda</text:p>
          </table:table-cell>
          <table:table-cell office:value-type="string" calcext:value-type="string">
            <text:p>Ráðherra er skylt að veita Alþingi eða þingnefnd allar upplýsingar, skjöl og skýrslur um málefni sem undir hann heyra, nema leynt skuli fara samkvæmt lögum.</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3" calcext:value-type="float">
            <text:p>9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Upplýsinga- og sannleiksskylda</text:p>
          </table:table-cell>
          <table:table-cell office:value-type="string" calcext:value-type="string">
            <text:p>Þingmenn eiga rétt á upplýsingum frá ráðherra með því að bera fram fyrirspurn um mál eða óska eftir skýrslu, samkvæmt nánari fyrirmælum í lögum.</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3" calcext:value-type="float">
            <text:p>93</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Upplýsinga- og sannleiksskylda</text:p>
          </table:table-cell>
          <table:table-cell office:value-type="string" calcext:value-type="string">
            <text:p>Upplýsingar sem ráðherra veitir Alþingi, nefndum þess og þingmönnum skulu vera réttar, viðeigandi og fullnægjand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4" calcext:value-type="float">
            <text:p>94</text:p>
          </table:table-cell>
          <table:table-cell table:number-columns-repeated="2" office:value-type="float" office:value="1" calcext:value-type="float">
            <text:p>1</text:p>
          </table:table-cell>
          <table:table-cell office:value-type="string" calcext:value-type="string">
            <text:p>Skýrsla ríkisstjórnar til Alþingis</text:p>
          </table:table-cell>
          <table:table-cell office:value-type="string" calcext:value-type="string">
            <text:p>Árlega leggur ríkisstjórn fyrir Alþingi skýrslu um störf sín og framkvæmd ályktana þingsin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4" calcext:value-type="float">
            <text:p>9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kýrsla ríkisstjórnar til Alþingis</text:p>
          </table:table-cell>
          <table:table-cell office:value-type="string" calcext:value-type="string">
            <text:p>Ráðherra getur gert grein fyrir málefni sem undir hann heyrir með skýrslu til Alþingi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5" calcext:value-type="float">
            <text:p>95</text:p>
          </table:table-cell>
          <table:table-cell table:number-columns-repeated="2" office:value-type="float" office:value="1" calcext:value-type="float">
            <text:p>1</text:p>
          </table:table-cell>
          <table:table-cell office:value-type="string" calcext:value-type="string">
            <text:p>Ráðherraábyrgð</text:p>
          </table:table-cell>
          <table:table-cell office:value-type="string" calcext:value-type="string">
            <text:p>Ráðherrar bera lagalega ábyrgð á stjórnarframkvæmdum öllum.</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5" calcext:value-type="float">
            <text:p>9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áðherraábyrgð</text:p>
          </table:table-cell>
          <table:table-cell office:value-type="string" calcext:value-type="string">
            <text:p>Bóki ráðherra andstöðu við ákvörðun ríkisstjórnar ber hann þó ekki ábyrgð á henn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5" calcext:value-type="float">
            <text:p>9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Ráðherraábyrgð</text:p>
          </table:table-cell>
          <table:table-cell office:value-type="string" calcext:value-type="string">
            <text:p>Ábyrgð vegna embættisbrota þeirra skal ákveðin með lögum.</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5" calcext:value-type="float">
            <text:p>9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áðherraábyrgð</text:p>
          </table:table-cell>
          <table:table-cell office:value-type="string" calcext:value-type="string">
            <text:p>Stjórnskipunar- og eftirlitsnefnd Alþingis ákveður, að undangenginni könnun, hvort hefja skuli rannsókn á meintum embættisbrotum ráðher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5" calcext:value-type="float">
            <text:p>95</text:p>
          </table:table-cell>
          <table:table-cell table:number-columns-repeated="2" office:value-type="float" office:value="2" calcext:value-type="float">
            <text:p>2</text:p>
          </table:table-cell>
          <table:table-cell office:value-type="string" calcext:value-type="string">
            <text:p>Ráðherraábyrgð</text:p>
          </table:table-cell>
          <table:table-cell office:value-type="string" calcext:value-type="string">
            <text:p>Nefndin skipar saksóknara sem annast rannsóknin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5" calcext:value-type="float">
            <text:p>9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Ráðherraábyrgð</text:p>
          </table:table-cell>
          <table:table-cell office:value-type="string" calcext:value-type="string">
            <text:p>Hann metur hvort niðurstaða rannsóknarinnar sé nægileg eða líkleg til sakfellingar og gefur þá út ákæru og sækir málið fyrir dómstólum.</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5" calcext:value-type="float">
            <text:p>95</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Ráðherraábyrgð</text:p>
          </table:table-cell>
          <table:table-cell office:value-type="string" calcext:value-type="string">
            <text:p>Nánar skal kveðið á um rannsókn og meðferð slíkra mála í lögum.</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table:number-columns-repeated="2" office:value-type="float" office:value="1" calcext:value-type="float">
            <text:p>1</text:p>
          </table:table-cell>
          <table:table-cell office:value-type="string" calcext:value-type="string">
            <text:p>Skipun embættismanna</text:p>
          </table:table-cell>
          <table:table-cell office:value-type="string" calcext:value-type="string">
            <text:p>Ráðherrar og önnur stjórnvöld veita þau embætti sem lög mæl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kipun embættismanna</text:p>
          </table:table-cell>
          <table:table-cell office:value-type="string" calcext:value-type="string">
            <text:p>Hæfni og málefnaleg sjónarmið skulu ráða við skipun í embætt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kipun embættismanna</text:p>
          </table:table-cell>
          <table:table-cell office:value-type="string" calcext:value-type="string">
            <text:p>Þegar ráðherra skipar í embætti dómara og ríkissaksóknara skal skipun borin undir forseta Íslands til staðfestingar.</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kipun embættismanna</text:p>
          </table:table-cell>
          <table:table-cell office:value-type="string" calcext:value-type="string">
            <text:p>Synji forseti skipun staðfestingar þarf Alþingi að samþykkja skipunina með 2/3 hlutum atkvæða til að hún taki gild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kipun embættismanna</text:p>
          </table:table-cell>
          <table:table-cell office:value-type="string" calcext:value-type="string">
            <text:p>Ráðherra skipar í önnur æðstu embætti, eins og þau eru skilgreind í lögum, að fenginni tillögu sjálfstæðrar nefndar.</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Skipun embættismanna</text:p>
          </table:table-cell>
          <table:table-cell office:value-type="string" calcext:value-type="string">
            <text:p>Velji ráðherra ekki í slíkt embætti einn þeirra sem nefndin telur hæfasta er skipun háð samþykki Alþingis með 2/3 hlutum atkvæð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kipun embættismanna</text:p>
          </table:table-cell>
          <table:table-cell office:value-type="string" calcext:value-type="string">
            <text:p>Forseti Íslands skipar formann nefndarinnar.</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kipun embættismanna</text:p>
          </table:table-cell>
          <table:table-cell office:value-type="string" calcext:value-type="string">
            <text:p>Um nánari skipan hennar og störf skal mælt fyrir í lögum.</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kipun embættismanna</text:p>
          </table:table-cell>
          <table:table-cell office:value-type="string" calcext:value-type="string">
            <text:p>Í lögum má kveða á um að í tiltekin embætti megi einungis skipa íslenska ríkisborga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Skipun embættismanna</text:p>
          </table:table-cell>
          <table:table-cell office:value-type="string" calcext:value-type="string">
            <text:p>Krefja má embættismann um eiðstaf að stjórnarskránn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7" calcext:value-type="float">
            <text:p>97</text:p>
          </table:table-cell>
          <table:table-cell table:number-columns-repeated="2" office:value-type="float" office:value="1" calcext:value-type="float">
            <text:p>1</text:p>
          </table:table-cell>
          <table:table-cell office:value-type="string" calcext:value-type="string">
            <text:p>Sjálfstæðar ríkisstofnanir</text:p>
          </table:table-cell>
          <table:table-cell office:value-type="string" calcext:value-type="string">
            <text:p>Í lögum má kveða á um tilteknar stofnanir ríkisins, sem gegna mikilvægu eftirliti eða afla upplýsinga sem nauðsynlegar eru í lýðræðisþjóðfélagi, njóti sérstaks sjálfstæði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7" calcext:value-type="float">
            <text:p>9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jálfstæðar ríkisstofnanir</text:p>
          </table:table-cell>
          <table:table-cell office:value-type="string" calcext:value-type="string">
            <text:p>Starfsemi slíkra stofnana verður ekki lögð niður, henni breytt að verulegu leyti eða fengin öðrum stofnunum, nema með lögum sem samþykkt eru með 2/3 hlutum atkvæða á Alþingi.</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98" calcext:value-type="float">
            <text:p>98</text:p>
          </table:table-cell>
          <table:table-cell table:number-columns-repeated="2" office:value-type="float" office:value="1" calcext:value-type="float">
            <text:p>1</text:p>
          </table:table-cell>
          <table:table-cell office:value-type="string" calcext:value-type="string">
            <text:p>Skipan dómstóla</text:p>
          </table:table-cell>
          <table:table-cell office:value-type="string" calcext:value-type="string">
            <text:p>Skipan dómstóla, þar á meðal dómstig og fjöldi dómara, skal ákveðin með lögum.</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99" calcext:value-type="float">
            <text:p>99</text:p>
          </table:table-cell>
          <table:table-cell table:number-columns-repeated="2" office:value-type="float" office:value="1" calcext:value-type="float">
            <text:p>1</text:p>
          </table:table-cell>
          <table:table-cell office:value-type="string" calcext:value-type="string">
            <text:p>Sjálfstæði dómstóla</text:p>
          </table:table-cell>
          <table:table-cell office:value-type="string" calcext:value-type="string">
            <text:p>Sjálfstæði dómstóla skal tryggt með lögum.</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0" calcext:value-type="float">
            <text:p>100</text:p>
          </table:table-cell>
          <table:table-cell table:number-columns-repeated="2" office:value-type="float" office:value="1" calcext:value-type="float">
            <text:p>1</text:p>
          </table:table-cell>
          <table:table-cell office:value-type="string" calcext:value-type="string">
            <text:p>Lögsaga dómstóla</text:p>
          </table:table-cell>
          <table:table-cell office:value-type="string" calcext:value-type="string">
            <text:p>Dómstólar skera endanlega úr um réttindi og skyldur að einkarétti, svo og sök um refsiverða háttsemi og ákveða viðurlög við henni.</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0" calcext:value-type="float">
            <text:p>10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Lögsaga dómstóla</text:p>
          </table:table-cell>
          <table:table-cell office:value-type="string" calcext:value-type="string">
            <text:p>Dómstólar skera úr um hvort lög samrýmist stjórnarskrá.</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0" calcext:value-type="float">
            <text:p>10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Lögsaga dómstóla</text:p>
          </table:table-cell>
          <table:table-cell office:value-type="string" calcext:value-type="string">
            <text:p>Dómstólar skera úr um hvort stjórnvöld hafi farið að lögum.</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0" calcext:value-type="float">
            <text:p>100</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Lögsaga dómstóla</text:p>
          </table:table-cell>
          <table:table-cell office:value-type="string" calcext:value-type="string">
            <text:p>Hjá ákvörðun stjórnvalds verður ekki komist í bráð með því að bera lögmæti hennar undir dóm.</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1" calcext:value-type="float">
            <text:p>101</text:p>
          </table:table-cell>
          <table:table-cell table:number-columns-repeated="2" office:value-type="float" office:value="1" calcext:value-type="float">
            <text:p>1</text:p>
          </table:table-cell>
          <table:table-cell office:value-type="string" calcext:value-type="string">
            <text:p>Hæstiréttur Íslands</text:p>
          </table:table-cell>
          <table:table-cell office:value-type="string" calcext:value-type="string">
            <text:p>Hæstiréttur Íslands er æðsti dómstóll ríkisins og hefur hann endanlegt vald til að leysa úr öllum málum sem lögð eru fyrir dómstóla.</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1" calcext:value-type="float">
            <text:p>10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æstiréttur Íslands</text:p>
          </table:table-cell>
          <table:table-cell office:value-type="string" calcext:value-type="string">
            <text:p>Þó má ákveða með lögum að sérstakur dómstóll leysi endanlega úr ágreiningi um kjarasamninga og lögmæti vinnustöðvana, þó þannig að ákvörðunum hans um refsingu verði skotið til annarra dómstóla.</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2" calcext:value-type="float">
            <text:p>102</text:p>
          </table:table-cell>
          <table:table-cell table:number-columns-repeated="2" office:value-type="float" office:value="1" calcext:value-type="float">
            <text:p>1</text:p>
          </table:table-cell>
          <table:table-cell office:value-type="string" calcext:value-type="string">
            <text:p>Skipun dómara</text:p>
          </table:table-cell>
          <table:table-cell office:value-type="string" calcext:value-type="string">
            <text:p>Dómarar eru þeir sem skipaðir hafa verið ótímabundið í embætti dómara eða settir til að gegna því um tiltekinn tíma.</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2" calcext:value-type="float">
            <text:p>10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kipun dómara</text:p>
          </table:table-cell>
          <table:table-cell office:value-type="string" calcext:value-type="string">
            <text:p>Til dómstarfa geta dómstólar ráðið eða kvatt aðra eftir því sem mælt er fyrir í lögum.</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2" calcext:value-type="float">
            <text:p>10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kipun dómara</text:p>
          </table:table-cell>
          <table:table-cell office:value-type="string" calcext:value-type="string">
            <text:p>Ráðherra skipar dómara og veitir þeim lausn.</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2" calcext:value-type="float">
            <text:p>102</text:p>
          </table:table-cell>
          <table:table-cell table:number-columns-repeated="2" office:value-type="float" office:value="2" calcext:value-type="float">
            <text:p>2</text:p>
          </table:table-cell>
          <table:table-cell office:value-type="string" calcext:value-type="string">
            <text:p>Skipun dómara</text:p>
          </table:table-cell>
          <table:table-cell office:value-type="string" calcext:value-type="string">
            <text:p>Dómara verður ekki vikið endanlega úr embætti nema með dómi, og þá aðeins ef hann uppfyllir ekki lengur skilyrði til að gegna embættinu eða sinnir ekki skyldum sem starfinu tengjast.</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3" calcext:value-type="float">
            <text:p>103</text:p>
          </table:table-cell>
          <table:table-cell table:number-columns-repeated="2" office:value-type="float" office:value="1" calcext:value-type="float">
            <text:p>1</text:p>
          </table:table-cell>
          <table:table-cell office:value-type="string" calcext:value-type="string">
            <text:p>Sjálfstæði dómara</text:p>
          </table:table-cell>
          <table:table-cell office:value-type="string" calcext:value-type="string">
            <text:p>Dómarar skulu í embættisverkum sínum fara einungis eftir lögum.</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4" calcext:value-type="float">
            <text:p>104</text:p>
          </table:table-cell>
          <table:table-cell table:number-columns-repeated="2" office:value-type="float" office:value="1" calcext:value-type="float">
            <text:p>1</text:p>
          </table:table-cell>
          <table:table-cell office:value-type="string" calcext:value-type="string">
            <text:p>Ákæruvald og ríkissaksóknari</text:p>
          </table:table-cell>
          <table:table-cell office:value-type="string" calcext:value-type="string">
            <text:p>Skipan ákæruvaldsins skal ákveðin með lögum.</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4" calcext:value-type="float">
            <text:p>10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Ákæruvald og ríkissaksóknari</text:p>
          </table:table-cell>
          <table:table-cell office:value-type="string" calcext:value-type="string">
            <text:p>Ríkissaksóknari er æðsti handhafi ákæruvaldsins.</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4" calcext:value-type="float">
            <text:p>104</text:p>
          </table:table-cell>
          <table:table-cell table:number-columns-repeated="2" office:value-type="float" office:value="2" calcext:value-type="float">
            <text:p>2</text:p>
          </table:table-cell>
          <table:table-cell office:value-type="string" calcext:value-type="string">
            <text:p>Ákæruvald og ríkissaksóknari</text:p>
          </table:table-cell>
          <table:table-cell office:value-type="string" calcext:value-type="string">
            <text:p>Hann skal í embættisverkum sínum fara einungis eftir lögum.</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4" calcext:value-type="float">
            <text:p>10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Ákæruvald og ríkissaksóknari</text:p>
          </table:table-cell>
          <table:table-cell office:value-type="string" calcext:value-type="string">
            <text:p>Ráðherra skipar ríkissaksóknara og veitir honum lausn.</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4" calcext:value-type="float">
            <text:p>10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Ákæruvald og ríkissaksóknari</text:p>
          </table:table-cell>
          <table:table-cell office:value-type="string" calcext:value-type="string">
            <text:p>Ríkissaksóknari er sjálfstæður í störfum sínum og nýtur sömu verndar í starfi og dómarar.</text:p>
          </table:table-cell>
          <table:table-cell table:number-columns-repeated="1016"/>
        </table:table-row>
        <table:table-row table:style-name="ro1">
          <table:table-cell office:value-type="string" calcext:value-type="string">
            <text:p>VII. kafli</text:p>
          </table:table-cell>
          <table:table-cell office:value-type="string" calcext:value-type="string">
            <text:p>Sveitarfélög</text:p>
          </table:table-cell>
          <table:table-cell office:value-type="float" office:value="8" calcext:value-type="float">
            <text:p>8</text:p>
          </table:table-cell>
          <table:table-cell office:value-type="float" office:value="105" calcext:value-type="float">
            <text:p>105</text:p>
          </table:table-cell>
          <table:table-cell table:number-columns-repeated="2" office:value-type="float" office:value="1" calcext:value-type="float">
            <text:p>1</text:p>
          </table:table-cell>
          <table:table-cell office:value-type="string" calcext:value-type="string">
            <text:p>Sjálfstæði sveitarfélaga</text:p>
          </table:table-cell>
          <table:table-cell office:value-type="string" calcext:value-type="string">
            <text:p>Sveitarfélög ráða sjálf málefnum sínum eftir því sem lög ákveða.</text:p>
          </table:table-cell>
          <table:table-cell table:number-columns-repeated="1016"/>
        </table:table-row>
        <table:table-row table:style-name="ro1">
          <table:table-cell office:value-type="string" calcext:value-type="string">
            <text:p>VII. kafli</text:p>
          </table:table-cell>
          <table:table-cell office:value-type="string" calcext:value-type="string">
            <text:p>Sveitarfélög</text:p>
          </table:table-cell>
          <table:table-cell office:value-type="float" office:value="8" calcext:value-type="float">
            <text:p>8</text:p>
          </table:table-cell>
          <table:table-cell office:value-type="float" office:value="105" calcext:value-type="float">
            <text:p>10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jálfstæði sveitarfélaga</text:p>
          </table:table-cell>
          <table:table-cell office:value-type="string" calcext:value-type="string">
            <text:p>Sveitarfélög skulu hafa nægilega burði og tekjur til að sinna lögbundnum verkefnum.</text:p>
          </table:table-cell>
          <table:table-cell table:number-columns-repeated="1016"/>
        </table:table-row>
        <table:table-row table:style-name="ro1">
          <table:table-cell office:value-type="string" calcext:value-type="string">
            <text:p>VII. kafli</text:p>
          </table:table-cell>
          <table:table-cell office:value-type="string" calcext:value-type="string">
            <text:p>Sveitarfélög</text:p>
          </table:table-cell>
          <table:table-cell office:value-type="float" office:value="8" calcext:value-type="float">
            <text:p>8</text:p>
          </table:table-cell>
          <table:table-cell office:value-type="float" office:value="105" calcext:value-type="float">
            <text:p>10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jálfstæði sveitarfélaga</text:p>
          </table:table-cell>
          <table:table-cell office:value-type="string" calcext:value-type="string">
            <text:p>Tekjustofnar sveitarfélaga skulu ákveðnir með lögum, svo og réttur þeirra til að ákveða hvort og hvernig þeir eru nýttir.</text:p>
          </table:table-cell>
          <table:table-cell table:number-columns-repeated="1016"/>
        </table:table-row>
        <table:table-row table:style-name="ro1">
          <table:table-cell office:value-type="string" calcext:value-type="string">
            <text:p>VII. kafli</text:p>
          </table:table-cell>
          <table:table-cell office:value-type="string" calcext:value-type="string">
            <text:p>Sveitarfélög</text:p>
          </table:table-cell>
          <table:table-cell office:value-type="float" office:value="8" calcext:value-type="float">
            <text:p>8</text:p>
          </table:table-cell>
          <table:table-cell office:value-type="float" office:value="106" calcext:value-type="float">
            <text:p>106</text:p>
          </table:table-cell>
          <table:table-cell table:number-columns-repeated="2" office:value-type="float" office:value="1" calcext:value-type="float">
            <text:p>1</text:p>
          </table:table-cell>
          <table:table-cell office:value-type="string" calcext:value-type="string">
            <text:p>Nálægðarregla</text:p>
          </table:table-cell>
          <table:table-cell office:value-type="string" calcext:value-type="string">
            <text:p>Á hendi sveitarfélaga, eða samtaka í umboði þeirra, eru þeir þættir opinberrar þjónustu sem best þykir fyrir komið í héraði svo sem nánar skal kveðið á um í lögum.</text:p>
          </table:table-cell>
          <table:table-cell table:number-columns-repeated="1016"/>
        </table:table-row>
        <table:table-row table:style-name="ro1">
          <table:table-cell office:value-type="string" calcext:value-type="string">
            <text:p>VII. kafli</text:p>
          </table:table-cell>
          <table:table-cell office:value-type="string" calcext:value-type="string">
            <text:p>Sveitarfélög</text:p>
          </table:table-cell>
          <table:table-cell office:value-type="float" office:value="8" calcext:value-type="float">
            <text:p>8</text:p>
          </table:table-cell>
          <table:table-cell office:value-type="float" office:value="107" calcext:value-type="float">
            <text:p>107</text:p>
          </table:table-cell>
          <table:table-cell table:number-columns-repeated="2" office:value-type="float" office:value="1" calcext:value-type="float">
            <text:p>1</text:p>
          </table:table-cell>
          <table:table-cell office:value-type="string" calcext:value-type="string">
            <text:p>Kosning sveitarstjórna og íbúalýðræði</text:p>
          </table:table-cell>
          <table:table-cell office:value-type="string" calcext:value-type="string">
            <text:p>Sveitarfélögum er stjórnað af sveitarstjórnum sem starfa í umboði íbúa og eru kjörnar í almennum, leynilegum kosningum.</text:p>
          </table:table-cell>
          <table:table-cell table:number-columns-repeated="1016"/>
        </table:table-row>
        <table:table-row table:style-name="ro1">
          <table:table-cell office:value-type="string" calcext:value-type="string">
            <text:p>VII. kafli</text:p>
          </table:table-cell>
          <table:table-cell office:value-type="string" calcext:value-type="string">
            <text:p>Sveitarfélög</text:p>
          </table:table-cell>
          <table:table-cell office:value-type="float" office:value="8" calcext:value-type="float">
            <text:p>8</text:p>
          </table:table-cell>
          <table:table-cell office:value-type="float" office:value="107" calcext:value-type="float">
            <text:p>10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Kosning sveitarstjórna og íbúalýðræði</text:p>
          </table:table-cell>
          <table:table-cell office:value-type="string" calcext:value-type="string">
            <text:p>Rétti íbúa sveitarfélags til þess að óska eftir atkvæðagreiðslu um málefni þess skal skipað með lögum.</text:p>
          </table:table-cell>
          <table:table-cell table:number-columns-repeated="1016"/>
        </table:table-row>
        <table:table-row table:style-name="ro1">
          <table:table-cell office:value-type="string" calcext:value-type="string">
            <text:p>VII. kafli</text:p>
          </table:table-cell>
          <table:table-cell office:value-type="string" calcext:value-type="string">
            <text:p>Sveitarfélög</text:p>
          </table:table-cell>
          <table:table-cell office:value-type="float" office:value="8" calcext:value-type="float">
            <text:p>8</text:p>
          </table:table-cell>
          <table:table-cell office:value-type="float" office:value="108" calcext:value-type="float">
            <text:p>108</text:p>
          </table:table-cell>
          <table:table-cell table:number-columns-repeated="2" office:value-type="float" office:value="1" calcext:value-type="float">
            <text:p>1</text:p>
          </table:table-cell>
          <table:table-cell office:value-type="string" calcext:value-type="string">
            <text:p>Samráðsskylda</text:p>
          </table:table-cell>
          <table:table-cell office:value-type="string" calcext:value-type="string">
            <text:p>Samráð skal haft við sveitarstjórnir og samtök þeirra við undirbúning lagasetningar sem varðar málefni sveitarfélaga.</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09" calcext:value-type="float">
            <text:p>109</text:p>
          </table:table-cell>
          <table:table-cell table:number-columns-repeated="2" office:value-type="float" office:value="1" calcext:value-type="float">
            <text:p>1</text:p>
          </table:table-cell>
          <table:table-cell office:value-type="string" calcext:value-type="string">
            <text:p>Meðferð utanríkismála</text:p>
          </table:table-cell>
          <table:table-cell office:value-type="string" calcext:value-type="string">
            <text:p>Utanríkisstefna og almennt fyrirsvar ríkisins á því sviði er á hendi ráðherra í umboði og undir eftirliti Alþingis.</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09" calcext:value-type="float">
            <text:p>10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Meðferð utanríkismála</text:p>
          </table:table-cell>
          <table:table-cell office:value-type="string" calcext:value-type="string">
            <text:p>Ráðherrum er skylt að veita utanríkismálanefnd Alþingis upplýsingar um utanríkis- og varnarmál.</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09" calcext:value-type="float">
            <text:p>109</text:p>
          </table:table-cell>
          <table:table-cell table:number-columns-repeated="2" office:value-type="float" office:value="2" calcext:value-type="float">
            <text:p>2</text:p>
          </table:table-cell>
          <table:table-cell office:value-type="string" calcext:value-type="string">
            <text:p>Meðferð utanríkismála</text:p>
          </table:table-cell>
          <table:table-cell office:value-type="string" calcext:value-type="string">
            <text:p>Ráðherra skal hafa samráð við nefndina áður en ákvörðun er tekin um mikilvæg utanríkismál.</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09" calcext:value-type="float">
            <text:p>10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Meðferð utanríkismála</text:p>
          </table:table-cell>
          <table:table-cell office:value-type="string" calcext:value-type="string">
            <text:p>Ákvörðun um stuðning við aðgerðir sem fela í sér beitingu vopnavalds, aðrar en þær sem Ísland er skuldbundið af samkvæmt þjóðarétti, skal háð samþykki Alþingis.</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0" calcext:value-type="float">
            <text:p>110</text:p>
          </table:table-cell>
          <table:table-cell table:number-columns-repeated="2" office:value-type="float" office:value="1" calcext:value-type="float">
            <text:p>1</text:p>
          </table:table-cell>
          <table:table-cell office:value-type="string" calcext:value-type="string">
            <text:p>Þjóðréttarsamningar</text:p>
          </table:table-cell>
          <table:table-cell office:value-type="string" calcext:value-type="string">
            <text:p>Ráðherra gerir þjóðréttarsamninga fyrir hönd Íslands.</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0" calcext:value-type="float">
            <text:p>11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Þjóðréttarsamningar</text:p>
          </table:table-cell>
          <table:table-cell office:value-type="string" calcext:value-type="string">
            <text:p>Þó getur hann enga slíka samninga gert, ef þeir hafa í sér fólgið afsal eða kvaðir á landi, innsævi, landhelgi, efnahagslögsögu eða landgrunni, eða kalla á breytingar á landslögum, eða eru mikilvægir af öðrum ástæðum, nema samþykki Alþingis komi til.</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1" calcext:value-type="float">
            <text:p>111</text:p>
          </table:table-cell>
          <table:table-cell table:number-columns-repeated="2" office:value-type="float" office:value="1" calcext:value-type="float">
            <text:p>1</text:p>
          </table:table-cell>
          <table:table-cell office:value-type="string" calcext:value-type="string">
            <text:p>Framsal ríkisvalds</text:p>
          </table:table-cell>
          <table:table-cell office:value-type="string" calcext:value-type="string">
            <text:p>Heimilt er að gera þjóðréttarsamninga sem fela í sér framsal ríkisvalds til alþjóðlegra stofnana sem Ísland á aðild að í þágu friðar og efnahagssamvinnu.</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1" calcext:value-type="float">
            <text:p>11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ramsal ríkisvalds</text:p>
          </table:table-cell>
          <table:table-cell office:value-type="string" calcext:value-type="string">
            <text:p>Framsal ríkisvalds skal ávallt vera afturkræft.</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1" calcext:value-type="float">
            <text:p>11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ramsal ríkisvalds</text:p>
          </table:table-cell>
          <table:table-cell office:value-type="string" calcext:value-type="string">
            <text:p>Með lögum skal afmarka nánar í hverju framsal ríkisvalds samkvæmt þjóðréttarsamningi felst.</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1" calcext:value-type="float">
            <text:p>11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Framsal ríkisvalds</text:p>
          </table:table-cell>
          <table:table-cell office:value-type="string" calcext:value-type="string">
            <text:p>Samþykki Alþingi fullgildingu samnings sem felur í sér framsal ríkisvalds skal ákvörðunin borin undir þjóðaratkvæði til samþykktar eða synjunar.</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1" calcext:value-type="float">
            <text:p>11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Framsal ríkisvalds</text:p>
          </table:table-cell>
          <table:table-cell office:value-type="string" calcext:value-type="string">
            <text:p>Niðurstaða slíkrar þjóðaratkvæðagreiðslu er bindandi.</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2" calcext:value-type="float">
            <text:p>112</text:p>
          </table:table-cell>
          <table:table-cell table:number-columns-repeated="2" office:value-type="float" office:value="1" calcext:value-type="float">
            <text:p>1</text:p>
          </table:table-cell>
          <table:table-cell office:value-type="string" calcext:value-type="string">
            <text:p>Skyldur samkvæmt alþjóðlegum samningum</text:p>
          </table:table-cell>
          <table:table-cell office:value-type="string" calcext:value-type="string">
            <text:p>Öllum handhöfum ríkisvalds ber að virða mannréttindareglur sem bindandi eru fyrir ríkið að þjóðarétti og tryggja framkvæmd þeirra og virkni eftir því sem samræmist hlutverki þeirra að lögum og valdmörkum.</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2" calcext:value-type="float">
            <text:p>11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kyldur samkvæmt alþjóðlegum samningum</text:p>
          </table:table-cell>
          <table:table-cell office:value-type="string" calcext:value-type="string">
            <text:p>Alþingi er heimilt að lögfesta alþjóðlega mannréttindasáttmála og umhverfissamninga og ganga þeir þá framar almennum lögum.</text:p>
          </table:table-cell>
          <table:table-cell table:number-columns-repeated="1016"/>
        </table:table-row>
        <table:table-row table:style-name="ro1">
          <table:table-cell office:value-type="string" calcext:value-type="string">
            <text:p>IX. kafli</text:p>
          </table:table-cell>
          <table:table-cell office:value-type="string" calcext:value-type="string">
            <text:p>Lokaákvæði</text:p>
          </table:table-cell>
          <table:table-cell office:value-type="float" office:value="10" calcext:value-type="float">
            <text:p>10</text:p>
          </table:table-cell>
          <table:table-cell office:value-type="float" office:value="113" calcext:value-type="float">
            <text:p>113</text:p>
          </table:table-cell>
          <table:table-cell table:number-columns-repeated="2" office:value-type="float" office:value="1" calcext:value-type="float">
            <text:p>1</text:p>
          </table:table-cell>
          <table:table-cell office:value-type="string" calcext:value-type="string">
            <text:p>Stjórnarskrárbreytingar</text:p>
          </table:table-cell>
          <table:table-cell office:value-type="string" calcext:value-type="string">
            <text:p>Þegar Alþingi hefur samþykkt frumvarp til breytingar á stjórnarskrá skal það borið undir atkvæði allra kosningabærra manna í landinu til samþykktar eða synjunar.</text:p>
          </table:table-cell>
          <table:table-cell table:number-columns-repeated="1016"/>
        </table:table-row>
        <table:table-row table:style-name="ro1">
          <table:table-cell office:value-type="string" calcext:value-type="string">
            <text:p>IX. kafli</text:p>
          </table:table-cell>
          <table:table-cell office:value-type="string" calcext:value-type="string">
            <text:p>Lokaákvæði</text:p>
          </table:table-cell>
          <table:table-cell office:value-type="float" office:value="10" calcext:value-type="float">
            <text:p>10</text:p>
          </table:table-cell>
          <table:table-cell office:value-type="float" office:value="113" calcext:value-type="float">
            <text:p>11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tjórnarskrárbreytingar</text:p>
          </table:table-cell>
          <table:table-cell office:value-type="string" calcext:value-type="string">
            <text:p>Atkvæðagreiðslan skal fara fram í fyrsta lagi einum mánuði og í síðasta lagi þremur mánuðum eftir samþykkt frumvarpsins á Alþingi.</text:p>
          </table:table-cell>
          <table:table-cell table:number-columns-repeated="1016"/>
        </table:table-row>
        <table:table-row table:style-name="ro1">
          <table:table-cell office:value-type="string" calcext:value-type="string">
            <text:p>IX. kafli</text:p>
          </table:table-cell>
          <table:table-cell office:value-type="string" calcext:value-type="string">
            <text:p>Lokaákvæði</text:p>
          </table:table-cell>
          <table:table-cell office:value-type="float" office:value="10" calcext:value-type="float">
            <text:p>10</text:p>
          </table:table-cell>
          <table:table-cell office:value-type="float" office:value="113" calcext:value-type="float">
            <text:p>11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tjórnarskrárbreytingar</text:p>
          </table:table-cell>
          <table:table-cell office:value-type="string" calcext:value-type="string">
            <text:p>Hafi 5/6 hlutar þingmanna samþykkt frumvarpið getur Alþingi þó ákveðið að fella þjóðaratkvæðagreiðsluna niður og öðlast þá frumvarpið gildi engu að síður.</text:p>
          </table:table-cell>
          <table:table-cell table:number-columns-repeated="1016"/>
        </table:table-row>
        <table:table-row table:style-name="ro1">
          <table:table-cell office:value-type="string" calcext:value-type="string">
            <text:p>IX. kafli</text:p>
          </table:table-cell>
          <table:table-cell office:value-type="string" calcext:value-type="string">
            <text:p>Lokaákvæði</text:p>
          </table:table-cell>
          <table:table-cell office:value-type="float" office:value="10" calcext:value-type="float">
            <text:p>10</text:p>
          </table:table-cell>
          <table:table-cell office:value-type="float" office:value="114" calcext:value-type="float">
            <text:p>114</text:p>
          </table:table-cell>
          <table:table-cell table:number-columns-repeated="2" office:value-type="float" office:value="1" calcext:value-type="float">
            <text:p>1</text:p>
          </table:table-cell>
          <table:table-cell office:value-type="string" calcext:value-type="string">
            <text:p>Gildistaka</text:p>
          </table:table-cell>
          <table:table-cell office:value-type="string" calcext:value-type="string">
            <text:p>Stjórnarskipunarlög þessi öðlast gildi þegar Alþingi hefur samþykkt þau í samræmi við ákvæði stjórnarskipunarlaga nr. 33 frá 17. júní 1944 með áorðnum breytingum.</text:p>
          </table:table-cell>
          <table:table-cell table:number-columns-repeated="1016"/>
        </table:table-row>
        <table:table-row table:style-name="ro1">
          <table:table-cell office:value-type="string" calcext:value-type="string">
            <text:p>IX. kafli</text:p>
          </table:table-cell>
          <table:table-cell office:value-type="string" calcext:value-type="string">
            <text:p>Lokaákvæði</text:p>
          </table:table-cell>
          <table:table-cell office:value-type="float" office:value="10" calcext:value-type="float">
            <text:p>10</text:p>
          </table:table-cell>
          <table:table-cell office:value-type="float" office:value="114" calcext:value-type="float">
            <text:p>11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Gildistaka</text:p>
          </table:table-cell>
          <table:table-cell office:value-type="string" calcext:value-type="string">
            <text:p>Við gildistöku stjórnarskipunarlaga þessara falla úr gildi stjórnarskipunarlög nr. 33 frá 17. júní 1944 með áorðnum breytingum.</text:p>
          </table:table-cell>
          <table:table-cell table:number-columns-repeated="1016"/>
        </table:table-row>
        <table:table-row table:style-name="ro1">
          <table:table-cell/>
          <table:table-cell office:value-type="string" calcext:value-type="string">
            <text:p>{Ákvæði til bráðabirgða}</text:p>
          </table:table-cell>
          <table:table-cell office:value-type="float" office:value="11" calcext:value-type="float">
            <text:p>11</text:p>
          </table:table-cell>
          <table:table-cell/>
          <table:table-cell table:number-columns-repeated="2" office:value-type="float" office:value="1" calcext:value-type="float">
            <text:p>1</text:p>
          </table:table-cell>
          <table:table-cell/>
          <table:table-cell office:value-type="string" calcext:value-type="string">
            <text:p>Þrátt fyrir ákvæði 10. mgr. 39. gr. nægir samþykki einfalds meirihluta atkvæða á Alþingi til að breyta lögum um kosningar til Alþingis til samræmis við stjórnarskipunarlög þessi eftir að þau taka gildi.</text:p>
          </table:table-cell>
          <table:table-cell table:number-columns-repeated="1016"/>
        </table:table-row>
        <table:table-row table:style-name="ro1">
          <table:table-cell/>
          <table:table-cell office:value-type="string" calcext:value-type="string">
            <text:p>{Ákvæði til bráðabirgða}</text:p>
          </table:table-cell>
          <table:table-cell office:value-type="float" office:value="11" calcext:value-type="float">
            <text:p>11</text:p>
          </table:table-cell>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Þegar sú breyting hefur verið gerð fellur ákvæði þetta úr gildi.</text:p>
          </table:table-cell>
          <table:table-cell table:number-columns-repeated="1016"/>
        </table:table-row>
      </table:table>
      <table:table table:name="Frumvarp stjórnskipunar- og eftirlitsnefndar" table:style-name="ta1">
        <table:table-column table:style-name="co9" table:default-cell-style-name="Default"/>
        <table:table-column table:style-name="co1" table:default-cell-style-name="Default"/>
        <table:table-column table:style-name="co7" table:number-columns-repeated="4" table:default-cell-style-name="Default"/>
        <table:table-column table:style-name="co10" table:default-cell-style-name="Default"/>
        <table:table-column table:style-name="co4" table:number-columns-repeated="1017" table:default-cell-style-name="Default"/>
        <table:table-row table:style-name="ro1">
          <table:table-cell table:style-name="ce2" office:value-type="string" calcext:value-type="string">
            <text:p>Kafli</text:p>
          </table:table-cell>
          <table:table-cell table:style-name="ce2" office:value-type="string" calcext:value-type="string">
            <text:p>Undirheiti kafla</text:p>
          </table:table-cell>
          <table:table-cell table:style-name="ce2" office:value-type="string" calcext:value-type="string">
            <text:p>Kaflaröðun</text:p>
          </table:table-cell>
          <table:table-cell table:style-name="ce2" office:value-type="string" calcext:value-type="string">
            <text:p>Gr.</text:p>
          </table:table-cell>
          <table:table-cell table:style-name="ce2" office:value-type="string" calcext:value-type="string">
            <text:p>Málsgr.</text:p>
          </table:table-cell>
          <table:table-cell table:style-name="ce2" office:value-type="string" calcext:value-type="string">
            <text:p>Málsl.</text:p>
          </table:table-cell>
          <table:table-cell table:style-name="ce2" office:value-type="string" calcext:value-type="string">
            <text:p>Titill greinar</text:p>
          </table:table-cell>
          <table:table-cell table:style-name="ce2" office:value-type="string" calcext:value-type="string">
            <text:p>Efni</text:p>
          </table:table-cell>
          <table:table-cell table:style-name="ce2" table:number-columns-repeated="1016"/>
        </table:table-row>
        <table:table-row table:style-name="ro1">
          <table:table-cell/>
          <table:table-cell office:value-type="string" calcext:value-type="string">
            <text:p>Aðfaraorð</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table-cell office:value-type="string" calcext:value-type="string">
            <text:p>Við sem byggjum Ísland viljum skapa réttlátt samfélag þar sem allir sitja við sama borð.</text:p>
          </table:table-cell>
          <table:table-cell table:number-columns-repeated="1016"/>
        </table:table-row>
        <table:table-row table:style-name="ro1">
          <table:table-cell/>
          <table:table-cell office:value-type="string" calcext:value-type="string">
            <text:p>Aðfaraorð</text:p>
          </table:table-cell>
          <table:table-cell office:value-type="float" office:value="1" calcext:value-type="float">
            <text:p>1</text:p>
          </table:table-cell>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Ólíkur uppruni okkar auðgar heildina og saman berum við ábyrgð á arfi kynslóðanna, landi og sögu, náttúru, tungu og menningu.</text:p>
          </table:table-cell>
          <table:table-cell table:number-columns-repeated="1016"/>
        </table:table-row>
        <table:table-row table:style-name="ro1">
          <table:table-cell/>
          <table:table-cell office:value-type="string" calcext:value-type="string">
            <text:p>Aðfaraorð</text:p>
          </table:table-cell>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Ísland er frjálst og fullvalda réttarríki með frelsi, jafnrétti, lýðræði og mannréttindi að hornsteinum.</text:p>
          </table:table-cell>
          <table:table-cell table:number-columns-repeated="1016"/>
        </table:table-row>
        <table:table-row table:style-name="ro1">
          <table:table-cell/>
          <table:table-cell office:value-type="string" calcext:value-type="string">
            <text:p>Aðfaraorð</text:p>
          </table:table-cell>
          <table:table-cell office:value-type="float" office:value="1" calcext:value-type="float">
            <text:p>1</text:p>
          </table:table-cell>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Stjórnvöld skulu vinna að velferð íbúa landsins, efla menningu þeirra og virða margbreytileika mannlífs, lands og lífríkis.</text:p>
          </table:table-cell>
          <table:table-cell table:number-columns-repeated="1016"/>
        </table:table-row>
        <table:table-row table:style-name="ro1">
          <table:table-cell/>
          <table:table-cell office:value-type="string" calcext:value-type="string">
            <text:p>Aðfaraorð</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Við viljum efla friðsæld, öryggi, heill og hamingju á meðal okkar og komandi kynslóða.</text:p>
          </table:table-cell>
          <table:table-cell table:number-columns-repeated="1016"/>
        </table:table-row>
        <table:table-row table:style-name="ro1">
          <table:table-cell/>
          <table:table-cell office:value-type="string" calcext:value-type="string">
            <text:p>Aðfaraorð</text:p>
          </table:table-cell>
          <table:table-cell office:value-type="float" office:value="1" calcext:value-type="float">
            <text:p>1</text:p>
          </table:table-cell>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Við einsetjum okkur að vinna með öðrum þjóðum að friði og virðingu fyrir jörðinni og öllu mannkyni.</text:p>
          </table:table-cell>
          <table:table-cell table:number-columns-repeated="1016"/>
        </table:table-row>
        <table:table-row table:style-name="ro1">
          <table:table-cell/>
          <table:table-cell office:value-type="string" calcext:value-type="string">
            <text:p>Aðfaraorð</text:p>
          </table:table-cell>
          <table:table-cell office:value-type="float" office:value="1" calcext:value-type="float">
            <text:p>1</text:p>
          </table:table-cell>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Í þessu ljósi setjum við okkur nýja stjórnarskrá, æðstu lög landsins, sem öllum ber að virða.</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table:number-columns-repeated="3" office:value-type="float" office:value="1" calcext:value-type="float">
            <text:p>1</text:p>
          </table:table-cell>
          <table:table-cell office:value-type="string" calcext:value-type="string">
            <text:p>Stjórnarform</text:p>
          </table:table-cell>
          <table:table-cell office:value-type="string" calcext:value-type="string">
            <text:p>Ísland er lýðveldi með þingræðisstjórn.</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string" calcext:value-type="string">
            <text:p>Uppspretta ríkisvalds og handhafar þess</text:p>
          </table:table-cell>
          <table:table-cell office:value-type="string" calcext:value-type="string">
            <text:p>Allt ríkisvald sprettur frá þjóðinni og beitir hún því annaðhvort beint eða fyrir milligöngu handhafa þess.</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table:number-columns-repeated="3" office:value-type="float" office:value="2" calcext:value-type="float">
            <text:p>2</text:p>
          </table:table-cell>
          <table:table-cell office:value-type="float" office:value="1" calcext:value-type="float">
            <text:p>1</text:p>
          </table:table-cell>
          <table:table-cell office:value-type="string" calcext:value-type="string">
            <text:p>Uppspretta ríkisvalds og handhafar þess</text:p>
          </table:table-cell>
          <table:table-cell office:value-type="string" calcext:value-type="string">
            <text:p>Alþingi fer með löggjafarvaldið.</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Uppspretta ríkisvalds og handhafar þess</text:p>
          </table:table-cell>
          <table:table-cell office:value-type="string" calcext:value-type="string">
            <text:p>Forseti Íslands, ráðherrar og ríkisstjórn og önnur stjórnvöld fara með framkvæmdarvaldið.</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Uppspretta ríkisvalds og handhafar þess</text:p>
          </table:table-cell>
          <table:table-cell office:value-type="string" calcext:value-type="string">
            <text:p>Hæstiréttur Íslands og aðrir dómstólar fara með dómsvaldið.</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Yfirráðasvæði</text:p>
          </table:table-cell>
          <table:table-cell office:value-type="string" calcext:value-type="string">
            <text:p>Íslenskt landsvæði er eitt og óskipt.</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Yfirráðasvæði</text:p>
          </table:table-cell>
          <table:table-cell office:value-type="string" calcext:value-type="string">
            <text:p>Mörk íslenskrar landhelgi, lofthelgi og efnahagslögsögu skulu ákveðin með lögum.</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Ríkisborgararéttur</text:p>
          </table:table-cell>
          <table:table-cell office:value-type="string" calcext:value-type="string">
            <text:p>Rétt til íslensks ríkisfangs öðlast þeir sem við fæðingu eiga foreldri með íslenskt ríkisfang, eftir því sem nánar er mælt fyrir um í lögum.</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íkisborgararéttur</text:p>
          </table:table-cell>
          <table:table-cell office:value-type="string" calcext:value-type="string">
            <text:p>Ríkisborgararéttur verður að öðru leyti veittur samkvæmt lögum.</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íkisborgararéttur</text:p>
          </table:table-cell>
          <table:table-cell office:value-type="string" calcext:value-type="string">
            <text:p>Engan má svipta íslenskum ríkisborgararétti.</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Ríkisborgararéttur</text:p>
          </table:table-cell>
          <table:table-cell office:value-type="string" calcext:value-type="string">
            <text:p>Með lögum má þó ákveða að maður missi þann rétt ef hann á eða öðlast með samþykki sínu ríkisfang í öðru ríki.</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íkisborgararéttur</text:p>
          </table:table-cell>
          <table:table-cell office:value-type="string" calcext:value-type="string">
            <text:p>Íslenskum ríkisborgara verður ekki meinað að koma til landsins né verður honum vísað úr landi.</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1" calcext:value-type="float">
            <text:p>1</text:p>
          </table:table-cell>
          <table:table-cell office:value-type="string" calcext:value-type="string">
            <text:p>Gildissvið</text:p>
          </table:table-cell>
          <table:table-cell office:value-type="string" calcext:value-type="string">
            <text:p>Stjórnvöldum ber að tryggja að allir fái notið þeirra réttinda og þess frelsis sem í þessari stjórnarskrá felst.</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Gildissvið</text:p>
          </table:table-cell>
          <table:table-cell office:value-type="string" calcext:value-type="string">
            <text:p>Allir skulu virða stjórnarskrá þessa í hvívetna sem og þau lög sem af henni leiðir.</text:p>
          </table:table-cell>
          <table:table-cell table:number-columns-repeated="1016"/>
        </table:table-row>
        <table:table-row table:style-name="ro1">
          <table:table-cell office:value-type="string" calcext:value-type="string">
            <text:p>I. KAFLI</text:p>
          </table:table-cell>
          <table:table-cell office:value-type="string" calcext:value-type="string">
            <text:p>Undirstöður</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2" calcext:value-type="float">
            <text:p>2</text:p>
          </table:table-cell>
          <table:table-cell office:value-type="string" calcext:value-type="string">
            <text:p>Gildissvið</text:p>
          </table:table-cell>
          <table:table-cell office:value-type="string" calcext:value-type="string">
            <text:p>Einkaaðilar skulu, eftir því sem við á, virða þau réttindi sem kveðið er á um í II. kafl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1" calcext:value-type="float">
            <text:p>1</text:p>
          </table:table-cell>
          <table:table-cell office:value-type="string" calcext:value-type="string">
            <text:p>Jafnræði</text:p>
          </table:table-cell>
          <table:table-cell office:value-type="string" calcext:value-type="string">
            <text:p>Allir skulu vera jafnir fyrir lögum og njóta mannréttinda án mismununar, svo sem vegna kynferðis, aldurs, arfgerðar, búsetu, efnahags, fötlunar, kynhneigðar, kynþáttar, litarháttar, skoðana, stjórnmálatengsla, trúarbragða, tungumáls, uppruna, ætternis og stöðu að öðru leyt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Jafnræði</text:p>
          </table:table-cell>
          <table:table-cell office:value-type="string" calcext:value-type="string">
            <text:p>Konur og karlar skulu njóta jafns réttar í hvívetn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7" calcext:value-type="float">
            <text:p>7</text:p>
          </table:table-cell>
          <table:table-cell table:number-columns-repeated="2" office:value-type="float" office:value="1" calcext:value-type="float">
            <text:p>1</text:p>
          </table:table-cell>
          <table:table-cell office:value-type="string" calcext:value-type="string">
            <text:p>Réttur til lífs</text:p>
          </table:table-cell>
          <table:table-cell office:value-type="string" calcext:value-type="string">
            <text:p>Allir hafa meðfæddan rétt til líf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8" calcext:value-type="float">
            <text:p>8</text:p>
          </table:table-cell>
          <table:table-cell table:number-columns-repeated="2" office:value-type="float" office:value="1" calcext:value-type="float">
            <text:p>1</text:p>
          </table:table-cell>
          <table:table-cell office:value-type="string" calcext:value-type="string">
            <text:p>Mannleg reisn</text:p>
          </table:table-cell>
          <table:table-cell office:value-type="string" calcext:value-type="string">
            <text:p>Öllum skal tryggður réttur til að lifa með reisn.</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Mannleg reisn</text:p>
          </table:table-cell>
          <table:table-cell office:value-type="string" calcext:value-type="string">
            <text:p>Margbreytileiki mannlífsins skal virtur í hvívetn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9" calcext:value-type="float">
            <text:p>9</text:p>
          </table:table-cell>
          <table:table-cell table:number-columns-repeated="2" office:value-type="float" office:value="1" calcext:value-type="float">
            <text:p>1</text:p>
          </table:table-cell>
          <table:table-cell office:value-type="string" calcext:value-type="string">
            <text:p>Vernd mannréttinda</text:p>
          </table:table-cell>
          <table:table-cell office:value-type="string" calcext:value-type="string">
            <text:p>Stjórnvöldum ber ætíð að vernda almenning gegn mannréttindabrotum, hvort heldur sem brotin eru af völdum handhafa ríkisvalds eða annarr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9" calcext:value-type="float">
            <text:p>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Vernd mannréttinda</text:p>
          </table:table-cell>
          <table:table-cell office:value-type="string" calcext:value-type="string">
            <text:p>Mannréttindi tryggð með stjórnarskrá þessari má því aðeins skerða að það sé gert með lagaheimild í þágu almannahagsmuna eða til verndar réttindum annarra svo sem samræmist lýðræðishefð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9" calcext:value-type="float">
            <text:p>9</text:p>
          </table:table-cell>
          <table:table-cell table:number-columns-repeated="2" office:value-type="float" office:value="2" calcext:value-type="float">
            <text:p>2</text:p>
          </table:table-cell>
          <table:table-cell office:value-type="string" calcext:value-type="string">
            <text:p>Vernd mannréttinda</text:p>
          </table:table-cell>
          <table:table-cell office:value-type="string" calcext:value-type="string">
            <text:p>Gæta skal meðalhófs og þess að ekki sé með takmörkuninni vegið að kjarna þeirra réttinda sem um ræði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Vernd mannréttinda</text:p>
          </table:table-cell>
          <table:table-cell office:value-type="string" calcext:value-type="string">
            <text:p>Réttindi skv. 7. gr., 1. málsl. 8. gr., 27. gr., 2. og 3. mgr. 28. gr., 29. gr. og 30. gr. má þó aldrei skerða á grundvelli þessa ákvæði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0" calcext:value-type="float">
            <text:p>10</text:p>
          </table:table-cell>
          <table:table-cell table:number-columns-repeated="2" office:value-type="float" office:value="1" calcext:value-type="float">
            <text:p>1</text:p>
          </table:table-cell>
          <table:table-cell office:value-type="string" calcext:value-type="string">
            <text:p>Vernd gegn ofbeldi</text:p>
          </table:table-cell>
          <table:table-cell office:value-type="string" calcext:value-type="string">
            <text:p>Öllum skal tryggð vernd gegn hvers kyns ofbeldi, svo sem kynferðisofbeldi, innan heimilis og utan.</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1" calcext:value-type="float">
            <text:p>11</text:p>
          </table:table-cell>
          <table:table-cell table:number-columns-repeated="2" office:value-type="float" office:value="1" calcext:value-type="float">
            <text:p>1</text:p>
          </table:table-cell>
          <table:table-cell office:value-type="string" calcext:value-type="string">
            <text:p>Friðhelgi einkalífs</text:p>
          </table:table-cell>
          <table:table-cell office:value-type="string" calcext:value-type="string">
            <text:p>Friðhelgi einkalífs, heimilis og fjölskyldu skal tryggð.</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riðhelgi einkalífs</text:p>
          </table:table-cell>
          <table:table-cell office:value-type="string" calcext:value-type="string">
            <text:p>Ekki má gera líkamsrannsókn eða leit á manni, leit í húsakynnum hans eða munum, nema samkvæmt dómsúrskurði eða sérstakri lagaheimild.</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1" calcext:value-type="float">
            <text:p>11</text:p>
          </table:table-cell>
          <table:table-cell table:number-columns-repeated="2" office:value-type="float" office:value="2" calcext:value-type="float">
            <text:p>2</text:p>
          </table:table-cell>
          <table:table-cell office:value-type="string" calcext:value-type="string">
            <text:p>Friðhelgi einkalífs</text:p>
          </table:table-cell>
          <table:table-cell office:value-type="string" calcext:value-type="string">
            <text:p>Það sama á við um rannsókn á skjölum og póstsendingum, símtölum og öðrum fjarskiptum, svo og hvers konar sambærilega skerðingu á einkalífi mann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1" calcext:value-type="float">
            <text:p>1</text:p>
          </table:table-cell>
          <table:table-cell office:value-type="string" calcext:value-type="string">
            <text:p>Réttur barna</text:p>
          </table:table-cell>
          <table:table-cell office:value-type="string" calcext:value-type="string">
            <text:p>Öllum börnum skal tryggð í lögum sú vernd og umönnun sem velferð þeirra krefst.</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éttur barna</text:p>
          </table:table-cell>
          <table:table-cell office:value-type="string" calcext:value-type="string">
            <text:p>Það sem barni er fyrir bestu skal ávallt hafa forgang þegar teknar eru ákvarðanir í málum sem það varð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éttur barna</text:p>
          </table:table-cell>
          <table:table-cell office:value-type="string" calcext:value-type="string">
            <text:p>Barni skal tryggður réttur til að tjá skoðanir sínar í öllum málum sem það varða og skal tekið réttmætt tillit til skoðana barnsins í samræmi við aldur þess og þrosk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3" calcext:value-type="float">
            <text:p>13</text:p>
          </table:table-cell>
          <table:table-cell table:number-columns-repeated="2" office:value-type="float" office:value="1" calcext:value-type="float">
            <text:p>1</text:p>
          </table:table-cell>
          <table:table-cell office:value-type="string" calcext:value-type="string">
            <text:p>Eignarréttur</text:p>
          </table:table-cell>
          <table:table-cell office:value-type="string" calcext:value-type="string">
            <text:p>Eignarrétturinn er friðhelgu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3" calcext:value-type="float">
            <text:p>1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Eignarréttur</text:p>
          </table:table-cell>
          <table:table-cell office:value-type="string" calcext:value-type="string">
            <text:p>Engan má skylda til að láta af hendi eign sína nema almenningsþörf krefj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3" calcext:value-type="float">
            <text:p>1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Eignarréttur</text:p>
          </table:table-cell>
          <table:table-cell office:value-type="string" calcext:value-type="string">
            <text:p>Þarf til þess lagafyrirmæli og komi fullt verð fyri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4" calcext:value-type="float">
            <text:p>14</text:p>
          </table:table-cell>
          <table:table-cell table:number-columns-repeated="2" office:value-type="float" office:value="1" calcext:value-type="float">
            <text:p>1</text:p>
          </table:table-cell>
          <table:table-cell office:value-type="string" calcext:value-type="string">
            <text:p>Tjáningar- og upplýsingafrelsi</text:p>
          </table:table-cell>
          <table:table-cell office:value-type="string" calcext:value-type="string">
            <text:p>Allir eru frjálsir skoðana sinna og eiga rétt á að tjá hugsanir sína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jáningar- og upplýsingafrelsi</text:p>
          </table:table-cell>
          <table:table-cell office:value-type="string" calcext:value-type="string">
            <text:p>Öllum er frjálst að leita eftir, taka við og miðla upplýsingum og hugmynd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4" calcext:value-type="float">
            <text:p>1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jáningar- og upplýsingafrelsi</text:p>
          </table:table-cell>
          <table:table-cell office:value-type="string" calcext:value-type="string">
            <text:p>Ritskoðun og aðrar sambærilegar tálmanir á tjáningarfrelsi má aldrei í lög leiða en ábyrgjast verða menn tjáningu sína lögum samkvæmt.</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5" calcext:value-type="float">
            <text:p>15</text:p>
          </table:table-cell>
          <table:table-cell table:number-columns-repeated="2" office:value-type="float" office:value="1" calcext:value-type="float">
            <text:p>1</text:p>
          </table:table-cell>
          <table:table-cell office:value-type="string" calcext:value-type="string">
            <text:p>Upplýsingaréttur</text:p>
          </table:table-cell>
          <table:table-cell office:value-type="string" calcext:value-type="string">
            <text:p>Allir hafa rétt til aðgangs að opinberum gögn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Upplýsingaréttur</text:p>
          </table:table-cell>
          <table:table-cell office:value-type="string" calcext:value-type="string">
            <text:p>Meðferð opinbers valds og hagsmuna skal vera gegnsæ og skal halda til haga gögnum, svo sem fundargerðum, og skrásetja og skjalfesta erindi, uppruna þeirra, ferli og afdrif.</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5" calcext:value-type="float">
            <text:p>15</text:p>
          </table:table-cell>
          <table:table-cell table:number-columns-repeated="2" office:value-type="float" office:value="2" calcext:value-type="float">
            <text:p>2</text:p>
          </table:table-cell>
          <table:table-cell office:value-type="string" calcext:value-type="string">
            <text:p>Upplýsingaréttur</text:p>
          </table:table-cell>
          <table:table-cell office:value-type="string" calcext:value-type="string">
            <text:p>Slíkum gögnum má ekki eyða nema samkvæmt lög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Upplýsingaréttur</text:p>
          </table:table-cell>
          <table:table-cell office:value-type="string" calcext:value-type="string">
            <text:p>Í því skyni að auðvelda almenningi upplýsingaleit skal skrá yfir mál og opinber gögn, uppruna þeirra og innihald, vera aðgengileg eftir því sem nánar er ákveðið í lög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Upplýsingaréttur</text:p>
          </table:table-cell>
          <table:table-cell office:value-type="string" calcext:value-type="string">
            <text:p>Taka skal afstöðu til upplýsingabeiðna eins skjótt og auðið er og skal synjun um aðgang rökstudd.</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5" calcext:value-type="float">
            <text:p>15</text:p>
          </table:table-cell>
          <table:table-cell table:number-columns-repeated="2" office:value-type="float" office:value="3" calcext:value-type="float">
            <text:p>3</text:p>
          </table:table-cell>
          <table:table-cell office:value-type="string" calcext:value-type="string">
            <text:p>Upplýsingaréttur</text:p>
          </table:table-cell>
          <table:table-cell office:value-type="string" calcext:value-type="string">
            <text:p>Í lögum skal kveða á um hvenær hömlur á aðgangi að tilteknum flokkum gagna falla niður og skal sá tímafrestur ekki vera lengri en nauðsyn krefu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Upplýsingaréttur</text:p>
          </table:table-cell>
          <table:table-cell office:value-type="string" calcext:value-type="string">
            <text:p>Heimilt er í lögum að takmarka aðgang að vinnuskjölum enda sé ekki gengið lengra en þörf krefur til að varðveita eðlileg starfsskilyrði opinberra aðil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Upplýsingaréttur</text:p>
          </table:table-cell>
          <table:table-cell office:value-type="string" calcext:value-type="string">
            <text:p>Í stjórnsýslu ríkis og sveitarfélaga er eingöngu heimilt að leggja á þagnarskyldu um upplýsingar á grundvelli laga enda sé það nauðsynlegt til verndar lögmætum opinberum hagsmunum eða einkahagsmun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Upplýsingaréttur</text:p>
          </table:table-cell>
          <table:table-cell office:value-type="string" calcext:value-type="string">
            <text:p>Undir þagnarskyldu falla ekki upplýsingar um lögbrot í starfsemi stjórnvald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6" calcext:value-type="float">
            <text:p>16</text:p>
          </table:table-cell>
          <table:table-cell table:number-columns-repeated="2" office:value-type="float" office:value="1" calcext:value-type="float">
            <text:p>1</text:p>
          </table:table-cell>
          <table:table-cell office:value-type="string" calcext:value-type="string">
            <text:p>Frjáls og upplýst þjóðfélagsumræða</text:p>
          </table:table-cell>
          <table:table-cell office:value-type="string" calcext:value-type="string">
            <text:p>Tryggja skal með lögum frelsi og sjálfstæði fjölmiðl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6" calcext:value-type="float">
            <text:p>1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rjáls og upplýst þjóðfélagsumræða</text:p>
          </table:table-cell>
          <table:table-cell office:value-type="string" calcext:value-type="string">
            <text:p>Trúnaðarsamband blaðamanna við heimildarmenn skal njóta verndar í lög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6" calcext:value-type="float">
            <text:p>16</text:p>
          </table:table-cell>
          <table:table-cell table:number-columns-repeated="2" office:value-type="float" office:value="2" calcext:value-type="float">
            <text:p>2</text:p>
          </table:table-cell>
          <table:table-cell office:value-type="string" calcext:value-type="string">
            <text:p>Frjáls og upplýst þjóðfélagsumræða</text:p>
          </table:table-cell>
          <table:table-cell office:value-type="string" calcext:value-type="string">
            <text:p>Óheimilt er að rjúfa nafnleynd án samþykkis þess sem veitir upplýsingar nema við meðferð sakamáls og samkvæmt dómsúrskurð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6" calcext:value-type="float">
            <text:p>16</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Frjáls og upplýst þjóðfélagsumræða</text:p>
          </table:table-cell>
          <table:table-cell office:value-type="string" calcext:value-type="string">
            <text:p>Tryggja skal fjölbreytni og fjölræði í fjölmiðlun, gegnsæi eignarhalds og aðstæður að öðru leyti sem stuðla að frjálsri og upplýstri þjóðfélagsumræðu.</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7" calcext:value-type="float">
            <text:p>17</text:p>
          </table:table-cell>
          <table:table-cell table:number-columns-repeated="2" office:value-type="float" office:value="1" calcext:value-type="float">
            <text:p>1</text:p>
          </table:table-cell>
          <table:table-cell office:value-type="string" calcext:value-type="string">
            <text:p>Frelsi menningar og mennta</text:p>
          </table:table-cell>
          <table:table-cell office:value-type="string" calcext:value-type="string">
            <text:p>Tryggja skal með lögum frelsi vísinda, fræða og list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8" calcext:value-type="float">
            <text:p>18</text:p>
          </table:table-cell>
          <table:table-cell table:number-columns-repeated="2" office:value-type="float" office:value="1" calcext:value-type="float">
            <text:p>1</text:p>
          </table:table-cell>
          <table:table-cell office:value-type="string" calcext:value-type="string">
            <text:p>Trú- og sannfæringarfrelsi</text:p>
          </table:table-cell>
          <table:table-cell office:value-type="string" calcext:value-type="string">
            <text:p>Öllum skal tryggður réttur til trúar, lífsskoðunar og sannfæringar, þ.m.t. rétturinn til að breyta um trú eða sannfæringu og standa utan trúfélag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8" calcext:value-type="float">
            <text:p>1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rú- og sannfæringarfrelsi</text:p>
          </table:table-cell>
          <table:table-cell office:value-type="string" calcext:value-type="string">
            <text:p>Öllum er frjálst að iðka trú eða lífsskoðun, einslega eða í samfélagi með öðrum, opinberlega eða á einkavettvang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9" calcext:value-type="float">
            <text:p>19</text:p>
          </table:table-cell>
          <table:table-cell table:number-columns-repeated="2" office:value-type="float" office:value="1" calcext:value-type="float">
            <text:p>1</text:p>
          </table:table-cell>
          <table:table-cell office:value-type="string" calcext:value-type="string">
            <text:p>Kirkjuskipun</text:p>
          </table:table-cell>
          <table:table-cell office:value-type="string" calcext:value-type="string">
            <text:p>Hin evangelíska lúterska kirkja skal vera þjóðkirkja á Íslandi og skal ríkisvaldið að því leyti styðja hana og vernd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9" calcext:value-type="float">
            <text:p>1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Kirkjuskipun</text:p>
          </table:table-cell>
          <table:table-cell office:value-type="string" calcext:value-type="string">
            <text:p>Breyta má þessu með lög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9" calcext:value-type="float">
            <text:p>1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Kirkjuskipun</text:p>
          </table:table-cell>
          <table:table-cell office:value-type="string" calcext:value-type="string">
            <text:p>Nú samþykkir Alþingi breytingu á kirkjuskipun ríkisins skv. 2. mgr. og skal þá leggja það mál undir atkvæði allra kosningarbærra manna í landinu til samþykktar eða synjuna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19" calcext:value-type="float">
            <text:p>19</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Kirkjuskipun</text:p>
          </table:table-cell>
          <table:table-cell office:value-type="string" calcext:value-type="string">
            <text:p>Atkvæðagreiðslan skal vera leynileg.</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0" calcext:value-type="float">
            <text:p>20</text:p>
          </table:table-cell>
          <table:table-cell table:number-columns-repeated="2" office:value-type="float" office:value="1" calcext:value-type="float">
            <text:p>1</text:p>
          </table:table-cell>
          <table:table-cell office:value-type="string" calcext:value-type="string">
            <text:p>Félagafrelsi</text:p>
          </table:table-cell>
          <table:table-cell office:value-type="string" calcext:value-type="string">
            <text:p>Öllum skal tryggður réttur til að mynda félög í löglegum tilgangi, þ.m.t. stjórnmálafélög og stéttarfélög, án þess að sækja um leyfi til þes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0" calcext:value-type="float">
            <text:p>2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élagafrelsi</text:p>
          </table:table-cell>
          <table:table-cell office:value-type="string" calcext:value-type="string">
            <text:p>Félag má ekki leysa upp með ráðstöfun stjórnvald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0" calcext:value-type="float">
            <text:p>2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élagafrelsi</text:p>
          </table:table-cell>
          <table:table-cell office:value-type="string" calcext:value-type="string">
            <text:p>Engan má skylda til aðildar að félag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1" calcext:value-type="float">
            <text:p>21</text:p>
          </table:table-cell>
          <table:table-cell table:number-columns-repeated="2" office:value-type="float" office:value="1" calcext:value-type="float">
            <text:p>1</text:p>
          </table:table-cell>
          <table:table-cell office:value-type="string" calcext:value-type="string">
            <text:p>Fundafrelsi</text:p>
          </table:table-cell>
          <table:table-cell office:value-type="string" calcext:value-type="string">
            <text:p>Öllum skal tryggður réttur til að safnast saman án sérstaks leyfis, svo sem til fundarhalda og mótmæl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2" calcext:value-type="float">
            <text:p>22</text:p>
          </table:table-cell>
          <table:table-cell table:number-columns-repeated="2" office:value-type="float" office:value="1" calcext:value-type="float">
            <text:p>1</text:p>
          </table:table-cell>
          <table:table-cell office:value-type="string" calcext:value-type="string">
            <text:p>Félagsleg réttindi</text:p>
          </table:table-cell>
          <table:table-cell office:value-type="string" calcext:value-type="string">
            <text:p>Öllum skal með lögum tryggður réttur til lífsviðurværis og félagslegs öryggi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2" calcext:value-type="float">
            <text:p>2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élagsleg réttindi</text:p>
          </table:table-cell>
          <table:table-cell office:value-type="string" calcext:value-type="string">
            <text:p>Öllum sem þess þurfa skal tryggður í lögum réttur til almannatrygginga og félagslegrar aðstoðar, svo sem vegna atvinnuleysis, barneigna, elli, fátæktar, fötlunar, veikinda, örorku eða sambærilegra aðstæðn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3" calcext:value-type="float">
            <text:p>23</text:p>
          </table:table-cell>
          <table:table-cell table:number-columns-repeated="2" office:value-type="float" office:value="1" calcext:value-type="float">
            <text:p>1</text:p>
          </table:table-cell>
          <table:table-cell office:value-type="string" calcext:value-type="string">
            <text:p>Heilsa og heilbrigðisþjónusta</text:p>
          </table:table-cell>
          <table:table-cell office:value-type="string" calcext:value-type="string">
            <text:p>Allir eiga rétt til að njóta andlegrar og líkamlegrar heilsu að hæsta marki sem unnt e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3" calcext:value-type="float">
            <text:p>2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eilsa og heilbrigðisþjónusta</text:p>
          </table:table-cell>
          <table:table-cell office:value-type="string" calcext:value-type="string">
            <text:p>Öllum skal með lögum tryggður réttur til aðgengilegrar, viðeigandi og fullnægjandi heilbrigðisþjónustu.</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4" calcext:value-type="float">
            <text:p>24</text:p>
          </table:table-cell>
          <table:table-cell table:number-columns-repeated="2" office:value-type="float" office:value="1" calcext:value-type="float">
            <text:p>1</text:p>
          </table:table-cell>
          <table:table-cell office:value-type="string" calcext:value-type="string">
            <text:p>Menntun</text:p>
          </table:table-cell>
          <table:table-cell office:value-type="string" calcext:value-type="string">
            <text:p>Öllum skal tryggður í lögum réttur til almennrar menntunar og fræðslu við sitt hæf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4" calcext:value-type="float">
            <text:p>2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Menntun</text:p>
          </table:table-cell>
          <table:table-cell office:value-type="string" calcext:value-type="string">
            <text:p>Öllum þeim sem skólaskylda nær til skal standa til boða menntun án endurgjald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4" calcext:value-type="float">
            <text:p>2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Menntun</text:p>
          </table:table-cell>
          <table:table-cell office:value-type="string" calcext:value-type="string">
            <text:p>Menntun skal miða að alhliða þroska hvers og eins, gagnrýninni hugsun og vitund um mannréttindi, lýðræðisleg réttindi og skyldu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4" calcext:value-type="float">
            <text:p>2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Menntun</text:p>
          </table:table-cell>
          <table:table-cell office:value-type="string" calcext:value-type="string">
            <text:p>Virða skal rétt foreldra til þess að tryggja að menntun barna þeirra sé í samræmi við trúar- og lífsskoðanir þeirr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5" calcext:value-type="float">
            <text:p>25</text:p>
          </table:table-cell>
          <table:table-cell table:number-columns-repeated="2" office:value-type="float" office:value="1" calcext:value-type="float">
            <text:p>1</text:p>
          </table:table-cell>
          <table:table-cell office:value-type="string" calcext:value-type="string">
            <text:p>Atvinnufrelsi</text:p>
          </table:table-cell>
          <table:table-cell office:value-type="string" calcext:value-type="string">
            <text:p>Öllum er frjálst að stunda þá atvinnu sem þeir kjós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5" calcext:value-type="float">
            <text:p>2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Atvinnufrelsi</text:p>
          </table:table-cell>
          <table:table-cell office:value-type="string" calcext:value-type="string">
            <text:p>Í lögum skal kveða á um rétt til mannsæmandi vinnuskilyrða, svo sem hvíldar, orlofs og frítím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5" calcext:value-type="float">
            <text:p>25</text:p>
          </table:table-cell>
          <table:table-cell table:number-columns-repeated="2" office:value-type="float" office:value="2" calcext:value-type="float">
            <text:p>2</text:p>
          </table:table-cell>
          <table:table-cell office:value-type="string" calcext:value-type="string">
            <text:p>Atvinnufrelsi</text:p>
          </table:table-cell>
          <table:table-cell office:value-type="string" calcext:value-type="string">
            <text:p>Öllum skal tryggður réttur til sanngjarnra launa og til að semja um starfskjör og önnur réttindi tengd vinnu.</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6" calcext:value-type="float">
            <text:p>26</text:p>
          </table:table-cell>
          <table:table-cell table:number-columns-repeated="2" office:value-type="float" office:value="1" calcext:value-type="float">
            <text:p>1</text:p>
          </table:table-cell>
          <table:table-cell office:value-type="string" calcext:value-type="string">
            <text:p>Dvalarréttur og ferðafrelsi</text:p>
          </table:table-cell>
          <table:table-cell office:value-type="string" calcext:value-type="string">
            <text:p>Allir sem dveljast löglega í landinu skulu ráða búsetu sinni og vera frjálsir ferða sinn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6" calcext:value-type="float">
            <text:p>2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Dvalarréttur og ferðafrelsi</text:p>
          </table:table-cell>
          <table:table-cell office:value-type="string" calcext:value-type="string">
            <text:p>Engum verður meinað að hverfa úr landi nema með ákvörðun dómstól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6" calcext:value-type="float">
            <text:p>26</text:p>
          </table:table-cell>
          <table:table-cell table:number-columns-repeated="2" office:value-type="float" office:value="2" calcext:value-type="float">
            <text:p>2</text:p>
          </table:table-cell>
          <table:table-cell office:value-type="string" calcext:value-type="string">
            <text:p>Dvalarréttur og ferðafrelsi</text:p>
          </table:table-cell>
          <table:table-cell office:value-type="string" calcext:value-type="string">
            <text:p>Stöðva má þó brottför manns úr landi með lögmætri handtöku.</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6" calcext:value-type="float">
            <text:p>26</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Dvalarréttur og ferðafrelsi</text:p>
          </table:table-cell>
          <table:table-cell office:value-type="string" calcext:value-type="string">
            <text:p>Með lögum skal skipað rétti útlendinga til að koma til landsins og dveljast hér, svo og fyrir hvaða sakir sé hægt að vísa þeim úr land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6" calcext:value-type="float">
            <text:p>2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Dvalarréttur og ferðafrelsi</text:p>
          </table:table-cell>
          <table:table-cell office:value-type="string" calcext:value-type="string">
            <text:p>Með lögum skal einnig kveða á um rétt flóttamanna og hælisleitenda sem gætu átt á hættu að sæta dauðarefsingu, pyndingum eða annarri ómannúðlegri eða vanvirðandi meðferð eða refsingu til réttlátrar málsmeðferðar innan hæfilegs tím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table:number-columns-repeated="2" office:value-type="float" office:value="1" calcext:value-type="float">
            <text:p>1</text:p>
          </table:table-cell>
          <table:table-cell office:value-type="string" calcext:value-type="string">
            <text:p>Frelsissvipting</text:p>
          </table:table-cell>
          <table:table-cell office:value-type="string" calcext:value-type="string">
            <text:p>Engan má svipta frelsi nema samkvæmt heimild í lögum eftir sakfellingu fyrir dómi eða vegna annarra refsivörsluástæðna, réttarvörslu, barnaverndar, verndar gegn útbreiðslu smitsjúkdóma, geðraskana, áfengis- eða eiturlyfjafíknar, landamæragæslu og framsals sakamann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relsissvipting</text:p>
          </table:table-cell>
          <table:table-cell office:value-type="string" calcext:value-type="string">
            <text:p>Hver sá sem hefur verið sviptur frelsi á rétt á að fá að vita tafarlaust um ástæður þes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Frelsissvipting</text:p>
          </table:table-cell>
          <table:table-cell office:value-type="string" calcext:value-type="string">
            <text:p>Hvern þann sem er handtekinn vegna gruns um refsiverða háttsemi skal án undandráttar leiða fyrir dómar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Frelsissvipting</text:p>
          </table:table-cell>
          <table:table-cell office:value-type="string" calcext:value-type="string">
            <text:p>Sé hann ekki jafnskjótt látinn laus skal dómari, áður en sólarhringur er liðinn, ákveða með rökstuddum úrskurði hvort hann skuli sæta gæsluvarðhald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table:number-columns-repeated="2" office:value-type="float" office:value="3" calcext:value-type="float">
            <text:p>3</text:p>
          </table:table-cell>
          <table:table-cell office:value-type="string" calcext:value-type="string">
            <text:p>Frelsissvipting</text:p>
          </table:table-cell>
          <table:table-cell office:value-type="string" calcext:value-type="string">
            <text:p>Gæsluvarðhaldi má aðeins beita fyrir sök sem fangelsisvist liggur við.</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Frelsissvipting</text:p>
          </table:table-cell>
          <table:table-cell office:value-type="string" calcext:value-type="string">
            <text:p>Með lögum skal tryggja rétt þess sem sætir gæsluvarðhaldi til að skjóta úrskurði um það til æðra dóm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Frelsissvipting</text:p>
          </table:table-cell>
          <table:table-cell office:value-type="string" calcext:value-type="string">
            <text:p>Maður skal aldrei sæta gæsluvarðhaldi lengur en nauðsyn krefu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Frelsissvipting</text:p>
          </table:table-cell>
          <table:table-cell office:value-type="string" calcext:value-type="string">
            <text:p>Hver sá sem af öðrum ástæðum en í tengslum við sakamál er sviptur frelsi á rétt á að dómstóll kveði á um lögmæti þess svo fljótt sem verða má.</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Frelsissvipting</text:p>
          </table:table-cell>
          <table:table-cell office:value-type="string" calcext:value-type="string">
            <text:p>Reynist frelsissvipting ólögmæt skal hann þegar látinn lau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7" calcext:value-type="float">
            <text:p>2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Frelsissvipting</text:p>
          </table:table-cell>
          <table:table-cell office:value-type="string" calcext:value-type="string">
            <text:p>Hafi maður verið sviptur frelsi að ósekju skal hann eiga rétt til skaðabót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8" calcext:value-type="float">
            <text:p>28</text:p>
          </table:table-cell>
          <table:table-cell table:number-columns-repeated="2" office:value-type="float" office:value="1" calcext:value-type="float">
            <text:p>1</text:p>
          </table:table-cell>
          <table:table-cell office:value-type="string" calcext:value-type="string">
            <text:p>Réttlát málsmeðferð</text:p>
          </table:table-cell>
          <table:table-cell office:value-type="string" calcext:value-type="string">
            <text:p>Öllum ber réttur til að fá úrlausn um réttindi sín og skyldur eða um ákæru á hendur sér um refsiverða háttsemi með réttlátri málsmeðferð innan hæfilegs tíma fyrir óháðum og óhlutdrægum dómstól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8" calcext:value-type="float">
            <text:p>2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éttlát málsmeðferð</text:p>
          </table:table-cell>
          <table:table-cell office:value-type="string" calcext:value-type="string">
            <text:p>Dómþing skal háð í heyranda hljóð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8" calcext:value-type="float">
            <text:p>2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éttlát málsmeðferð</text:p>
          </table:table-cell>
          <table:table-cell office:value-type="string" calcext:value-type="string">
            <text:p>Hver sá sem er borinn sökum um refsiverða háttsemi skal talinn saklaus þar til sekt hans hefur verið sönnuð.</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8" calcext:value-type="float">
            <text:p>2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éttlát málsmeðferð</text:p>
          </table:table-cell>
          <table:table-cell office:value-type="string" calcext:value-type="string">
            <text:p>Enginn skal eiga á hættu að sæta opinberri málsmeðferð eða refsingu að nýju fyrir sama brot innan lögsögu ríkisins og hann hefur þegar verið sakfelldur fyrir eða sýknaður af með endanlegri úrlausn samkvæmt lög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8" calcext:value-type="float">
            <text:p>2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Réttlát málsmeðferð</text:p>
          </table:table-cell>
          <table:table-cell office:value-type="string" calcext:value-type="string">
            <text:p>Endurupptaka mála er þó heimil í samræmi við lög.</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9" calcext:value-type="float">
            <text:p>29</text:p>
          </table:table-cell>
          <table:table-cell table:number-columns-repeated="2" office:value-type="float" office:value="1" calcext:value-type="float">
            <text:p>1</text:p>
          </table:table-cell>
          <table:table-cell office:value-type="string" calcext:value-type="string">
            <text:p>Bann við ómannúðlegri meðferð</text:p>
          </table:table-cell>
          <table:table-cell office:value-type="string" calcext:value-type="string">
            <text:p>Í lögum má aldrei mæla fyrir um dauðarefsingu.</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9" calcext:value-type="float">
            <text:p>2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Bann við ómannúðlegri meðferð</text:p>
          </table:table-cell>
          <table:table-cell office:value-type="string" calcext:value-type="string">
            <text:p>Engan má beita pyndingum né annarri ómannúðlegri eða vanvirðandi meðferð eða refsingu.</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29" calcext:value-type="float">
            <text:p>2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Bann við ómannúðlegri meðferð</text:p>
          </table:table-cell>
          <table:table-cell office:value-type="string" calcext:value-type="string">
            <text:p>Nauðungarvinnu skal engum gert að leysa af hend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0" calcext:value-type="float">
            <text:p>30</text:p>
          </table:table-cell>
          <table:table-cell table:number-columns-repeated="2" office:value-type="float" office:value="1" calcext:value-type="float">
            <text:p>1</text:p>
          </table:table-cell>
          <table:table-cell office:value-type="string" calcext:value-type="string">
            <text:p>Bann við afturvirkni refsiákvæða</text:p>
          </table:table-cell>
          <table:table-cell office:value-type="string" calcext:value-type="string">
            <text:p>Engum verður gert að sæta refsingu nema hann hafi gerst sekur um háttsemi sem var refsiverð samkvæmt lögum þegar hún átti sér stað eða má fullkomlega jafna til þeirrar háttsem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0" calcext:value-type="float">
            <text:p>3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Bann við afturvirkni refsiákvæða</text:p>
          </table:table-cell>
          <table:table-cell office:value-type="string" calcext:value-type="string">
            <text:p>Viðurlög mega ekki verða þyngri en þá voru leyfð í lög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1" calcext:value-type="float">
            <text:p>31</text:p>
          </table:table-cell>
          <table:table-cell table:number-columns-repeated="2" office:value-type="float" office:value="1" calcext:value-type="float">
            <text:p>1</text:p>
          </table:table-cell>
          <table:table-cell office:value-type="string" calcext:value-type="string">
            <text:p>Bann við herskyldu</text:p>
          </table:table-cell>
          <table:table-cell office:value-type="string" calcext:value-type="string">
            <text:p>Herskyldu má aldrei í lög leið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2" calcext:value-type="float">
            <text:p>32</text:p>
          </table:table-cell>
          <table:table-cell table:number-columns-repeated="2" office:value-type="float" office:value="1" calcext:value-type="float">
            <text:p>1</text:p>
          </table:table-cell>
          <table:table-cell office:value-type="string" calcext:value-type="string">
            <text:p>Menningarverðmæti</text:p>
          </table:table-cell>
          <table:table-cell office:value-type="string" calcext:value-type="string">
            <text:p>Dýrmætar þjóðareignir sem heyra til íslenskum menningararfi, svo sem þjóðminjar og fornhandrit, má hvorki eyðileggja né afhenda til eignar eða varanlegra afnota, selja eða veðsetj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3" calcext:value-type="float">
            <text:p>33</text:p>
          </table:table-cell>
          <table:table-cell table:number-columns-repeated="2" office:value-type="float" office:value="1" calcext:value-type="float">
            <text:p>1</text:p>
          </table:table-cell>
          <table:table-cell office:value-type="string" calcext:value-type="string">
            <text:p>Náttúra Íslands og umhverfi</text:p>
          </table:table-cell>
          <table:table-cell office:value-type="string" calcext:value-type="string">
            <text:p>Náttúra Íslands er undirstaða lífs í landinu.</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3" calcext:value-type="float">
            <text:p>3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áttúra Íslands og umhverfi</text:p>
          </table:table-cell>
          <table:table-cell office:value-type="string" calcext:value-type="string">
            <text:p>Öllum ber að virða hana og vernd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3" calcext:value-type="float">
            <text:p>3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áttúra Íslands og umhverfi</text:p>
          </table:table-cell>
          <table:table-cell office:value-type="string" calcext:value-type="string">
            <text:p>Í því felst að fjölbreytni lands og lífríkis sé viðhaldið og náttúruminjar, óbyggð víðerni, gróður og jarðvegur njóti vernda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3" calcext:value-type="float">
            <text:p>3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áttúra Íslands og umhverfi</text:p>
          </table:table-cell>
          <table:table-cell office:value-type="string" calcext:value-type="string">
            <text:p>Fyrri spjöll skulu bætt eftir föng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3" calcext:value-type="float">
            <text:p>3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áttúra Íslands og umhverfi</text:p>
          </table:table-cell>
          <table:table-cell office:value-type="string" calcext:value-type="string">
            <text:p>Öllum skal með lögum tryggður réttur á heilnæmu umhverfi, fersku vatni, ómenguðu andrúmslofti og óspilltri náttúru.</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3" calcext:value-type="float">
            <text:p>33</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áttúra Íslands og umhverfi</text:p>
          </table:table-cell>
          <table:table-cell office:value-type="string" calcext:value-type="string">
            <text:p>Nýtingu náttúrugæða skal haga þannig að þau skerðist sem minnst til langframa og gildi náttúrunnar og hagsmunir komandi kynslóða séu virt.</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3" calcext:value-type="float">
            <text:p>3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Náttúra Íslands og umhverfi</text:p>
          </table:table-cell>
          <table:table-cell office:value-type="string" calcext:value-type="string">
            <text:p>Með lögum skal tryggja rétt almennings til að fara um landið í lögmætum tilgangi með virðingu fyrir náttúru og umhverf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4" calcext:value-type="float">
            <text:p>34</text:p>
          </table:table-cell>
          <table:table-cell table:number-columns-repeated="2" office:value-type="float" office:value="1" calcext:value-type="float">
            <text:p>1</text:p>
          </table:table-cell>
          <table:table-cell office:value-type="string" calcext:value-type="string">
            <text:p>Náttúruauðlindir</text:p>
          </table:table-cell>
          <table:table-cell office:value-type="string" calcext:value-type="string">
            <text:p>Auðlindir í náttúru Íslands sem ekki eru háðar einkaeignarrétti eru sameiginleg og ævarandi eign þjóðarinna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4" calcext:value-type="float">
            <text:p>3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áttúruauðlindir</text:p>
          </table:table-cell>
          <table:table-cell office:value-type="string" calcext:value-type="string">
            <text:p>Enginn getur fengið þær eða réttindi tengd þeim til eignar eða varanlegra afnota og aldrei má selja þær eða veðsetj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4" calcext:value-type="float">
            <text:p>3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áttúruauðlindir</text:p>
          </table:table-cell>
          <table:table-cell office:value-type="string" calcext:value-type="string">
            <text:p>Til þjóðareignar skv. 1. mgr. teljast nytjastofnar og aðrar auðlindir hafs og hafsbotns innan íslenskrar lögsögu utan netlaga, vatn og önnur þau náttúrugæði sem ekki eru háð einkaeignarrétti, svo sem vatnsafl, jarðhiti og jarðefni í þjóðlendum.</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4" calcext:value-type="float">
            <text:p>34</text:p>
          </table:table-cell>
          <table:table-cell table:number-columns-repeated="2" office:value-type="float" office:value="2" calcext:value-type="float">
            <text:p>2</text:p>
          </table:table-cell>
          <table:table-cell office:value-type="string" calcext:value-type="string">
            <text:p>Náttúruauðlindir</text:p>
          </table:table-cell>
          <table:table-cell office:value-type="string" calcext:value-type="string">
            <text:p>Í eignarlöndum takmarkast réttur eigenda til auðlinda undir yfirborði jarðar við venjulega hagnýtingu fasteigna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4" calcext:value-type="float">
            <text:p>3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áttúruauðlindir</text:p>
          </table:table-cell>
          <table:table-cell office:value-type="string" calcext:value-type="string">
            <text:p>Við nýtingu auðlindanna skal hafa sjálfbæra þróun og almannahag að leiðarljósi.</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4" calcext:value-type="float">
            <text:p>3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Náttúruauðlindir</text:p>
          </table:table-cell>
          <table:table-cell office:value-type="string" calcext:value-type="string">
            <text:p>Stjórnvöld bera, ásamt þeim sem nýta auðlindirnar, ábyrgð á vernd þeirr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4" calcext:value-type="float">
            <text:p>34</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Náttúruauðlindir</text:p>
          </table:table-cell>
          <table:table-cell office:value-type="string" calcext:value-type="string">
            <text:p>Stjórnvöld geta á grundvelli laga veitt leyfi til afnota eða hagnýtingar auðlinda, sem og annarra takmarkaðra almannagæða, gegn fullu gjaldi og til tiltekins hóflegs tíma í senn.</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4" calcext:value-type="float">
            <text:p>34</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Náttúruauðlindir</text:p>
          </table:table-cell>
          <table:table-cell office:value-type="string" calcext:value-type="string">
            <text:p>Slík leyfi skal veita á jafnræðisgrundvelli og þau leiða aldrei til eignar eða óafturkallanlegs forræðis.</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5" calcext:value-type="float">
            <text:p>35</text:p>
          </table:table-cell>
          <table:table-cell table:number-columns-repeated="2" office:value-type="float" office:value="1" calcext:value-type="float">
            <text:p>1</text:p>
          </table:table-cell>
          <table:table-cell office:value-type="string" calcext:value-type="string">
            <text:p>Upplýsingar um umhverfi og málsaðild</text:p>
          </table:table-cell>
          <table:table-cell office:value-type="string" calcext:value-type="string">
            <text:p>Stjórnvöldum ber að upplýsa almenning um ástand umhverfis og náttúru og áhrif framkvæmda þar á.</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5" calcext:value-type="float">
            <text:p>3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Upplýsingar um umhverfi og málsaðild</text:p>
          </table:table-cell>
          <table:table-cell office:value-type="string" calcext:value-type="string">
            <text:p>Stjórnvöld og aðrir skulu upplýsa um aðsteðjandi náttúruvá, svo sem umhverfismengun.</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5" calcext:value-type="float">
            <text:p>3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Upplýsingar um umhverfi og málsaðild</text:p>
          </table:table-cell>
          <table:table-cell office:value-type="string" calcext:value-type="string">
            <text:p>Með lögum skal tryggja almenningi aðgang að undirbúningi ákvarðana sem hafa umtalsverð áhrif á umhverfi og náttúru, svo og heimild til að leita til hlutlausra úrskurðaraðila.</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5" calcext:value-type="float">
            <text:p>3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Upplýsingar um umhverfi og málsaðild</text:p>
          </table:table-cell>
          <table:table-cell office:value-type="string" calcext:value-type="string">
            <text:p>Við töku ákvarðana um náttúru Íslands og umhverfi skulu stjórnvöld byggja á meginreglum umhverfisréttar.</text:p>
          </table:table-cell>
          <table:table-cell table:number-columns-repeated="1016"/>
        </table:table-row>
        <table:table-row table:style-name="ro1">
          <table:table-cell office:value-type="string" calcext:value-type="string">
            <text:p>II. KAFLI</text:p>
          </table:table-cell>
          <table:table-cell office:value-type="string" calcext:value-type="string">
            <text:p>Mannréttindi og náttúra</text:p>
          </table:table-cell>
          <table:table-cell office:value-type="float" office:value="3" calcext:value-type="float">
            <text:p>3</text:p>
          </table:table-cell>
          <table:table-cell office:value-type="float" office:value="36" calcext:value-type="float">
            <text:p>36</text:p>
          </table:table-cell>
          <table:table-cell table:number-columns-repeated="2" office:value-type="float" office:value="1" calcext:value-type="float">
            <text:p>1</text:p>
          </table:table-cell>
          <table:table-cell office:value-type="string" calcext:value-type="string">
            <text:p>Dýravernd</text:p>
          </table:table-cell>
          <table:table-cell office:value-type="string" calcext:value-type="string">
            <text:p>Með lögum skal kveðið á um vernd dýra gegn illri meðferð og vernd dýrategunda í útrýmingarhætt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7" calcext:value-type="float">
            <text:p>37</text:p>
          </table:table-cell>
          <table:table-cell table:number-columns-repeated="2" office:value-type="float" office:value="1" calcext:value-type="float">
            <text:p>1</text:p>
          </table:table-cell>
          <table:table-cell office:value-type="string" calcext:value-type="string">
            <text:p>Hlutverk</text:p>
          </table:table-cell>
          <table:table-cell office:value-type="string" calcext:value-type="string">
            <text:p>Alþingi fer með löggjafarvald og fjárstjórnarvald ríkisins og hefur eftirlit með framkvæmdarvaldinu svo sem nánar er mælt fyrir um í stjórnarskrá þessari og öðrum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8" calcext:value-type="float">
            <text:p>38</text:p>
          </table:table-cell>
          <table:table-cell table:number-columns-repeated="2" office:value-type="float" office:value="1" calcext:value-type="float">
            <text:p>1</text:p>
          </table:table-cell>
          <table:table-cell office:value-type="string" calcext:value-type="string">
            <text:p>Friðhelgi</text:p>
          </table:table-cell>
          <table:table-cell office:value-type="string" calcext:value-type="string">
            <text:p>Alþingi er friðheilag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8" calcext:value-type="float">
            <text:p>3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riðhelgi</text:p>
          </table:table-cell>
          <table:table-cell office:value-type="string" calcext:value-type="string">
            <text:p>Enginn má raska friði þess né frels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table:number-columns-repeated="2" office:value-type="float" office:value="1" calcext:value-type="float">
            <text:p>1</text:p>
          </table:table-cell>
          <table:table-cell office:value-type="string" calcext:value-type="string">
            <text:p>Alþingiskosningar</text:p>
          </table:table-cell>
          <table:table-cell office:value-type="string" calcext:value-type="string">
            <text:p>Á Alþingi eiga sæti 63 þjóðkjörnir þingmenn, kosnir leynilegri kosningu til fjögurra ár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Atkvæði kjósenda alls staðar á landinu vega jafn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Heimilt er að skipta landinu upp í kjördæmi, flest átt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Stjórnmálasamtökum skal heimilt að bjóða fram kjördæmislista og landslist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Alþingiskosningar</text:p>
          </table:table-cell>
          <table:table-cell office:value-type="string" calcext:value-type="string">
            <text:p>Frambjóðandi má vera á landslista og kjördæmislista sömu samtak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Kjósandi skal geta valið frambjóðendur af listum í sínu kjördæmi og af landslist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Alþingiskosningar</text:p>
          </table:table-cell>
          <table:table-cell office:value-type="string" calcext:value-type="string">
            <text:p>Kjósi hann heldur lista hefur hann valið alla frambjóðendur listans jafn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Alþingiskosningar</text:p>
          </table:table-cell>
          <table:table-cell office:value-type="string" calcext:value-type="string">
            <text:p>Heimilt er í lögum að einskorða valið við lista sömu samtak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Þingsætum skal úthluta til stjórnmálasamtaka í sem fyllstu samræmi við atkvæði greidd listum og frambjóðendum samtakann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Úthluta skal þingsætum til frambjóðenda út frá atkvæðastyrk þeirr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Binda má allt að þrjátíu þingsæti við kjördæm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Alþingiskosningar</text:p>
          </table:table-cell>
          <table:table-cell office:value-type="string" calcext:value-type="string">
            <text:p>Þó skulu kjósendur á kjörskrá að baki hverju bundnu sæti ekki vera færri en eru að meðaltali að baki hverju þingsæti á landin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Í kosningalögum skal stuðla að sem jöfnustu hlutfalli kvenna og karla á Al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Breytingar á kjördæmamörkum, tilhögun á úthlutun þingsæta og reglum um framboð verða aðeins gerðar með samþykki 2/3 hluta atkvæða á Al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Alþingiskosningar</text:p>
          </table:table-cell>
          <table:table-cell office:value-type="string" calcext:value-type="string">
            <text:p>Slíkar lagabreytingar öðlast ekki gildi fyrr en sex mánuðir eru liðnir frá setningu þeirr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39" calcext:value-type="float">
            <text:p>39</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Alþingiskosningar</text:p>
          </table:table-cell>
          <table:table-cell office:value-type="string" calcext:value-type="string">
            <text:p>Nánari reglur um alþingiskosningar skulu settar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0" calcext:value-type="float">
            <text:p>40</text:p>
          </table:table-cell>
          <table:table-cell table:number-columns-repeated="2" office:value-type="float" office:value="1" calcext:value-type="float">
            <text:p>1</text:p>
          </table:table-cell>
          <table:table-cell office:value-type="string" calcext:value-type="string">
            <text:p>Kjörtímabil</text:p>
          </table:table-cell>
          <table:table-cell office:value-type="string" calcext:value-type="string">
            <text:p>Reglulegar alþingiskosningar skulu fara fram eigi síðar en við lok kjörtímabil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0" calcext:value-type="float">
            <text:p>4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Kjörtímabil</text:p>
          </table:table-cell>
          <table:table-cell office:value-type="string" calcext:value-type="string">
            <text:p>Kjörtímabil er fjögur á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0" calcext:value-type="float">
            <text:p>4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Kjörtímabil</text:p>
          </table:table-cell>
          <table:table-cell office:value-type="string" calcext:value-type="string">
            <text:p>Upphaf og lok kjörtímabils miðast við sama vikudag í mánuði, talið frá mánaðamót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1" calcext:value-type="float">
            <text:p>41</text:p>
          </table:table-cell>
          <table:table-cell table:number-columns-repeated="2" office:value-type="float" office:value="1" calcext:value-type="float">
            <text:p>1</text:p>
          </table:table-cell>
          <table:table-cell office:value-type="string" calcext:value-type="string">
            <text:p>Kosningarréttur</text:p>
          </table:table-cell>
          <table:table-cell office:value-type="string" calcext:value-type="string">
            <text:p>Kosningarrétt við kosningar til Alþingis hafa allir sem eru 18 ára eða eldri þegar kosning fer fram og hafa íslenskan ríkisborgararét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1" calcext:value-type="float">
            <text:p>4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Kosningarréttur</text:p>
          </table:table-cell>
          <table:table-cell office:value-type="string" calcext:value-type="string">
            <text:p>Lögheimili á Íslandi, þegar kosning fer fram, er einnig skilyrði kosningarréttar, nema undantekningar frá þeirri reglu verði ákveðnar í lögum um kosningar til Alþingi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2" calcext:value-type="float">
            <text:p>42</text:p>
          </table:table-cell>
          <table:table-cell table:number-columns-repeated="2" office:value-type="float" office:value="1" calcext:value-type="float">
            <text:p>1</text:p>
          </table:table-cell>
          <table:table-cell office:value-type="string" calcext:value-type="string">
            <text:p>Kjörgengi</text:p>
          </table:table-cell>
          <table:table-cell office:value-type="string" calcext:value-type="string">
            <text:p>Kjörgengur við kosningar til Alþingis er hver sá ríkisborgari sem kosningarrétt á til þeirra og hefur óflekkað mannorð.</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2" calcext:value-type="float">
            <text:p>4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Kjörgengi</text:p>
          </table:table-cell>
          <table:table-cell office:value-type="string" calcext:value-type="string">
            <text:p>Hæstaréttardómarar eru þó ekki kjörgengi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2" calcext:value-type="float">
            <text:p>4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Kjörgengi</text:p>
          </table:table-cell>
          <table:table-cell office:value-type="string" calcext:value-type="string">
            <text:p>Glati alþingismaður kjörgengi missir hann þann rétt sem þingkosningin veitti hon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2" calcext:value-type="float">
            <text:p>4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Kjörgengi</text:p>
          </table:table-cell>
          <table:table-cell office:value-type="string" calcext:value-type="string">
            <text:p>Varamaður tekur þá sæti hans á 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3" calcext:value-type="float">
            <text:p>43</text:p>
          </table:table-cell>
          <table:table-cell table:number-columns-repeated="2" office:value-type="float" office:value="1" calcext:value-type="float">
            <text:p>1</text:p>
          </table:table-cell>
          <table:table-cell office:value-type="string" calcext:value-type="string">
            <text:p>Gildi kosninga</text:p>
          </table:table-cell>
          <table:table-cell office:value-type="string" calcext:value-type="string">
            <text:p>Alþingi kýs landskjörstjórn til þess að úrskurða um gildi forsetakosningar, kosninga til Alþingis og þjóðaratkvæðagreiðsln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3" calcext:value-type="float">
            <text:p>4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Gildi kosninga</text:p>
          </table:table-cell>
          <table:table-cell office:value-type="string" calcext:value-type="string">
            <text:p>Landskjörstjórn gefur út kjörbréf forseta og alþingismanna og úrskurðar hvort þingmaður hafi misst kjörge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3" calcext:value-type="float">
            <text:p>43</text:p>
          </table:table-cell>
          <table:table-cell table:number-columns-repeated="2" office:value-type="float" office:value="2" calcext:value-type="float">
            <text:p>2</text:p>
          </table:table-cell>
          <table:table-cell office:value-type="string" calcext:value-type="string">
            <text:p>Gildi kosninga</text:p>
          </table:table-cell>
          <table:table-cell office:value-type="string" calcext:value-type="string">
            <text:p>Um störf landskjörstjórnar fer eftir nánari fyrirmælum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3" calcext:value-type="float">
            <text:p>43</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Gildi kosninga</text:p>
          </table:table-cell>
          <table:table-cell office:value-type="string" calcext:value-type="string">
            <text:p>Úrskurðum landskjörstjórnar um gildi forsetakosningar og kosninga til Alþingis er heimilt að skjóta til Hæstaréttar Íslands eftir því sem nánar er mælt fyrir um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3" calcext:value-type="float">
            <text:p>4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Gildi kosninga</text:p>
          </table:table-cell>
          <table:table-cell office:value-type="string" calcext:value-type="string">
            <text:p>Öðrum úrskurðum landskjörstjórnar verður skotið til dómstóla eftir almennum regl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4" calcext:value-type="float">
            <text:p>44</text:p>
          </table:table-cell>
          <table:table-cell table:number-columns-repeated="2" office:value-type="float" office:value="1" calcext:value-type="float">
            <text:p>1</text:p>
          </table:table-cell>
          <table:table-cell office:value-type="string" calcext:value-type="string">
            <text:p>Starfstími</text:p>
          </table:table-cell>
          <table:table-cell office:value-type="string" calcext:value-type="string">
            <text:p>Alþingi kemur saman eigi síðar en tveimur vikum eftir hverjar alþingiskosninga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4" calcext:value-type="float">
            <text:p>4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tarfstími</text:p>
          </table:table-cell>
          <table:table-cell office:value-type="string" calcext:value-type="string">
            <text:p>Í lögum skal kveðið á um samkomudag reglulegs Alþingis og skiptingu starfstíma þess í löggjafarþing.</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5" calcext:value-type="float">
            <text:p>45</text:p>
          </table:table-cell>
          <table:table-cell table:number-columns-repeated="2" office:value-type="float" office:value="1" calcext:value-type="float">
            <text:p>1</text:p>
          </table:table-cell>
          <table:table-cell office:value-type="string" calcext:value-type="string">
            <text:p>Samkomustaður</text:p>
          </table:table-cell>
          <table:table-cell office:value-type="string" calcext:value-type="string">
            <text:p>Alþingi kemur að jafnaði saman í Reykjavík en getur þó ákveðið að koma saman á öðrum stað.</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6" calcext:value-type="float">
            <text:p>46</text:p>
          </table:table-cell>
          <table:table-cell table:number-columns-repeated="2" office:value-type="float" office:value="1" calcext:value-type="float">
            <text:p>1</text:p>
          </table:table-cell>
          <table:table-cell office:value-type="string" calcext:value-type="string">
            <text:p>Þingsetning</text:p>
          </table:table-cell>
          <table:table-cell office:value-type="string" calcext:value-type="string">
            <text:p>Forseti Íslands stefnir saman Alþingi að loknum alþingiskosningum og setur reglulegt Alþingi ár hver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6" calcext:value-type="float">
            <text:p>4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Þingsetning</text:p>
          </table:table-cell>
          <table:table-cell office:value-type="string" calcext:value-type="string">
            <text:p>Forseti stefnir einnig saman og setur Alþingi að tillögu forseta þess eða fjórðungs þingmann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7" calcext:value-type="float">
            <text:p>47</text:p>
          </table:table-cell>
          <table:table-cell table:number-columns-repeated="2" office:value-type="float" office:value="1" calcext:value-type="float">
            <text:p>1</text:p>
          </table:table-cell>
          <table:table-cell office:value-type="string" calcext:value-type="string">
            <text:p>Eiðstafur alþingismanna</text:p>
          </table:table-cell>
          <table:table-cell office:value-type="string" calcext:value-type="string">
            <text:p>Sérhver nýr alþingismaður undirritar eiðstaf að stjórnarskránni þegar kosning hans hefur verið tekin gild.</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8" calcext:value-type="float">
            <text:p>48</text:p>
          </table:table-cell>
          <table:table-cell table:number-columns-repeated="2" office:value-type="float" office:value="1" calcext:value-type="float">
            <text:p>1</text:p>
          </table:table-cell>
          <table:table-cell office:value-type="string" calcext:value-type="string">
            <text:p>Sjálfstæði alþingismanna</text:p>
          </table:table-cell>
          <table:table-cell office:value-type="string" calcext:value-type="string">
            <text:p>Alþingismenn eru eingöngu bundnir við sannfæringu sína en ekki við nein fyrirmæli frá öðr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9" calcext:value-type="float">
            <text:p>49</text:p>
          </table:table-cell>
          <table:table-cell table:number-columns-repeated="2" office:value-type="float" office:value="1" calcext:value-type="float">
            <text:p>1</text:p>
          </table:table-cell>
          <table:table-cell office:value-type="string" calcext:value-type="string">
            <text:p>Friðhelgi alþingismanna</text:p>
          </table:table-cell>
          <table:table-cell office:value-type="string" calcext:value-type="string">
            <text:p>Ekki má setja alþingismann í gæsluvarðhald eða höfða sakamál á hendur honum án samþykkis þingsins nema hann sé staðinn að glæp.</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9" calcext:value-type="float">
            <text:p>4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riðhelgi alþingismanna</text:p>
          </table:table-cell>
          <table:table-cell office:value-type="string" calcext:value-type="string">
            <text:p>Hvorki alþingismaður né ráðherra verður krafinn reikningsskapar utan þings fyrir það sem hann hefur sagt í þinginu nema Alþingi leyf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9" calcext:value-type="float">
            <text:p>4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Friðhelgi alþingismanna</text:p>
          </table:table-cell>
          <table:table-cell office:value-type="string" calcext:value-type="string">
            <text:p>Alþingismanni og ráðherra er heimilt að afsala sér friðhelgi skv. 1. og 2. mg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0" calcext:value-type="float">
            <text:p>50</text:p>
          </table:table-cell>
          <table:table-cell table:number-columns-repeated="2" office:value-type="float" office:value="1" calcext:value-type="float">
            <text:p>1</text:p>
          </table:table-cell>
          <table:table-cell office:value-type="string" calcext:value-type="string">
            <text:p>Hagsmunaskráning og vanhæfi</text:p>
          </table:table-cell>
          <table:table-cell office:value-type="string" calcext:value-type="string">
            <text:p>Alþingismanni er óheimilt að taka þátt í meðferð þingmáls sem varðar sérstaka og verulega hagsmuni hans eða honum nákominn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0" calcext:value-type="float">
            <text:p>5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agsmunaskráning og vanhæfi</text:p>
          </table:table-cell>
          <table:table-cell office:value-type="string" calcext:value-type="string">
            <text:p><text:s/>Um hæfi þingmanna skal nánar mælt fyrir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0" calcext:value-type="float">
            <text:p>5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agsmunaskráning og vanhæfi</text:p>
          </table:table-cell>
          <table:table-cell office:value-type="string" calcext:value-type="string">
            <text:p>Vanhæfi þingmanns hefur ekki áhrif á gildi settra lag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0" calcext:value-type="float">
            <text:p>5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gsmunaskráning og vanhæfi</text:p>
          </table:table-cell>
          <table:table-cell office:value-type="string" calcext:value-type="string">
            <text:p>Í lögum skal kveðið á um skyldu alþingismanna til að veita upplýsingar um fjárhagslega hagsmuni sín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1" calcext:value-type="float">
            <text:p>51</text:p>
          </table:table-cell>
          <table:table-cell table:number-columns-repeated="2" office:value-type="float" office:value="1" calcext:value-type="float">
            <text:p>1</text:p>
          </table:table-cell>
          <table:table-cell office:value-type="string" calcext:value-type="string">
            <text:p>Styrkir til frambjóðenda og samtaka þeirra</text:p>
          </table:table-cell>
          <table:table-cell office:value-type="string" calcext:value-type="string">
            <text:p>Í lögum skal kveðið á um starfsemi stjórnmálasamtaka, svo og um fjármál frambjóðenda í því skyni að halda kostnaði í hófi, tryggja gegnsæi og takmarka auglýsingar í kosningabarátt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1" calcext:value-type="float">
            <text:p>5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tyrkir til frambjóðenda og samtaka þeirra</text:p>
          </table:table-cell>
          <table:table-cell office:value-type="string" calcext:value-type="string">
            <text:p>Upplýsingar um framlög yfir ákveðinni lágmarksupphæð skulu birtar samkvæmt nánari fyrirmælum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2" calcext:value-type="float">
            <text:p>52</text:p>
          </table:table-cell>
          <table:table-cell table:number-columns-repeated="2" office:value-type="float" office:value="1" calcext:value-type="float">
            <text:p>1</text:p>
          </table:table-cell>
          <table:table-cell office:value-type="string" calcext:value-type="string">
            <text:p>Þingforseti</text:p>
          </table:table-cell>
          <table:table-cell office:value-type="string" calcext:value-type="string">
            <text:p>Alþingi kýs sér forseta með 2/3 hlutum atkvæða í upphafi hvers kjörtímabil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2" calcext:value-type="float">
            <text:p>5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Þingforseti</text:p>
          </table:table-cell>
          <table:table-cell office:value-type="string" calcext:value-type="string">
            <text:p>Sitji forseti ekki út kjörtímabil skal sami háttur hafður á við kosningu nýs forset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2" calcext:value-type="float">
            <text:p>5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Þingforseti</text:p>
          </table:table-cell>
          <table:table-cell office:value-type="string" calcext:value-type="string">
            <text:p>Forseti stýrir störfum Alþingi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2" calcext:value-type="float">
            <text:p>52</text:p>
          </table:table-cell>
          <table:table-cell table:number-columns-repeated="2" office:value-type="float" office:value="2" calcext:value-type="float">
            <text:p>2</text:p>
          </table:table-cell>
          <table:table-cell office:value-type="string" calcext:value-type="string">
            <text:p>Þingforseti</text:p>
          </table:table-cell>
          <table:table-cell office:value-type="string" calcext:value-type="string">
            <text:p>Hann ber ábyrgð á rekstri þingsins og hefur æðsta vald í stjórnsýslu þes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2" calcext:value-type="float">
            <text:p>52</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Þingforseti</text:p>
          </table:table-cell>
          <table:table-cell office:value-type="string" calcext:value-type="string">
            <text:p>Með forseta starfa varaforsetar sem eru staðgenglar hans og mynda ásamt honum forsætisnefnd.</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2" calcext:value-type="float">
            <text:p>52</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Þingforseti</text:p>
          </table:table-cell>
          <table:table-cell office:value-type="string" calcext:value-type="string">
            <text:p>Um kosningu þeirra skal mælt fyrir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2" calcext:value-type="float">
            <text:p>5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Þingforseti</text:p>
          </table:table-cell>
          <table:table-cell office:value-type="string" calcext:value-type="string">
            <text:p>Kjörinn forseti Alþingis lætur af almennum þingstörfum og hefur ekki atkvæðisrét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2" calcext:value-type="float">
            <text:p>5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Þingforseti</text:p>
          </table:table-cell>
          <table:table-cell office:value-type="string" calcext:value-type="string">
            <text:p>Varamaður hans tekur sæti á þingi á meðan hann gegnir embættin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3" calcext:value-type="float">
            <text:p>53</text:p>
          </table:table-cell>
          <table:table-cell table:number-columns-repeated="2" office:value-type="float" office:value="1" calcext:value-type="float">
            <text:p>1</text:p>
          </table:table-cell>
          <table:table-cell office:value-type="string" calcext:value-type="string">
            <text:p>Þingsköp</text:p>
          </table:table-cell>
          <table:table-cell office:value-type="string" calcext:value-type="string">
            <text:p>Þingsköp Alþingis skulu sett með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4" calcext:value-type="float">
            <text:p>54</text:p>
          </table:table-cell>
          <table:table-cell table:number-columns-repeated="2" office:value-type="float" office:value="1" calcext:value-type="float">
            <text:p>1</text:p>
          </table:table-cell>
          <table:table-cell office:value-type="string" calcext:value-type="string">
            <text:p>Þingnefndir</text:p>
          </table:table-cell>
          <table:table-cell office:value-type="string" calcext:value-type="string">
            <text:p>Alþingi kýs fastanefndir til að fjalla um þingmál.</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44" calcext:value-type="float">
            <text:p>4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Þingnefndir</text:p>
          </table:table-cell>
          <table:table-cell office:value-type="string" calcext:value-type="string">
            <text:p>Um störf þingnefnda skal mælt fyrir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5" calcext:value-type="float">
            <text:p>55</text:p>
          </table:table-cell>
          <table:table-cell table:number-columns-repeated="2" office:value-type="float" office:value="1" calcext:value-type="float">
            <text:p>1</text:p>
          </table:table-cell>
          <table:table-cell office:value-type="string" calcext:value-type="string">
            <text:p>Opnir fundir</text:p>
          </table:table-cell>
          <table:table-cell office:value-type="string" calcext:value-type="string">
            <text:p>Fundir Alþingis eru haldnir í heyranda hljóð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5" calcext:value-type="float">
            <text:p>5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Opnir fundir</text:p>
          </table:table-cell>
          <table:table-cell office:value-type="string" calcext:value-type="string">
            <text:p>Þingnefnd getur ákveðið að fundur hennar sé opinn almenn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6" calcext:value-type="float">
            <text:p>56</text:p>
          </table:table-cell>
          <table:table-cell table:number-columns-repeated="2" office:value-type="float" office:value="1" calcext:value-type="float">
            <text:p>1</text:p>
          </table:table-cell>
          <table:table-cell office:value-type="string" calcext:value-type="string">
            <text:p>Flutningur þingmála</text:p>
          </table:table-cell>
          <table:table-cell office:value-type="string" calcext:value-type="string">
            <text:p>Alþingismenn hafa rétt til að flytja frumvörp til laga, tillögur til ályktana og önnur þingmál.</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6" calcext:value-type="float">
            <text:p>5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lutningur þingmála</text:p>
          </table:table-cell>
          <table:table-cell office:value-type="string" calcext:value-type="string">
            <text:p>Ráðherrar geta lagt fyrir Alþingi frumvörp til laga og tillögur til ályktana sem ríkisstjórn hefur samþykk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7" calcext:value-type="float">
            <text:p>57</text:p>
          </table:table-cell>
          <table:table-cell table:number-columns-repeated="2" office:value-type="float" office:value="1" calcext:value-type="float">
            <text:p>1</text:p>
          </table:table-cell>
          <table:table-cell office:value-type="string" calcext:value-type="string">
            <text:p>Meðferð lagafrumvarpa</text:p>
          </table:table-cell>
          <table:table-cell office:value-type="string" calcext:value-type="string">
            <text:p>Lagafrumvarp má ekki samþykkja fyrr en eftir minnst tvær umræður á Al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7" calcext:value-type="float">
            <text:p>5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Meðferð lagafrumvarpa</text:p>
          </table:table-cell>
          <table:table-cell office:value-type="string" calcext:value-type="string">
            <text:p>Mat á áhrifum lagasetningar skal fylgja frumvörpum samkvæmt nánari ákvæðum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7" calcext:value-type="float">
            <text:p>5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Meðferð lagafrumvarpa</text:p>
          </table:table-cell>
          <table:table-cell office:value-type="string" calcext:value-type="string">
            <text:p>Frumvörp sem hafa ekki hlotið lokaafgreiðslu falla niður við lok kjörtímabil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8" calcext:value-type="float">
            <text:p>58</text:p>
          </table:table-cell>
          <table:table-cell table:number-columns-repeated="2" office:value-type="float" office:value="1" calcext:value-type="float">
            <text:p>1</text:p>
          </table:table-cell>
          <table:table-cell office:value-type="string" calcext:value-type="string">
            <text:p>Meðferð þingsályktunartillagna og annarra þingmála</text:p>
          </table:table-cell>
          <table:table-cell office:value-type="string" calcext:value-type="string">
            <text:p>Tillögu til þingsályktunar má ekki samþykkja fyrr en eftir tvær umræður á Al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8" calcext:value-type="float">
            <text:p>5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Meðferð þingsályktunartillagna og annarra þingmála</text:p>
          </table:table-cell>
          <table:table-cell office:value-type="string" calcext:value-type="string">
            <text:p>Tillögur til þingsályktana sem hafa ekki hlotið lokaafgreiðslu falla niður við lok löggjafarþing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8" calcext:value-type="float">
            <text:p>5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Meðferð þingsályktunartillagna og annarra þingmála</text:p>
          </table:table-cell>
          <table:table-cell office:value-type="string" calcext:value-type="string">
            <text:p>Tillögur um þingrof eða vantraust á ráðherra eru ræddar og afgreiddar við eina umræð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8" calcext:value-type="float">
            <text:p>5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Meðferð þingsályktunartillagna og annarra þingmála</text:p>
          </table:table-cell>
          <table:table-cell office:value-type="string" calcext:value-type="string">
            <text:p>Að öðru leyti skal kveðið á um meðferð þingmála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59" calcext:value-type="float">
            <text:p>59</text:p>
          </table:table-cell>
          <table:table-cell table:number-columns-repeated="2" office:value-type="float" office:value="1" calcext:value-type="float">
            <text:p>1</text:p>
          </table:table-cell>
          <table:table-cell office:value-type="string" calcext:value-type="string">
            <text:p>Ályktunarbærni</text:p>
          </table:table-cell>
          <table:table-cell office:value-type="string" calcext:value-type="string">
            <text:p>Alþingi getur því aðeins gert samþykkt um mál að meira en helmingur þingmanna sé á fundi og taki þátt í atkvæðagreiðsl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1" calcext:value-type="float">
            <text:p>1</text:p>
          </table:table-cell>
          <table:table-cell office:value-type="string" calcext:value-type="string">
            <text:p>Staðfesting laga</text:p>
          </table:table-cell>
          <table:table-cell office:value-type="string" calcext:value-type="string">
            <text:p>Þegar Alþingi hefur samþykkt frumvarp til laga undirritar forseti Alþingis það og leggur innan tveggja vikna fyrir forseta Íslands til staðfestingar og veitir undirskrift hans því lagagild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0" calcext:value-type="float">
            <text:p>6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taðfesting laga</text:p>
          </table:table-cell>
          <table:table-cell office:value-type="string" calcext:value-type="string">
            <text:p>Forseti Íslands getur ákveðið innan viku frá móttöku frumvarps að synja því staðfestinga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0" calcext:value-type="float">
            <text:p>60</text:p>
          </table:table-cell>
          <table:table-cell table:number-columns-repeated="2" office:value-type="float" office:value="2" calcext:value-type="float">
            <text:p>2</text:p>
          </table:table-cell>
          <table:table-cell office:value-type="string" calcext:value-type="string">
            <text:p>Staðfesting laga</text:p>
          </table:table-cell>
          <table:table-cell office:value-type="string" calcext:value-type="string">
            <text:p>Skal sú ákvörðun vera rökstudd og tilkynnt forseta Alþingi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0" calcext:value-type="float">
            <text:p>60</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Staðfesting laga</text:p>
          </table:table-cell>
          <table:table-cell office:value-type="string" calcext:value-type="string">
            <text:p>Frumvarpið fær þá engu síður lagagildi en innan þriggja mánaða skal bera lögin undir þjóðaratkvæði til samþykktar eða synjuna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0" calcext:value-type="float">
            <text:p>6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Staðfesting laga</text:p>
          </table:table-cell>
          <table:table-cell office:value-type="string" calcext:value-type="string">
            <text:p>Einfaldur meiri hluti ræður hvort lögin halda gildi sín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0" calcext:value-type="float">
            <text:p>60</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Staðfesting laga</text:p>
          </table:table-cell>
          <table:table-cell office:value-type="string" calcext:value-type="string">
            <text:p>Atkvæðagreiðsla fer þó ekki fram felli Alþingi lögin úr gildi innan fimm daga frá synjun forset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0" calcext:value-type="float">
            <text:p>6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Staðfesting laga</text:p>
          </table:table-cell>
          <table:table-cell office:value-type="string" calcext:value-type="string">
            <text:p>Um framkvæmd þjóðaratkvæðagreiðslu skal að öðru leyti mælt fyrir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1" calcext:value-type="float">
            <text:p>61</text:p>
          </table:table-cell>
          <table:table-cell table:number-columns-repeated="2" office:value-type="float" office:value="1" calcext:value-type="float">
            <text:p>1</text:p>
          </table:table-cell>
          <table:table-cell office:value-type="string" calcext:value-type="string">
            <text:p>Birting laga</text:p>
          </table:table-cell>
          <table:table-cell office:value-type="string" calcext:value-type="string">
            <text:p>Birta skal lög, stjórnvaldsfyrirmæli og þjóðréttarsamninga sem ríkið hefur fullgil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1" calcext:value-type="float">
            <text:p>6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Birting laga</text:p>
          </table:table-cell>
          <table:table-cell office:value-type="string" calcext:value-type="string">
            <text:p>Lögum og stjórnvaldsfyrirmælum má ekki beita fyrr en eftir birtingu þeirr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1" calcext:value-type="float">
            <text:p>61</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Birting laga</text:p>
          </table:table-cell>
          <table:table-cell office:value-type="string" calcext:value-type="string">
            <text:p>Óbirt lög binda þó stjórnvöld frá gildistöku þeirr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1" calcext:value-type="float">
            <text:p>6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Birting laga</text:p>
          </table:table-cell>
          <table:table-cell office:value-type="string" calcext:value-type="string">
            <text:p>Um birtingarhátt og gildistöku fer að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2" calcext:value-type="float">
            <text:p>62</text:p>
          </table:table-cell>
          <table:table-cell table:number-columns-repeated="2" office:value-type="float" office:value="1" calcext:value-type="float">
            <text:p>1</text:p>
          </table:table-cell>
          <table:table-cell office:value-type="string" calcext:value-type="string">
            <text:p>Lögrétta</text:p>
          </table:table-cell>
          <table:table-cell office:value-type="string" calcext:value-type="string">
            <text:p>Alþingi kýs í Lögréttu fimm menn til fimm ár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2" calcext:value-type="float">
            <text:p>6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Lögrétta</text:p>
          </table:table-cell>
          <table:table-cell office:value-type="string" calcext:value-type="string">
            <text:p>Þingnefnd eða fjórðungur alþingismanna getur óskað eftir áliti Lögréttu um hvort frumvarp til laga samrýmist stjórnarskrá og þjóðréttarlegum skuldbindingum ríkisin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2" calcext:value-type="float">
            <text:p>62</text:p>
          </table:table-cell>
          <table:table-cell table:number-columns-repeated="2" office:value-type="float" office:value="2" calcext:value-type="float">
            <text:p>2</text:p>
          </table:table-cell>
          <table:table-cell office:value-type="string" calcext:value-type="string">
            <text:p>Lögrétta</text:p>
          </table:table-cell>
          <table:table-cell office:value-type="string" calcext:value-type="string">
            <text:p>Ekki má afgreiða frumvarpið fyrr en álit Lögréttu liggur fyri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2" calcext:value-type="float">
            <text:p>6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Lögrétta</text:p>
          </table:table-cell>
          <table:table-cell office:value-type="string" calcext:value-type="string">
            <text:p>Um Lögréttu skal nánar mælt fyrir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3" calcext:value-type="float">
            <text:p>63</text:p>
          </table:table-cell>
          <table:table-cell table:number-columns-repeated="2" office:value-type="float" office:value="1" calcext:value-type="float">
            <text:p>1</text:p>
          </table:table-cell>
          <table:table-cell office:value-type="string" calcext:value-type="string">
            <text:p>Stjórnskipunar- og eftirlitsnefnd</text:p>
          </table:table-cell>
          <table:table-cell office:value-type="string" calcext:value-type="string">
            <text:p>Stjórnskipunar- og eftirlitsnefnd Alþingis kannar hvers kyns athafnir og ákvarðanir ráðherra eða stjórnsýslu þeirra eftir því sem hún telur efni til.</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3" calcext:value-type="float">
            <text:p>6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tjórnskipunar- og eftirlitsnefnd</text:p>
          </table:table-cell>
          <table:table-cell office:value-type="string" calcext:value-type="string">
            <text:p>Nefndinni er skylt að hefja slíka könnun að kröfu fjórðungs þingmann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4" calcext:value-type="float">
            <text:p>64</text:p>
          </table:table-cell>
          <table:table-cell table:number-columns-repeated="2" office:value-type="float" office:value="1" calcext:value-type="float">
            <text:p>1</text:p>
          </table:table-cell>
          <table:table-cell office:value-type="string" calcext:value-type="string">
            <text:p>Rannsóknarnefndir</text:p>
          </table:table-cell>
          <table:table-cell office:value-type="string" calcext:value-type="string">
            <text:p>Alþingi getur skipað nefndir til að rannsaka mikilvæg mál er varða almenning.</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4" calcext:value-type="float">
            <text:p>6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annsóknarnefndir</text:p>
          </table:table-cell>
          <table:table-cell office:value-type="string" calcext:value-type="string">
            <text:p>Nánari reglur um hlutverk, rannsóknarheimildir og skipan rannsóknarnefnda skulu settar með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5" calcext:value-type="float">
            <text:p>65</text:p>
          </table:table-cell>
          <table:table-cell table:number-columns-repeated="2" office:value-type="float" office:value="1" calcext:value-type="float">
            <text:p>1</text:p>
          </table:table-cell>
          <table:table-cell office:value-type="string" calcext:value-type="string">
            <text:p>Málskot til þjóðarinnar</text:p>
          </table:table-cell>
          <table:table-cell office:value-type="string" calcext:value-type="string">
            <text:p>Tíu af hundraði kjósenda geta krafist þjóðaratkvæðis um lög sem Alþingi hefur samþykk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5" calcext:value-type="float">
            <text:p>6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Málskot til þjóðarinnar</text:p>
          </table:table-cell>
          <table:table-cell office:value-type="string" calcext:value-type="string">
            <text:p>Kröfuna ber að leggja fram innan þriggja mánaða frá samþykkt lagann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5" calcext:value-type="float">
            <text:p>6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Málskot til þjóðarinnar</text:p>
          </table:table-cell>
          <table:table-cell office:value-type="string" calcext:value-type="string">
            <text:p>Lögin falla úr gildi ef kjósendur hafna þeim en annars halda þau gildi sín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5" calcext:value-type="float">
            <text:p>65</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Málskot til þjóðarinnar</text:p>
          </table:table-cell>
          <table:table-cell office:value-type="string" calcext:value-type="string">
            <text:p>Alþingi getur þó ákveðið að fella lögin úr gildi áður en til þjóðaratkvæðis kemu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5" calcext:value-type="float">
            <text:p>6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Málskot til þjóðarinnar</text:p>
          </table:table-cell>
          <table:table-cell office:value-type="string" calcext:value-type="string">
            <text:p>Þjóðaratkvæðagreiðslan skal fara fram innan árs frá því að krafa kjósenda var lögð fra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6" calcext:value-type="float">
            <text:p>66</text:p>
          </table:table-cell>
          <table:table-cell table:number-columns-repeated="2" office:value-type="float" office:value="1" calcext:value-type="float">
            <text:p>1</text:p>
          </table:table-cell>
          <table:table-cell office:value-type="string" calcext:value-type="string">
            <text:p>Þingmál að frumkvæði kjósenda</text:p>
          </table:table-cell>
          <table:table-cell office:value-type="string" calcext:value-type="string">
            <text:p>Tveir af hundraði kjósenda geta lagt fram frumvarp til laga eða tillögu til þingsályktunar á Al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6" calcext:value-type="float">
            <text:p>6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Þingmál að frumkvæði kjósenda</text:p>
          </table:table-cell>
          <table:table-cell office:value-type="string" calcext:value-type="string">
            <text:p>Tíu af hundraði kjósenda geta lagt frumvarp til laga fyrir Al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6" calcext:value-type="float">
            <text:p>66</text:p>
          </table:table-cell>
          <table:table-cell table:number-columns-repeated="2" office:value-type="float" office:value="2" calcext:value-type="float">
            <text:p>2</text:p>
          </table:table-cell>
          <table:table-cell office:value-type="string" calcext:value-type="string">
            <text:p>Þingmál að frumkvæði kjósenda</text:p>
          </table:table-cell>
          <table:table-cell office:value-type="string" calcext:value-type="string">
            <text:p>Alþingi getur lagt fram gagntillögu í formi annars frumvarp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6" calcext:value-type="float">
            <text:p>66</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Þingmál að frumkvæði kjósenda</text:p>
          </table:table-cell>
          <table:table-cell office:value-type="string" calcext:value-type="string">
            <text:p>Hafi frumvarp kjósenda ekki verið dregið til baka skal bera það undir þjóðaratkvæði, svo og frumvarp Alþingis komi það fra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6" calcext:value-type="float">
            <text:p>6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Þingmál að frumkvæði kjósenda</text:p>
          </table:table-cell>
          <table:table-cell office:value-type="string" calcext:value-type="string">
            <text:p>Alþingi getur ákveðið að þjóðaratkvæðagreiðslan skuli vera bindand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6" calcext:value-type="float">
            <text:p>66</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Þingmál að frumkvæði kjósenda</text:p>
          </table:table-cell>
          <table:table-cell office:value-type="string" calcext:value-type="string">
            <text:p>Atkvæðagreiðsla um frumvarp að tillögu kjósenda skal fara fram innan tveggja ára frá því að málið hefur verið afhent Alþing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7" calcext:value-type="float">
            <text:p>67</text:p>
          </table:table-cell>
          <table:table-cell table:number-columns-repeated="2" office:value-type="float" office:value="1" calcext:value-type="float">
            <text:p>1</text:p>
          </table:table-cell>
          <table:table-cell office:value-type="string" calcext:value-type="string">
            <text:p>Framkvæmd undirskriftasöfnunar og þjóðaratkvæðagreiðslu</text:p>
          </table:table-cell>
          <table:table-cell office:value-type="string" calcext:value-type="string">
            <text:p>Mál sem er borið undir þjóðaratkvæði að kröfu eða frumkvæði kjósenda samkvæmt ákvæðum 65. og 66. gr. skal varða almannahag.</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7" calcext:value-type="float">
            <text:p>6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ramkvæmd undirskriftasöfnunar og þjóðaratkvæðagreiðslu</text:p>
          </table:table-cell>
          <table:table-cell office:value-type="string" calcext:value-type="string">
            <text:p>Á grundvelli þeirra er hvorki hægt að krefjast atkvæðagreiðslu um fjárlög, fjáraukalög, lög sem eru sett til að framfylgja þjóðréttarskuldbindingum né heldur um skattamálefni eða ríkisborgararétt.</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7" calcext:value-type="float">
            <text:p>6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Framkvæmd undirskriftasöfnunar og þjóðaratkvæðagreiðslu</text:p>
          </table:table-cell>
          <table:table-cell office:value-type="string" calcext:value-type="string">
            <text:p>Þess skal gætt að frumvarp að tillögu kjósenda samrýmist stjórnarskrá.</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7" calcext:value-type="float">
            <text:p>67</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ramkvæmd undirskriftasöfnunar og þjóðaratkvæðagreiðslu</text:p>
          </table:table-cell>
          <table:table-cell office:value-type="string" calcext:value-type="string">
            <text:p>Rísi ágreiningur um hvort mál uppfylli framangreind skilyrði skera dómstólar þar ú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7" calcext:value-type="float">
            <text:p>6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ramkvæmd undirskriftasöfnunar og þjóðaratkvæðagreiðslu</text:p>
          </table:table-cell>
          <table:table-cell office:value-type="string" calcext:value-type="string">
            <text:p>Í lögum skal kveðið á um framkvæmd málskots eða frumkvæðis kjósenda, svo sem um form og fyrirsvar fyrir kröfunni, tímafrest til söfnunar undirskrifta og um fyrirkomulag þeirra, hverju megi til kosta við kynningu og hvernig afturkalla megi kröfuna að fengnum viðbrögðum Alþingis, svo og um hvernig haga skuli atkvæðagreiðsl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8" calcext:value-type="float">
            <text:p>68</text:p>
          </table:table-cell>
          <table:table-cell table:number-columns-repeated="2" office:value-type="float" office:value="1" calcext:value-type="float">
            <text:p>1</text:p>
          </table:table-cell>
          <table:table-cell office:value-type="string" calcext:value-type="string">
            <text:p>Frumvarp til fjárlaga</text:p>
          </table:table-cell>
          <table:table-cell office:value-type="string" calcext:value-type="string">
            <text:p>Fyrir hvert reglulegt Alþingi skal, þegar það er saman komið, leggja frumvarp til fjárlaga fyrir það fjárhagsár sem í hönd fe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8" calcext:value-type="float">
            <text:p>6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rumvarp til fjárlaga</text:p>
          </table:table-cell>
          <table:table-cell office:value-type="string" calcext:value-type="string">
            <text:p>Skal í frumvarpinu vera fólgin greinargerð um tekjur ríkisins og gjöld eftir því sem nánar er ákveðið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9" calcext:value-type="float">
            <text:p>69</text:p>
          </table:table-cell>
          <table:table-cell table:number-columns-repeated="2" office:value-type="float" office:value="1" calcext:value-type="float">
            <text:p>1</text:p>
          </table:table-cell>
          <table:table-cell office:value-type="string" calcext:value-type="string">
            <text:p>Greiðsluheimildir</text:p>
          </table:table-cell>
          <table:table-cell office:value-type="string" calcext:value-type="string">
            <text:p>Enga greiðslu má inna af hendi nema heimild sé til þess í fjár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9" calcext:value-type="float">
            <text:p>6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Greiðsluheimildir</text:p>
          </table:table-cell>
          <table:table-cell office:value-type="string" calcext:value-type="string">
            <text:p>Að fengnu samþykki fjárlaganefndar Alþingis getur ráðherra þó innt greiðslu af hendi án slíkrar heimildar til að mæta greiðsluskyldu ríkisins vegna ófyrirséðra atvika eða ef almannahagsmunir krefjast þes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69" calcext:value-type="float">
            <text:p>69</text:p>
          </table:table-cell>
          <table:table-cell table:number-columns-repeated="2" office:value-type="float" office:value="2" calcext:value-type="float">
            <text:p>2</text:p>
          </table:table-cell>
          <table:table-cell office:value-type="string" calcext:value-type="string">
            <text:p>Greiðsluheimildir</text:p>
          </table:table-cell>
          <table:table-cell office:value-type="string" calcext:value-type="string">
            <text:p>Leita skal heimildar fyrir slíkum greiðslum í fjárauka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0" calcext:value-type="float">
            <text:p>70</text:p>
          </table:table-cell>
          <table:table-cell table:number-columns-repeated="2" office:value-type="float" office:value="1" calcext:value-type="float">
            <text:p>1</text:p>
          </table:table-cell>
          <table:table-cell office:value-type="string" calcext:value-type="string">
            <text:p>Réttur fjárlaganefndar til upplýsinga</text:p>
          </table:table-cell>
          <table:table-cell office:value-type="string" calcext:value-type="string">
            <text:p>Fjárlaganefnd Alþingis getur krafið stofnanir ríkisins, ríkisfyrirtæki og þá aðra sem fá framlög úr ríkissjóði um upplýsingar sem tengjast ráðstöfun þess fjár.</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1" calcext:value-type="float">
            <text:p>71</text:p>
          </table:table-cell>
          <table:table-cell table:number-columns-repeated="2" office:value-type="float" office:value="1" calcext:value-type="float">
            <text:p>1</text:p>
          </table:table-cell>
          <table:table-cell office:value-type="string" calcext:value-type="string">
            <text:p>Skattar</text:p>
          </table:table-cell>
          <table:table-cell office:value-type="string" calcext:value-type="string">
            <text:p>Skattamálum skal skipað með lögum. Engan skatt má leggja á né breyta né taka af nema með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1" calcext:value-type="float">
            <text:p>7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kattar</text:p>
          </table:table-cell>
          <table:table-cell office:value-type="string" calcext:value-type="string">
            <text:p>Ekki má fela stjórnvöldum ákvörðun um hvort leggja skuli á skatt, breyta honum eða afnema hann.</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1" calcext:value-type="float">
            <text:p>7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kattar</text:p>
          </table:table-cell>
          <table:table-cell office:value-type="string" calcext:value-type="string">
            <text:p>Enginn skattur verður lagður á nema heimild hafi verið fyrir honum í lögum þegar þau atvik urðu sem ráða skattskyldu.</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2" calcext:value-type="float">
            <text:p>72</text:p>
          </table:table-cell>
          <table:table-cell table:number-columns-repeated="2" office:value-type="float" office:value="1" calcext:value-type="float">
            <text:p>1</text:p>
          </table:table-cell>
          <table:table-cell office:value-type="string" calcext:value-type="string">
            <text:p>Eignir og skuldbindingar ríkisins</text:p>
          </table:table-cell>
          <table:table-cell office:value-type="string" calcext:value-type="string">
            <text:p>Ekki má taka lán eða undirgangast ábyrgðir sem skuldbinda ríkið nema með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2" calcext:value-type="float">
            <text:p>7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Eignir og skuldbindingar ríkisins</text:p>
          </table:table-cell>
          <table:table-cell office:value-type="string" calcext:value-type="string">
            <text:p>Stjórnvöldum er óheimilt að ábyrgjast fjárhagslegar skuldbindingar einkaaðil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2" calcext:value-type="float">
            <text:p>72</text:p>
          </table:table-cell>
          <table:table-cell table:number-columns-repeated="2" office:value-type="float" office:value="2" calcext:value-type="float">
            <text:p>2</text:p>
          </table:table-cell>
          <table:table-cell office:value-type="string" calcext:value-type="string">
            <text:p>Eignir og skuldbindingar ríkisins</text:p>
          </table:table-cell>
          <table:table-cell office:value-type="string" calcext:value-type="string">
            <text:p>Með lögum má þó kveða á um slíka ríkisábyrgð vegna almannahagsmun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2" calcext:value-type="float">
            <text:p>7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Eignir og skuldbindingar ríkisins</text:p>
          </table:table-cell>
          <table:table-cell office:value-type="string" calcext:value-type="string">
            <text:p>Ekki má selja eða láta með öðru móti af hendi fasteignir ríkisins né afnotarétt þeirra nema samkvæmt heimild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2" calcext:value-type="float">
            <text:p>7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Eignir og skuldbindingar ríkisins</text:p>
          </table:table-cell>
          <table:table-cell office:value-type="string" calcext:value-type="string">
            <text:p>Um ráðstöfun annarra eigna ríkisins fer að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3" calcext:value-type="float">
            <text:p>73</text:p>
          </table:table-cell>
          <table:table-cell table:number-columns-repeated="2" office:value-type="float" office:value="1" calcext:value-type="float">
            <text:p>1</text:p>
          </table:table-cell>
          <table:table-cell office:value-type="string" calcext:value-type="string">
            <text:p>Þingrof</text:p>
          </table:table-cell>
          <table:table-cell office:value-type="string" calcext:value-type="string">
            <text:p>Forseti Íslands rýfur Alþingi að ályktun þes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3" calcext:value-type="float">
            <text:p>7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Þingrof</text:p>
          </table:table-cell>
          <table:table-cell office:value-type="string" calcext:value-type="string">
            <text:p>Skal þá efnt til nýrra kosninga eigi fyrr en sex vikum og eigi síðar en níu vikum frá því er forseti gerði kunnugt um þingrofið.</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3" calcext:value-type="float">
            <text:p>7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Þingrof</text:p>
          </table:table-cell>
          <table:table-cell office:value-type="string" calcext:value-type="string">
            <text:p>Alþingismenn halda umboði sínu til kjördags.</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4" calcext:value-type="float">
            <text:p>74</text:p>
          </table:table-cell>
          <table:table-cell table:number-columns-repeated="2" office:value-type="float" office:value="1" calcext:value-type="float">
            <text:p>1</text:p>
          </table:table-cell>
          <table:table-cell office:value-type="string" calcext:value-type="string">
            <text:p>Ríkisendurskoðun</text:p>
          </table:table-cell>
          <table:table-cell office:value-type="string" calcext:value-type="string">
            <text:p>Alþingi kýs ríkisendurskoðanda til fimm ár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4" calcext:value-type="float">
            <text:p>7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íkisendurskoðun</text:p>
          </table:table-cell>
          <table:table-cell office:value-type="string" calcext:value-type="string">
            <text:p>Hann skal vera sjálfstæður í störfum sín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4" calcext:value-type="float">
            <text:p>7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Ríkisendurskoðun</text:p>
          </table:table-cell>
          <table:table-cell office:value-type="string" calcext:value-type="string">
            <text:p>Hann endurskoðar fjárreiður ríkisins, stofnana þess og ríkisfyrirtækja í umboði Alþingis eftir því sem nánar er mælt fyrir um í lög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4" calcext:value-type="float">
            <text:p>7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íkisendurskoðun</text:p>
          </table:table-cell>
          <table:table-cell office:value-type="string" calcext:value-type="string">
            <text:p>Endurskoðaðan ríkisreikning næstliðins árs ásamt athugasemdum ríkisendurskoðanda skal leggja fyrir Alþingi til samþykktar samhliða frumvarpi til fjárlag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5" calcext:value-type="float">
            <text:p>75</text:p>
          </table:table-cell>
          <table:table-cell table:number-columns-repeated="2" office:value-type="float" office:value="1" calcext:value-type="float">
            <text:p>1</text:p>
          </table:table-cell>
          <table:table-cell office:value-type="string" calcext:value-type="string">
            <text:p>Umboðsmaður Alþingis</text:p>
          </table:table-cell>
          <table:table-cell office:value-type="string" calcext:value-type="string">
            <text:p>Alþingi kýs umboðsmann Alþingis til fimm ár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5" calcext:value-type="float">
            <text:p>7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Umboðsmaður Alþingis</text:p>
          </table:table-cell>
          <table:table-cell office:value-type="string" calcext:value-type="string">
            <text:p>Hann skal vera sjálfstæður í störfum sínum.</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5" calcext:value-type="float">
            <text:p>7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Umboðsmaður Alþingis</text:p>
          </table:table-cell>
          <table:table-cell office:value-type="string" calcext:value-type="string">
            <text:p>Hann gætir að rétti borgaranna og hefur eftirlit með stjórnsýslu ríkis og sveitarfélag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5" calcext:value-type="float">
            <text:p>75</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Umboðsmaður Alþingis</text:p>
          </table:table-cell>
          <table:table-cell office:value-type="string" calcext:value-type="string">
            <text:p>Hann gætir þess að jafnræði sé í heiðri haft í stjórnsýslunni og að hún fari að öðru leyti fram í samræmi við lög og vandaða stjórnsýsluhætti.</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5" calcext:value-type="float">
            <text:p>7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Umboðsmaður Alþingis</text:p>
          </table:table-cell>
          <table:table-cell office:value-type="string" calcext:value-type="string">
            <text:p>Ákveði ráðherra eða annað stjórnvald að hlíta ekki sérstökum tilmælum umboðsmanns Alþingis skal tilkynna forseta Alþingis um ákvörðunina.</text:p>
          </table:table-cell>
          <table:table-cell table:number-columns-repeated="1016"/>
        </table:table-row>
        <table:table-row table:style-name="ro1">
          <table:table-cell office:value-type="string" calcext:value-type="string">
            <text:p>III. KAFLI</text:p>
          </table:table-cell>
          <table:table-cell office:value-type="string" calcext:value-type="string">
            <text:p>Alþingi</text:p>
          </table:table-cell>
          <table:table-cell office:value-type="float" office:value="4" calcext:value-type="float">
            <text:p>4</text:p>
          </table:table-cell>
          <table:table-cell office:value-type="float" office:value="75" calcext:value-type="float">
            <text:p>7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Umboðsmaður Alþingis</text:p>
          </table:table-cell>
          <table:table-cell office:value-type="string" calcext:value-type="string">
            <text:p>Um starfsemi umboðsmanns Alþingis og hlutverk hans skal nánar mælt fyrir í lögum, þar á meðal um þingmeðferð tilkynninga ráðherra eða annars stjórnvalds skv. 2. mgr.</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6" calcext:value-type="float">
            <text:p>76</text:p>
          </table:table-cell>
          <table:table-cell table:number-columns-repeated="2" office:value-type="float" office:value="1" calcext:value-type="float">
            <text:p>1</text:p>
          </table:table-cell>
          <table:table-cell office:value-type="string" calcext:value-type="string">
            <text:p>Embættisheiti og þjóðkjör</text:p>
          </table:table-cell>
          <table:table-cell office:value-type="string" calcext:value-type="string">
            <text:p>Forseti Íslands er þjóðhöfðingi lýðveldisins.</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6" calcext:value-type="float">
            <text:p>7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Embættisheiti og þjóðkjör</text:p>
          </table:table-cell>
          <table:table-cell office:value-type="string" calcext:value-type="string">
            <text:p>Hann er þjóðkjörinn.</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7" calcext:value-type="float">
            <text:p>77</text:p>
          </table:table-cell>
          <table:table-cell table:number-columns-repeated="2" office:value-type="float" office:value="1" calcext:value-type="float">
            <text:p>1</text:p>
          </table:table-cell>
          <table:table-cell office:value-type="string" calcext:value-type="string">
            <text:p>Kjörgengi</text:p>
          </table:table-cell>
          <table:table-cell office:value-type="string" calcext:value-type="string">
            <text:p>Kjörgengur til forseta er sérhver ríkisborgari sem fullnægir skilyrðum um kjörgengi til Alþingis og er orðinn 35 ára.</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8" calcext:value-type="float">
            <text:p>78</text:p>
          </table:table-cell>
          <table:table-cell table:number-columns-repeated="2" office:value-type="float" office:value="1" calcext:value-type="float">
            <text:p>1</text:p>
          </table:table-cell>
          <table:table-cell office:value-type="string" calcext:value-type="string">
            <text:p>Forsetakjör</text:p>
          </table:table-cell>
          <table:table-cell office:value-type="string" calcext:value-type="string">
            <text:p>Forseti Íslands er kosinn í leynilegri atkvæðagreiðslu þeirra er kosningarrétt hafa til Alþingis.</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8" calcext:value-type="float">
            <text:p>7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orsetakjör</text:p>
          </table:table-cell>
          <table:table-cell office:value-type="string" calcext:value-type="string">
            <text:p>Forsetaefni skal hafa meðmæli minnst eins af hundraði kosningarbærra manna og mest tveggja af hundraði.</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8" calcext:value-type="float">
            <text:p>7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Forsetakjör</text:p>
          </table:table-cell>
          <table:table-cell office:value-type="string" calcext:value-type="string">
            <text:p>Kjósendur skulu raða frambjóðendum, einum eða fleirum að eigin vali, í forgangsröð.</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8" calcext:value-type="float">
            <text:p>7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Forsetakjör</text:p>
          </table:table-cell>
          <table:table-cell office:value-type="string" calcext:value-type="string">
            <text:p>Sá er best uppfyllir forgangsröðun kjósenda, eftir nánari ákvæðum í lögum, er rétt kjörinn forseti.</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8" calcext:value-type="float">
            <text:p>78</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Forsetakjör</text:p>
          </table:table-cell>
          <table:table-cell office:value-type="string" calcext:value-type="string">
            <text:p>Ef aðeins einn maður er í kjöri er hann rétt kjörinn án atkvæðagreiðslu.</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8" calcext:value-type="float">
            <text:p>78</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Forsetakjör</text:p>
          </table:table-cell>
          <table:table-cell office:value-type="string" calcext:value-type="string">
            <text:p>Að öðru leyti skal ákvarða með lögum um framboð og kosningu forseta Íslands.</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9" calcext:value-type="float">
            <text:p>79</text:p>
          </table:table-cell>
          <table:table-cell table:number-columns-repeated="2" office:value-type="float" office:value="1" calcext:value-type="float">
            <text:p>1</text:p>
          </table:table-cell>
          <table:table-cell office:value-type="string" calcext:value-type="string">
            <text:p>Kjörtímabil</text:p>
          </table:table-cell>
          <table:table-cell office:value-type="string" calcext:value-type="string">
            <text:p>Kjörtímabil forseta Íslands hefst 1. ágúst og endar 31. júlí að fjórum árum liðnum.</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9" calcext:value-type="float">
            <text:p>7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Kjörtímabil</text:p>
          </table:table-cell>
          <table:table-cell office:value-type="string" calcext:value-type="string">
            <text:p>Forsetakjör fer fram í júní- eða júlímánuði það ár þegar kjörtímabil endar.</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79" calcext:value-type="float">
            <text:p>79</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Kjörtímabil</text:p>
          </table:table-cell>
          <table:table-cell office:value-type="string" calcext:value-type="string">
            <text:p>Forseti skal ekki sitja lengur en þrjú kjörtímabil.</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0" calcext:value-type="float">
            <text:p>80</text:p>
          </table:table-cell>
          <table:table-cell table:number-columns-repeated="2" office:value-type="float" office:value="1" calcext:value-type="float">
            <text:p>1</text:p>
          </table:table-cell>
          <table:table-cell office:value-type="string" calcext:value-type="string">
            <text:p>Eiðstafur</text:p>
          </table:table-cell>
          <table:table-cell office:value-type="string" calcext:value-type="string">
            <text:p>Forseti Íslands undirritar svohljóðandi eiðstaf að stjórnarskránni þegar hann tekur við störfum:</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0" calcext:value-type="float">
            <text:p>8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Eiðstafur</text:p>
          </table:table-cell>
          <table:table-cell office:value-type="string" calcext:value-type="string">
            <text:p>Ég undirrit(uð/aður), …, sem kosin(n) er forseti Íslands um kjörtímabil það er hefst … og lýkur … heiti því, að viðlögðum drengskap mínum og heiðri, að halda stjórnarskrá lýðveldisins Íslands.</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1" calcext:value-type="float">
            <text:p>81</text:p>
          </table:table-cell>
          <table:table-cell table:number-columns-repeated="2" office:value-type="float" office:value="1" calcext:value-type="float">
            <text:p>1</text:p>
          </table:table-cell>
          <table:table-cell office:value-type="string" calcext:value-type="string">
            <text:p>Starfskjör</text:p>
          </table:table-cell>
          <table:table-cell office:value-type="string" calcext:value-type="string">
            <text:p>Forseta Íslands er óheimilt að hafa með höndum önnur launuð störf á meðan hann gegnir embætti.</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1" calcext:value-type="float">
            <text:p>8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tarfskjör</text:p>
          </table:table-cell>
          <table:table-cell office:value-type="string" calcext:value-type="string">
            <text:p>Sama gildir um störf í þágu einkafyrirtækja og opinberra stofnana þótt ólaunuð séu.</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1" calcext:value-type="float">
            <text:p>81</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tarfskjör</text:p>
          </table:table-cell>
          <table:table-cell office:value-type="string" calcext:value-type="string">
            <text:p>Ákveða skal með lögum greiðslur af ríkisfé til forseta.</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1" calcext:value-type="float">
            <text:p>8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Starfskjör</text:p>
          </table:table-cell>
          <table:table-cell office:value-type="string" calcext:value-type="string">
            <text:p>Óheimilt er að lækka greiðslur þessar til forseta á meðan kjörtímabil hans stendur.</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1" calcext:value-type="float">
            <text:p>81</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Starfskjör</text:p>
          </table:table-cell>
          <table:table-cell office:value-type="string" calcext:value-type="string">
            <text:p>Forseti skipar forsetaritara.</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2" calcext:value-type="float">
            <text:p>82</text:p>
          </table:table-cell>
          <table:table-cell table:number-columns-repeated="2" office:value-type="float" office:value="1" calcext:value-type="float">
            <text:p>1</text:p>
          </table:table-cell>
          <table:table-cell office:value-type="string" calcext:value-type="string">
            <text:p>Staðgengill</text:p>
          </table:table-cell>
          <table:table-cell office:value-type="string" calcext:value-type="string">
            <text:p>Geti forseti Íslands ekki gegnt störfum um sinn vegna heilsufars eða af öðrum ástæðum fer forseti Alþingis með forsetavald á meðan.</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3" calcext:value-type="float">
            <text:p>83</text:p>
          </table:table-cell>
          <table:table-cell table:number-columns-repeated="2" office:value-type="float" office:value="1" calcext:value-type="float">
            <text:p>1</text:p>
          </table:table-cell>
          <table:table-cell office:value-type="string" calcext:value-type="string">
            <text:p>Fráfall</text:p>
          </table:table-cell>
          <table:table-cell office:value-type="string" calcext:value-type="string">
            <text:p>Falli forseti frá, verði varanlega ófær um að gegna starfi eða láti af störfum áður en kjörtímabili er lokið skal kjósa nýjan forseta til 31. júlí á fjórða ári frá kosningu hans.</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3" calcext:value-type="float">
            <text:p>8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ráfall</text:p>
          </table:table-cell>
          <table:table-cell office:value-type="string" calcext:value-type="string">
            <text:p>Alþingi getur krafist þess með 2/3 hlutum atkvæða að Hæstiréttur Íslands skeri úr um hvort skilyrðum ákvæða 82. gr. og 1. mgr. þessarar greinar sé fullnægt.</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3" calcext:value-type="float">
            <text:p>83</text:p>
          </table:table-cell>
          <table:table-cell table:number-columns-repeated="2" office:value-type="float" office:value="2" calcext:value-type="float">
            <text:p>2</text:p>
          </table:table-cell>
          <table:table-cell office:value-type="string" calcext:value-type="string">
            <text:p>Fráfall</text:p>
          </table:table-cell>
          <table:table-cell office:value-type="string" calcext:value-type="string">
            <text:p>Að kröfu forseta Íslands metur Hæstiréttur hvort forseti geti tekið við störfum að nýju vegna þess að skilyrði 82. gr. eigi ekki lengur við.</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4" calcext:value-type="float">
            <text:p>84</text:p>
          </table:table-cell>
          <table:table-cell table:number-columns-repeated="2" office:value-type="float" office:value="1" calcext:value-type="float">
            <text:p>1</text:p>
          </table:table-cell>
          <table:table-cell office:value-type="string" calcext:value-type="string">
            <text:p>Embættislausn og ábyrgð</text:p>
          </table:table-cell>
          <table:table-cell office:value-type="string" calcext:value-type="string">
            <text:p>Forseta má leysa frá embætti áður en kjörtímabili er lokið ef það er samþykkt með meiri hluta atkvæða við þjóðaratkvæðagreiðslu sem til er stofnað að kröfu Alþingis, enda hafi hún hlotið fylgi 3/4 hluta þingmanna.</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4" calcext:value-type="float">
            <text:p>8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Embættislausn og ábyrgð</text:p>
          </table:table-cell>
          <table:table-cell office:value-type="string" calcext:value-type="string">
            <text:p>Þjóðaratkvæðagreiðslan skal þá fara fram innan tveggja mánaða frá því að krafan um hana var samþykkt á Alþingi og gegnir forseti ekki störfum frá því að Alþingi gerir samþykkt sína þar til úrslit þjóðaratkvæðagreiðslunnar eru kunn.</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4" calcext:value-type="float">
            <text:p>8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Embættislausn og ábyrgð</text:p>
          </table:table-cell>
          <table:table-cell office:value-type="string" calcext:value-type="string">
            <text:p>Forseti Íslands ber lagalega ábyrgð á embættisverkum sínum.</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4" calcext:value-type="float">
            <text:p>84</text:p>
          </table:table-cell>
          <table:table-cell table:number-columns-repeated="2" office:value-type="float" office:value="2" calcext:value-type="float">
            <text:p>2</text:p>
          </table:table-cell>
          <table:table-cell office:value-type="string" calcext:value-type="string">
            <text:p>Embættislausn og ábyrgð</text:p>
          </table:table-cell>
          <table:table-cell office:value-type="string" calcext:value-type="string">
            <text:p>Um ábyrgð hans vegna embættisbrota skal nánar mælt fyrir í lögum en um missi embættis vegna slíkra brota fer eftir 1. mgr.</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4" calcext:value-type="float">
            <text:p>8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Embættislausn og ábyrgð</text:p>
          </table:table-cell>
          <table:table-cell office:value-type="string" calcext:value-type="string">
            <text:p>Forseti Íslands verður ekki sóttur til refsingar nema með samþykki Alþingis.</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5" calcext:value-type="float">
            <text:p>85</text:p>
          </table:table-cell>
          <table:table-cell table:number-columns-repeated="2" office:value-type="float" office:value="1" calcext:value-type="float">
            <text:p>1</text:p>
          </table:table-cell>
          <table:table-cell office:value-type="string" calcext:value-type="string">
            <text:p>Náðun og sakaruppgjöf</text:p>
          </table:table-cell>
          <table:table-cell office:value-type="string" calcext:value-type="string">
            <text:p>Forseti Íslands getur náðað menn og veitt almenna uppgjöf saka að tillögu ráðherra.</text:p>
          </table:table-cell>
          <table:table-cell table:number-columns-repeated="1016"/>
        </table:table-row>
        <table:table-row table:style-name="ro1">
          <table:table-cell office:value-type="string" calcext:value-type="string">
            <text:p>IV. KAFLI</text:p>
          </table:table-cell>
          <table:table-cell office:value-type="string" calcext:value-type="string">
            <text:p>Forseti Íslands</text:p>
          </table:table-cell>
          <table:table-cell office:value-type="float" office:value="5" calcext:value-type="float">
            <text:p>5</text:p>
          </table:table-cell>
          <table:table-cell office:value-type="float" office:value="85" calcext:value-type="float">
            <text:p>8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áðun og sakaruppgjöf</text:p>
          </table:table-cell>
          <table:table-cell office:value-type="string" calcext:value-type="string">
            <text:p>Ráðherra getur hann þó ekki leyst undan refsingu sem dómstólar hafa dæmt vegna ráðherraábyrgðar nema með samþykki Alþingi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6" calcext:value-type="float">
            <text:p>86</text:p>
          </table:table-cell>
          <table:table-cell table:number-columns-repeated="2" office:value-type="float" office:value="1" calcext:value-type="float">
            <text:p>1</text:p>
          </table:table-cell>
          <table:table-cell office:value-type="string" calcext:value-type="string">
            <text:p>Ráðherrar</text:p>
          </table:table-cell>
          <table:table-cell office:value-type="string" calcext:value-type="string">
            <text:p>Ráðherrar eru æðstu handhafar framkvæmdarvalds hver á sínu svið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6" calcext:value-type="float">
            <text:p>8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áðherrar</text:p>
          </table:table-cell>
          <table:table-cell office:value-type="string" calcext:value-type="string">
            <text:p>Þeir bera hver fyrir sig ábyrgð á málefnum ráðuneyta og stjórnsýslu sem undir þá heyrir.</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6" calcext:value-type="float">
            <text:p>8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áðherrar</text:p>
          </table:table-cell>
          <table:table-cell office:value-type="string" calcext:value-type="string">
            <text:p>Geti ráðherra ekki fjallað um mál eða sinnt starfi sínu að öðru leyti vegna vanhæfis eða annarra ástæðna felur forsætisráðherra öðrum ráðherra staðgöngu.</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6" calcext:value-type="float">
            <text:p>86</text:p>
          </table:table-cell>
          <table:table-cell table:number-columns-repeated="2" office:value-type="float" office:value="2" calcext:value-type="float">
            <text:p>2</text:p>
          </table:table-cell>
          <table:table-cell office:value-type="string" calcext:value-type="string">
            <text:p>Ráðherrar</text:p>
          </table:table-cell>
          <table:table-cell office:value-type="string" calcext:value-type="string">
            <text:p>Forsætisráðherra ákveður með reglum fyrirkomulag staðgöngu þurfi hann sjálfur að víkja sæti eða geti ekki gegnt störfum tímabundið.</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6" calcext:value-type="float">
            <text:p>86</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áðherrar</text:p>
          </table:table-cell>
          <table:table-cell office:value-type="string" calcext:value-type="string">
            <text:p>Enginn getur gegnt sama ráðherraembætti lengur en átta ár.</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7" calcext:value-type="float">
            <text:p>87</text:p>
          </table:table-cell>
          <table:table-cell table:number-columns-repeated="2" office:value-type="float" office:value="1" calcext:value-type="float">
            <text:p>1</text:p>
          </table:table-cell>
          <table:table-cell office:value-type="string" calcext:value-type="string">
            <text:p>Ríkisstjórn</text:p>
          </table:table-cell>
          <table:table-cell office:value-type="string" calcext:value-type="string">
            <text:p>Ráðherrar sitja í ríkisstjórn.</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7" calcext:value-type="float">
            <text:p>8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íkisstjórn</text:p>
          </table:table-cell>
          <table:table-cell office:value-type="string" calcext:value-type="string">
            <text:p>Forsætisráðherra boðar til ríkisstjórnarfunda, stýrir þeim og samhæfir störf ráðher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7" calcext:value-type="float">
            <text:p>8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íkisstjórn</text:p>
          </table:table-cell>
          <table:table-cell office:value-type="string" calcext:value-type="string">
            <text:p>Ríkisstjórnarfundi skal halda um frumvörp og tillögur til Alþingis og önnur mikilvæg stjórnarmálefni og til samráðs um störf og stefnumál ríkisstjórnarinnar.</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7" calcext:value-type="float">
            <text:p>87</text:p>
          </table:table-cell>
          <table:table-cell table:number-columns-repeated="2" office:value-type="float" office:value="2" calcext:value-type="float">
            <text:p>2</text:p>
          </table:table-cell>
          <table:table-cell office:value-type="string" calcext:value-type="string">
            <text:p>Ríkisstjórn</text:p>
          </table:table-cell>
          <table:table-cell office:value-type="string" calcext:value-type="string">
            <text:p>Þá skal halda ríkisstjórnarfund ef ráðherra óskar þes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7" calcext:value-type="float">
            <text:p>8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íkisstjórn</text:p>
          </table:table-cell>
          <table:table-cell office:value-type="string" calcext:value-type="string">
            <text:p>Ríkisstjórn tekur ákvarðanir sameiginlega um mikilvæg eða stefnumarkandi málefni samkvæmt nánari ákvæðum í lögum.</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7" calcext:value-type="float">
            <text:p>8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Ríkisstjórn</text:p>
          </table:table-cell>
          <table:table-cell office:value-type="string" calcext:value-type="string">
            <text:p>Meiri hluti ráðherra þarf að vera á fundi þegar slíkar ákvarðanir eru teknar.</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7" calcext:value-type="float">
            <text:p>87</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Ríkisstjórn</text:p>
          </table:table-cell>
          <table:table-cell office:value-type="string" calcext:value-type="string">
            <text:p>Stjórnarráð Íslands hefur aðsetur í Reykjavík.</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8" calcext:value-type="float">
            <text:p>88</text:p>
          </table:table-cell>
          <table:table-cell table:number-columns-repeated="2" office:value-type="float" office:value="1" calcext:value-type="float">
            <text:p>1</text:p>
          </table:table-cell>
          <table:table-cell office:value-type="string" calcext:value-type="string">
            <text:p>Hagsmunaskráning og opinber störf</text:p>
          </table:table-cell>
          <table:table-cell office:value-type="string" calcext:value-type="string">
            <text:p>Ráðherra er óheimilt að hafa með höndum önnur launuð störf á meðan hann gegnir embætt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8" calcext:value-type="float">
            <text:p>8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agsmunaskráning og opinber störf</text:p>
          </table:table-cell>
          <table:table-cell office:value-type="string" calcext:value-type="string">
            <text:p>Sama gildir um störf í þágu einkafyrirtækja og opinberra stofnana þótt ólaunuð séu.</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8" calcext:value-type="float">
            <text:p>8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gsmunaskráning og opinber störf</text:p>
          </table:table-cell>
          <table:table-cell office:value-type="string" calcext:value-type="string">
            <text:p>Í lögum skal kveðið á um skyldu ráðherra til að veita upplýsingar um fjárhagslega hagsmuni sín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9" calcext:value-type="float">
            <text:p>89</text:p>
          </table:table-cell>
          <table:table-cell table:number-columns-repeated="2" office:value-type="float" office:value="1" calcext:value-type="float">
            <text:p>1</text:p>
          </table:table-cell>
          <table:table-cell office:value-type="string" calcext:value-type="string">
            <text:p>Ráðherrar og Alþingi</text:p>
          </table:table-cell>
          <table:table-cell office:value-type="string" calcext:value-type="string">
            <text:p>Ráðherrar mæla fyrir frumvörpum og tillögum frá ríkisstjórn, svara fyrirspurnum og taka þátt í umræðum á Alþingi eftir því sem þeir eru til kvaddir en gæta verða þeir þingskap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9" calcext:value-type="float">
            <text:p>8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áðherrar og Alþingi</text:p>
          </table:table-cell>
          <table:table-cell office:value-type="string" calcext:value-type="string">
            <text:p>Ráðherrar hafa ekki atkvæðisrétt á Alþing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89" calcext:value-type="float">
            <text:p>8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áðherrar og Alþingi</text:p>
          </table:table-cell>
          <table:table-cell office:value-type="string" calcext:value-type="string">
            <text:p>Sé alþingismaður skipaður ráðherra víkur hann úr þingsæti á meðan hann gegnir embættinu og tekur varamaður þá sæti han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table:number-columns-repeated="2" office:value-type="float" office:value="1" calcext:value-type="float">
            <text:p>1</text:p>
          </table:table-cell>
          <table:table-cell office:value-type="string" calcext:value-type="string">
            <text:p>Stjórnarmyndun</text:p>
          </table:table-cell>
          <table:table-cell office:value-type="string" calcext:value-type="string">
            <text:p>Alþingi kýs forsætisráðher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tjórnarmyndun</text:p>
          </table:table-cell>
          <table:table-cell office:value-type="string" calcext:value-type="string">
            <text:p>Eftir að hafa ráðfært sig við þingflokka og þingmenn gerir forseti Íslands tillögu til þingsins um forsætisráðher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table:number-columns-repeated="2" office:value-type="float" office:value="2" calcext:value-type="float">
            <text:p>2</text:p>
          </table:table-cell>
          <table:table-cell office:value-type="string" calcext:value-type="string">
            <text:p>Stjórnarmyndun</text:p>
          </table:table-cell>
          <table:table-cell office:value-type="string" calcext:value-type="string">
            <text:p>Er hann rétt kjörinn ef meiri hluti þingmanna samþykkir tillögun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Stjórnarmyndun</text:p>
          </table:table-cell>
          <table:table-cell office:value-type="string" calcext:value-type="string">
            <text:p>Að öðrum kosti gerir forseti Íslands nýja tillögu með sama hætt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Stjórnarmyndun</text:p>
          </table:table-cell>
          <table:table-cell office:value-type="string" calcext:value-type="string">
            <text:p>Verði sú tillaga ekki samþykkt fer fram kosning í þinginu milli þeirra sem fram eru boðnir af þingmönnum, þingflokkum eða forseta Ísland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Stjórnarmyndun</text:p>
          </table:table-cell>
          <table:table-cell office:value-type="string" calcext:value-type="string">
            <text:p>Sá er flest atkvæði hlýtur er rétt kjörinn forsætisráðher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tjórnarmyndun</text:p>
          </table:table-cell>
          <table:table-cell office:value-type="string" calcext:value-type="string">
            <text:p>Hafi nýr forsætisráðherra ekki verið kjörinn innan tíu vikna frá því að forsætisráðherra fær lausn frá embætti skal forseti rjúfa Alþingi og boða til nýrra kosninga í samræmi við 73. gr.</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tjórnarmyndun</text:p>
          </table:table-cell>
          <table:table-cell office:value-type="string" calcext:value-type="string">
            <text:p>Forsætisráðherra ákveður skipan ráðuneyta og tölu ráðherra og skiptir störfum með þeim en ráðherrar skulu ekki vera fleiri en tíu.</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tjórnarmyndun</text:p>
          </table:table-cell>
          <table:table-cell office:value-type="string" calcext:value-type="string">
            <text:p>Forseti Íslands skipar forsætisráðherra í embætt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tjórnarmyndun</text:p>
          </table:table-cell>
          <table:table-cell office:value-type="string" calcext:value-type="string">
            <text:p>Forsætisráðherra skal samhliða skipa aðra ráðherra í embætt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tjórnarmyndun</text:p>
          </table:table-cell>
          <table:table-cell office:value-type="string" calcext:value-type="string">
            <text:p>Forseti veitir forsætisráðherra lausn frá embætti eftir alþingiskosningar ef vantraust er samþykkt á hann á Alþingi eða ef ráðherrann óskar þes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Stjórnarmyndun</text:p>
          </table:table-cell>
          <table:table-cell office:value-type="string" calcext:value-type="string">
            <text:p>Forsætisráðherra veitir öðrum ráðherrum lausn og skipar í þeirra stað.</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0" calcext:value-type="float">
            <text:p>9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tjórnarmyndun</text:p>
          </table:table-cell>
          <table:table-cell office:value-type="string" calcext:value-type="string">
            <text:p>Ráðherrar undirrita eiðstaf að stjórnarskránni þegar þeir taka við embætt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1" calcext:value-type="float">
            <text:p>91</text:p>
          </table:table-cell>
          <table:table-cell table:number-columns-repeated="2" office:value-type="float" office:value="1" calcext:value-type="float">
            <text:p>1</text:p>
          </table:table-cell>
          <table:table-cell office:value-type="string" calcext:value-type="string">
            <text:p>Vantraust</text:p>
          </table:table-cell>
          <table:table-cell office:value-type="string" calcext:value-type="string">
            <text:p>Leggja má fram á Alþingi tillögu um vantraust á ráðher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1" calcext:value-type="float">
            <text:p>9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Vantraust</text:p>
          </table:table-cell>
          <table:table-cell office:value-type="string" calcext:value-type="string">
            <text:p>Í tillögu um vantraust á forsætisráðherra skal felast tillaga um eftirmann han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1" calcext:value-type="float">
            <text:p>9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Vantraust</text:p>
          </table:table-cell>
          <table:table-cell office:value-type="string" calcext:value-type="string">
            <text:p>Ráðherra er veitt lausn frá embætti ef meiri hluti þingmanna samþykkir tillögu um vantraust á hann.</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1" calcext:value-type="float">
            <text:p>91</text:p>
          </table:table-cell>
          <table:table-cell table:number-columns-repeated="2" office:value-type="float" office:value="2" calcext:value-type="float">
            <text:p>2</text:p>
          </table:table-cell>
          <table:table-cell office:value-type="string" calcext:value-type="string">
            <text:p>Vantraust</text:p>
          </table:table-cell>
          <table:table-cell office:value-type="string" calcext:value-type="string">
            <text:p>Ríkisstjórn er veitt lausn ef meiri hluti þingmanna samþykkir tillögu um vantraust á forsætisráðher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2" calcext:value-type="float">
            <text:p>92</text:p>
          </table:table-cell>
          <table:table-cell table:number-columns-repeated="2" office:value-type="float" office:value="1" calcext:value-type="float">
            <text:p>1</text:p>
          </table:table-cell>
          <table:table-cell office:value-type="string" calcext:value-type="string">
            <text:p>Starfsstjórn</text:p>
          </table:table-cell>
          <table:table-cell office:value-type="string" calcext:value-type="string">
            <text:p>Eftir að forsætisráðherra hefur verið veitt lausn ásamt ríkisstjórn sinni situr hún áfram sem starfsstjórn uns nýr forsætisráðherra er skipaður.</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2" calcext:value-type="float">
            <text:p>9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tarfsstjórn</text:p>
          </table:table-cell>
          <table:table-cell office:value-type="string" calcext:value-type="string">
            <text:p>Sama gildir ef þing er rofið.</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2" calcext:value-type="float">
            <text:p>9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tarfsstjórn</text:p>
          </table:table-cell>
          <table:table-cell office:value-type="string" calcext:value-type="string">
            <text:p>Ráðherrar í starfsstjórn taka aðeins þær ákvarðanir sem eru nauðsynlegar til rækslu starfa þeir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3" calcext:value-type="float">
            <text:p>93</text:p>
          </table:table-cell>
          <table:table-cell table:number-columns-repeated="2" office:value-type="float" office:value="1" calcext:value-type="float">
            <text:p>1</text:p>
          </table:table-cell>
          <table:table-cell office:value-type="string" calcext:value-type="string">
            <text:p>Upplýsinga- og sannleiksskylda</text:p>
          </table:table-cell>
          <table:table-cell office:value-type="string" calcext:value-type="string">
            <text:p>Ráðherra er skylt að veita Alþingi eða þingnefnd allar upplýsingar, skjöl og skýrslur um málefni sem undir hann heyra nema leynt skuli fara samkvæmt lögum.</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3" calcext:value-type="float">
            <text:p>9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Upplýsinga- og sannleiksskylda</text:p>
          </table:table-cell>
          <table:table-cell office:value-type="string" calcext:value-type="string">
            <text:p>Þingmenn eiga rétt á upplýsingum frá ráðherra með því að bera fram fyrirspurn um mál eða óska eftir skýrslu samkvæmt nánari fyrirmælum í lögum.</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3" calcext:value-type="float">
            <text:p>93</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Upplýsinga- og sannleiksskylda</text:p>
          </table:table-cell>
          <table:table-cell office:value-type="string" calcext:value-type="string">
            <text:p>Upplýsingar sem ráðherra veitir Alþingi, nefndum þess og þingmönnum skulu vera réttar, viðeigandi og fullnægjand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4" calcext:value-type="float">
            <text:p>94</text:p>
          </table:table-cell>
          <table:table-cell table:number-columns-repeated="2" office:value-type="float" office:value="1" calcext:value-type="float">
            <text:p>1</text:p>
          </table:table-cell>
          <table:table-cell office:value-type="string" calcext:value-type="string">
            <text:p>Skýrsla ríkisstjórnar til Alþingis</text:p>
          </table:table-cell>
          <table:table-cell office:value-type="string" calcext:value-type="string">
            <text:p>Árlega leggur ríkisstjórn fyrir Alþingi skýrslu um störf sín og framkvæmd ályktana þingsin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4" calcext:value-type="float">
            <text:p>9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kýrsla ríkisstjórnar til Alþingis</text:p>
          </table:table-cell>
          <table:table-cell office:value-type="string" calcext:value-type="string">
            <text:p>Ráðherra getur gert grein fyrir málefni sem undir hann heyrir með skýrslu til Alþingi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5" calcext:value-type="float">
            <text:p>95</text:p>
          </table:table-cell>
          <table:table-cell table:number-columns-repeated="2" office:value-type="float" office:value="1" calcext:value-type="float">
            <text:p>1</text:p>
          </table:table-cell>
          <table:table-cell office:value-type="string" calcext:value-type="string">
            <text:p>Ráðherraábyrgð</text:p>
          </table:table-cell>
          <table:table-cell office:value-type="string" calcext:value-type="string">
            <text:p>Ráðherrar bera lagalega ábyrgð á öllum stjórnarframkvæmdum sem undir þá hey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5" calcext:value-type="float">
            <text:p>9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áðherraábyrgð</text:p>
          </table:table-cell>
          <table:table-cell office:value-type="string" calcext:value-type="string">
            <text:p>Ábyrgð vegna embættisbrota þeirra skal ákveðin með lögum.</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5" calcext:value-type="float">
            <text:p>9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Ráðherraábyrgð</text:p>
          </table:table-cell>
          <table:table-cell office:value-type="string" calcext:value-type="string">
            <text:p>Bóki ráðherra andstöðu við ákvörðun ríkisstjórnar ber hann þó ekki lagalega ábyrgð á henn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5" calcext:value-type="float">
            <text:p>9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áðherraábyrgð</text:p>
          </table:table-cell>
          <table:table-cell office:value-type="string" calcext:value-type="string">
            <text:p>Stjórnskipunar- og eftirlitsnefnd Alþingis ákveður, að undangenginni könnun, hvort hefja skuli rannsókn á meintum embættisbrotum ráðherr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5" calcext:value-type="float">
            <text:p>95</text:p>
          </table:table-cell>
          <table:table-cell table:number-columns-repeated="2" office:value-type="float" office:value="2" calcext:value-type="float">
            <text:p>2</text:p>
          </table:table-cell>
          <table:table-cell office:value-type="string" calcext:value-type="string">
            <text:p>Ráðherraábyrgð</text:p>
          </table:table-cell>
          <table:table-cell office:value-type="string" calcext:value-type="string">
            <text:p>Nefndin skipar saksóknara sem annast rannsóknin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5" calcext:value-type="float">
            <text:p>9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Ráðherraábyrgð</text:p>
          </table:table-cell>
          <table:table-cell office:value-type="string" calcext:value-type="string">
            <text:p>Hann metur hvort niðurstaða rannsóknarinnar sé nægileg eða líkleg til sakfellingar og gefur þá út ákæru og sækir málið fyrir dómstólum.</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5" calcext:value-type="float">
            <text:p>95</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Ráðherraábyrgð</text:p>
          </table:table-cell>
          <table:table-cell office:value-type="string" calcext:value-type="string">
            <text:p>Nánar skal kveðið á um rannsókn og meðferð slíkra mála í lögum.</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table:number-columns-repeated="2" office:value-type="float" office:value="1" calcext:value-type="float">
            <text:p>1</text:p>
          </table:table-cell>
          <table:table-cell office:value-type="string" calcext:value-type="string">
            <text:p>Skipun embættismanna</text:p>
          </table:table-cell>
          <table:table-cell office:value-type="string" calcext:value-type="string">
            <text:p>Ráðherrar og önnur stjórnvöld veita þau embætti sem lög mæla fyrir um.</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kipun embættismanna</text:p>
          </table:table-cell>
          <table:table-cell office:value-type="string" calcext:value-type="string">
            <text:p>Hæfni og málefnaleg sjónarmið skulu ráða við skipun í embætt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kipun embættismanna</text:p>
          </table:table-cell>
          <table:table-cell office:value-type="string" calcext:value-type="string">
            <text:p>Þegar ráðherra skipar í embætti dómara og ríkissaksóknara skal skipun borin undir forseta Íslands til staðfestingar.</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kipun embættismanna</text:p>
          </table:table-cell>
          <table:table-cell office:value-type="string" calcext:value-type="string">
            <text:p>Synji forseti skipun staðfestingar þarf Alþingi að samþykkja skipunina með 2/3 hlutum atkvæða til að hún taki gild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kipun embættismanna</text:p>
          </table:table-cell>
          <table:table-cell office:value-type="string" calcext:value-type="string">
            <text:p>Ráðherra skipar í önnur æðstu embætti, eins og þau eru skilgreind í lögum, að fenginni tillögu sjálfstæðrar nefndar.</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Skipun embættismanna</text:p>
          </table:table-cell>
          <table:table-cell office:value-type="string" calcext:value-type="string">
            <text:p>Velji ráðherra ekki í slíkt embætti einn þeirra sem nefndin telur hæfastan er skipun háð samþykki Alþingis með 2/3 hlutum atkvæða.</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kipun embættismanna</text:p>
          </table:table-cell>
          <table:table-cell office:value-type="string" calcext:value-type="string">
            <text:p>Forseti Íslands skipar formann nefndar skv. 4. mgr.</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kipun embættismanna</text:p>
          </table:table-cell>
          <table:table-cell office:value-type="string" calcext:value-type="string">
            <text:p>Um nánari skipan hennar og störf skal mælt fyrir í lögum.</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6" calcext:value-type="float">
            <text:p>96</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kipun embættismanna</text:p>
          </table:table-cell>
          <table:table-cell office:value-type="string" calcext:value-type="string">
            <text:p>Í lögum má kveða á um að í tiltekin embætti megi einungis skipa íslenska ríkisborgara og að embættismaður skuli undirrita eiðstaf að stjórnarskránni.</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7" calcext:value-type="float">
            <text:p>97</text:p>
          </table:table-cell>
          <table:table-cell table:number-columns-repeated="2" office:value-type="float" office:value="1" calcext:value-type="float">
            <text:p>1</text:p>
          </table:table-cell>
          <table:table-cell office:value-type="string" calcext:value-type="string">
            <text:p>Sjálfstæðar ríkisstofnanir</text:p>
          </table:table-cell>
          <table:table-cell office:value-type="string" calcext:value-type="string">
            <text:p>Með lögum sem eru samþykkt með 2/3 hlutum atkvæða á Alþingi má kveða á um að tilteknar stofnanir ríkisins sem gegna mikilvægu eftirliti eða afla upplýsinga sem nauðsynlegar eru í lýðræðisþjóðfélagi njóti sérstaks sjálfstæðis.</text:p>
          </table:table-cell>
          <table:table-cell table:number-columns-repeated="1016"/>
        </table:table-row>
        <table:table-row table:style-name="ro1">
          <table:table-cell office:value-type="string" calcext:value-type="string">
            <text:p>V. KAFLI</text:p>
          </table:table-cell>
          <table:table-cell office:value-type="string" calcext:value-type="string">
            <text:p>Ráðherrar og ríkisstjórn</text:p>
          </table:table-cell>
          <table:table-cell office:value-type="float" office:value="6" calcext:value-type="float">
            <text:p>6</text:p>
          </table:table-cell>
          <table:table-cell office:value-type="float" office:value="97" calcext:value-type="float">
            <text:p>9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jálfstæðar ríkisstofnanir</text:p>
          </table:table-cell>
          <table:table-cell office:value-type="string" calcext:value-type="string">
            <text:p>Starfsemi slíkra stofnana verður ekki lögð niður, henni breytt að verulegu leyti eða hún fengin öðrum stofnunum nema með lögum sem eru samþykkt með 2/3 hlutum atkvæða á Alþingi.</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98" calcext:value-type="float">
            <text:p>98</text:p>
          </table:table-cell>
          <table:table-cell table:number-columns-repeated="2" office:value-type="float" office:value="1" calcext:value-type="float">
            <text:p>1</text:p>
          </table:table-cell>
          <table:table-cell office:value-type="string" calcext:value-type="string">
            <text:p>Skipan dómsvaldsins</text:p>
          </table:table-cell>
          <table:table-cell office:value-type="string" calcext:value-type="string">
            <text:p>Skipan dómsvaldsins, þar á meðal dómstig og fjölda dómara, skal ákveða með lögum.</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99" calcext:value-type="float">
            <text:p>99</text:p>
          </table:table-cell>
          <table:table-cell table:number-columns-repeated="2" office:value-type="float" office:value="1" calcext:value-type="float">
            <text:p>1</text:p>
          </table:table-cell>
          <table:table-cell office:value-type="string" calcext:value-type="string">
            <text:p>Sjálfstæði dómstóla</text:p>
          </table:table-cell>
          <table:table-cell office:value-type="string" calcext:value-type="string">
            <text:p>Sjálfstæði dómstóla skal tryggt með lögum.</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0" calcext:value-type="float">
            <text:p>100</text:p>
          </table:table-cell>
          <table:table-cell table:number-columns-repeated="2" office:value-type="float" office:value="1" calcext:value-type="float">
            <text:p>1</text:p>
          </table:table-cell>
          <table:table-cell office:value-type="string" calcext:value-type="string">
            <text:p>Lögsaga dómstóla</text:p>
          </table:table-cell>
          <table:table-cell office:value-type="string" calcext:value-type="string">
            <text:p>Dómstólar skera endanlega úr um réttindi og skyldur að einkarétti, svo og sök um refsiverða háttsemi og ákveða viðurlög við henni.</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0" calcext:value-type="float">
            <text:p>10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Lögsaga dómstóla</text:p>
          </table:table-cell>
          <table:table-cell office:value-type="string" calcext:value-type="string">
            <text:p>Dómstólar skera úr um stjórnskipulegt gildi laga að því marki sem á það reynir í dómsmáli.</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0" calcext:value-type="float">
            <text:p>10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Lögsaga dómstóla</text:p>
          </table:table-cell>
          <table:table-cell office:value-type="string" calcext:value-type="string">
            <text:p>Dómstólar skera úr um hvort stjórnvöld hafi farið að lögum.</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0" calcext:value-type="float">
            <text:p>100</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Lögsaga dómstóla</text:p>
          </table:table-cell>
          <table:table-cell office:value-type="string" calcext:value-type="string">
            <text:p>Hjá ákvörðun stjórnvalds verður ekki komist í bráð með því að bera lögmæti hennar undir dóm nema samkvæmt heimild í lögum eða sérstakri ákvörðun stjórnvalds.</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1" calcext:value-type="float">
            <text:p>101</text:p>
          </table:table-cell>
          <table:table-cell table:number-columns-repeated="2" office:value-type="float" office:value="1" calcext:value-type="float">
            <text:p>1</text:p>
          </table:table-cell>
          <table:table-cell office:value-type="string" calcext:value-type="string">
            <text:p>Hæstiréttur Íslands</text:p>
          </table:table-cell>
          <table:table-cell office:value-type="string" calcext:value-type="string">
            <text:p>Hæstiréttur Íslands er æðsti dómstóll ríkisins og hefur hann endanlegt vald til að leysa úr öllum málum sem eru lögð fyrir dómstóla.</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1" calcext:value-type="float">
            <text:p>10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æstiréttur Íslands</text:p>
          </table:table-cell>
          <table:table-cell office:value-type="string" calcext:value-type="string">
            <text:p>Þó má ákveða með lögum að sérstakur dómstóll leysi endanlega úr ágreiningi um kjarasamninga og lögmæti vinnustöðvana, þó þannig að ákvörðunum hans um refsingu verði skotið til annarra dómstóla.</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2" calcext:value-type="float">
            <text:p>102</text:p>
          </table:table-cell>
          <table:table-cell table:number-columns-repeated="2" office:value-type="float" office:value="1" calcext:value-type="float">
            <text:p>1</text:p>
          </table:table-cell>
          <table:table-cell office:value-type="string" calcext:value-type="string">
            <text:p>Skipun dómara</text:p>
          </table:table-cell>
          <table:table-cell office:value-type="string" calcext:value-type="string">
            <text:p>Dómarar eru þeir sem skipaðir hafa verið ótímabundið í embætti dómara eða settir til að gegna því um tiltekinn tíma.</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2" calcext:value-type="float">
            <text:p>10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kipun dómara</text:p>
          </table:table-cell>
          <table:table-cell office:value-type="string" calcext:value-type="string">
            <text:p>Til dómstarfa geta dómstólar ráðið eða kvatt aðra eftir því sem mælt er fyrir um í lögum.</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2" calcext:value-type="float">
            <text:p>10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kipun dómara</text:p>
          </table:table-cell>
          <table:table-cell office:value-type="string" calcext:value-type="string">
            <text:p>Ráðherra skipar dómara og veitir þeim lausn.</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2" calcext:value-type="float">
            <text:p>102</text:p>
          </table:table-cell>
          <table:table-cell table:number-columns-repeated="2" office:value-type="float" office:value="2" calcext:value-type="float">
            <text:p>2</text:p>
          </table:table-cell>
          <table:table-cell office:value-type="string" calcext:value-type="string">
            <text:p>Skipun dómara</text:p>
          </table:table-cell>
          <table:table-cell office:value-type="string" calcext:value-type="string">
            <text:p>Dómara verður ekki vikið endanlega úr embætti nema með dómi og þá aðeins ef hann uppfyllir ekki lengur skilyrði til að gegna embættinu eða sinnir ekki skyldum sem starfinu tengjast.</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3" calcext:value-type="float">
            <text:p>103</text:p>
          </table:table-cell>
          <table:table-cell table:number-columns-repeated="2" office:value-type="float" office:value="1" calcext:value-type="float">
            <text:p>1</text:p>
          </table:table-cell>
          <table:table-cell office:value-type="string" calcext:value-type="string">
            <text:p>Sjálfstæði dómenda</text:p>
          </table:table-cell>
          <table:table-cell office:value-type="string" calcext:value-type="string">
            <text:p>Dómendur skulu í embættisverkum sínum einungis fara eftir lögum.</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4" calcext:value-type="float">
            <text:p>104</text:p>
          </table:table-cell>
          <table:table-cell table:number-columns-repeated="2" office:value-type="float" office:value="1" calcext:value-type="float">
            <text:p>1</text:p>
          </table:table-cell>
          <table:table-cell office:value-type="string" calcext:value-type="string">
            <text:p>Ákæruvald og ríkissaksóknari</text:p>
          </table:table-cell>
          <table:table-cell office:value-type="string" calcext:value-type="string">
            <text:p>Skipan ákæruvaldsins skal ákveðin með lögum.</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4" calcext:value-type="float">
            <text:p>10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Ákæruvald og ríkissaksóknari</text:p>
          </table:table-cell>
          <table:table-cell office:value-type="string" calcext:value-type="string">
            <text:p>Ríkissaksóknari er æðsti handhafi ákæruvaldsins.</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4" calcext:value-type="float">
            <text:p>104</text:p>
          </table:table-cell>
          <table:table-cell table:number-columns-repeated="2" office:value-type="float" office:value="2" calcext:value-type="float">
            <text:p>2</text:p>
          </table:table-cell>
          <table:table-cell office:value-type="string" calcext:value-type="string">
            <text:p>Ákæruvald og ríkissaksóknari</text:p>
          </table:table-cell>
          <table:table-cell office:value-type="string" calcext:value-type="string">
            <text:p>Hann skal í embættisverkum sínum einungis fara eftir lögum.</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4" calcext:value-type="float">
            <text:p>10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Ákæruvald og ríkissaksóknari</text:p>
          </table:table-cell>
          <table:table-cell office:value-type="string" calcext:value-type="string">
            <text:p>Ráðherra skipar ríkissaksóknara og veitir honum lausn.</text:p>
          </table:table-cell>
          <table:table-cell table:number-columns-repeated="1016"/>
        </table:table-row>
        <table:table-row table:style-name="ro1">
          <table:table-cell office:value-type="string" calcext:value-type="string">
            <text:p>VI. KAFLI</text:p>
          </table:table-cell>
          <table:table-cell office:value-type="string" calcext:value-type="string">
            <text:p>Dómsvald</text:p>
          </table:table-cell>
          <table:table-cell office:value-type="float" office:value="7" calcext:value-type="float">
            <text:p>7</text:p>
          </table:table-cell>
          <table:table-cell office:value-type="float" office:value="104" calcext:value-type="float">
            <text:p>10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Ákæruvald og ríkissaksóknari</text:p>
          </table:table-cell>
          <table:table-cell office:value-type="string" calcext:value-type="string">
            <text:p>Ríkissaksóknari er sjálfstæður í störfum sínum og nýtur sömu verndar í starfi og dómarar.</text:p>
          </table:table-cell>
          <table:table-cell table:number-columns-repeated="1016"/>
        </table:table-row>
        <table:table-row table:style-name="ro1">
          <table:table-cell office:value-type="string" calcext:value-type="string">
            <text:p>VII. KAFLI</text:p>
          </table:table-cell>
          <table:table-cell office:value-type="string" calcext:value-type="string">
            <text:p>Sveitarfélög</text:p>
          </table:table-cell>
          <table:table-cell office:value-type="float" office:value="8" calcext:value-type="float">
            <text:p>8</text:p>
          </table:table-cell>
          <table:table-cell office:value-type="float" office:value="105" calcext:value-type="float">
            <text:p>105</text:p>
          </table:table-cell>
          <table:table-cell table:number-columns-repeated="2" office:value-type="float" office:value="1" calcext:value-type="float">
            <text:p>1</text:p>
          </table:table-cell>
          <table:table-cell office:value-type="string" calcext:value-type="string">
            <text:p>Sjálfstæði sveitarfélaga</text:p>
          </table:table-cell>
          <table:table-cell office:value-type="string" calcext:value-type="string">
            <text:p>Sveitarfélög ráða sjálf málefnum sínum eftir því sem lög ákveða.</text:p>
          </table:table-cell>
          <table:table-cell table:number-columns-repeated="1016"/>
        </table:table-row>
        <table:table-row table:style-name="ro1">
          <table:table-cell office:value-type="string" calcext:value-type="string">
            <text:p>VII. KAFLI</text:p>
          </table:table-cell>
          <table:table-cell office:value-type="string" calcext:value-type="string">
            <text:p>Sveitarfélög</text:p>
          </table:table-cell>
          <table:table-cell office:value-type="float" office:value="8" calcext:value-type="float">
            <text:p>8</text:p>
          </table:table-cell>
          <table:table-cell office:value-type="float" office:value="105" calcext:value-type="float">
            <text:p>105</text:p>
          </table:table-cell>
          <table:table-cell table:number-columns-repeated="2" office:value-type="float" office:value="1" calcext:value-type="float">
            <text:p>1</text:p>
          </table:table-cell>
          <table:table-cell office:value-type="string" calcext:value-type="string">
            <text:p>Sjálfstæði sveitarfélaga</text:p>
          </table:table-cell>
          <table:table-cell office:value-type="string" calcext:value-type="string">
            <text:p><text:s/>Sveitarfélög skulu hafa nægilega burði og tekjur til að sinna lögbundnum verkefnum.</text:p>
          </table:table-cell>
          <table:table-cell table:number-columns-repeated="1016"/>
        </table:table-row>
        <table:table-row table:style-name="ro1">
          <table:table-cell office:value-type="string" calcext:value-type="string">
            <text:p>VII. KAFLI</text:p>
          </table:table-cell>
          <table:table-cell office:value-type="string" calcext:value-type="string">
            <text:p>Sveitarfélög</text:p>
          </table:table-cell>
          <table:table-cell office:value-type="float" office:value="8" calcext:value-type="float">
            <text:p>8</text:p>
          </table:table-cell>
          <table:table-cell office:value-type="float" office:value="105" calcext:value-type="float">
            <text:p>10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jálfstæði sveitarfélaga</text:p>
          </table:table-cell>
          <table:table-cell office:value-type="string" calcext:value-type="string">
            <text:p>Tekjustofnar sveitarfélaga skulu ákveðnir með lögum, svo og réttur þeirra til að ákveða hvort og hvernig þeir eru nýttir.</text:p>
          </table:table-cell>
          <table:table-cell table:number-columns-repeated="1016"/>
        </table:table-row>
        <table:table-row table:style-name="ro1">
          <table:table-cell office:value-type="string" calcext:value-type="string">
            <text:p>VII. KAFLI</text:p>
          </table:table-cell>
          <table:table-cell office:value-type="string" calcext:value-type="string">
            <text:p>Sveitarfélög</text:p>
          </table:table-cell>
          <table:table-cell office:value-type="float" office:value="8" calcext:value-type="float">
            <text:p>8</text:p>
          </table:table-cell>
          <table:table-cell office:value-type="float" office:value="105" calcext:value-type="float">
            <text:p>10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jálfstæði sveitarfélaga</text:p>
          </table:table-cell>
          <table:table-cell table:number-columns-repeated="1017"/>
        </table:table-row>
        <table:table-row table:style-name="ro1">
          <table:table-cell office:value-type="string" calcext:value-type="string">
            <text:p>VII. KAFLI</text:p>
          </table:table-cell>
          <table:table-cell office:value-type="string" calcext:value-type="string">
            <text:p>Sveitarfélög</text:p>
          </table:table-cell>
          <table:table-cell office:value-type="float" office:value="8" calcext:value-type="float">
            <text:p>8</text:p>
          </table:table-cell>
          <table:table-cell office:value-type="float" office:value="106" calcext:value-type="float">
            <text:p>106</text:p>
          </table:table-cell>
          <table:table-cell table:number-columns-repeated="2" office:value-type="float" office:value="1" calcext:value-type="float">
            <text:p>1</text:p>
          </table:table-cell>
          <table:table-cell office:value-type="string" calcext:value-type="string">
            <text:p>Nálægðarregla</text:p>
          </table:table-cell>
          <table:table-cell office:value-type="string" calcext:value-type="string">
            <text:p>Á hendi sveitarfélaga, eða samtaka í umboði þeirra, skulu vera þeir þættir opinberrar þjónustu sem best þykir fyrir komið undir staðbundinni stjórn þeirra svo sem nánar skal kveðið á um í lögum.</text:p>
          </table:table-cell>
          <table:table-cell table:number-columns-repeated="1016"/>
        </table:table-row>
        <table:table-row table:style-name="ro1">
          <table:table-cell office:value-type="string" calcext:value-type="string">
            <text:p>VII. KAFLI</text:p>
          </table:table-cell>
          <table:table-cell office:value-type="string" calcext:value-type="string">
            <text:p>Sveitarfélög</text:p>
          </table:table-cell>
          <table:table-cell office:value-type="float" office:value="8" calcext:value-type="float">
            <text:p>8</text:p>
          </table:table-cell>
          <table:table-cell office:value-type="float" office:value="107" calcext:value-type="float">
            <text:p>107</text:p>
          </table:table-cell>
          <table:table-cell table:number-columns-repeated="2" office:value-type="float" office:value="1" calcext:value-type="float">
            <text:p>1</text:p>
          </table:table-cell>
          <table:table-cell office:value-type="string" calcext:value-type="string">
            <text:p>Kosning sveitarstjórna og íbúalýðræði</text:p>
          </table:table-cell>
          <table:table-cell office:value-type="string" calcext:value-type="string">
            <text:p>Sveitarfélögum er stjórnað af sveitarstjórnum sem starfa í umboði íbúa og eru kjörnar í almennum, leynilegum kosningum.</text:p>
          </table:table-cell>
          <table:table-cell table:number-columns-repeated="1016"/>
        </table:table-row>
        <table:table-row table:style-name="ro1">
          <table:table-cell office:value-type="string" calcext:value-type="string">
            <text:p>VII. KAFLI</text:p>
          </table:table-cell>
          <table:table-cell office:value-type="string" calcext:value-type="string">
            <text:p>Sveitarfélög</text:p>
          </table:table-cell>
          <table:table-cell office:value-type="float" office:value="8" calcext:value-type="float">
            <text:p>8</text:p>
          </table:table-cell>
          <table:table-cell office:value-type="float" office:value="107" calcext:value-type="float">
            <text:p>10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Kosning sveitarstjórna og íbúalýðræði</text:p>
          </table:table-cell>
          <table:table-cell office:value-type="string" calcext:value-type="string">
            <text:p>Rétti íbúa sveitarfélags til þess að óska eftir atkvæðagreiðslu um málefni þess skal skipað með lögum.</text:p>
          </table:table-cell>
          <table:table-cell table:number-columns-repeated="1016"/>
        </table:table-row>
        <table:table-row table:style-name="ro1">
          <table:table-cell office:value-type="string" calcext:value-type="string">
            <text:p>VII. KAFLI</text:p>
          </table:table-cell>
          <table:table-cell office:value-type="string" calcext:value-type="string">
            <text:p>Sveitarfélög</text:p>
          </table:table-cell>
          <table:table-cell office:value-type="float" office:value="8" calcext:value-type="float">
            <text:p>8</text:p>
          </table:table-cell>
          <table:table-cell office:value-type="float" office:value="108" calcext:value-type="float">
            <text:p>108</text:p>
          </table:table-cell>
          <table:table-cell table:number-columns-repeated="2" office:value-type="float" office:value="1" calcext:value-type="float">
            <text:p>1</text:p>
          </table:table-cell>
          <table:table-cell office:value-type="string" calcext:value-type="string">
            <text:p>Samráðsskylda</text:p>
          </table:table-cell>
          <table:table-cell office:value-type="string" calcext:value-type="string">
            <text:p>Við undirbúning laga sem með beinum hætti varða málefni sveitarfélaga skal hafa samráð við sveitarstjórnir og samtök þeirra.</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09" calcext:value-type="float">
            <text:p>109</text:p>
          </table:table-cell>
          <table:table-cell table:number-columns-repeated="2" office:value-type="float" office:value="1" calcext:value-type="float">
            <text:p>1</text:p>
          </table:table-cell>
          <table:table-cell office:value-type="string" calcext:value-type="string">
            <text:p>Meðferð utanríkismála</text:p>
          </table:table-cell>
          <table:table-cell office:value-type="string" calcext:value-type="string">
            <text:p>Utanríkisstefna og almennt fyrirsvar ríkisins á því sviði er á hendi ráðherra í umboði og undir eftirliti Alþingis.</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09" calcext:value-type="float">
            <text:p>10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Meðferð utanríkismála</text:p>
          </table:table-cell>
          <table:table-cell office:value-type="string" calcext:value-type="string">
            <text:p>Ráðherrum er skylt að veita utanríkismálanefnd Alþingis upplýsingar um utanríkis- og varnarmál.</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09" calcext:value-type="float">
            <text:p>109</text:p>
          </table:table-cell>
          <table:table-cell table:number-columns-repeated="2" office:value-type="float" office:value="2" calcext:value-type="float">
            <text:p>2</text:p>
          </table:table-cell>
          <table:table-cell office:value-type="string" calcext:value-type="string">
            <text:p>Meðferð utanríkismála</text:p>
          </table:table-cell>
          <table:table-cell office:value-type="string" calcext:value-type="string">
            <text:p>Ráðherra skal hafa samráð við nefndina áður en ákvörðun er tekin um mikilvæg utanríkismál.</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09" calcext:value-type="float">
            <text:p>10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Meðferð utanríkismála</text:p>
          </table:table-cell>
          <table:table-cell office:value-type="string" calcext:value-type="string">
            <text:p>Ákvörðun um stuðning við aðgerðir sem fela í sér beitingu vopnavalds, aðrar en þær sem Ísland er skuldbundið af samkvæmt þjóðarétti, skal háð samþykki Alþingis.</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0" calcext:value-type="float">
            <text:p>110</text:p>
          </table:table-cell>
          <table:table-cell table:number-columns-repeated="2" office:value-type="float" office:value="1" calcext:value-type="float">
            <text:p>1</text:p>
          </table:table-cell>
          <table:table-cell office:value-type="string" calcext:value-type="string">
            <text:p>Þjóðréttarsamningar</text:p>
          </table:table-cell>
          <table:table-cell office:value-type="string" calcext:value-type="string">
            <text:p>Ráðherra gerir þjóðréttarsamninga fyrir hönd Íslands.</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0" calcext:value-type="float">
            <text:p>11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Þjóðréttarsamningar</text:p>
          </table:table-cell>
          <table:table-cell office:value-type="string" calcext:value-type="string">
            <text:p>Þó getur hann enga slíka samninga gert ef þeir hafa í sér fólgið afsal eða kvaðir á landi, innsævi, landhelgi, efnahagslögsögu eða landgrunni, eða kalla á breytingar á lögum, eða eru mikilvægir af öðrum ástæðum, nema samþykki Alþingis komi til.</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1" calcext:value-type="float">
            <text:p>111</text:p>
          </table:table-cell>
          <table:table-cell table:number-columns-repeated="2" office:value-type="float" office:value="1" calcext:value-type="float">
            <text:p>1</text:p>
          </table:table-cell>
          <table:table-cell office:value-type="string" calcext:value-type="string">
            <text:p>Framsal ríkisvalds</text:p>
          </table:table-cell>
          <table:table-cell office:value-type="string" calcext:value-type="string">
            <text:p>Heimilt er að gera þjóðréttarsamninga sem fela í sér framsal ríkisvalds til alþjóðlegra stofnana sem Ísland á aðild að í þágu friðar og efnahagssamvinnu.</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1" calcext:value-type="float">
            <text:p>11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ramsal ríkisvalds</text:p>
          </table:table-cell>
          <table:table-cell office:value-type="string" calcext:value-type="string">
            <text:p>Framsal ríkisvalds skal ávallt vera afturkræft.</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1" calcext:value-type="float">
            <text:p>11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ramsal ríkisvalds</text:p>
          </table:table-cell>
          <table:table-cell office:value-type="string" calcext:value-type="string">
            <text:p>Með lögum skal afmarka nánar í hverju framsal ríkisvalds samkvæmt þjóðréttarsamningi er falið.</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1" calcext:value-type="float">
            <text:p>111</text:p>
          </table:table-cell>
          <table:table-cell table:number-columns-repeated="2" office:value-type="float" office:value="2" calcext:value-type="float">
            <text:p>2</text:p>
          </table:table-cell>
          <table:table-cell office:value-type="string" calcext:value-type="string">
            <text:p>Framsal ríkisvalds</text:p>
          </table:table-cell>
          <table:table-cell office:value-type="string" calcext:value-type="string">
            <text:p>Feli lögin í sér verulegt valdframsal skulu þau borin undir atkvæði allra kosningarbærra manna til samþykktar eða synjunar.</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1" calcext:value-type="float">
            <text:p>11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Framsal ríkisvalds</text:p>
          </table:table-cell>
          <table:table-cell office:value-type="string" calcext:value-type="string">
            <text:p>Niðurstaða slíkrar þjóðaratkvæðagreiðslu er bindandi.</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2" calcext:value-type="float">
            <text:p>112</text:p>
          </table:table-cell>
          <table:table-cell table:number-columns-repeated="2" office:value-type="float" office:value="1" calcext:value-type="float">
            <text:p>1</text:p>
          </table:table-cell>
          <table:table-cell office:value-type="string" calcext:value-type="string">
            <text:p>Skyldur samkvæmt alþjóðlegum samningum</text:p>
          </table:table-cell>
          <table:table-cell office:value-type="string" calcext:value-type="string">
            <text:p>Öllum handhöfum ríkisvalds ber að virða mannréttindareglur sem eru bindandi fyrir ríkið að þjóðarétti og tryggja framkvæmd þeirra og virkni eftir því sem samræmist hlutverki þeirra að lögum og valdmörkum.</text:p>
          </table:table-cell>
          <table:table-cell table:number-columns-repeated="1016"/>
        </table:table-row>
        <table:table-row table:style-name="ro1">
          <table:table-cell office:value-type="string" calcext:value-type="string">
            <text:p>VIII. KAFLI</text:p>
          </table:table-cell>
          <table:table-cell office:value-type="string" calcext:value-type="string">
            <text:p>Utanríkismál</text:p>
          </table:table-cell>
          <table:table-cell office:value-type="float" office:value="9" calcext:value-type="float">
            <text:p>9</text:p>
          </table:table-cell>
          <table:table-cell office:value-type="float" office:value="112" calcext:value-type="float">
            <text:p>11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kyldur samkvæmt alþjóðlegum samningum</text:p>
          </table:table-cell>
          <table:table-cell office:value-type="string" calcext:value-type="string">
            <text:p>Þegar Alþingi hefur lögfest alþjóðlega mannréttindasáttmála og umhverfissamninga ganga þeir framar almennum lögum.</text:p>
          </table:table-cell>
          <table:table-cell table:number-columns-repeated="1016"/>
        </table:table-row>
        <table:table-row table:style-name="ro1">
          <table:table-cell office:value-type="string" calcext:value-type="string">
            <text:p>IX. KAFLI</text:p>
          </table:table-cell>
          <table:table-cell office:value-type="string" calcext:value-type="string">
            <text:p>Ýmis ákvæði</text:p>
          </table:table-cell>
          <table:table-cell office:value-type="float" office:value="10" calcext:value-type="float">
            <text:p>10</text:p>
          </table:table-cell>
          <table:table-cell office:value-type="float" office:value="113" calcext:value-type="float">
            <text:p>113</text:p>
          </table:table-cell>
          <table:table-cell table:number-columns-repeated="2" office:value-type="float" office:value="1" calcext:value-type="float">
            <text:p>1</text:p>
          </table:table-cell>
          <table:table-cell office:value-type="string" calcext:value-type="string">
            <text:p>Stjórnarskrárbreytingar</text:p>
          </table:table-cell>
          <table:table-cell office:value-type="string" calcext:value-type="string">
            <text:p>Þegar Alþingi hefur samþykkt frumvarp til laga um breytingu á stjórnarskrá skal það borið undir atkvæði allra kosningarbærra manna í landinu til samþykktar eða synjunar.</text:p>
          </table:table-cell>
          <table:table-cell table:number-columns-repeated="1016"/>
        </table:table-row>
        <table:table-row table:style-name="ro1">
          <table:table-cell office:value-type="string" calcext:value-type="string">
            <text:p>IX. KAFLI</text:p>
          </table:table-cell>
          <table:table-cell office:value-type="string" calcext:value-type="string">
            <text:p>Ýmis ákvæði</text:p>
          </table:table-cell>
          <table:table-cell office:value-type="float" office:value="10" calcext:value-type="float">
            <text:p>10</text:p>
          </table:table-cell>
          <table:table-cell office:value-type="float" office:value="113" calcext:value-type="float">
            <text:p>11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tjórnarskrárbreytingar</text:p>
          </table:table-cell>
          <table:table-cell office:value-type="string" calcext:value-type="string">
            <text:p>Atkvæðagreiðslan skal fara fram í fyrsta lagi einum mánuði og í síðasta lagi þremur mánuðum eftir samþykkt frumvarpsins á Alþingi.</text:p>
          </table:table-cell>
          <table:table-cell table:number-columns-repeated="1016"/>
        </table:table-row>
        <table:table-row table:style-name="ro1">
          <table:table-cell office:value-type="string" calcext:value-type="string">
            <text:p>IX. KAFLI</text:p>
          </table:table-cell>
          <table:table-cell office:value-type="string" calcext:value-type="string">
            <text:p>Ýmis ákvæði</text:p>
          </table:table-cell>
          <table:table-cell office:value-type="float" office:value="10" calcext:value-type="float">
            <text:p>10</text:p>
          </table:table-cell>
          <table:table-cell office:value-type="float" office:value="113" calcext:value-type="float">
            <text:p>11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tjórnarskrárbreytingar</text:p>
          </table:table-cell>
          <table:table-cell office:value-type="string" calcext:value-type="string">
            <text:p>Sé frumvarpið samþykkt í þjóðaratkvæðagreiðslunni skal það staðfest af forseta Íslands innan tveggja vikna og telst þá gild stjórnarskipunarlög.</text:p>
          </table:table-cell>
          <table:table-cell table:number-columns-repeated="1016"/>
        </table:table-row>
        <table:table-row table:style-name="ro1">
          <table:table-cell office:value-type="string" calcext:value-type="string">
            <text:p>IX. KAFLI</text:p>
          </table:table-cell>
          <table:table-cell office:value-type="string" calcext:value-type="string">
            <text:p>Ýmis ákvæði</text:p>
          </table:table-cell>
          <table:table-cell office:value-type="float" office:value="10" calcext:value-type="float">
            <text:p>10</text:p>
          </table:table-cell>
          <table:table-cell office:value-type="float" office:value="113" calcext:value-type="float">
            <text:p>11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tjórnarskrárbreytingar</text:p>
          </table:table-cell>
          <table:table-cell office:value-type="string" calcext:value-type="string">
            <text:p>Samþykki Alþingi frumvarp til laga um breytingu á ákvæði í II. kafla stjórnarskrárinnar skal rjúfa Alþingi þá þegar og stofna til almennra kosninga að nýju.</text:p>
          </table:table-cell>
          <table:table-cell table:number-columns-repeated="1016"/>
        </table:table-row>
        <table:table-row table:style-name="ro1">
          <table:table-cell office:value-type="string" calcext:value-type="string">
            <text:p>IX. KAFLI</text:p>
          </table:table-cell>
          <table:table-cell office:value-type="string" calcext:value-type="string">
            <text:p>Ýmis ákvæði</text:p>
          </table:table-cell>
          <table:table-cell office:value-type="float" office:value="10" calcext:value-type="float">
            <text:p>10</text:p>
          </table:table-cell>
          <table:table-cell office:value-type="float" office:value="113" calcext:value-type="float">
            <text:p>113</text:p>
          </table:table-cell>
          <table:table-cell table:number-columns-repeated="2" office:value-type="float" office:value="2" calcext:value-type="float">
            <text:p>2</text:p>
          </table:table-cell>
          <table:table-cell office:value-type="string" calcext:value-type="string">
            <text:p>Stjórnarskrárbreytingar</text:p>
          </table:table-cell>
          <table:table-cell office:value-type="string" calcext:value-type="string">
            <text:p>Samþykki Alþingi frumvarpið óbreytt skal það borið undir atkvæði allra kosningarbærra manna í landinu til samþykktar eða synjunar með þeim hætti sem greinir í 1. mgr.</text:p>
          </table:table-cell>
          <table:table-cell table:number-columns-repeated="1016"/>
        </table:table-row>
        <table:table-row table:style-name="ro1">
          <table:table-cell office:value-type="string" calcext:value-type="string">
            <text:p>IX. KAFLI</text:p>
          </table:table-cell>
          <table:table-cell office:value-type="string" calcext:value-type="string">
            <text:p>Ýmis ákvæði</text:p>
          </table:table-cell>
          <table:table-cell office:value-type="float" office:value="10" calcext:value-type="float">
            <text:p>10</text:p>
          </table:table-cell>
          <table:table-cell office:value-type="float" office:value="113" calcext:value-type="float">
            <text:p>11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Stjórnarskrárbreytingar</text:p>
          </table:table-cell>
          <table:table-cell office:value-type="string" calcext:value-type="string">
            <text:p>Sé frumvarpið samþykkt í þjóðaratkvæðagreiðslunni skal það staðfest af forseta Íslands innan tveggja vikna og telst þá gild stjórnarskipunarlög.</text:p>
          </table:table-cell>
          <table:table-cell table:number-columns-repeated="1016"/>
        </table:table-row>
        <table:table-row table:style-name="ro1">
          <table:table-cell office:value-type="string" calcext:value-type="string">
            <text:p>IX. KAFLI</text:p>
          </table:table-cell>
          <table:table-cell office:value-type="string" calcext:value-type="string">
            <text:p>Ýmis ákvæði</text:p>
          </table:table-cell>
          <table:table-cell office:value-type="float" office:value="10" calcext:value-type="float">
            <text:p>10</text:p>
          </table:table-cell>
          <table:table-cell office:value-type="float" office:value="114" calcext:value-type="float">
            <text:p>114</text:p>
          </table:table-cell>
          <table:table-cell table:number-columns-repeated="2" office:value-type="float" office:value="1" calcext:value-type="float">
            <text:p>1</text:p>
          </table:table-cell>
          <table:table-cell office:value-type="string" calcext:value-type="string">
            <text:p>Gildistaka</text:p>
          </table:table-cell>
          <table:table-cell office:value-type="string" calcext:value-type="string">
            <text:p>Stjórnarskipunarlög þessi öðlast gildi þegar Alþingi hefur samþykkt þau í samræmi við ákvæði stjórnarskipunarlaga, nr. 33 frá 17. júní 1944, með áorðnum breytingum.</text:p>
          </table:table-cell>
          <table:table-cell table:number-columns-repeated="1016"/>
        </table:table-row>
        <table:table-row table:style-name="ro1">
          <table:table-cell office:value-type="string" calcext:value-type="string">
            <text:p>IX. KAFLI</text:p>
          </table:table-cell>
          <table:table-cell office:value-type="string" calcext:value-type="string">
            <text:p>Ýmis ákvæði</text:p>
          </table:table-cell>
          <table:table-cell office:value-type="float" office:value="10" calcext:value-type="float">
            <text:p>10</text:p>
          </table:table-cell>
          <table:table-cell office:value-type="float" office:value="114" calcext:value-type="float">
            <text:p>11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Gildistaka</text:p>
          </table:table-cell>
          <table:table-cell office:value-type="string" calcext:value-type="string">
            <text:p>Við gildistöku stjórnarskipunarlaga þessara falla úr gildi stjórnarskipunarlög, nr. 33 frá 17. júní 1944, með áorðnum breytingum.</text:p>
          </table:table-cell>
          <table:table-cell table:number-columns-repeated="1016"/>
        </table:table-row>
        <table:table-row table:style-name="ro1">
          <table:table-cell/>
          <table:table-cell office:value-type="string" calcext:value-type="string">
            <text:p>{Ákvæði um stundarsakir}</text:p>
          </table:table-cell>
          <table:table-cell office:value-type="float" office:value="11" calcext:value-type="float">
            <text:p>11</text:p>
          </table:table-cell>
          <table:table-cell/>
          <table:table-cell table:number-columns-repeated="2" office:value-type="float" office:value="1" calcext:value-type="float">
            <text:p>1</text:p>
          </table:table-cell>
          <table:table-cell/>
          <table:table-cell office:value-type="string" calcext:value-type="string">
            <text:p>Þrátt fyrir ákvæði 10. mgr. 39. gr. nægir samþykki einfalds meiri hluta atkvæða á Alþingi til að breyta lögum um kosningar til Alþingis til samræmis við stjórnarskipunarlög þessi eftir að þau taka gildi.</text:p>
          </table:table-cell>
          <table:table-cell table:number-columns-repeated="1016"/>
        </table:table-row>
        <table:table-row table:style-name="ro1">
          <table:table-cell/>
          <table:table-cell office:value-type="string" calcext:value-type="string">
            <text:p>{Ákvæði um stundarsakir}</text:p>
          </table:table-cell>
          <table:table-cell office:value-type="float" office:value="11" calcext:value-type="float">
            <text:p>11</text:p>
          </table:table-cell>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Þrátt fyrir ákvæði 39. gr. er heimilt að halda alþingiskosningar á grundvelli gildandi kosningalaga í allt að tvö ár frá gildistöku stjórnarskipunarlaga þessara.</text:p>
          </table:table-cell>
          <table:table-cell table:number-columns-repeated="1016"/>
        </table:table-row>
        <table:table-row table:style-name="ro1">
          <table:table-cell/>
          <table:table-cell office:value-type="string" calcext:value-type="string">
            <text:p>{Ákvæði um stundarsakir}</text:p>
          </table:table-cell>
          <table:table-cell office:value-type="float" office:value="11" calcext:value-type="float">
            <text:p>11</text:p>
          </table:table-cell>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Veita má þeim dómara sem situr í embætti við gildistöku stjórnarskipunarlaga þessara lausn frá embætti er hann hefur náð 65 ára aldri.</text:p>
          </table:table-cell>
          <table:table-cell table:number-columns-repeated="1016"/>
        </table:table-row>
        <table:table-row table:style-name="ro1">
          <table:table-cell/>
          <table:table-cell office:value-type="string" calcext:value-type="string">
            <text:p>{Ákvæði um stundarsakir}</text:p>
          </table:table-cell>
          <table:table-cell office:value-type="float" office:value="11" calcext:value-type="float">
            <text:p>11</text:p>
          </table:table-cell>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Sé dómara við Hæstarétt Íslands veitt lausn samkvæmt ákvæði þessu skal hann þó eigi missa neins í af launum sínum.</text:p>
          </table:table-cell>
          <table:table-cell table:number-columns-repeated="1016"/>
        </table:table-row>
        <table:table-row table:style-name="ro1">
          <table:table-cell/>
          <table:table-cell office:value-type="string" calcext:value-type="string">
            <text:p>{Ákvæði um stundarsakir}</text:p>
          </table:table-cell>
          <table:table-cell office:value-type="float" office:value="11" calcext:value-type="float">
            <text:p>11</text:p>
          </table:table-cell>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Upphafstímamark vegna ákvæða 3. málsl. 79. gr. og 3. mgr. 86. gr. skal miða við gildistöku stjórnarskipunarlaga þessara.</text:p>
          </table:table-cell>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1">00/00/0000</text:date>, <text:time style:data-style-name="N2" text:time-value="11:51:02.5252743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12:23:20.524162045</meta:creation-date>
    <dc:date>2016-10-01T11:51:46.250685642</dc:date>
    <meta:editing-duration>PT8H10M49S</meta:editing-duration>
    <meta:editing-cycles>578</meta:editing-cycles>
    <meta:generator>LibreOffice/4.2.8.2$Linux_X86_64 LibreOffice_project/420m0$Build-2</meta:generator>
    <meta:document-statistic meta:table-count="3" meta:cell-count="7565" meta:object-count="0"/>
  </office:meta>
</office:document-meta>
</file>